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l-6.7" table:style-name="ta1">
        <table:shapes>
          <draw:frame draw:z-index="0" draw:style-name="gr1" draw:text-style-name="P1" svg:width="453.51pt" svg:height="255.09pt" svg:x="249.42pt" svg:y="2.83pt">
            <draw:object draw:notify-on-update-of-ranges="'sml-6.7'.B1:'sml-6.7'.B1 'sml-6.7'.B2:'sml-6.7'.B1001 'sml-6.7'.C1:'sml-6.7'.C1 'sml-6.7'.C2:'sml-6.7'.C1001 'sml-6.7'.D1:'sml-6.7'.D1 'sml-6.7'.D2:'sml-6.7'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moothing length: 6.700000</text:p>
          </table:table-cell>
          <table:table-cell office:value-type="string" calcext:value-type="string">
            <text:p>real magnitude </text:p>
          </table:table-cell>
          <table:table-cell office:value-type="string" calcext:value-type="string">
            <text:p>interpolated magnitud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85.471" calcext:value-type="float">
            <text:p>85.471</text:p>
          </table:table-cell>
          <table:table-cell office:value-type="float" office:value="85.01395" calcext:value-type="float">
            <text:p>85.01395</text:p>
          </table:table-cell>
          <table:table-cell office:value-type="float" office:value="0.45705" calcext:value-type="float">
            <text:p>0.45705</text:p>
          </table:table-cell>
        </table:table-row>
        <table:table-row table:style-name="ro1">
          <table:table-cell/>
          <table:table-cell office:value-type="float" office:value="84.73674" calcext:value-type="float">
            <text:p>84.73674</text:p>
          </table:table-cell>
          <table:table-cell office:value-type="float" office:value="85.47253" calcext:value-type="float">
            <text:p>85.47253</text:p>
          </table:table-cell>
          <table:table-cell office:value-type="float" office:value="-0.73579" calcext:value-type="float">
            <text:p>-0.73579</text:p>
          </table:table-cell>
        </table:table-row>
        <table:table-row table:style-name="ro1">
          <table:table-cell/>
          <table:table-cell office:value-type="float" office:value="85.2564" calcext:value-type="float">
            <text:p>85.2564</text:p>
          </table:table-cell>
          <table:table-cell office:value-type="float" office:value="84.923" calcext:value-type="float">
            <text:p>84.923</text:p>
          </table:table-cell>
          <table:table-cell office:value-type="float" office:value="0.3334" calcext:value-type="float">
            <text:p>0.3334</text:p>
          </table:table-cell>
        </table:table-row>
        <table:table-row table:style-name="ro1">
          <table:table-cell/>
          <table:table-cell office:value-type="float" office:value="84.02625" calcext:value-type="float">
            <text:p>84.02625</text:p>
          </table:table-cell>
          <table:table-cell office:value-type="float" office:value="83.2733" calcext:value-type="float">
            <text:p>83.2733</text:p>
          </table:table-cell>
          <table:table-cell office:value-type="float" office:value="0.75294" calcext:value-type="float">
            <text:p>0.75294</text:p>
          </table:table-cell>
        </table:table-row>
        <table:table-row table:style-name="ro1">
          <table:table-cell/>
          <table:table-cell office:value-type="float" office:value="83.93326" calcext:value-type="float">
            <text:p>83.93326</text:p>
          </table:table-cell>
          <table:table-cell office:value-type="float" office:value="84.40567" calcext:value-type="float">
            <text:p>84.40567</text:p>
          </table:table-cell>
          <table:table-cell office:value-type="float" office:value="-0.47241" calcext:value-type="float">
            <text:p>-0.47241</text:p>
          </table:table-cell>
        </table:table-row>
        <table:table-row table:style-name="ro1">
          <table:table-cell/>
          <table:table-cell office:value-type="float" office:value="85.40837" calcext:value-type="float">
            <text:p>85.40837</text:p>
          </table:table-cell>
          <table:table-cell office:value-type="float" office:value="85.70069" calcext:value-type="float">
            <text:p>85.70069</text:p>
          </table:table-cell>
          <table:table-cell office:value-type="float" office:value="-0.29232" calcext:value-type="float">
            <text:p>-0.29232</text:p>
          </table:table-cell>
        </table:table-row>
        <table:table-row table:style-name="ro1">
          <table:table-cell/>
          <table:table-cell office:value-type="float" office:value="85.17515" calcext:value-type="float">
            <text:p>85.17515</text:p>
          </table:table-cell>
          <table:table-cell office:value-type="float" office:value="84.22681" calcext:value-type="float">
            <text:p>84.22681</text:p>
          </table:table-cell>
          <table:table-cell office:value-type="float" office:value="0.94834" calcext:value-type="float">
            <text:p>0.94834</text:p>
          </table:table-cell>
        </table:table-row>
        <table:table-row table:style-name="ro1">
          <table:table-cell/>
          <table:table-cell office:value-type="float" office:value="84.96208" calcext:value-type="float">
            <text:p>84.96208</text:p>
          </table:table-cell>
          <table:table-cell office:value-type="float" office:value="84.81691" calcext:value-type="float">
            <text:p>84.81691</text:p>
          </table:table-cell>
          <table:table-cell office:value-type="float" office:value="0.14517" calcext:value-type="float">
            <text:p>0.14517</text:p>
          </table:table-cell>
        </table:table-row>
        <table:table-row table:style-name="ro1">
          <table:table-cell/>
          <table:table-cell office:value-type="float" office:value="84.93165" calcext:value-type="float">
            <text:p>84.93165</text:p>
          </table:table-cell>
          <table:table-cell office:value-type="float" office:value="83.15765" calcext:value-type="float">
            <text:p>83.15765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/>
          <table:table-cell office:value-type="float" office:value="84.65168" calcext:value-type="float">
            <text:p>84.65168</text:p>
          </table:table-cell>
          <table:table-cell office:value-type="float" office:value="83.31704" calcext:value-type="float">
            <text:p>83.31704</text:p>
          </table:table-cell>
          <table:table-cell office:value-type="float" office:value="1.33463" calcext:value-type="float">
            <text:p>1.33463</text:p>
          </table:table-cell>
        </table:table-row>
        <table:table-row table:style-name="ro1">
          <table:table-cell/>
          <table:table-cell office:value-type="float" office:value="85.5838" calcext:value-type="float">
            <text:p>85.5838</text:p>
          </table:table-cell>
          <table:table-cell office:value-type="float" office:value="82.58384" calcext:value-type="float">
            <text:p>82.58384</text:p>
          </table:table-cell>
          <table:table-cell office:value-type="float" office:value="2.99997" calcext:value-type="float">
            <text:p>2.99997</text:p>
          </table:table-cell>
        </table:table-row>
        <table:table-row table:style-name="ro1">
          <table:table-cell/>
          <table:table-cell office:value-type="float" office:value="85.04317" calcext:value-type="float">
            <text:p>85.04317</text:p>
          </table:table-cell>
          <table:table-cell office:value-type="float" office:value="86.16942" calcext:value-type="float">
            <text:p>86.16942</text:p>
          </table:table-cell>
          <table:table-cell office:value-type="float" office:value="-1.12625" calcext:value-type="float">
            <text:p>-1.12625</text:p>
          </table:table-cell>
        </table:table-row>
        <table:table-row table:style-name="ro1">
          <table:table-cell/>
          <table:table-cell office:value-type="float" office:value="85.79836" calcext:value-type="float">
            <text:p>85.79836</text:p>
          </table:table-cell>
          <table:table-cell office:value-type="float" office:value="83.30278" calcext:value-type="float">
            <text:p>83.30278</text:p>
          </table:table-cell>
          <table:table-cell office:value-type="float" office:value="2.49558" calcext:value-type="float">
            <text:p>2.49558</text:p>
          </table:table-cell>
        </table:table-row>
        <table:table-row table:style-name="ro1">
          <table:table-cell/>
          <table:table-cell office:value-type="float" office:value="85.08205" calcext:value-type="float">
            <text:p>85.08205</text:p>
          </table:table-cell>
          <table:table-cell office:value-type="float" office:value="86.34683" calcext:value-type="float">
            <text:p>86.34683</text:p>
          </table:table-cell>
          <table:table-cell office:value-type="float" office:value="-1.26478" calcext:value-type="float">
            <text:p>-1.26478</text:p>
          </table:table-cell>
        </table:table-row>
        <table:table-row table:style-name="ro1">
          <table:table-cell/>
          <table:table-cell office:value-type="float" office:value="84.74662" calcext:value-type="float">
            <text:p>84.74662</text:p>
          </table:table-cell>
          <table:table-cell office:value-type="float" office:value="84.87826" calcext:value-type="float">
            <text:p>84.87826</text:p>
          </table:table-cell>
          <table:table-cell office:value-type="float" office:value="-0.13163" calcext:value-type="float">
            <text:p>-0.13163</text:p>
          </table:table-cell>
        </table:table-row>
        <table:table-row table:style-name="ro1">
          <table:table-cell/>
          <table:table-cell office:value-type="float" office:value="85.68335" calcext:value-type="float">
            <text:p>85.68335</text:p>
          </table:table-cell>
          <table:table-cell office:value-type="float" office:value="84.58528" calcext:value-type="float">
            <text:p>84.58528</text:p>
          </table:table-cell>
          <table:table-cell office:value-type="float" office:value="1.09807" calcext:value-type="float">
            <text:p>1.09807</text:p>
          </table:table-cell>
        </table:table-row>
        <table:table-row table:style-name="ro1">
          <table:table-cell/>
          <table:table-cell office:value-type="float" office:value="85.33152" calcext:value-type="float">
            <text:p>85.33152</text:p>
          </table:table-cell>
          <table:table-cell office:value-type="float" office:value="85.58244" calcext:value-type="float">
            <text:p>85.58244</text:p>
          </table:table-cell>
          <table:table-cell office:value-type="float" office:value="-0.25093" calcext:value-type="float">
            <text:p>-0.25093</text:p>
          </table:table-cell>
        </table:table-row>
        <table:table-row table:style-name="ro1">
          <table:table-cell/>
          <table:table-cell office:value-type="float" office:value="85.47836" calcext:value-type="float">
            <text:p>85.47836</text:p>
          </table:table-cell>
          <table:table-cell office:value-type="float" office:value="81.86265" calcext:value-type="float">
            <text:p>81.86265</text:p>
          </table:table-cell>
          <table:table-cell office:value-type="float" office:value="3.61571" calcext:value-type="float">
            <text:p>3.61571</text:p>
          </table:table-cell>
        </table:table-row>
        <table:table-row table:style-name="ro1">
          <table:table-cell/>
          <table:table-cell office:value-type="float" office:value="85.08914" calcext:value-type="float">
            <text:p>85.08914</text:p>
          </table:table-cell>
          <table:table-cell office:value-type="float" office:value="85.70237" calcext:value-type="float">
            <text:p>85.70237</text:p>
          </table:table-cell>
          <table:table-cell office:value-type="float" office:value="-0.61324" calcext:value-type="float">
            <text:p>-0.61324</text:p>
          </table:table-cell>
        </table:table-row>
        <table:table-row table:style-name="ro1">
          <table:table-cell/>
          <table:table-cell office:value-type="float" office:value="84.31824" calcext:value-type="float">
            <text:p>84.31824</text:p>
          </table:table-cell>
          <table:table-cell office:value-type="float" office:value="85.64504" calcext:value-type="float">
            <text:p>85.64504</text:p>
          </table:table-cell>
          <table:table-cell office:value-type="float" office:value="-1.3268" calcext:value-type="float">
            <text:p>-1.3268</text:p>
          </table:table-cell>
        </table:table-row>
        <table:table-row table:style-name="ro1">
          <table:table-cell/>
          <table:table-cell office:value-type="float" office:value="83.97755" calcext:value-type="float">
            <text:p>83.97755</text:p>
          </table:table-cell>
          <table:table-cell office:value-type="float" office:value="84.225" calcext:value-type="float">
            <text:p>84.225</text:p>
          </table:table-cell>
          <table:table-cell office:value-type="float" office:value="-0.24745" calcext:value-type="float">
            <text:p>-0.24745</text:p>
          </table:table-cell>
        </table:table-row>
        <table:table-row table:style-name="ro1">
          <table:table-cell/>
          <table:table-cell office:value-type="float" office:value="85.23879" calcext:value-type="float">
            <text:p>85.23879</text:p>
          </table:table-cell>
          <table:table-cell office:value-type="float" office:value="86.00347" calcext:value-type="float">
            <text:p>86.00347</text:p>
          </table:table-cell>
          <table:table-cell office:value-type="float" office:value="-0.76468" calcext:value-type="float">
            <text:p>-0.76468</text:p>
          </table:table-cell>
        </table:table-row>
        <table:table-row table:style-name="ro1">
          <table:table-cell/>
          <table:table-cell office:value-type="float" office:value="84.27399" calcext:value-type="float">
            <text:p>84.27399</text:p>
          </table:table-cell>
          <table:table-cell office:value-type="float" office:value="85.09042" calcext:value-type="float">
            <text:p>85.09042</text:p>
          </table:table-cell>
          <table:table-cell office:value-type="float" office:value="-0.81642" calcext:value-type="float">
            <text:p>-0.81642</text:p>
          </table:table-cell>
        </table:table-row>
        <table:table-row table:style-name="ro1">
          <table:table-cell/>
          <table:table-cell office:value-type="float" office:value="84.28061" calcext:value-type="float">
            <text:p>84.28061</text:p>
          </table:table-cell>
          <table:table-cell office:value-type="float" office:value="83.44097" calcext:value-type="float">
            <text:p>83.44097</text:p>
          </table:table-cell>
          <table:table-cell office:value-type="float" office:value="0.83964" calcext:value-type="float">
            <text:p>0.83964</text:p>
          </table:table-cell>
        </table:table-row>
        <table:table-row table:style-name="ro1">
          <table:table-cell/>
          <table:table-cell office:value-type="float" office:value="84.54586" calcext:value-type="float">
            <text:p>84.54586</text:p>
          </table:table-cell>
          <table:table-cell office:value-type="float" office:value="84.6056" calcext:value-type="float">
            <text:p>84.6056</text:p>
          </table:table-cell>
          <table:table-cell office:value-type="float" office:value="-0.05974" calcext:value-type="float">
            <text:p>-0.05974</text:p>
          </table:table-cell>
        </table:table-row>
        <table:table-row table:style-name="ro1">
          <table:table-cell/>
          <table:table-cell office:value-type="float" office:value="84.86797" calcext:value-type="float">
            <text:p>84.86797</text:p>
          </table:table-cell>
          <table:table-cell office:value-type="float" office:value="84.36297" calcext:value-type="float">
            <text:p>84.36297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/>
          <table:table-cell office:value-type="float" office:value="83.99016" calcext:value-type="float">
            <text:p>83.99016</text:p>
          </table:table-cell>
          <table:table-cell office:value-type="float" office:value="84.43729" calcext:value-type="float">
            <text:p>84.43729</text:p>
          </table:table-cell>
          <table:table-cell office:value-type="float" office:value="-0.44713" calcext:value-type="float">
            <text:p>-0.44713</text:p>
          </table:table-cell>
        </table:table-row>
        <table:table-row table:style-name="ro1">
          <table:table-cell/>
          <table:table-cell office:value-type="float" office:value="84.54809" calcext:value-type="float">
            <text:p>84.54809</text:p>
          </table:table-cell>
          <table:table-cell office:value-type="float" office:value="81.71578" calcext:value-type="float">
            <text:p>81.71578</text:p>
          </table:table-cell>
          <table:table-cell office:value-type="float" office:value="2.83232" calcext:value-type="float">
            <text:p>2.83232</text:p>
          </table:table-cell>
        </table:table-row>
        <table:table-row table:style-name="ro1">
          <table:table-cell/>
          <table:table-cell office:value-type="float" office:value="85.37052" calcext:value-type="float">
            <text:p>85.37052</text:p>
          </table:table-cell>
          <table:table-cell office:value-type="float" office:value="81.44421" calcext:value-type="float">
            <text:p>81.44421</text:p>
          </table:table-cell>
          <table:table-cell office:value-type="float" office:value="3.92631" calcext:value-type="float">
            <text:p>3.92631</text:p>
          </table:table-cell>
        </table:table-row>
        <table:table-row table:style-name="ro1">
          <table:table-cell/>
          <table:table-cell office:value-type="float" office:value="84.22368" calcext:value-type="float">
            <text:p>84.22368</text:p>
          </table:table-cell>
          <table:table-cell office:value-type="float" office:value="84.79641" calcext:value-type="float">
            <text:p>84.79641</text:p>
          </table:table-cell>
          <table:table-cell office:value-type="float" office:value="-0.57273" calcext:value-type="float">
            <text:p>-0.57273</text:p>
          </table:table-cell>
        </table:table-row>
        <table:table-row table:style-name="ro1">
          <table:table-cell/>
          <table:table-cell office:value-type="float" office:value="84.86079" calcext:value-type="float">
            <text:p>84.86079</text:p>
          </table:table-cell>
          <table:table-cell office:value-type="float" office:value="86.79464" calcext:value-type="float">
            <text:p>86.79464</text:p>
          </table:table-cell>
          <table:table-cell office:value-type="float" office:value="-1.93385" calcext:value-type="float">
            <text:p>-1.93385</text:p>
          </table:table-cell>
        </table:table-row>
        <table:table-row table:style-name="ro1">
          <table:table-cell/>
          <table:table-cell office:value-type="float" office:value="84.9796" calcext:value-type="float">
            <text:p>84.9796</text:p>
          </table:table-cell>
          <table:table-cell office:value-type="float" office:value="85.88355" calcext:value-type="float">
            <text:p>85.88355</text:p>
          </table:table-cell>
          <table:table-cell office:value-type="float" office:value="-0.90395" calcext:value-type="float">
            <text:p>-0.90395</text:p>
          </table:table-cell>
        </table:table-row>
        <table:table-row table:style-name="ro1">
          <table:table-cell/>
          <table:table-cell office:value-type="float" office:value="84.77591" calcext:value-type="float">
            <text:p>84.77591</text:p>
          </table:table-cell>
          <table:table-cell office:value-type="float" office:value="83.95818" calcext:value-type="float">
            <text:p>83.95818</text:p>
          </table:table-cell>
          <table:table-cell office:value-type="float" office:value="0.81773" calcext:value-type="float">
            <text:p>0.81773</text:p>
          </table:table-cell>
        </table:table-row>
        <table:table-row table:style-name="ro1">
          <table:table-cell/>
          <table:table-cell office:value-type="float" office:value="86.23763" calcext:value-type="float">
            <text:p>86.23763</text:p>
          </table:table-cell>
          <table:table-cell office:value-type="float" office:value="82.2941" calcext:value-type="float">
            <text:p>82.2941</text:p>
          </table:table-cell>
          <table:table-cell office:value-type="float" office:value="3.94353" calcext:value-type="float">
            <text:p>3.94353</text:p>
          </table:table-cell>
        </table:table-row>
        <table:table-row table:style-name="ro1">
          <table:table-cell/>
          <table:table-cell office:value-type="float" office:value="84.6751" calcext:value-type="float">
            <text:p>84.6751</text:p>
          </table:table-cell>
          <table:table-cell office:value-type="float" office:value="85.54497" calcext:value-type="float">
            <text:p>85.54497</text:p>
          </table:table-cell>
          <table:table-cell office:value-type="float" office:value="-0.86987" calcext:value-type="float">
            <text:p>-0.86987</text:p>
          </table:table-cell>
        </table:table-row>
        <table:table-row table:style-name="ro1">
          <table:table-cell/>
          <table:table-cell office:value-type="float" office:value="84.90435" calcext:value-type="float">
            <text:p>84.90435</text:p>
          </table:table-cell>
          <table:table-cell office:value-type="float" office:value="86.09043" calcext:value-type="float">
            <text:p>86.09043</text:p>
          </table:table-cell>
          <table:table-cell office:value-type="float" office:value="-1.18608" calcext:value-type="float">
            <text:p>-1.18608</text:p>
          </table:table-cell>
        </table:table-row>
        <table:table-row table:style-name="ro1">
          <table:table-cell/>
          <table:table-cell office:value-type="float" office:value="83.87173" calcext:value-type="float">
            <text:p>83.87173</text:p>
          </table:table-cell>
          <table:table-cell office:value-type="float" office:value="84.23096" calcext:value-type="float">
            <text:p>84.23096</text:p>
          </table:table-cell>
          <table:table-cell office:value-type="float" office:value="-0.35923" calcext:value-type="float">
            <text:p>-0.35923</text:p>
          </table:table-cell>
        </table:table-row>
        <table:table-row table:style-name="ro1">
          <table:table-cell/>
          <table:table-cell office:value-type="float" office:value="85.17906" calcext:value-type="float">
            <text:p>85.17906</text:p>
          </table:table-cell>
          <table:table-cell office:value-type="float" office:value="84.1813" calcext:value-type="float">
            <text:p>84.1813</text:p>
          </table:table-cell>
          <table:table-cell office:value-type="float" office:value="0.99776" calcext:value-type="float">
            <text:p>0.99776</text:p>
          </table:table-cell>
        </table:table-row>
        <table:table-row table:style-name="ro1">
          <table:table-cell/>
          <table:table-cell office:value-type="float" office:value="85.4603" calcext:value-type="float">
            <text:p>85.4603</text:p>
          </table:table-cell>
          <table:table-cell office:value-type="float" office:value="85.04843" calcext:value-type="float">
            <text:p>85.04843</text:p>
          </table:table-cell>
          <table:table-cell office:value-type="float" office:value="0.41187" calcext:value-type="float">
            <text:p>0.41187</text:p>
          </table:table-cell>
        </table:table-row>
        <table:table-row table:style-name="ro1">
          <table:table-cell/>
          <table:table-cell office:value-type="float" office:value="84.04467" calcext:value-type="float">
            <text:p>84.04467</text:p>
          </table:table-cell>
          <table:table-cell office:value-type="float" office:value="84.39479" calcext:value-type="float">
            <text:p>84.39479</text:p>
          </table:table-cell>
          <table:table-cell office:value-type="float" office:value="-0.35011" calcext:value-type="float">
            <text:p>-0.35011</text:p>
          </table:table-cell>
        </table:table-row>
        <table:table-row table:style-name="ro1">
          <table:table-cell/>
          <table:table-cell office:value-type="float" office:value="85.03315" calcext:value-type="float">
            <text:p>85.03315</text:p>
          </table:table-cell>
          <table:table-cell office:value-type="float" office:value="86.72147" calcext:value-type="float">
            <text:p>86.72147</text:p>
          </table:table-cell>
          <table:table-cell office:value-type="float" office:value="-1.68832" calcext:value-type="float">
            <text:p>-1.68832</text:p>
          </table:table-cell>
        </table:table-row>
        <table:table-row table:style-name="ro1">
          <table:table-cell/>
          <table:table-cell office:value-type="float" office:value="84.38578" calcext:value-type="float">
            <text:p>84.38578</text:p>
          </table:table-cell>
          <table:table-cell office:value-type="float" office:value="84.79013" calcext:value-type="float">
            <text:p>84.79013</text:p>
          </table:table-cell>
          <table:table-cell office:value-type="float" office:value="-0.40435" calcext:value-type="float">
            <text:p>-0.40435</text:p>
          </table:table-cell>
        </table:table-row>
        <table:table-row table:style-name="ro1">
          <table:table-cell/>
          <table:table-cell office:value-type="float" office:value="84.45794" calcext:value-type="float">
            <text:p>84.45794</text:p>
          </table:table-cell>
          <table:table-cell office:value-type="float" office:value="85.81828" calcext:value-type="float">
            <text:p>85.81828</text:p>
          </table:table-cell>
          <table:table-cell office:value-type="float" office:value="-1.36034" calcext:value-type="float">
            <text:p>-1.36034</text:p>
          </table:table-cell>
        </table:table-row>
        <table:table-row table:style-name="ro1">
          <table:table-cell/>
          <table:table-cell office:value-type="float" office:value="85.29686" calcext:value-type="float">
            <text:p>85.29686</text:p>
          </table:table-cell>
          <table:table-cell office:value-type="float" office:value="83.95165" calcext:value-type="float">
            <text:p>83.95165</text:p>
          </table:table-cell>
          <table:table-cell office:value-type="float" office:value="1.34521" calcext:value-type="float">
            <text:p>1.34521</text:p>
          </table:table-cell>
        </table:table-row>
        <table:table-row table:style-name="ro1">
          <table:table-cell/>
          <table:table-cell office:value-type="float" office:value="84.15764" calcext:value-type="float">
            <text:p>84.15764</text:p>
          </table:table-cell>
          <table:table-cell office:value-type="float" office:value="84.80631" calcext:value-type="float">
            <text:p>84.80631</text:p>
          </table:table-cell>
          <table:table-cell office:value-type="float" office:value="-0.64867" calcext:value-type="float">
            <text:p>-0.64867</text:p>
          </table:table-cell>
        </table:table-row>
        <table:table-row table:style-name="ro1">
          <table:table-cell/>
          <table:table-cell office:value-type="float" office:value="84.35295" calcext:value-type="float">
            <text:p>84.35295</text:p>
          </table:table-cell>
          <table:table-cell office:value-type="float" office:value="85.38553" calcext:value-type="float">
            <text:p>85.38553</text:p>
          </table:table-cell>
          <table:table-cell office:value-type="float" office:value="-1.03258" calcext:value-type="float">
            <text:p>-1.03258</text:p>
          </table:table-cell>
        </table:table-row>
        <table:table-row table:style-name="ro1">
          <table:table-cell/>
          <table:table-cell office:value-type="float" office:value="84.75129" calcext:value-type="float">
            <text:p>84.75129</text:p>
          </table:table-cell>
          <table:table-cell office:value-type="float" office:value="85.5234" calcext:value-type="float">
            <text:p>85.5234</text:p>
          </table:table-cell>
          <table:table-cell office:value-type="float" office:value="-0.7721" calcext:value-type="float">
            <text:p>-0.7721</text:p>
          </table:table-cell>
        </table:table-row>
        <table:table-row table:style-name="ro1">
          <table:table-cell/>
          <table:table-cell office:value-type="float" office:value="84.69922" calcext:value-type="float">
            <text:p>84.69922</text:p>
          </table:table-cell>
          <table:table-cell office:value-type="float" office:value="84.64996" calcext:value-type="float">
            <text:p>84.64996</text:p>
          </table:table-cell>
          <table:table-cell office:value-type="float" office:value="0.04925" calcext:value-type="float">
            <text:p>0.04925</text:p>
          </table:table-cell>
        </table:table-row>
        <table:table-row table:style-name="ro1">
          <table:table-cell/>
          <table:table-cell office:value-type="float" office:value="84.97465" calcext:value-type="float">
            <text:p>84.97465</text:p>
          </table:table-cell>
          <table:table-cell office:value-type="float" office:value="84.35333" calcext:value-type="float">
            <text:p>84.35333</text:p>
          </table:table-cell>
          <table:table-cell office:value-type="float" office:value="0.62132" calcext:value-type="float">
            <text:p>0.62132</text:p>
          </table:table-cell>
        </table:table-row>
        <table:table-row table:style-name="ro1">
          <table:table-cell/>
          <table:table-cell office:value-type="float" office:value="86.28074" calcext:value-type="float">
            <text:p>86.28074</text:p>
          </table:table-cell>
          <table:table-cell office:value-type="float" office:value="82.03246" calcext:value-type="float">
            <text:p>82.03246</text:p>
          </table:table-cell>
          <table:table-cell office:value-type="float" office:value="4.24828" calcext:value-type="float">
            <text:p>4.24828</text:p>
          </table:table-cell>
        </table:table-row>
        <table:table-row table:style-name="ro1">
          <table:table-cell/>
          <table:table-cell office:value-type="float" office:value="85.58281" calcext:value-type="float">
            <text:p>85.58281</text:p>
          </table:table-cell>
          <table:table-cell office:value-type="float" office:value="83.35412" calcext:value-type="float">
            <text:p>83.35412</text:p>
          </table:table-cell>
          <table:table-cell office:value-type="float" office:value="2.22869" calcext:value-type="float">
            <text:p>2.22869</text:p>
          </table:table-cell>
        </table:table-row>
        <table:table-row table:style-name="ro1">
          <table:table-cell/>
          <table:table-cell office:value-type="float" office:value="84.64771" calcext:value-type="float">
            <text:p>84.64771</text:p>
          </table:table-cell>
          <table:table-cell office:value-type="float" office:value="84.25113" calcext:value-type="float">
            <text:p>84.25113</text:p>
          </table:table-cell>
          <table:table-cell office:value-type="float" office:value="0.39658" calcext:value-type="float">
            <text:p>0.39658</text:p>
          </table:table-cell>
        </table:table-row>
        <table:table-row table:style-name="ro1">
          <table:table-cell/>
          <table:table-cell office:value-type="float" office:value="84.25677" calcext:value-type="float">
            <text:p>84.25677</text:p>
          </table:table-cell>
          <table:table-cell office:value-type="float" office:value="85.57305" calcext:value-type="float">
            <text:p>85.57305</text:p>
          </table:table-cell>
          <table:table-cell office:value-type="float" office:value="-1.31628" calcext:value-type="float">
            <text:p>-1.31628</text:p>
          </table:table-cell>
        </table:table-row>
        <table:table-row table:style-name="ro1">
          <table:table-cell/>
          <table:table-cell office:value-type="float" office:value="85.3727" calcext:value-type="float">
            <text:p>85.3727</text:p>
          </table:table-cell>
          <table:table-cell office:value-type="float" office:value="85.85412" calcext:value-type="float">
            <text:p>85.85412</text:p>
          </table:table-cell>
          <table:table-cell office:value-type="float" office:value="-0.48142" calcext:value-type="float">
            <text:p>-0.48142</text:p>
          </table:table-cell>
        </table:table-row>
        <table:table-row table:style-name="ro1">
          <table:table-cell/>
          <table:table-cell office:value-type="float" office:value="84.01589" calcext:value-type="float">
            <text:p>84.01589</text:p>
          </table:table-cell>
          <table:table-cell office:value-type="float" office:value="84.32633" calcext:value-type="float">
            <text:p>84.32633</text:p>
          </table:table-cell>
          <table:table-cell office:value-type="float" office:value="-0.31044" calcext:value-type="float">
            <text:p>-0.31044</text:p>
          </table:table-cell>
        </table:table-row>
        <table:table-row table:style-name="ro1">
          <table:table-cell/>
          <table:table-cell office:value-type="float" office:value="85.87312" calcext:value-type="float">
            <text:p>85.87312</text:p>
          </table:table-cell>
          <table:table-cell office:value-type="float" office:value="84.08746" calcext:value-type="float">
            <text:p>84.08746</text:p>
          </table:table-cell>
          <table:table-cell office:value-type="float" office:value="1.78566" calcext:value-type="float">
            <text:p>1.78566</text:p>
          </table:table-cell>
        </table:table-row>
        <table:table-row table:style-name="ro1">
          <table:table-cell/>
          <table:table-cell office:value-type="float" office:value="85.05853" calcext:value-type="float">
            <text:p>85.05853</text:p>
          </table:table-cell>
          <table:table-cell office:value-type="float" office:value="86.57068" calcext:value-type="float">
            <text:p>86.57068</text:p>
          </table:table-cell>
          <table:table-cell office:value-type="float" office:value="-1.51215" calcext:value-type="float">
            <text:p>-1.51215</text:p>
          </table:table-cell>
        </table:table-row>
        <table:table-row table:style-name="ro1">
          <table:table-cell/>
          <table:table-cell office:value-type="float" office:value="84.4336" calcext:value-type="float">
            <text:p>84.4336</text:p>
          </table:table-cell>
          <table:table-cell office:value-type="float" office:value="85.09663" calcext:value-type="float">
            <text:p>85.09663</text:p>
          </table:table-cell>
          <table:table-cell office:value-type="float" office:value="-0.66303" calcext:value-type="float">
            <text:p>-0.66303</text:p>
          </table:table-cell>
        </table:table-row>
        <table:table-row table:style-name="ro1">
          <table:table-cell/>
          <table:table-cell office:value-type="float" office:value="85.38795" calcext:value-type="float">
            <text:p>85.38795</text:p>
          </table:table-cell>
          <table:table-cell office:value-type="float" office:value="84.95007" calcext:value-type="float">
            <text:p>84.95007</text:p>
          </table:table-cell>
          <table:table-cell office:value-type="float" office:value="0.43788" calcext:value-type="float">
            <text:p>0.43788</text:p>
          </table:table-cell>
        </table:table-row>
        <table:table-row table:style-name="ro1">
          <table:table-cell/>
          <table:table-cell office:value-type="float" office:value="84.90874" calcext:value-type="float">
            <text:p>84.90874</text:p>
          </table:table-cell>
          <table:table-cell office:value-type="float" office:value="84.56999" calcext:value-type="float">
            <text:p>84.56999</text:p>
          </table:table-cell>
          <table:table-cell office:value-type="float" office:value="0.33875" calcext:value-type="float">
            <text:p>0.33875</text:p>
          </table:table-cell>
        </table:table-row>
        <table:table-row table:style-name="ro1">
          <table:table-cell/>
          <table:table-cell office:value-type="float" office:value="85.23471" calcext:value-type="float">
            <text:p>85.23471</text:p>
          </table:table-cell>
          <table:table-cell office:value-type="float" office:value="85.95001" calcext:value-type="float">
            <text:p>85.95001</text:p>
          </table:table-cell>
          <table:table-cell office:value-type="float" office:value="-0.7153" calcext:value-type="float">
            <text:p>-0.7153</text:p>
          </table:table-cell>
        </table:table-row>
        <table:table-row table:style-name="ro1">
          <table:table-cell/>
          <table:table-cell office:value-type="float" office:value="85.85679" calcext:value-type="float">
            <text:p>85.85679</text:p>
          </table:table-cell>
          <table:table-cell office:value-type="float" office:value="84.02297" calcext:value-type="float">
            <text:p>84.02297</text:p>
          </table:table-cell>
          <table:table-cell office:value-type="float" office:value="1.83382" calcext:value-type="float">
            <text:p>1.83382</text:p>
          </table:table-cell>
        </table:table-row>
        <table:table-row table:style-name="ro1">
          <table:table-cell/>
          <table:table-cell office:value-type="float" office:value="84.53064" calcext:value-type="float">
            <text:p>84.53064</text:p>
          </table:table-cell>
          <table:table-cell office:value-type="float" office:value="83.92073" calcext:value-type="float">
            <text:p>83.92073</text:p>
          </table:table-cell>
          <table:table-cell office:value-type="float" office:value="0.60991" calcext:value-type="float">
            <text:p>0.60991</text:p>
          </table:table-cell>
        </table:table-row>
        <table:table-row table:style-name="ro1">
          <table:table-cell/>
          <table:table-cell office:value-type="float" office:value="85.03611" calcext:value-type="float">
            <text:p>85.03611</text:p>
          </table:table-cell>
          <table:table-cell office:value-type="float" office:value="83.02903" calcext:value-type="float">
            <text:p>83.02903</text:p>
          </table:table-cell>
          <table:table-cell office:value-type="float" office:value="2.00709" calcext:value-type="float">
            <text:p>2.00709</text:p>
          </table:table-cell>
        </table:table-row>
        <table:table-row table:style-name="ro1">
          <table:table-cell/>
          <table:table-cell office:value-type="float" office:value="84.93328" calcext:value-type="float">
            <text:p>84.93328</text:p>
          </table:table-cell>
          <table:table-cell office:value-type="float" office:value="84.98871" calcext:value-type="float">
            <text:p>84.98871</text:p>
          </table:table-cell>
          <table:table-cell office:value-type="float" office:value="-0.05543" calcext:value-type="float">
            <text:p>-0.05543</text:p>
          </table:table-cell>
        </table:table-row>
        <table:table-row table:style-name="ro1">
          <table:table-cell/>
          <table:table-cell office:value-type="float" office:value="85.18311" calcext:value-type="float">
            <text:p>85.18311</text:p>
          </table:table-cell>
          <table:table-cell office:value-type="float" office:value="85.4995" calcext:value-type="float">
            <text:p>85.4995</text:p>
          </table:table-cell>
          <table:table-cell office:value-type="float" office:value="-0.3164" calcext:value-type="float">
            <text:p>-0.3164</text:p>
          </table:table-cell>
        </table:table-row>
        <table:table-row table:style-name="ro1">
          <table:table-cell/>
          <table:table-cell office:value-type="float" office:value="85.36908" calcext:value-type="float">
            <text:p>85.36908</text:p>
          </table:table-cell>
          <table:table-cell office:value-type="float" office:value="85.84381" calcext:value-type="float">
            <text:p>85.84381</text:p>
          </table:table-cell>
          <table:table-cell office:value-type="float" office:value="-0.47473" calcext:value-type="float">
            <text:p>-0.47473</text:p>
          </table:table-cell>
        </table:table-row>
        <table:table-row table:style-name="ro1">
          <table:table-cell/>
          <table:table-cell office:value-type="float" office:value="85.10562" calcext:value-type="float">
            <text:p>85.10562</text:p>
          </table:table-cell>
          <table:table-cell office:value-type="float" office:value="86.90405" calcext:value-type="float">
            <text:p>86.90405</text:p>
          </table:table-cell>
          <table:table-cell office:value-type="float" office:value="-1.79844" calcext:value-type="float">
            <text:p>-1.79844</text:p>
          </table:table-cell>
        </table:table-row>
        <table:table-row table:style-name="ro1">
          <table:table-cell/>
          <table:table-cell office:value-type="float" office:value="84.5913" calcext:value-type="float">
            <text:p>84.5913</text:p>
          </table:table-cell>
          <table:table-cell office:value-type="float" office:value="85.9367" calcext:value-type="float">
            <text:p>85.9367</text:p>
          </table:table-cell>
          <table:table-cell office:value-type="float" office:value="-1.34539" calcext:value-type="float">
            <text:p>-1.34539</text:p>
          </table:table-cell>
        </table:table-row>
        <table:table-row table:style-name="ro1">
          <table:table-cell/>
          <table:table-cell office:value-type="float" office:value="84.45493" calcext:value-type="float">
            <text:p>84.45493</text:p>
          </table:table-cell>
          <table:table-cell office:value-type="float" office:value="83.3062" calcext:value-type="float">
            <text:p>83.3062</text:p>
          </table:table-cell>
          <table:table-cell office:value-type="float" office:value="1.14873" calcext:value-type="float">
            <text:p>1.14873</text:p>
          </table:table-cell>
        </table:table-row>
        <table:table-row table:style-name="ro1">
          <table:table-cell/>
          <table:table-cell office:value-type="float" office:value="84.91403" calcext:value-type="float">
            <text:p>84.91403</text:p>
          </table:table-cell>
          <table:table-cell office:value-type="float" office:value="85.35687" calcext:value-type="float">
            <text:p>85.35687</text:p>
          </table:table-cell>
          <table:table-cell office:value-type="float" office:value="-0.44284" calcext:value-type="float">
            <text:p>-0.44284</text:p>
          </table:table-cell>
        </table:table-row>
        <table:table-row table:style-name="ro1">
          <table:table-cell/>
          <table:table-cell office:value-type="float" office:value="85.24074" calcext:value-type="float">
            <text:p>85.24074</text:p>
          </table:table-cell>
          <table:table-cell office:value-type="float" office:value="85.53058" calcext:value-type="float">
            <text:p>85.53058</text:p>
          </table:table-cell>
          <table:table-cell office:value-type="float" office:value="-0.28984" calcext:value-type="float">
            <text:p>-0.28984</text:p>
          </table:table-cell>
        </table:table-row>
        <table:table-row table:style-name="ro1">
          <table:table-cell/>
          <table:table-cell office:value-type="float" office:value="85.18584" calcext:value-type="float">
            <text:p>85.18584</text:p>
          </table:table-cell>
          <table:table-cell office:value-type="float" office:value="85.24552" calcext:value-type="float">
            <text:p>85.24552</text:p>
          </table:table-cell>
          <table:table-cell office:value-type="float" office:value="-0.05969" calcext:value-type="float">
            <text:p>-0.05969</text:p>
          </table:table-cell>
        </table:table-row>
        <table:table-row table:style-name="ro1">
          <table:table-cell/>
          <table:table-cell office:value-type="float" office:value="84.95354" calcext:value-type="float">
            <text:p>84.95354</text:p>
          </table:table-cell>
          <table:table-cell office:value-type="float" office:value="84.49154" calcext:value-type="float">
            <text:p>84.49154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/>
          <table:table-cell office:value-type="float" office:value="84.2713" calcext:value-type="float">
            <text:p>84.2713</text:p>
          </table:table-cell>
          <table:table-cell office:value-type="float" office:value="85.92931" calcext:value-type="float">
            <text:p>85.92931</text:p>
          </table:table-cell>
          <table:table-cell office:value-type="float" office:value="-1.65801" calcext:value-type="float">
            <text:p>-1.65801</text:p>
          </table:table-cell>
        </table:table-row>
        <table:table-row table:style-name="ro1">
          <table:table-cell/>
          <table:table-cell office:value-type="float" office:value="84.23924" calcext:value-type="float">
            <text:p>84.23924</text:p>
          </table:table-cell>
          <table:table-cell office:value-type="float" office:value="84.60011" calcext:value-type="float">
            <text:p>84.60011</text:p>
          </table:table-cell>
          <table:table-cell office:value-type="float" office:value="-0.36087" calcext:value-type="float">
            <text:p>-0.36087</text:p>
          </table:table-cell>
        </table:table-row>
        <table:table-row table:style-name="ro1">
          <table:table-cell/>
          <table:table-cell office:value-type="float" office:value="84.82903" calcext:value-type="float">
            <text:p>84.82903</text:p>
          </table:table-cell>
          <table:table-cell office:value-type="float" office:value="86.23187" calcext:value-type="float">
            <text:p>86.23187</text:p>
          </table:table-cell>
          <table:table-cell office:value-type="float" office:value="-1.40284" calcext:value-type="float">
            <text:p>-1.40284</text:p>
          </table:table-cell>
        </table:table-row>
        <table:table-row table:style-name="ro1">
          <table:table-cell/>
          <table:table-cell office:value-type="float" office:value="85.05232" calcext:value-type="float">
            <text:p>85.05232</text:p>
          </table:table-cell>
          <table:table-cell office:value-type="float" office:value="86.14139" calcext:value-type="float">
            <text:p>86.14139</text:p>
          </table:table-cell>
          <table:table-cell office:value-type="float" office:value="-1.08906" calcext:value-type="float">
            <text:p>-1.08906</text:p>
          </table:table-cell>
        </table:table-row>
        <table:table-row table:style-name="ro1">
          <table:table-cell/>
          <table:table-cell office:value-type="float" office:value="85.19361" calcext:value-type="float">
            <text:p>85.19361</text:p>
          </table:table-cell>
          <table:table-cell office:value-type="float" office:value="86.66199" calcext:value-type="float">
            <text:p>86.66199</text:p>
          </table:table-cell>
          <table:table-cell office:value-type="float" office:value="-1.46838" calcext:value-type="float">
            <text:p>-1.46838</text:p>
          </table:table-cell>
        </table:table-row>
        <table:table-row table:style-name="ro1">
          <table:table-cell/>
          <table:table-cell office:value-type="float" office:value="85.02917" calcext:value-type="float">
            <text:p>85.02917</text:p>
          </table:table-cell>
          <table:table-cell office:value-type="float" office:value="84.45863" calcext:value-type="float">
            <text:p>84.45863</text:p>
          </table:table-cell>
          <table:table-cell office:value-type="float" office:value="0.57054" calcext:value-type="float">
            <text:p>0.57054</text:p>
          </table:table-cell>
        </table:table-row>
        <table:table-row table:style-name="ro1">
          <table:table-cell/>
          <table:table-cell office:value-type="float" office:value="84.88201" calcext:value-type="float">
            <text:p>84.88201</text:p>
          </table:table-cell>
          <table:table-cell office:value-type="float" office:value="85.57962" calcext:value-type="float">
            <text:p>85.57962</text:p>
          </table:table-cell>
          <table:table-cell office:value-type="float" office:value="-0.69761" calcext:value-type="float">
            <text:p>-0.69761</text:p>
          </table:table-cell>
        </table:table-row>
        <table:table-row table:style-name="ro1">
          <table:table-cell/>
          <table:table-cell office:value-type="float" office:value="84.55189" calcext:value-type="float">
            <text:p>84.55189</text:p>
          </table:table-cell>
          <table:table-cell office:value-type="float" office:value="85.97487" calcext:value-type="float">
            <text:p>85.97487</text:p>
          </table:table-cell>
          <table:table-cell office:value-type="float" office:value="-1.42298" calcext:value-type="float">
            <text:p>-1.42298</text:p>
          </table:table-cell>
        </table:table-row>
        <table:table-row table:style-name="ro1">
          <table:table-cell/>
          <table:table-cell office:value-type="float" office:value="85.67913" calcext:value-type="float">
            <text:p>85.67913</text:p>
          </table:table-cell>
          <table:table-cell office:value-type="float" office:value="85.00351" calcext:value-type="float">
            <text:p>85.00351</text:p>
          </table:table-cell>
          <table:table-cell office:value-type="float" office:value="0.67562" calcext:value-type="float">
            <text:p>0.67562</text:p>
          </table:table-cell>
        </table:table-row>
        <table:table-row table:style-name="ro1">
          <table:table-cell/>
          <table:table-cell office:value-type="float" office:value="84.86375" calcext:value-type="float">
            <text:p>84.86375</text:p>
          </table:table-cell>
          <table:table-cell office:value-type="float" office:value="84.90018" calcext:value-type="float">
            <text:p>84.90018</text:p>
          </table:table-cell>
          <table:table-cell office:value-type="float" office:value="-0.03643" calcext:value-type="float">
            <text:p>-0.03643</text:p>
          </table:table-cell>
        </table:table-row>
        <table:table-row table:style-name="ro1">
          <table:table-cell/>
          <table:table-cell office:value-type="float" office:value="85.41536" calcext:value-type="float">
            <text:p>85.41536</text:p>
          </table:table-cell>
          <table:table-cell office:value-type="float" office:value="85.18483" calcext:value-type="float">
            <text:p>85.18483</text:p>
          </table:table-cell>
          <table:table-cell office:value-type="float" office:value="0.23052" calcext:value-type="float">
            <text:p>0.23052</text:p>
          </table:table-cell>
        </table:table-row>
        <table:table-row table:style-name="ro1">
          <table:table-cell/>
          <table:table-cell office:value-type="float" office:value="85.11995" calcext:value-type="float">
            <text:p>85.11995</text:p>
          </table:table-cell>
          <table:table-cell office:value-type="float" office:value="84.43161" calcext:value-type="float">
            <text:p>84.43161</text:p>
          </table:table-cell>
          <table:table-cell office:value-type="float" office:value="0.68834" calcext:value-type="float">
            <text:p>0.68834</text:p>
          </table:table-cell>
        </table:table-row>
        <table:table-row table:style-name="ro1">
          <table:table-cell/>
          <table:table-cell office:value-type="float" office:value="86.08656" calcext:value-type="float">
            <text:p>86.08656</text:p>
          </table:table-cell>
          <table:table-cell office:value-type="float" office:value="83.19533" calcext:value-type="float">
            <text:p>83.19533</text:p>
          </table:table-cell>
          <table:table-cell office:value-type="float" office:value="2.89123" calcext:value-type="float">
            <text:p>2.89123</text:p>
          </table:table-cell>
        </table:table-row>
        <table:table-row table:style-name="ro1">
          <table:table-cell/>
          <table:table-cell office:value-type="float" office:value="85.60867" calcext:value-type="float">
            <text:p>85.60867</text:p>
          </table:table-cell>
          <table:table-cell office:value-type="float" office:value="83.5245" calcext:value-type="float">
            <text:p>83.5245</text:p>
          </table:table-cell>
          <table:table-cell office:value-type="float" office:value="2.08417" calcext:value-type="float">
            <text:p>2.08417</text:p>
          </table:table-cell>
        </table:table-row>
        <table:table-row table:style-name="ro1">
          <table:table-cell/>
          <table:table-cell office:value-type="float" office:value="85.25941" calcext:value-type="float">
            <text:p>85.25941</text:p>
          </table:table-cell>
          <table:table-cell office:value-type="float" office:value="84.69354" calcext:value-type="float">
            <text:p>84.69354</text:p>
          </table:table-cell>
          <table:table-cell office:value-type="float" office:value="0.56587" calcext:value-type="float">
            <text:p>0.56587</text:p>
          </table:table-cell>
        </table:table-row>
        <table:table-row table:style-name="ro1">
          <table:table-cell/>
          <table:table-cell office:value-type="float" office:value="86.06407" calcext:value-type="float">
            <text:p>86.06407</text:p>
          </table:table-cell>
          <table:table-cell office:value-type="float" office:value="83.41863" calcext:value-type="float">
            <text:p>83.41863</text:p>
          </table:table-cell>
          <table:table-cell office:value-type="float" office:value="2.64544" calcext:value-type="float">
            <text:p>2.64544</text:p>
          </table:table-cell>
        </table:table-row>
        <table:table-row table:style-name="ro1">
          <table:table-cell/>
          <table:table-cell office:value-type="float" office:value="85.19516" calcext:value-type="float">
            <text:p>85.19516</text:p>
          </table:table-cell>
          <table:table-cell office:value-type="float" office:value="86.69571" calcext:value-type="float">
            <text:p>86.69571</text:p>
          </table:table-cell>
          <table:table-cell office:value-type="float" office:value="-1.50055" calcext:value-type="float">
            <text:p>-1.50055</text:p>
          </table:table-cell>
        </table:table-row>
        <table:table-row table:style-name="ro1">
          <table:table-cell/>
          <table:table-cell office:value-type="float" office:value="85.50867" calcext:value-type="float">
            <text:p>85.50867</text:p>
          </table:table-cell>
          <table:table-cell office:value-type="float" office:value="85.5687" calcext:value-type="float">
            <text:p>85.5687</text:p>
          </table:table-cell>
          <table:table-cell office:value-type="float" office:value="-0.06003" calcext:value-type="float">
            <text:p>-0.06003</text:p>
          </table:table-cell>
        </table:table-row>
        <table:table-row table:style-name="ro1">
          <table:table-cell/>
          <table:table-cell office:value-type="float" office:value="84.73109" calcext:value-type="float">
            <text:p>84.73109</text:p>
          </table:table-cell>
          <table:table-cell office:value-type="float" office:value="84.19916" calcext:value-type="float">
            <text:p>84.19916</text:p>
          </table:table-cell>
          <table:table-cell office:value-type="float" office:value="0.53194" calcext:value-type="float">
            <text:p>0.53194</text:p>
          </table:table-cell>
        </table:table-row>
        <table:table-row table:style-name="ro1">
          <table:table-cell/>
          <table:table-cell office:value-type="float" office:value="84.0678" calcext:value-type="float">
            <text:p>84.0678</text:p>
          </table:table-cell>
          <table:table-cell office:value-type="float" office:value="85.08451" calcext:value-type="float">
            <text:p>85.08451</text:p>
          </table:table-cell>
          <table:table-cell office:value-type="float" office:value="-1.01671" calcext:value-type="float">
            <text:p>-1.01671</text:p>
          </table:table-cell>
        </table:table-row>
        <table:table-row table:style-name="ro1">
          <table:table-cell/>
          <table:table-cell office:value-type="float" office:value="85.41331" calcext:value-type="float">
            <text:p>85.41331</text:p>
          </table:table-cell>
          <table:table-cell office:value-type="float" office:value="85.87053" calcext:value-type="float">
            <text:p>85.87053</text:p>
          </table:table-cell>
          <table:table-cell office:value-type="float" office:value="-0.45722" calcext:value-type="float">
            <text:p>-0.45722</text:p>
          </table:table-cell>
        </table:table-row>
        <table:table-row table:style-name="ro1">
          <table:table-cell/>
          <table:table-cell office:value-type="float" office:value="84.03712" calcext:value-type="float">
            <text:p>84.03712</text:p>
          </table:table-cell>
          <table:table-cell office:value-type="float" office:value="83.31027" calcext:value-type="float">
            <text:p>83.31027</text:p>
          </table:table-cell>
          <table:table-cell office:value-type="float" office:value="0.72686" calcext:value-type="float">
            <text:p>0.72686</text:p>
          </table:table-cell>
        </table:table-row>
        <table:table-row table:style-name="ro1">
          <table:table-cell/>
          <table:table-cell office:value-type="float" office:value="85.78569" calcext:value-type="float">
            <text:p>85.78569</text:p>
          </table:table-cell>
          <table:table-cell office:value-type="float" office:value="84.4421" calcext:value-type="float">
            <text:p>84.4421</text:p>
          </table:table-cell>
          <table:table-cell office:value-type="float" office:value="1.34359" calcext:value-type="float">
            <text:p>1.34359</text:p>
          </table:table-cell>
        </table:table-row>
        <table:table-row table:style-name="ro1">
          <table:table-cell/>
          <table:table-cell office:value-type="float" office:value="86.3724" calcext:value-type="float">
            <text:p>86.3724</text:p>
          </table:table-cell>
          <table:table-cell office:value-type="float" office:value="81.41494" calcext:value-type="float">
            <text:p>81.41494</text:p>
          </table:table-cell>
          <table:table-cell office:value-type="float" office:value="4.95747" calcext:value-type="float">
            <text:p>4.95747</text:p>
          </table:table-cell>
        </table:table-row>
        <table:table-row table:style-name="ro1">
          <table:table-cell/>
          <table:table-cell office:value-type="float" office:value="85.04612" calcext:value-type="float">
            <text:p>85.04612</text:p>
          </table:table-cell>
          <table:table-cell office:value-type="float" office:value="84.36921" calcext:value-type="float">
            <text:p>84.36921</text:p>
          </table:table-cell>
          <table:table-cell office:value-type="float" office:value="0.67691" calcext:value-type="float">
            <text:p>0.67691</text:p>
          </table:table-cell>
        </table:table-row>
        <table:table-row table:style-name="ro1">
          <table:table-cell/>
          <table:table-cell office:value-type="float" office:value="84.78466" calcext:value-type="float">
            <text:p>84.78466</text:p>
          </table:table-cell>
          <table:table-cell office:value-type="float" office:value="85.35149" calcext:value-type="float">
            <text:p>85.35149</text:p>
          </table:table-cell>
          <table:table-cell office:value-type="float" office:value="-0.56683" calcext:value-type="float">
            <text:p>-0.56683</text:p>
          </table:table-cell>
        </table:table-row>
        <table:table-row table:style-name="ro1">
          <table:table-cell/>
          <table:table-cell office:value-type="float" office:value="85.51848" calcext:value-type="float">
            <text:p>85.51848</text:p>
          </table:table-cell>
          <table:table-cell office:value-type="float" office:value="83.75742" calcext:value-type="float">
            <text:p>83.75742</text:p>
          </table:table-cell>
          <table:table-cell office:value-type="float" office:value="1.76106" calcext:value-type="float">
            <text:p>1.76106</text:p>
          </table:table-cell>
        </table:table-row>
        <table:table-row table:style-name="ro1">
          <table:table-cell/>
          <table:table-cell office:value-type="float" office:value="84.63161" calcext:value-type="float">
            <text:p>84.63161</text:p>
          </table:table-cell>
          <table:table-cell office:value-type="float" office:value="85.99205" calcext:value-type="float">
            <text:p>85.99205</text:p>
          </table:table-cell>
          <table:table-cell office:value-type="float" office:value="-1.36044" calcext:value-type="float">
            <text:p>-1.36044</text:p>
          </table:table-cell>
        </table:table-row>
        <table:table-row table:style-name="ro1">
          <table:table-cell/>
          <table:table-cell office:value-type="float" office:value="85.08653" calcext:value-type="float">
            <text:p>85.08653</text:p>
          </table:table-cell>
          <table:table-cell office:value-type="float" office:value="84.84685" calcext:value-type="float">
            <text:p>84.84685</text:p>
          </table:table-cell>
          <table:table-cell office:value-type="float" office:value="0.23968" calcext:value-type="float">
            <text:p>0.23968</text:p>
          </table:table-cell>
        </table:table-row>
        <table:table-row table:style-name="ro1">
          <table:table-cell/>
          <table:table-cell office:value-type="float" office:value="85.35066" calcext:value-type="float">
            <text:p>85.35066</text:p>
          </table:table-cell>
          <table:table-cell office:value-type="float" office:value="86.43445" calcext:value-type="float">
            <text:p>86.43445</text:p>
          </table:table-cell>
          <table:table-cell office:value-type="float" office:value="-1.08379" calcext:value-type="float">
            <text:p>-1.08379</text:p>
          </table:table-cell>
        </table:table-row>
        <table:table-row table:style-name="ro1">
          <table:table-cell/>
          <table:table-cell office:value-type="float" office:value="84.09481" calcext:value-type="float">
            <text:p>84.09481</text:p>
          </table:table-cell>
          <table:table-cell office:value-type="float" office:value="83.99649" calcext:value-type="float">
            <text:p>83.99649</text:p>
          </table:table-cell>
          <table:table-cell office:value-type="float" office:value="0.09832" calcext:value-type="float">
            <text:p>0.09832</text:p>
          </table:table-cell>
        </table:table-row>
        <table:table-row table:style-name="ro1">
          <table:table-cell/>
          <table:table-cell office:value-type="float" office:value="85.74823" calcext:value-type="float">
            <text:p>85.74823</text:p>
          </table:table-cell>
          <table:table-cell office:value-type="float" office:value="84.70902" calcext:value-type="float">
            <text:p>84.70902</text:p>
          </table:table-cell>
          <table:table-cell office:value-type="float" office:value="1.0392" calcext:value-type="float">
            <text:p>1.0392</text:p>
          </table:table-cell>
        </table:table-row>
        <table:table-row table:style-name="ro1">
          <table:table-cell/>
          <table:table-cell office:value-type="float" office:value="85.35884" calcext:value-type="float">
            <text:p>85.35884</text:p>
          </table:table-cell>
          <table:table-cell office:value-type="float" office:value="85.93515" calcext:value-type="float">
            <text:p>85.93515</text:p>
          </table:table-cell>
          <table:table-cell office:value-type="float" office:value="-0.57631" calcext:value-type="float">
            <text:p>-0.57631</text:p>
          </table:table-cell>
        </table:table-row>
        <table:table-row table:style-name="ro1">
          <table:table-cell/>
          <table:table-cell office:value-type="float" office:value="85.62264" calcext:value-type="float">
            <text:p>85.62264</text:p>
          </table:table-cell>
          <table:table-cell office:value-type="float" office:value="83.89026" calcext:value-type="float">
            <text:p>83.89026</text:p>
          </table:table-cell>
          <table:table-cell office:value-type="float" office:value="1.73238" calcext:value-type="float">
            <text:p>1.73238</text:p>
          </table:table-cell>
        </table:table-row>
        <table:table-row table:style-name="ro1">
          <table:table-cell/>
          <table:table-cell office:value-type="float" office:value="85.38205" calcext:value-type="float">
            <text:p>85.38205</text:p>
          </table:table-cell>
          <table:table-cell office:value-type="float" office:value="82.46021" calcext:value-type="float">
            <text:p>82.46021</text:p>
          </table:table-cell>
          <table:table-cell office:value-type="float" office:value="2.92184" calcext:value-type="float">
            <text:p>2.92184</text:p>
          </table:table-cell>
        </table:table-row>
        <table:table-row table:style-name="ro1">
          <table:table-cell/>
          <table:table-cell office:value-type="float" office:value="83.87014" calcext:value-type="float">
            <text:p>83.87014</text:p>
          </table:table-cell>
          <table:table-cell office:value-type="float" office:value="84.50276" calcext:value-type="float">
            <text:p>84.50276</text:p>
          </table:table-cell>
          <table:table-cell office:value-type="float" office:value="-0.63262" calcext:value-type="float">
            <text:p>-0.63262</text:p>
          </table:table-cell>
        </table:table-row>
        <table:table-row table:style-name="ro1">
          <table:table-cell/>
          <table:table-cell office:value-type="float" office:value="84.65033" calcext:value-type="float">
            <text:p>84.65033</text:p>
          </table:table-cell>
          <table:table-cell office:value-type="float" office:value="83.15656" calcext:value-type="float">
            <text:p>83.15656</text:p>
          </table:table-cell>
          <table:table-cell office:value-type="float" office:value="1.49377" calcext:value-type="float">
            <text:p>1.49377</text:p>
          </table:table-cell>
        </table:table-row>
        <table:table-row table:style-name="ro1">
          <table:table-cell/>
          <table:table-cell office:value-type="float" office:value="85.47985" calcext:value-type="float">
            <text:p>85.47985</text:p>
          </table:table-cell>
          <table:table-cell office:value-type="float" office:value="85.1378" calcext:value-type="float">
            <text:p>85.1378</text:p>
          </table:table-cell>
          <table:table-cell office:value-type="float" office:value="0.34205" calcext:value-type="float">
            <text:p>0.34205</text:p>
          </table:table-cell>
        </table:table-row>
        <table:table-row table:style-name="ro1">
          <table:table-cell/>
          <table:table-cell office:value-type="float" office:value="84.67058" calcext:value-type="float">
            <text:p>84.67058</text:p>
          </table:table-cell>
          <table:table-cell office:value-type="float" office:value="86.91392" calcext:value-type="float">
            <text:p>86.91392</text:p>
          </table:table-cell>
          <table:table-cell office:value-type="float" office:value="-2.24334" calcext:value-type="float">
            <text:p>-2.24334</text:p>
          </table:table-cell>
        </table:table-row>
        <table:table-row table:style-name="ro1">
          <table:table-cell/>
          <table:table-cell office:value-type="float" office:value="84.05604" calcext:value-type="float">
            <text:p>84.05604</text:p>
          </table:table-cell>
          <table:table-cell office:value-type="float" office:value="83.86646" calcext:value-type="float">
            <text:p>83.86646</text:p>
          </table:table-cell>
          <table:table-cell office:value-type="float" office:value="0.18958" calcext:value-type="float">
            <text:p>0.18958</text:p>
          </table:table-cell>
        </table:table-row>
        <table:table-row table:style-name="ro1">
          <table:table-cell/>
          <table:table-cell office:value-type="float" office:value="84.75483" calcext:value-type="float">
            <text:p>84.75483</text:p>
          </table:table-cell>
          <table:table-cell office:value-type="float" office:value="82.09205" calcext:value-type="float">
            <text:p>82.09205</text:p>
          </table:table-cell>
          <table:table-cell office:value-type="float" office:value="2.66278" calcext:value-type="float">
            <text:p>2.66278</text:p>
          </table:table-cell>
        </table:table-row>
        <table:table-row table:style-name="ro1">
          <table:table-cell/>
          <table:table-cell office:value-type="float" office:value="85.35553" calcext:value-type="float">
            <text:p>85.35553</text:p>
          </table:table-cell>
          <table:table-cell office:value-type="float" office:value="84.93034" calcext:value-type="float">
            <text:p>84.93034</text:p>
          </table:table-cell>
          <table:table-cell office:value-type="float" office:value="0.4252" calcext:value-type="float">
            <text:p>0.4252</text:p>
          </table:table-cell>
        </table:table-row>
        <table:table-row table:style-name="ro1">
          <table:table-cell/>
          <table:table-cell office:value-type="float" office:value="85.75829" calcext:value-type="float">
            <text:p>85.75829</text:p>
          </table:table-cell>
          <table:table-cell office:value-type="float" office:value="84.94493" calcext:value-type="float">
            <text:p>84.94493</text:p>
          </table:table-cell>
          <table:table-cell office:value-type="float" office:value="0.81336" calcext:value-type="float">
            <text:p>0.81336</text:p>
          </table:table-cell>
        </table:table-row>
        <table:table-row table:style-name="ro1">
          <table:table-cell/>
          <table:table-cell office:value-type="float" office:value="85.28962" calcext:value-type="float">
            <text:p>85.28962</text:p>
          </table:table-cell>
          <table:table-cell office:value-type="float" office:value="85.12229" calcext:value-type="float">
            <text:p>85.12229</text:p>
          </table:table-cell>
          <table:table-cell office:value-type="float" office:value="0.16733" calcext:value-type="float">
            <text:p>0.16733</text:p>
          </table:table-cell>
        </table:table-row>
        <table:table-row table:style-name="ro1">
          <table:table-cell/>
          <table:table-cell office:value-type="float" office:value="83.71936" calcext:value-type="float">
            <text:p>83.71936</text:p>
          </table:table-cell>
          <table:table-cell office:value-type="float" office:value="83.73603" calcext:value-type="float">
            <text:p>83.73603</text:p>
          </table:table-cell>
          <table:table-cell office:value-type="float" office:value="-0.01667" calcext:value-type="float">
            <text:p>-0.01667</text:p>
          </table:table-cell>
        </table:table-row>
        <table:table-row table:style-name="ro1">
          <table:table-cell/>
          <table:table-cell office:value-type="float" office:value="85.3337" calcext:value-type="float">
            <text:p>85.3337</text:p>
          </table:table-cell>
          <table:table-cell office:value-type="float" office:value="81.43283" calcext:value-type="float">
            <text:p>81.43283</text:p>
          </table:table-cell>
          <table:table-cell office:value-type="float" office:value="3.90087" calcext:value-type="float">
            <text:p>3.90087</text:p>
          </table:table-cell>
        </table:table-row>
        <table:table-row table:style-name="ro1">
          <table:table-cell/>
          <table:table-cell office:value-type="float" office:value="84.68898" calcext:value-type="float">
            <text:p>84.68898</text:p>
          </table:table-cell>
          <table:table-cell office:value-type="float" office:value="85.88842" calcext:value-type="float">
            <text:p>85.88842</text:p>
          </table:table-cell>
          <table:table-cell office:value-type="float" office:value="-1.19944" calcext:value-type="float">
            <text:p>-1.19944</text:p>
          </table:table-cell>
        </table:table-row>
        <table:table-row table:style-name="ro1">
          <table:table-cell/>
          <table:table-cell office:value-type="float" office:value="85.26149" calcext:value-type="float">
            <text:p>85.26149</text:p>
          </table:table-cell>
          <table:table-cell office:value-type="float" office:value="86.4766" calcext:value-type="float">
            <text:p>86.4766</text:p>
          </table:table-cell>
          <table:table-cell office:value-type="float" office:value="-1.21511" calcext:value-type="float">
            <text:p>-1.21511</text:p>
          </table:table-cell>
        </table:table-row>
        <table:table-row table:style-name="ro1">
          <table:table-cell/>
          <table:table-cell office:value-type="float" office:value="84.86465" calcext:value-type="float">
            <text:p>84.86465</text:p>
          </table:table-cell>
          <table:table-cell office:value-type="float" office:value="83.07303" calcext:value-type="float">
            <text:p>83.07303</text:p>
          </table:table-cell>
          <table:table-cell office:value-type="float" office:value="1.79161" calcext:value-type="float">
            <text:p>1.79161</text:p>
          </table:table-cell>
        </table:table-row>
        <table:table-row table:style-name="ro1">
          <table:table-cell/>
          <table:table-cell office:value-type="float" office:value="84.743" calcext:value-type="float">
            <text:p>84.743</text:p>
          </table:table-cell>
          <table:table-cell office:value-type="float" office:value="86.35691" calcext:value-type="float">
            <text:p>86.35691</text:p>
          </table:table-cell>
          <table:table-cell office:value-type="float" office:value="-1.61391" calcext:value-type="float">
            <text:p>-1.61391</text:p>
          </table:table-cell>
        </table:table-row>
        <table:table-row table:style-name="ro1">
          <table:table-cell/>
          <table:table-cell office:value-type="float" office:value="84.58558" calcext:value-type="float">
            <text:p>84.58558</text:p>
          </table:table-cell>
          <table:table-cell office:value-type="float" office:value="85.49047" calcext:value-type="float">
            <text:p>85.49047</text:p>
          </table:table-cell>
          <table:table-cell office:value-type="float" office:value="-0.90488" calcext:value-type="float">
            <text:p>-0.90488</text:p>
          </table:table-cell>
        </table:table-row>
        <table:table-row table:style-name="ro1">
          <table:table-cell/>
          <table:table-cell office:value-type="float" office:value="85.12812" calcext:value-type="float">
            <text:p>85.12812</text:p>
          </table:table-cell>
          <table:table-cell office:value-type="float" office:value="82.3896" calcext:value-type="float">
            <text:p>82.3896</text:p>
          </table:table-cell>
          <table:table-cell office:value-type="float" office:value="2.73852" calcext:value-type="float">
            <text:p>2.73852</text:p>
          </table:table-cell>
        </table:table-row>
        <table:table-row table:style-name="ro1">
          <table:table-cell/>
          <table:table-cell office:value-type="float" office:value="85.01909" calcext:value-type="float">
            <text:p>85.01909</text:p>
          </table:table-cell>
          <table:table-cell office:value-type="float" office:value="85.06083" calcext:value-type="float">
            <text:p>85.06083</text:p>
          </table:table-cell>
          <table:table-cell office:value-type="float" office:value="-0.04174" calcext:value-type="float">
            <text:p>-0.04174</text:p>
          </table:table-cell>
        </table:table-row>
        <table:table-row table:style-name="ro1">
          <table:table-cell/>
          <table:table-cell office:value-type="float" office:value="85.48675" calcext:value-type="float">
            <text:p>85.48675</text:p>
          </table:table-cell>
          <table:table-cell office:value-type="float" office:value="85.31388" calcext:value-type="float">
            <text:p>85.31388</text:p>
          </table:table-cell>
          <table:table-cell office:value-type="float" office:value="0.17286" calcext:value-type="float">
            <text:p>0.17286</text:p>
          </table:table-cell>
        </table:table-row>
        <table:table-row table:style-name="ro1">
          <table:table-cell/>
          <table:table-cell office:value-type="float" office:value="84.00345" calcext:value-type="float">
            <text:p>84.00345</text:p>
          </table:table-cell>
          <table:table-cell office:value-type="float" office:value="84.49642" calcext:value-type="float">
            <text:p>84.49642</text:p>
          </table:table-cell>
          <table:table-cell office:value-type="float" office:value="-0.49297" calcext:value-type="float">
            <text:p>-0.49297</text:p>
          </table:table-cell>
        </table:table-row>
        <table:table-row table:style-name="ro1">
          <table:table-cell/>
          <table:table-cell office:value-type="float" office:value="85.24511" calcext:value-type="float">
            <text:p>85.24511</text:p>
          </table:table-cell>
          <table:table-cell office:value-type="float" office:value="85.1974" calcext:value-type="float">
            <text:p>85.1974</text:p>
          </table:table-cell>
          <table:table-cell office:value-type="float" office:value="0.04771" calcext:value-type="float">
            <text:p>0.04771</text:p>
          </table:table-cell>
        </table:table-row>
        <table:table-row table:style-name="ro1">
          <table:table-cell/>
          <table:table-cell office:value-type="float" office:value="84.99006" calcext:value-type="float">
            <text:p>84.99006</text:p>
          </table:table-cell>
          <table:table-cell office:value-type="float" office:value="84.43232" calcext:value-type="float">
            <text:p>84.43232</text:p>
          </table:table-cell>
          <table:table-cell office:value-type="float" office:value="0.55774" calcext:value-type="float">
            <text:p>0.55774</text:p>
          </table:table-cell>
        </table:table-row>
        <table:table-row table:style-name="ro1">
          <table:table-cell/>
          <table:table-cell office:value-type="float" office:value="84.77807" calcext:value-type="float">
            <text:p>84.77807</text:p>
          </table:table-cell>
          <table:table-cell office:value-type="float" office:value="84.67849" calcext:value-type="float">
            <text:p>84.67849</text:p>
          </table:table-cell>
          <table:table-cell office:value-type="float" office:value="0.09958" calcext:value-type="float">
            <text:p>0.09958</text:p>
          </table:table-cell>
        </table:table-row>
        <table:table-row table:style-name="ro1">
          <table:table-cell/>
          <table:table-cell office:value-type="float" office:value="85.46156" calcext:value-type="float">
            <text:p>85.46156</text:p>
          </table:table-cell>
          <table:table-cell office:value-type="float" office:value="85.60133" calcext:value-type="float">
            <text:p>85.60133</text:p>
          </table:table-cell>
          <table:table-cell office:value-type="float" office:value="-0.13976" calcext:value-type="float">
            <text:p>-0.13976</text:p>
          </table:table-cell>
        </table:table-row>
        <table:table-row table:style-name="ro1">
          <table:table-cell/>
          <table:table-cell office:value-type="float" office:value="85.18271" calcext:value-type="float">
            <text:p>85.18271</text:p>
          </table:table-cell>
          <table:table-cell office:value-type="float" office:value="82.86061" calcext:value-type="float">
            <text:p>82.86061</text:p>
          </table:table-cell>
          <table:table-cell office:value-type="float" office:value="2.32209" calcext:value-type="float">
            <text:p>2.32209</text:p>
          </table:table-cell>
        </table:table-row>
        <table:table-row table:style-name="ro1">
          <table:table-cell/>
          <table:table-cell office:value-type="float" office:value="84.67204" calcext:value-type="float">
            <text:p>84.67204</text:p>
          </table:table-cell>
          <table:table-cell office:value-type="float" office:value="85.05681" calcext:value-type="float">
            <text:p>85.05681</text:p>
          </table:table-cell>
          <table:table-cell office:value-type="float" office:value="-0.38477" calcext:value-type="float">
            <text:p>-0.38477</text:p>
          </table:table-cell>
        </table:table-row>
        <table:table-row table:style-name="ro1">
          <table:table-cell/>
          <table:table-cell office:value-type="float" office:value="85.3074" calcext:value-type="float">
            <text:p>85.3074</text:p>
          </table:table-cell>
          <table:table-cell office:value-type="float" office:value="83.39652" calcext:value-type="float">
            <text:p>83.39652</text:p>
          </table:table-cell>
          <table:table-cell office:value-type="float" office:value="1.91089" calcext:value-type="float">
            <text:p>1.91089</text:p>
          </table:table-cell>
        </table:table-row>
        <table:table-row table:style-name="ro1">
          <table:table-cell/>
          <table:table-cell office:value-type="float" office:value="84.86105" calcext:value-type="float">
            <text:p>84.86105</text:p>
          </table:table-cell>
          <table:table-cell office:value-type="float" office:value="86.37789" calcext:value-type="float">
            <text:p>86.37789</text:p>
          </table:table-cell>
          <table:table-cell office:value-type="float" office:value="-1.51685" calcext:value-type="float">
            <text:p>-1.51685</text:p>
          </table:table-cell>
        </table:table-row>
        <table:table-row table:style-name="ro1">
          <table:table-cell/>
          <table:table-cell office:value-type="float" office:value="84.07966" calcext:value-type="float">
            <text:p>84.07966</text:p>
          </table:table-cell>
          <table:table-cell office:value-type="float" office:value="83.82747" calcext:value-type="float">
            <text:p>83.82747</text:p>
          </table:table-cell>
          <table:table-cell office:value-type="float" office:value="0.25218" calcext:value-type="float">
            <text:p>0.25218</text:p>
          </table:table-cell>
        </table:table-row>
        <table:table-row table:style-name="ro1">
          <table:table-cell/>
          <table:table-cell office:value-type="float" office:value="84.96711" calcext:value-type="float">
            <text:p>84.96711</text:p>
          </table:table-cell>
          <table:table-cell office:value-type="float" office:value="84.02841" calcext:value-type="float">
            <text:p>84.02841</text:p>
          </table:table-cell>
          <table:table-cell office:value-type="float" office:value="0.9387" calcext:value-type="float">
            <text:p>0.9387</text:p>
          </table:table-cell>
        </table:table-row>
        <table:table-row table:style-name="ro1">
          <table:table-cell/>
          <table:table-cell office:value-type="float" office:value="85.48025" calcext:value-type="float">
            <text:p>85.48025</text:p>
          </table:table-cell>
          <table:table-cell office:value-type="float" office:value="83.98914" calcext:value-type="float">
            <text:p>83.98914</text:p>
          </table:table-cell>
          <table:table-cell office:value-type="float" office:value="1.49111" calcext:value-type="float">
            <text:p>1.49111</text:p>
          </table:table-cell>
        </table:table-row>
        <table:table-row table:style-name="ro1">
          <table:table-cell/>
          <table:table-cell office:value-type="float" office:value="84.36724" calcext:value-type="float">
            <text:p>84.36724</text:p>
          </table:table-cell>
          <table:table-cell office:value-type="float" office:value="86.16799" calcext:value-type="float">
            <text:p>86.16799</text:p>
          </table:table-cell>
          <table:table-cell office:value-type="float" office:value="-1.80075" calcext:value-type="float">
            <text:p>-1.80075</text:p>
          </table:table-cell>
        </table:table-row>
        <table:table-row table:style-name="ro1">
          <table:table-cell/>
          <table:table-cell office:value-type="float" office:value="84.04636" calcext:value-type="float">
            <text:p>84.04636</text:p>
          </table:table-cell>
          <table:table-cell office:value-type="float" office:value="82.98491" calcext:value-type="float">
            <text:p>82.98491</text:p>
          </table:table-cell>
          <table:table-cell office:value-type="float" office:value="1.06145" calcext:value-type="float">
            <text:p>1.06145</text:p>
          </table:table-cell>
        </table:table-row>
        <table:table-row table:style-name="ro1">
          <table:table-cell/>
          <table:table-cell office:value-type="float" office:value="85.88819" calcext:value-type="float">
            <text:p>85.88819</text:p>
          </table:table-cell>
          <table:table-cell office:value-type="float" office:value="84.21186" calcext:value-type="float">
            <text:p>84.21186</text:p>
          </table:table-cell>
          <table:table-cell office:value-type="float" office:value="1.67632" calcext:value-type="float">
            <text:p>1.67632</text:p>
          </table:table-cell>
        </table:table-row>
        <table:table-row table:style-name="ro1">
          <table:table-cell/>
          <table:table-cell office:value-type="float" office:value="85.02963" calcext:value-type="float">
            <text:p>85.02963</text:p>
          </table:table-cell>
          <table:table-cell office:value-type="float" office:value="84.33563" calcext:value-type="float">
            <text:p>84.33563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/>
          <table:table-cell office:value-type="float" office:value="85.30746" calcext:value-type="float">
            <text:p>85.30746</text:p>
          </table:table-cell>
          <table:table-cell office:value-type="float" office:value="86.38209" calcext:value-type="float">
            <text:p>86.38209</text:p>
          </table:table-cell>
          <table:table-cell office:value-type="float" office:value="-1.07463" calcext:value-type="float">
            <text:p>-1.07463</text:p>
          </table:table-cell>
        </table:table-row>
        <table:table-row table:style-name="ro1">
          <table:table-cell/>
          <table:table-cell office:value-type="float" office:value="85.3764" calcext:value-type="float">
            <text:p>85.3764</text:p>
          </table:table-cell>
          <table:table-cell office:value-type="float" office:value="83.74792" calcext:value-type="float">
            <text:p>83.74792</text:p>
          </table:table-cell>
          <table:table-cell office:value-type="float" office:value="1.62848" calcext:value-type="float">
            <text:p>1.62848</text:p>
          </table:table-cell>
        </table:table-row>
        <table:table-row table:style-name="ro1">
          <table:table-cell/>
          <table:table-cell office:value-type="float" office:value="85.38393" calcext:value-type="float">
            <text:p>85.38393</text:p>
          </table:table-cell>
          <table:table-cell office:value-type="float" office:value="85.39523" calcext:value-type="float">
            <text:p>85.39523</text:p>
          </table:table-cell>
          <table:table-cell office:value-type="float" office:value="-0.0113" calcext:value-type="float">
            <text:p>-0.0113</text:p>
          </table:table-cell>
        </table:table-row>
        <table:table-row table:style-name="ro1">
          <table:table-cell/>
          <table:table-cell office:value-type="float" office:value="85.29332" calcext:value-type="float">
            <text:p>85.29332</text:p>
          </table:table-cell>
          <table:table-cell office:value-type="float" office:value="86.34603" calcext:value-type="float">
            <text:p>86.34603</text:p>
          </table:table-cell>
          <table:table-cell office:value-type="float" office:value="-1.05271" calcext:value-type="float">
            <text:p>-1.05271</text:p>
          </table:table-cell>
        </table:table-row>
        <table:table-row table:style-name="ro1">
          <table:table-cell/>
          <table:table-cell office:value-type="float" office:value="84.82859" calcext:value-type="float">
            <text:p>84.82859</text:p>
          </table:table-cell>
          <table:table-cell office:value-type="float" office:value="84.03646" calcext:value-type="float">
            <text:p>84.03646</text:p>
          </table:table-cell>
          <table:table-cell office:value-type="float" office:value="0.79213" calcext:value-type="float">
            <text:p>0.79213</text:p>
          </table:table-cell>
        </table:table-row>
        <table:table-row table:style-name="ro1">
          <table:table-cell/>
          <table:table-cell office:value-type="float" office:value="85.24318" calcext:value-type="float">
            <text:p>85.24318</text:p>
          </table:table-cell>
          <table:table-cell office:value-type="float" office:value="84.21553" calcext:value-type="float">
            <text:p>84.21553</text:p>
          </table:table-cell>
          <table:table-cell office:value-type="float" office:value="1.02764" calcext:value-type="float">
            <text:p>1.02764</text:p>
          </table:table-cell>
        </table:table-row>
        <table:table-row table:style-name="ro1">
          <table:table-cell/>
          <table:table-cell office:value-type="float" office:value="84.6554" calcext:value-type="float">
            <text:p>84.6554</text:p>
          </table:table-cell>
          <table:table-cell office:value-type="float" office:value="83.84825" calcext:value-type="float">
            <text:p>83.84825</text:p>
          </table:table-cell>
          <table:table-cell office:value-type="float" office:value="0.80716" calcext:value-type="float">
            <text:p>0.80716</text:p>
          </table:table-cell>
        </table:table-row>
        <table:table-row table:style-name="ro1">
          <table:table-cell/>
          <table:table-cell office:value-type="float" office:value="84.46349" calcext:value-type="float">
            <text:p>84.46349</text:p>
          </table:table-cell>
          <table:table-cell office:value-type="float" office:value="85.56885" calcext:value-type="float">
            <text:p>85.56885</text:p>
          </table:table-cell>
          <table:table-cell office:value-type="float" office:value="-1.10536" calcext:value-type="float">
            <text:p>-1.10536</text:p>
          </table:table-cell>
        </table:table-row>
        <table:table-row table:style-name="ro1">
          <table:table-cell/>
          <table:table-cell office:value-type="float" office:value="85.29093" calcext:value-type="float">
            <text:p>85.29093</text:p>
          </table:table-cell>
          <table:table-cell office:value-type="float" office:value="82.9073" calcext:value-type="float">
            <text:p>82.9073</text:p>
          </table:table-cell>
          <table:table-cell office:value-type="float" office:value="2.38363" calcext:value-type="float">
            <text:p>2.38363</text:p>
          </table:table-cell>
        </table:table-row>
        <table:table-row table:style-name="ro1">
          <table:table-cell/>
          <table:table-cell office:value-type="float" office:value="85.19915" calcext:value-type="float">
            <text:p>85.19915</text:p>
          </table:table-cell>
          <table:table-cell office:value-type="float" office:value="84.68754" calcext:value-type="float">
            <text:p>84.68754</text:p>
          </table:table-cell>
          <table:table-cell office:value-type="float" office:value="0.51161" calcext:value-type="float">
            <text:p>0.51161</text:p>
          </table:table-cell>
        </table:table-row>
        <table:table-row table:style-name="ro1">
          <table:table-cell/>
          <table:table-cell office:value-type="float" office:value="84.75308" calcext:value-type="float">
            <text:p>84.75308</text:p>
          </table:table-cell>
          <table:table-cell office:value-type="float" office:value="84.09822" calcext:value-type="float">
            <text:p>84.09822</text:p>
          </table:table-cell>
          <table:table-cell office:value-type="float" office:value="0.65486" calcext:value-type="float">
            <text:p>0.65486</text:p>
          </table:table-cell>
        </table:table-row>
        <table:table-row table:style-name="ro1">
          <table:table-cell/>
          <table:table-cell office:value-type="float" office:value="84.5797" calcext:value-type="float">
            <text:p>84.5797</text:p>
          </table:table-cell>
          <table:table-cell office:value-type="float" office:value="83.57755" calcext:value-type="float">
            <text:p>83.57755</text:p>
          </table:table-cell>
          <table:table-cell office:value-type="float" office:value="1.00216" calcext:value-type="float">
            <text:p>1.00216</text:p>
          </table:table-cell>
        </table:table-row>
        <table:table-row table:style-name="ro1">
          <table:table-cell/>
          <table:table-cell office:value-type="float" office:value="84.83594" calcext:value-type="float">
            <text:p>84.83594</text:p>
          </table:table-cell>
          <table:table-cell office:value-type="float" office:value="86.73079" calcext:value-type="float">
            <text:p>86.73079</text:p>
          </table:table-cell>
          <table:table-cell office:value-type="float" office:value="-1.89485" calcext:value-type="float">
            <text:p>-1.89485</text:p>
          </table:table-cell>
        </table:table-row>
        <table:table-row table:style-name="ro1">
          <table:table-cell/>
          <table:table-cell office:value-type="float" office:value="84.89693" calcext:value-type="float">
            <text:p>84.89693</text:p>
          </table:table-cell>
          <table:table-cell office:value-type="float" office:value="84.57622" calcext:value-type="float">
            <text:p>84.57622</text:p>
          </table:table-cell>
          <table:table-cell office:value-type="float" office:value="0.32072" calcext:value-type="float">
            <text:p>0.32072</text:p>
          </table:table-cell>
        </table:table-row>
        <table:table-row table:style-name="ro1">
          <table:table-cell/>
          <table:table-cell office:value-type="float" office:value="84.60167" calcext:value-type="float">
            <text:p>84.60167</text:p>
          </table:table-cell>
          <table:table-cell office:value-type="float" office:value="86.41399" calcext:value-type="float">
            <text:p>86.41399</text:p>
          </table:table-cell>
          <table:table-cell office:value-type="float" office:value="-1.81232" calcext:value-type="float">
            <text:p>-1.81232</text:p>
          </table:table-cell>
        </table:table-row>
        <table:table-row table:style-name="ro1">
          <table:table-cell/>
          <table:table-cell office:value-type="float" office:value="85.46923" calcext:value-type="float">
            <text:p>85.46923</text:p>
          </table:table-cell>
          <table:table-cell office:value-type="float" office:value="85.16286" calcext:value-type="float">
            <text:p>85.16286</text:p>
          </table:table-cell>
          <table:table-cell office:value-type="float" office:value="0.30637" calcext:value-type="float">
            <text:p>0.30637</text:p>
          </table:table-cell>
        </table:table-row>
        <table:table-row table:style-name="ro1">
          <table:table-cell/>
          <table:table-cell office:value-type="float" office:value="84.43776" calcext:value-type="float">
            <text:p>84.43776</text:p>
          </table:table-cell>
          <table:table-cell office:value-type="float" office:value="85.9263" calcext:value-type="float">
            <text:p>85.9263</text:p>
          </table:table-cell>
          <table:table-cell office:value-type="float" office:value="-1.48853" calcext:value-type="float">
            <text:p>-1.48853</text:p>
          </table:table-cell>
        </table:table-row>
        <table:table-row table:style-name="ro1">
          <table:table-cell/>
          <table:table-cell office:value-type="float" office:value="84.91872" calcext:value-type="float">
            <text:p>84.91872</text:p>
          </table:table-cell>
          <table:table-cell office:value-type="float" office:value="84.96114" calcext:value-type="float">
            <text:p>84.96114</text:p>
          </table:table-cell>
          <table:table-cell office:value-type="float" office:value="-0.04242" calcext:value-type="float">
            <text:p>-0.04242</text:p>
          </table:table-cell>
        </table:table-row>
        <table:table-row table:style-name="ro1">
          <table:table-cell/>
          <table:table-cell office:value-type="float" office:value="84.52521" calcext:value-type="float">
            <text:p>84.52521</text:p>
          </table:table-cell>
          <table:table-cell office:value-type="float" office:value="82.51476" calcext:value-type="float">
            <text:p>82.51476</text:p>
          </table:table-cell>
          <table:table-cell office:value-type="float" office:value="2.01045" calcext:value-type="float">
            <text:p>2.01045</text:p>
          </table:table-cell>
        </table:table-row>
        <table:table-row table:style-name="ro1">
          <table:table-cell/>
          <table:table-cell office:value-type="float" office:value="84.51241" calcext:value-type="float">
            <text:p>84.51241</text:p>
          </table:table-cell>
          <table:table-cell office:value-type="float" office:value="82.13424" calcext:value-type="float">
            <text:p>82.13424</text:p>
          </table:table-cell>
          <table:table-cell office:value-type="float" office:value="2.37817" calcext:value-type="float">
            <text:p>2.37817</text:p>
          </table:table-cell>
        </table:table-row>
        <table:table-row table:style-name="ro1">
          <table:table-cell/>
          <table:table-cell office:value-type="float" office:value="85.15215" calcext:value-type="float">
            <text:p>85.15215</text:p>
          </table:table-cell>
          <table:table-cell office:value-type="float" office:value="83.67641" calcext:value-type="float">
            <text:p>83.67641</text:p>
          </table:table-cell>
          <table:table-cell office:value-type="float" office:value="1.47574" calcext:value-type="float">
            <text:p>1.47574</text:p>
          </table:table-cell>
        </table:table-row>
        <table:table-row table:style-name="ro1">
          <table:table-cell/>
          <table:table-cell office:value-type="float" office:value="85.46164" calcext:value-type="float">
            <text:p>85.46164</text:p>
          </table:table-cell>
          <table:table-cell office:value-type="float" office:value="84.83849" calcext:value-type="float">
            <text:p>84.83849</text:p>
          </table:table-cell>
          <table:table-cell office:value-type="float" office:value="0.62316" calcext:value-type="float">
            <text:p>0.62316</text:p>
          </table:table-cell>
        </table:table-row>
        <table:table-row table:style-name="ro1">
          <table:table-cell/>
          <table:table-cell office:value-type="float" office:value="84.69297" calcext:value-type="float">
            <text:p>84.69297</text:p>
          </table:table-cell>
          <table:table-cell office:value-type="float" office:value="86.19183" calcext:value-type="float">
            <text:p>86.19183</text:p>
          </table:table-cell>
          <table:table-cell office:value-type="float" office:value="-1.49887" calcext:value-type="float">
            <text:p>-1.49887</text:p>
          </table:table-cell>
        </table:table-row>
        <table:table-row table:style-name="ro1">
          <table:table-cell/>
          <table:table-cell office:value-type="float" office:value="85.12337" calcext:value-type="float">
            <text:p>85.12337</text:p>
          </table:table-cell>
          <table:table-cell office:value-type="float" office:value="86.54001" calcext:value-type="float">
            <text:p>86.54001</text:p>
          </table:table-cell>
          <table:table-cell office:value-type="float" office:value="-1.41664" calcext:value-type="float">
            <text:p>-1.41664</text:p>
          </table:table-cell>
        </table:table-row>
        <table:table-row table:style-name="ro1">
          <table:table-cell/>
          <table:table-cell office:value-type="float" office:value="84.72727" calcext:value-type="float">
            <text:p>84.72727</text:p>
          </table:table-cell>
          <table:table-cell office:value-type="float" office:value="85.87842" calcext:value-type="float">
            <text:p>85.87842</text:p>
          </table:table-cell>
          <table:table-cell office:value-type="float" office:value="-1.15115" calcext:value-type="float">
            <text:p>-1.15115</text:p>
          </table:table-cell>
        </table:table-row>
        <table:table-row table:style-name="ro1">
          <table:table-cell/>
          <table:table-cell office:value-type="float" office:value="84.62175" calcext:value-type="float">
            <text:p>84.62175</text:p>
          </table:table-cell>
          <table:table-cell office:value-type="float" office:value="86.74322" calcext:value-type="float">
            <text:p>86.74322</text:p>
          </table:table-cell>
          <table:table-cell office:value-type="float" office:value="-2.12147" calcext:value-type="float">
            <text:p>-2.12147</text:p>
          </table:table-cell>
        </table:table-row>
        <table:table-row table:style-name="ro1">
          <table:table-cell/>
          <table:table-cell office:value-type="float" office:value="85.89738" calcext:value-type="float">
            <text:p>85.89738</text:p>
          </table:table-cell>
          <table:table-cell office:value-type="float" office:value="83.09918" calcext:value-type="float">
            <text:p>83.09918</text:p>
          </table:table-cell>
          <table:table-cell office:value-type="float" office:value="2.7982" calcext:value-type="float">
            <text:p>2.7982</text:p>
          </table:table-cell>
        </table:table-row>
        <table:table-row table:style-name="ro1">
          <table:table-cell/>
          <table:table-cell office:value-type="float" office:value="85.42202" calcext:value-type="float">
            <text:p>85.42202</text:p>
          </table:table-cell>
          <table:table-cell office:value-type="float" office:value="85.37497" calcext:value-type="float">
            <text:p>85.37497</text:p>
          </table:table-cell>
          <table:table-cell office:value-type="float" office:value="0.04705" calcext:value-type="float">
            <text:p>0.04705</text:p>
          </table:table-cell>
        </table:table-row>
        <table:table-row table:style-name="ro1">
          <table:table-cell/>
          <table:table-cell office:value-type="float" office:value="84.44667" calcext:value-type="float">
            <text:p>84.44667</text:p>
          </table:table-cell>
          <table:table-cell office:value-type="float" office:value="85.44235" calcext:value-type="float">
            <text:p>85.44235</text:p>
          </table:table-cell>
          <table:table-cell office:value-type="float" office:value="-0.99568" calcext:value-type="float">
            <text:p>-0.99568</text:p>
          </table:table-cell>
        </table:table-row>
        <table:table-row table:style-name="ro1">
          <table:table-cell/>
          <table:table-cell office:value-type="float" office:value="84.61615" calcext:value-type="float">
            <text:p>84.61615</text:p>
          </table:table-cell>
          <table:table-cell office:value-type="float" office:value="84.56089" calcext:value-type="float">
            <text:p>84.56089</text:p>
          </table:table-cell>
          <table:table-cell office:value-type="float" office:value="0.05526" calcext:value-type="float">
            <text:p>0.05526</text:p>
          </table:table-cell>
        </table:table-row>
        <table:table-row table:style-name="ro1">
          <table:table-cell/>
          <table:table-cell office:value-type="float" office:value="86.22663" calcext:value-type="float">
            <text:p>86.22663</text:p>
          </table:table-cell>
          <table:table-cell office:value-type="float" office:value="82.15072" calcext:value-type="float">
            <text:p>82.15072</text:p>
          </table:table-cell>
          <table:table-cell office:value-type="float" office:value="4.07591" calcext:value-type="float">
            <text:p>4.07591</text:p>
          </table:table-cell>
        </table:table-row>
        <table:table-row table:style-name="ro1">
          <table:table-cell/>
          <table:table-cell office:value-type="float" office:value="85.2713" calcext:value-type="float">
            <text:p>85.2713</text:p>
          </table:table-cell>
          <table:table-cell office:value-type="float" office:value="81.6051" calcext:value-type="float">
            <text:p>81.6051</text:p>
          </table:table-cell>
          <table:table-cell office:value-type="float" office:value="3.6662" calcext:value-type="float">
            <text:p>3.6662</text:p>
          </table:table-cell>
        </table:table-row>
        <table:table-row table:style-name="ro1">
          <table:table-cell/>
          <table:table-cell office:value-type="float" office:value="84.84788" calcext:value-type="float">
            <text:p>84.84788</text:p>
          </table:table-cell>
          <table:table-cell office:value-type="float" office:value="84.15379" calcext:value-type="float">
            <text:p>84.15379</text:p>
          </table:table-cell>
          <table:table-cell office:value-type="float" office:value="0.69409" calcext:value-type="float">
            <text:p>0.69409</text:p>
          </table:table-cell>
        </table:table-row>
        <table:table-row table:style-name="ro1">
          <table:table-cell/>
          <table:table-cell office:value-type="float" office:value="85.44965" calcext:value-type="float">
            <text:p>85.44965</text:p>
          </table:table-cell>
          <table:table-cell office:value-type="float" office:value="85.68779" calcext:value-type="float">
            <text:p>85.68779</text:p>
          </table:table-cell>
          <table:table-cell office:value-type="float" office:value="-0.23814" calcext:value-type="float">
            <text:p>-0.23814</text:p>
          </table:table-cell>
        </table:table-row>
        <table:table-row table:style-name="ro1">
          <table:table-cell/>
          <table:table-cell office:value-type="float" office:value="84.89031" calcext:value-type="float">
            <text:p>84.89031</text:p>
          </table:table-cell>
          <table:table-cell office:value-type="float" office:value="83.04215" calcext:value-type="float">
            <text:p>83.04215</text:p>
          </table:table-cell>
          <table:table-cell office:value-type="float" office:value="1.84816" calcext:value-type="float">
            <text:p>1.84816</text:p>
          </table:table-cell>
        </table:table-row>
        <table:table-row table:style-name="ro1">
          <table:table-cell/>
          <table:table-cell office:value-type="float" office:value="85.36675" calcext:value-type="float">
            <text:p>85.36675</text:p>
          </table:table-cell>
          <table:table-cell office:value-type="float" office:value="82.32231" calcext:value-type="float">
            <text:p>82.32231</text:p>
          </table:table-cell>
          <table:table-cell office:value-type="float" office:value="3.04444" calcext:value-type="float">
            <text:p>3.04444</text:p>
          </table:table-cell>
        </table:table-row>
        <table:table-row table:style-name="ro1">
          <table:table-cell/>
          <table:table-cell office:value-type="float" office:value="85.27201" calcext:value-type="float">
            <text:p>85.27201</text:p>
          </table:table-cell>
          <table:table-cell office:value-type="float" office:value="82.65894" calcext:value-type="float">
            <text:p>82.65894</text:p>
          </table:table-cell>
          <table:table-cell office:value-type="float" office:value="2.61306" calcext:value-type="float">
            <text:p>2.61306</text:p>
          </table:table-cell>
        </table:table-row>
        <table:table-row table:style-name="ro1">
          <table:table-cell/>
          <table:table-cell office:value-type="float" office:value="84.41454" calcext:value-type="float">
            <text:p>84.41454</text:p>
          </table:table-cell>
          <table:table-cell office:value-type="float" office:value="85.57781" calcext:value-type="float">
            <text:p>85.57781</text:p>
          </table:table-cell>
          <table:table-cell office:value-type="float" office:value="-1.16327" calcext:value-type="float">
            <text:p>-1.16327</text:p>
          </table:table-cell>
        </table:table-row>
        <table:table-row table:style-name="ro1">
          <table:table-cell/>
          <table:table-cell office:value-type="float" office:value="85.38696" calcext:value-type="float">
            <text:p>85.38696</text:p>
          </table:table-cell>
          <table:table-cell office:value-type="float" office:value="85.03022" calcext:value-type="float">
            <text:p>85.03022</text:p>
          </table:table-cell>
          <table:table-cell office:value-type="float" office:value="0.35675" calcext:value-type="float">
            <text:p>0.35675</text:p>
          </table:table-cell>
        </table:table-row>
        <table:table-row table:style-name="ro1">
          <table:table-cell/>
          <table:table-cell office:value-type="float" office:value="85.70305" calcext:value-type="float">
            <text:p>85.70305</text:p>
          </table:table-cell>
          <table:table-cell office:value-type="float" office:value="84.54314" calcext:value-type="float">
            <text:p>84.54314</text:p>
          </table:table-cell>
          <table:table-cell office:value-type="float" office:value="1.15991" calcext:value-type="float">
            <text:p>1.15991</text:p>
          </table:table-cell>
        </table:table-row>
        <table:table-row table:style-name="ro1">
          <table:table-cell/>
          <table:table-cell office:value-type="float" office:value="84.75006" calcext:value-type="float">
            <text:p>84.75006</text:p>
          </table:table-cell>
          <table:table-cell office:value-type="float" office:value="83.31077" calcext:value-type="float">
            <text:p>83.31077</text:p>
          </table:table-cell>
          <table:table-cell office:value-type="float" office:value="1.4393" calcext:value-type="float">
            <text:p>1.4393</text:p>
          </table:table-cell>
        </table:table-row>
        <table:table-row table:style-name="ro1">
          <table:table-cell/>
          <table:table-cell office:value-type="float" office:value="84.63903" calcext:value-type="float">
            <text:p>84.63903</text:p>
          </table:table-cell>
          <table:table-cell office:value-type="float" office:value="85.35253" calcext:value-type="float">
            <text:p>85.35253</text:p>
          </table:table-cell>
          <table:table-cell office:value-type="float" office:value="-0.7135" calcext:value-type="float">
            <text:p>-0.7135</text:p>
          </table:table-cell>
        </table:table-row>
        <table:table-row table:style-name="ro1">
          <table:table-cell/>
          <table:table-cell office:value-type="float" office:value="84.38966" calcext:value-type="float">
            <text:p>84.38966</text:p>
          </table:table-cell>
          <table:table-cell office:value-type="float" office:value="82.11817" calcext:value-type="float">
            <text:p>82.11817</text:p>
          </table:table-cell>
          <table:table-cell office:value-type="float" office:value="2.2715" calcext:value-type="float">
            <text:p>2.2715</text:p>
          </table:table-cell>
        </table:table-row>
        <table:table-row table:style-name="ro1">
          <table:table-cell/>
          <table:table-cell office:value-type="float" office:value="85.24618" calcext:value-type="float">
            <text:p>85.24618</text:p>
          </table:table-cell>
          <table:table-cell office:value-type="float" office:value="84.70207" calcext:value-type="float">
            <text:p>84.70207</text:p>
          </table:table-cell>
          <table:table-cell office:value-type="float" office:value="0.54411" calcext:value-type="float">
            <text:p>0.54411</text:p>
          </table:table-cell>
        </table:table-row>
        <table:table-row table:style-name="ro1">
          <table:table-cell/>
          <table:table-cell office:value-type="float" office:value="84.05043" calcext:value-type="float">
            <text:p>84.05043</text:p>
          </table:table-cell>
          <table:table-cell office:value-type="float" office:value="84.87947" calcext:value-type="float">
            <text:p>84.87947</text:p>
          </table:table-cell>
          <table:table-cell office:value-type="float" office:value="-0.82904" calcext:value-type="float">
            <text:p>-0.82904</text:p>
          </table:table-cell>
        </table:table-row>
        <table:table-row table:style-name="ro1">
          <table:table-cell/>
          <table:table-cell office:value-type="float" office:value="85.62839" calcext:value-type="float">
            <text:p>85.62839</text:p>
          </table:table-cell>
          <table:table-cell office:value-type="float" office:value="83.8044" calcext:value-type="float">
            <text:p>83.8044</text:p>
          </table:table-cell>
          <table:table-cell office:value-type="float" office:value="1.82399" calcext:value-type="float">
            <text:p>1.82399</text:p>
          </table:table-cell>
        </table:table-row>
        <table:table-row table:style-name="ro1">
          <table:table-cell/>
          <table:table-cell office:value-type="float" office:value="84.90511" calcext:value-type="float">
            <text:p>84.90511</text:p>
          </table:table-cell>
          <table:table-cell office:value-type="float" office:value="84.62501" calcext:value-type="float">
            <text:p>84.62501</text:p>
          </table:table-cell>
          <table:table-cell office:value-type="float" office:value="0.28009" calcext:value-type="float">
            <text:p>0.28009</text:p>
          </table:table-cell>
        </table:table-row>
        <table:table-row table:style-name="ro1">
          <table:table-cell/>
          <table:table-cell office:value-type="float" office:value="84.75301" calcext:value-type="float">
            <text:p>84.75301</text:p>
          </table:table-cell>
          <table:table-cell office:value-type="float" office:value="86.94279" calcext:value-type="float">
            <text:p>86.94279</text:p>
          </table:table-cell>
          <table:table-cell office:value-type="float" office:value="-2.18978" calcext:value-type="float">
            <text:p>-2.18978</text:p>
          </table:table-cell>
        </table:table-row>
        <table:table-row table:style-name="ro1">
          <table:table-cell/>
          <table:table-cell office:value-type="float" office:value="85.25568" calcext:value-type="float">
            <text:p>85.25568</text:p>
          </table:table-cell>
          <table:table-cell office:value-type="float" office:value="86.47061" calcext:value-type="float">
            <text:p>86.47061</text:p>
          </table:table-cell>
          <table:table-cell office:value-type="float" office:value="-1.21493" calcext:value-type="float">
            <text:p>-1.21493</text:p>
          </table:table-cell>
        </table:table-row>
        <table:table-row table:style-name="ro1">
          <table:table-cell/>
          <table:table-cell office:value-type="float" office:value="85.4222" calcext:value-type="float">
            <text:p>85.4222</text:p>
          </table:table-cell>
          <table:table-cell office:value-type="float" office:value="85.73899" calcext:value-type="float">
            <text:p>85.73899</text:p>
          </table:table-cell>
          <table:table-cell office:value-type="float" office:value="-0.31679" calcext:value-type="float">
            <text:p>-0.31679</text:p>
          </table:table-cell>
        </table:table-row>
        <table:table-row table:style-name="ro1">
          <table:table-cell/>
          <table:table-cell office:value-type="float" office:value="84.36929" calcext:value-type="float">
            <text:p>84.36929</text:p>
          </table:table-cell>
          <table:table-cell office:value-type="float" office:value="85.18933" calcext:value-type="float">
            <text:p>85.18933</text:p>
          </table:table-cell>
          <table:table-cell office:value-type="float" office:value="-0.82004" calcext:value-type="float">
            <text:p>-0.82004</text:p>
          </table:table-cell>
        </table:table-row>
        <table:table-row table:style-name="ro1">
          <table:table-cell/>
          <table:table-cell office:value-type="float" office:value="84.73055" calcext:value-type="float">
            <text:p>84.73055</text:p>
          </table:table-cell>
          <table:table-cell office:value-type="float" office:value="85.4368" calcext:value-type="float">
            <text:p>85.4368</text:p>
          </table:table-cell>
          <table:table-cell office:value-type="float" office:value="-0.70625" calcext:value-type="float">
            <text:p>-0.70625</text:p>
          </table:table-cell>
        </table:table-row>
        <table:table-row table:style-name="ro1">
          <table:table-cell/>
          <table:table-cell office:value-type="float" office:value="85.21701" calcext:value-type="float">
            <text:p>85.21701</text:p>
          </table:table-cell>
          <table:table-cell office:value-type="float" office:value="86.40021" calcext:value-type="float">
            <text:p>86.40021</text:p>
          </table:table-cell>
          <table:table-cell office:value-type="float" office:value="-1.1832" calcext:value-type="float">
            <text:p>-1.1832</text:p>
          </table:table-cell>
        </table:table-row>
        <table:table-row table:style-name="ro1">
          <table:table-cell/>
          <table:table-cell office:value-type="float" office:value="85.42715" calcext:value-type="float">
            <text:p>85.42715</text:p>
          </table:table-cell>
          <table:table-cell office:value-type="float" office:value="83.41391" calcext:value-type="float">
            <text:p>83.41391</text:p>
          </table:table-cell>
          <table:table-cell office:value-type="float" office:value="2.01325" calcext:value-type="float">
            <text:p>2.01325</text:p>
          </table:table-cell>
        </table:table-row>
        <table:table-row table:style-name="ro1">
          <table:table-cell/>
          <table:table-cell office:value-type="float" office:value="84.87576" calcext:value-type="float">
            <text:p>84.87576</text:p>
          </table:table-cell>
          <table:table-cell office:value-type="float" office:value="83.60058" calcext:value-type="float">
            <text:p>83.60058</text:p>
          </table:table-cell>
          <table:table-cell office:value-type="float" office:value="1.27518" calcext:value-type="float">
            <text:p>1.27518</text:p>
          </table:table-cell>
        </table:table-row>
        <table:table-row table:style-name="ro1">
          <table:table-cell/>
          <table:table-cell office:value-type="float" office:value="84.2259" calcext:value-type="float">
            <text:p>84.2259</text:p>
          </table:table-cell>
          <table:table-cell office:value-type="float" office:value="85.79619" calcext:value-type="float">
            <text:p>85.79619</text:p>
          </table:table-cell>
          <table:table-cell office:value-type="float" office:value="-1.57029" calcext:value-type="float">
            <text:p>-1.57029</text:p>
          </table:table-cell>
        </table:table-row>
        <table:table-row table:style-name="ro1">
          <table:table-cell/>
          <table:table-cell office:value-type="float" office:value="85.86924" calcext:value-type="float">
            <text:p>85.86924</text:p>
          </table:table-cell>
          <table:table-cell office:value-type="float" office:value="83.47393" calcext:value-type="float">
            <text:p>83.47393</text:p>
          </table:table-cell>
          <table:table-cell office:value-type="float" office:value="2.39531" calcext:value-type="float">
            <text:p>2.39531</text:p>
          </table:table-cell>
        </table:table-row>
        <table:table-row table:style-name="ro1">
          <table:table-cell/>
          <table:table-cell office:value-type="float" office:value="85.108" calcext:value-type="float">
            <text:p>85.108</text:p>
          </table:table-cell>
          <table:table-cell office:value-type="float" office:value="86.02053" calcext:value-type="float">
            <text:p>86.02053</text:p>
          </table:table-cell>
          <table:table-cell office:value-type="float" office:value="-0.91253" calcext:value-type="float">
            <text:p>-0.91253</text:p>
          </table:table-cell>
        </table:table-row>
        <table:table-row table:style-name="ro1">
          <table:table-cell/>
          <table:table-cell office:value-type="float" office:value="85.42876" calcext:value-type="float">
            <text:p>85.42876</text:p>
          </table:table-cell>
          <table:table-cell office:value-type="float" office:value="85.59393" calcext:value-type="float">
            <text:p>85.59393</text:p>
          </table:table-cell>
          <table:table-cell office:value-type="float" office:value="-0.16516" calcext:value-type="float">
            <text:p>-0.16516</text:p>
          </table:table-cell>
        </table:table-row>
        <table:table-row table:style-name="ro1">
          <table:table-cell/>
          <table:table-cell office:value-type="float" office:value="84.7701" calcext:value-type="float">
            <text:p>84.7701</text:p>
          </table:table-cell>
          <table:table-cell office:value-type="float" office:value="84.24451" calcext:value-type="float">
            <text:p>84.24451</text:p>
          </table:table-cell>
          <table:table-cell office:value-type="float" office:value="0.5256" calcext:value-type="float">
            <text:p>0.5256</text:p>
          </table:table-cell>
        </table:table-row>
        <table:table-row table:style-name="ro1">
          <table:table-cell/>
          <table:table-cell office:value-type="float" office:value="85.02445" calcext:value-type="float">
            <text:p>85.02445</text:p>
          </table:table-cell>
          <table:table-cell office:value-type="float" office:value="84.60735" calcext:value-type="float">
            <text:p>84.60735</text:p>
          </table:table-cell>
          <table:table-cell office:value-type="float" office:value="0.41711" calcext:value-type="float">
            <text:p>0.41711</text:p>
          </table:table-cell>
        </table:table-row>
        <table:table-row table:style-name="ro1">
          <table:table-cell/>
          <table:table-cell office:value-type="float" office:value="85.23572" calcext:value-type="float">
            <text:p>85.23572</text:p>
          </table:table-cell>
          <table:table-cell office:value-type="float" office:value="85.98362" calcext:value-type="float">
            <text:p>85.98362</text:p>
          </table:table-cell>
          <table:table-cell office:value-type="float" office:value="-0.7479" calcext:value-type="float">
            <text:p>-0.7479</text:p>
          </table:table-cell>
        </table:table-row>
        <table:table-row table:style-name="ro1">
          <table:table-cell/>
          <table:table-cell office:value-type="float" office:value="85.74772" calcext:value-type="float">
            <text:p>85.74772</text:p>
          </table:table-cell>
          <table:table-cell office:value-type="float" office:value="84.31075" calcext:value-type="float">
            <text:p>84.31075</text:p>
          </table:table-cell>
          <table:table-cell office:value-type="float" office:value="1.43697" calcext:value-type="float">
            <text:p>1.43697</text:p>
          </table:table-cell>
        </table:table-row>
        <table:table-row table:style-name="ro1">
          <table:table-cell/>
          <table:table-cell office:value-type="float" office:value="84.15111" calcext:value-type="float">
            <text:p>84.15111</text:p>
          </table:table-cell>
          <table:table-cell office:value-type="float" office:value="83.07385" calcext:value-type="float">
            <text:p>83.07385</text:p>
          </table:table-cell>
          <table:table-cell office:value-type="float" office:value="1.07726" calcext:value-type="float">
            <text:p>1.07726</text:p>
          </table:table-cell>
        </table:table-row>
        <table:table-row table:style-name="ro1">
          <table:table-cell/>
          <table:table-cell office:value-type="float" office:value="85.96741" calcext:value-type="float">
            <text:p>85.96741</text:p>
          </table:table-cell>
          <table:table-cell office:value-type="float" office:value="83.72086" calcext:value-type="float">
            <text:p>83.72086</text:p>
          </table:table-cell>
          <table:table-cell office:value-type="float" office:value="2.24655" calcext:value-type="float">
            <text:p>2.24655</text:p>
          </table:table-cell>
        </table:table-row>
        <table:table-row table:style-name="ro1">
          <table:table-cell/>
          <table:table-cell office:value-type="float" office:value="84.33333" calcext:value-type="float">
            <text:p>84.33333</text:p>
          </table:table-cell>
          <table:table-cell office:value-type="float" office:value="83.58706" calcext:value-type="float">
            <text:p>83.58706</text:p>
          </table:table-cell>
          <table:table-cell office:value-type="float" office:value="0.74627" calcext:value-type="float">
            <text:p>0.74627</text:p>
          </table:table-cell>
        </table:table-row>
        <table:table-row table:style-name="ro1">
          <table:table-cell/>
          <table:table-cell office:value-type="float" office:value="85.29862" calcext:value-type="float">
            <text:p>85.29862</text:p>
          </table:table-cell>
          <table:table-cell office:value-type="float" office:value="83.29942" calcext:value-type="float">
            <text:p>83.29942</text:p>
          </table:table-cell>
          <table:table-cell office:value-type="float" office:value="1.9992" calcext:value-type="float">
            <text:p>1.9992</text:p>
          </table:table-cell>
        </table:table-row>
        <table:table-row table:style-name="ro1">
          <table:table-cell/>
          <table:table-cell office:value-type="float" office:value="85.64889" calcext:value-type="float">
            <text:p>85.64889</text:p>
          </table:table-cell>
          <table:table-cell office:value-type="float" office:value="84.94388" calcext:value-type="float">
            <text:p>84.94388</text:p>
          </table:table-cell>
          <table:table-cell office:value-type="float" office:value="0.70502" calcext:value-type="float">
            <text:p>0.70502</text:p>
          </table:table-cell>
        </table:table-row>
        <table:table-row table:style-name="ro1">
          <table:table-cell/>
          <table:table-cell office:value-type="float" office:value="83.83982" calcext:value-type="float">
            <text:p>83.83982</text:p>
          </table:table-cell>
          <table:table-cell office:value-type="float" office:value="84.04342" calcext:value-type="float">
            <text:p>84.04342</text:p>
          </table:table-cell>
          <table:table-cell office:value-type="float" office:value="-0.20359" calcext:value-type="float">
            <text:p>-0.20359</text:p>
          </table:table-cell>
        </table:table-row>
        <table:table-row table:style-name="ro1">
          <table:table-cell/>
          <table:table-cell office:value-type="float" office:value="84.95096" calcext:value-type="float">
            <text:p>84.95096</text:p>
          </table:table-cell>
          <table:table-cell office:value-type="float" office:value="85.87373" calcext:value-type="float">
            <text:p>85.87373</text:p>
          </table:table-cell>
          <table:table-cell office:value-type="float" office:value="-0.92277" calcext:value-type="float">
            <text:p>-0.92277</text:p>
          </table:table-cell>
        </table:table-row>
        <table:table-row table:style-name="ro1">
          <table:table-cell/>
          <table:table-cell office:value-type="float" office:value="84.54189" calcext:value-type="float">
            <text:p>84.54189</text:p>
          </table:table-cell>
          <table:table-cell office:value-type="float" office:value="85.10514" calcext:value-type="float">
            <text:p>85.10514</text:p>
          </table:table-cell>
          <table:table-cell office:value-type="float" office:value="-0.56325" calcext:value-type="float">
            <text:p>-0.56325</text:p>
          </table:table-cell>
        </table:table-row>
        <table:table-row table:style-name="ro1">
          <table:table-cell/>
          <table:table-cell office:value-type="float" office:value="83.79582" calcext:value-type="float">
            <text:p>83.79582</text:p>
          </table:table-cell>
          <table:table-cell office:value-type="float" office:value="84.13308" calcext:value-type="float">
            <text:p>84.13308</text:p>
          </table:table-cell>
          <table:table-cell office:value-type="float" office:value="-0.33726" calcext:value-type="float">
            <text:p>-0.33726</text:p>
          </table:table-cell>
        </table:table-row>
        <table:table-row table:style-name="ro1">
          <table:table-cell/>
          <table:table-cell office:value-type="float" office:value="84.29301" calcext:value-type="float">
            <text:p>84.29301</text:p>
          </table:table-cell>
          <table:table-cell office:value-type="float" office:value="83.52245" calcext:value-type="float">
            <text:p>83.52245</text:p>
          </table:table-cell>
          <table:table-cell office:value-type="float" office:value="0.77055" calcext:value-type="float">
            <text:p>0.77055</text:p>
          </table:table-cell>
        </table:table-row>
        <table:table-row table:style-name="ro1">
          <table:table-cell/>
          <table:table-cell office:value-type="float" office:value="84.88666" calcext:value-type="float">
            <text:p>84.88666</text:p>
          </table:table-cell>
          <table:table-cell office:value-type="float" office:value="84.92865" calcext:value-type="float">
            <text:p>84.92865</text:p>
          </table:table-cell>
          <table:table-cell office:value-type="float" office:value="-0.04199" calcext:value-type="float">
            <text:p>-0.04199</text:p>
          </table:table-cell>
        </table:table-row>
        <table:table-row table:style-name="ro1">
          <table:table-cell/>
          <table:table-cell office:value-type="float" office:value="84.57745" calcext:value-type="float">
            <text:p>84.57745</text:p>
          </table:table-cell>
          <table:table-cell office:value-type="float" office:value="82.95014" calcext:value-type="float">
            <text:p>82.95014</text:p>
          </table:table-cell>
          <table:table-cell office:value-type="float" office:value="1.62731" calcext:value-type="float">
            <text:p>1.62731</text:p>
          </table:table-cell>
        </table:table-row>
        <table:table-row table:style-name="ro1">
          <table:table-cell/>
          <table:table-cell office:value-type="float" office:value="85.88218" calcext:value-type="float">
            <text:p>85.88218</text:p>
          </table:table-cell>
          <table:table-cell office:value-type="float" office:value="84.38583" calcext:value-type="float">
            <text:p>84.38583</text:p>
          </table:table-cell>
          <table:table-cell office:value-type="float" office:value="1.49635" calcext:value-type="float">
            <text:p>1.49635</text:p>
          </table:table-cell>
        </table:table-row>
        <table:table-row table:style-name="ro1">
          <table:table-cell/>
          <table:table-cell office:value-type="float" office:value="85.05954" calcext:value-type="float">
            <text:p>85.05954</text:p>
          </table:table-cell>
          <table:table-cell office:value-type="float" office:value="84.59647" calcext:value-type="float">
            <text:p>84.59647</text:p>
          </table:table-cell>
          <table:table-cell office:value-type="float" office:value="0.46307" calcext:value-type="float">
            <text:p>0.46307</text:p>
          </table:table-cell>
        </table:table-row>
        <table:table-row table:style-name="ro1">
          <table:table-cell/>
          <table:table-cell office:value-type="float" office:value="84.01769" calcext:value-type="float">
            <text:p>84.01769</text:p>
          </table:table-cell>
          <table:table-cell office:value-type="float" office:value="83.71773" calcext:value-type="float">
            <text:p>83.71773</text:p>
          </table:table-cell>
          <table:table-cell office:value-type="float" office:value="0.29996" calcext:value-type="float">
            <text:p>0.29996</text:p>
          </table:table-cell>
        </table:table-row>
        <table:table-row table:style-name="ro1">
          <table:table-cell/>
          <table:table-cell office:value-type="float" office:value="84.59145" calcext:value-type="float">
            <text:p>84.59145</text:p>
          </table:table-cell>
          <table:table-cell office:value-type="float" office:value="83.60919" calcext:value-type="float">
            <text:p>83.60919</text:p>
          </table:table-cell>
          <table:table-cell office:value-type="float" office:value="0.98227" calcext:value-type="float">
            <text:p>0.98227</text:p>
          </table:table-cell>
        </table:table-row>
        <table:table-row table:style-name="ro1">
          <table:table-cell/>
          <table:table-cell office:value-type="float" office:value="85.12009" calcext:value-type="float">
            <text:p>85.12009</text:p>
          </table:table-cell>
          <table:table-cell office:value-type="float" office:value="85.96939" calcext:value-type="float">
            <text:p>85.96939</text:p>
          </table:table-cell>
          <table:table-cell office:value-type="float" office:value="-0.8493" calcext:value-type="float">
            <text:p>-0.8493</text:p>
          </table:table-cell>
        </table:table-row>
        <table:table-row table:style-name="ro1">
          <table:table-cell/>
          <table:table-cell office:value-type="float" office:value="84.94419" calcext:value-type="float">
            <text:p>84.94419</text:p>
          </table:table-cell>
          <table:table-cell office:value-type="float" office:value="86.24142" calcext:value-type="float">
            <text:p>86.24142</text:p>
          </table:table-cell>
          <table:table-cell office:value-type="float" office:value="-1.29723" calcext:value-type="float">
            <text:p>-1.29723</text:p>
          </table:table-cell>
        </table:table-row>
        <table:table-row table:style-name="ro1">
          <table:table-cell/>
          <table:table-cell office:value-type="float" office:value="84.21915" calcext:value-type="float">
            <text:p>84.21915</text:p>
          </table:table-cell>
          <table:table-cell office:value-type="float" office:value="83.38107" calcext:value-type="float">
            <text:p>83.38107</text:p>
          </table:table-cell>
          <table:table-cell office:value-type="float" office:value="0.83808" calcext:value-type="float">
            <text:p>0.83808</text:p>
          </table:table-cell>
        </table:table-row>
        <table:table-row table:style-name="ro1">
          <table:table-cell/>
          <table:table-cell office:value-type="float" office:value="84.80387" calcext:value-type="float">
            <text:p>84.80387</text:p>
          </table:table-cell>
          <table:table-cell office:value-type="float" office:value="83.28118" calcext:value-type="float">
            <text:p>83.28118</text:p>
          </table:table-cell>
          <table:table-cell office:value-type="float" office:value="1.52269" calcext:value-type="float">
            <text:p>1.52269</text:p>
          </table:table-cell>
        </table:table-row>
        <table:table-row table:style-name="ro1">
          <table:table-cell/>
          <table:table-cell office:value-type="float" office:value="85.03241" calcext:value-type="float">
            <text:p>85.03241</text:p>
          </table:table-cell>
          <table:table-cell office:value-type="float" office:value="86.23431" calcext:value-type="float">
            <text:p>86.23431</text:p>
          </table:table-cell>
          <table:table-cell office:value-type="float" office:value="-1.2019" calcext:value-type="float">
            <text:p>-1.2019</text:p>
          </table:table-cell>
        </table:table-row>
        <table:table-row table:style-name="ro1">
          <table:table-cell/>
          <table:table-cell office:value-type="float" office:value="84.88396" calcext:value-type="float">
            <text:p>84.88396</text:p>
          </table:table-cell>
          <table:table-cell office:value-type="float" office:value="83.4735" calcext:value-type="float">
            <text:p>83.4735</text:p>
          </table:table-cell>
          <table:table-cell office:value-type="float" office:value="1.41046" calcext:value-type="float">
            <text:p>1.41046</text:p>
          </table:table-cell>
        </table:table-row>
        <table:table-row table:style-name="ro1">
          <table:table-cell/>
          <table:table-cell office:value-type="float" office:value="84.47227" calcext:value-type="float">
            <text:p>84.47227</text:p>
          </table:table-cell>
          <table:table-cell office:value-type="float" office:value="82.44135" calcext:value-type="float">
            <text:p>82.44135</text:p>
          </table:table-cell>
          <table:table-cell office:value-type="float" office:value="2.03092" calcext:value-type="float">
            <text:p>2.03092</text:p>
          </table:table-cell>
        </table:table-row>
        <table:table-row table:style-name="ro1">
          <table:table-cell/>
          <table:table-cell office:value-type="float" office:value="85.35036" calcext:value-type="float">
            <text:p>85.35036</text:p>
          </table:table-cell>
          <table:table-cell office:value-type="float" office:value="84.65832" calcext:value-type="float">
            <text:p>84.65832</text:p>
          </table:table-cell>
          <table:table-cell office:value-type="float" office:value="0.69204" calcext:value-type="float">
            <text:p>0.69204</text:p>
          </table:table-cell>
        </table:table-row>
        <table:table-row table:style-name="ro1">
          <table:table-cell/>
          <table:table-cell office:value-type="float" office:value="84.29982" calcext:value-type="float">
            <text:p>84.29982</text:p>
          </table:table-cell>
          <table:table-cell office:value-type="float" office:value="84.45485" calcext:value-type="float">
            <text:p>84.45485</text:p>
          </table:table-cell>
          <table:table-cell office:value-type="float" office:value="-0.15502" calcext:value-type="float">
            <text:p>-0.15502</text:p>
          </table:table-cell>
        </table:table-row>
        <table:table-row table:style-name="ro1">
          <table:table-cell/>
          <table:table-cell office:value-type="float" office:value="84.55886" calcext:value-type="float">
            <text:p>84.55886</text:p>
          </table:table-cell>
          <table:table-cell office:value-type="float" office:value="83.7627" calcext:value-type="float">
            <text:p>83.7627</text:p>
          </table:table-cell>
          <table:table-cell office:value-type="float" office:value="0.79615" calcext:value-type="float">
            <text:p>0.79615</text:p>
          </table:table-cell>
        </table:table-row>
        <table:table-row table:style-name="ro1">
          <table:table-cell/>
          <table:table-cell office:value-type="float" office:value="84.99874" calcext:value-type="float">
            <text:p>84.99874</text:p>
          </table:table-cell>
          <table:table-cell office:value-type="float" office:value="83.11916" calcext:value-type="float">
            <text:p>83.11916</text:p>
          </table:table-cell>
          <table:table-cell office:value-type="float" office:value="1.87958" calcext:value-type="float">
            <text:p>1.87958</text:p>
          </table:table-cell>
        </table:table-row>
        <table:table-row table:style-name="ro1">
          <table:table-cell/>
          <table:table-cell office:value-type="float" office:value="84.29409" calcext:value-type="float">
            <text:p>84.29409</text:p>
          </table:table-cell>
          <table:table-cell office:value-type="float" office:value="84.73517" calcext:value-type="float">
            <text:p>84.73517</text:p>
          </table:table-cell>
          <table:table-cell office:value-type="float" office:value="-0.44107" calcext:value-type="float">
            <text:p>-0.44107</text:p>
          </table:table-cell>
        </table:table-row>
        <table:table-row table:style-name="ro1">
          <table:table-cell/>
          <table:table-cell office:value-type="float" office:value="85.18087" calcext:value-type="float">
            <text:p>85.18087</text:p>
          </table:table-cell>
          <table:table-cell office:value-type="float" office:value="86.27888" calcext:value-type="float">
            <text:p>86.27888</text:p>
          </table:table-cell>
          <table:table-cell office:value-type="float" office:value="-1.09801" calcext:value-type="float">
            <text:p>-1.09801</text:p>
          </table:table-cell>
        </table:table-row>
        <table:table-row table:style-name="ro1">
          <table:table-cell/>
          <table:table-cell office:value-type="float" office:value="84.79619" calcext:value-type="float">
            <text:p>84.79619</text:p>
          </table:table-cell>
          <table:table-cell office:value-type="float" office:value="87.01536" calcext:value-type="float">
            <text:p>87.01536</text:p>
          </table:table-cell>
          <table:table-cell office:value-type="float" office:value="-2.21917" calcext:value-type="float">
            <text:p>-2.21917</text:p>
          </table:table-cell>
        </table:table-row>
        <table:table-row table:style-name="ro1">
          <table:table-cell/>
          <table:table-cell office:value-type="float" office:value="84.44643" calcext:value-type="float">
            <text:p>84.44643</text:p>
          </table:table-cell>
          <table:table-cell office:value-type="float" office:value="84.44596" calcext:value-type="float">
            <text:p>84.44596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/>
          <table:table-cell office:value-type="float" office:value="85.14847" calcext:value-type="float">
            <text:p>85.14847</text:p>
          </table:table-cell>
          <table:table-cell office:value-type="float" office:value="86.76751" calcext:value-type="float">
            <text:p>86.76751</text:p>
          </table:table-cell>
          <table:table-cell office:value-type="float" office:value="-1.61904" calcext:value-type="float">
            <text:p>-1.61904</text:p>
          </table:table-cell>
        </table:table-row>
        <table:table-row table:style-name="ro1">
          <table:table-cell/>
          <table:table-cell office:value-type="float" office:value="84.8902" calcext:value-type="float">
            <text:p>84.8902</text:p>
          </table:table-cell>
          <table:table-cell office:value-type="float" office:value="83.60711" calcext:value-type="float">
            <text:p>83.60711</text:p>
          </table:table-cell>
          <table:table-cell office:value-type="float" office:value="1.28309" calcext:value-type="float">
            <text:p>1.28309</text:p>
          </table:table-cell>
        </table:table-row>
        <table:table-row table:style-name="ro1">
          <table:table-cell/>
          <table:table-cell office:value-type="float" office:value="85.75734" calcext:value-type="float">
            <text:p>85.75734</text:p>
          </table:table-cell>
          <table:table-cell office:value-type="float" office:value="84.64419" calcext:value-type="float">
            <text:p>84.64419</text:p>
          </table:table-cell>
          <table:table-cell office:value-type="float" office:value="1.11315" calcext:value-type="float">
            <text:p>1.11315</text:p>
          </table:table-cell>
        </table:table-row>
        <table:table-row table:style-name="ro1">
          <table:table-cell/>
          <table:table-cell office:value-type="float" office:value="84.97881" calcext:value-type="float">
            <text:p>84.97881</text:p>
          </table:table-cell>
          <table:table-cell office:value-type="float" office:value="82.50225" calcext:value-type="float">
            <text:p>82.50225</text:p>
          </table:table-cell>
          <table:table-cell office:value-type="float" office:value="2.47656" calcext:value-type="float">
            <text:p>2.47656</text:p>
          </table:table-cell>
        </table:table-row>
        <table:table-row table:style-name="ro1">
          <table:table-cell/>
          <table:table-cell office:value-type="float" office:value="85.57229" calcext:value-type="float">
            <text:p>85.57229</text:p>
          </table:table-cell>
          <table:table-cell office:value-type="float" office:value="84.62979" calcext:value-type="float">
            <text:p>84.62979</text:p>
          </table:table-cell>
          <table:table-cell office:value-type="float" office:value="0.9425" calcext:value-type="float">
            <text:p>0.9425</text:p>
          </table:table-cell>
        </table:table-row>
        <table:table-row table:style-name="ro1">
          <table:table-cell/>
          <table:table-cell office:value-type="float" office:value="84.45461" calcext:value-type="float">
            <text:p>84.45461</text:p>
          </table:table-cell>
          <table:table-cell office:value-type="float" office:value="85.42589" calcext:value-type="float">
            <text:p>85.42589</text:p>
          </table:table-cell>
          <table:table-cell office:value-type="float" office:value="-0.97128" calcext:value-type="float">
            <text:p>-0.97128</text:p>
          </table:table-cell>
        </table:table-row>
        <table:table-row table:style-name="ro1">
          <table:table-cell/>
          <table:table-cell office:value-type="float" office:value="83.77734" calcext:value-type="float">
            <text:p>83.77734</text:p>
          </table:table-cell>
          <table:table-cell office:value-type="float" office:value="82.94032" calcext:value-type="float">
            <text:p>82.94032</text:p>
          </table:table-cell>
          <table:table-cell office:value-type="float" office:value="0.83702" calcext:value-type="float">
            <text:p>0.83702</text:p>
          </table:table-cell>
        </table:table-row>
        <table:table-row table:style-name="ro1">
          <table:table-cell/>
          <table:table-cell office:value-type="float" office:value="84.80191" calcext:value-type="float">
            <text:p>84.80191</text:p>
          </table:table-cell>
          <table:table-cell office:value-type="float" office:value="86.74867" calcext:value-type="float">
            <text:p>86.74867</text:p>
          </table:table-cell>
          <table:table-cell office:value-type="float" office:value="-1.94676" calcext:value-type="float">
            <text:p>-1.94676</text:p>
          </table:table-cell>
        </table:table-row>
        <table:table-row table:style-name="ro1">
          <table:table-cell/>
          <table:table-cell office:value-type="float" office:value="84.45693" calcext:value-type="float">
            <text:p>84.45693</text:p>
          </table:table-cell>
          <table:table-cell office:value-type="float" office:value="83.93383" calcext:value-type="float">
            <text:p>83.93383</text:p>
          </table:table-cell>
          <table:table-cell office:value-type="float" office:value="0.5231" calcext:value-type="float">
            <text:p>0.5231</text:p>
          </table:table-cell>
        </table:table-row>
        <table:table-row table:style-name="ro1">
          <table:table-cell/>
          <table:table-cell office:value-type="float" office:value="84.84707" calcext:value-type="float">
            <text:p>84.84707</text:p>
          </table:table-cell>
          <table:table-cell office:value-type="float" office:value="83.21261" calcext:value-type="float">
            <text:p>83.21261</text:p>
          </table:table-cell>
          <table:table-cell office:value-type="float" office:value="1.63446" calcext:value-type="float">
            <text:p>1.63446</text:p>
          </table:table-cell>
        </table:table-row>
        <table:table-row table:style-name="ro1">
          <table:table-cell/>
          <table:table-cell office:value-type="float" office:value="84.64402" calcext:value-type="float">
            <text:p>84.64402</text:p>
          </table:table-cell>
          <table:table-cell office:value-type="float" office:value="86.27684" calcext:value-type="float">
            <text:p>86.27684</text:p>
          </table:table-cell>
          <table:table-cell office:value-type="float" office:value="-1.63282" calcext:value-type="float">
            <text:p>-1.63282</text:p>
          </table:table-cell>
        </table:table-row>
        <table:table-row table:style-name="ro1">
          <table:table-cell/>
          <table:table-cell office:value-type="float" office:value="85.37552" calcext:value-type="float">
            <text:p>85.37552</text:p>
          </table:table-cell>
          <table:table-cell office:value-type="float" office:value="86.15171" calcext:value-type="float">
            <text:p>86.15171</text:p>
          </table:table-cell>
          <table:table-cell office:value-type="float" office:value="-0.77618" calcext:value-type="float">
            <text:p>-0.77618</text:p>
          </table:table-cell>
        </table:table-row>
        <table:table-row table:style-name="ro1">
          <table:table-cell/>
          <table:table-cell office:value-type="float" office:value="85.38365" calcext:value-type="float">
            <text:p>85.38365</text:p>
          </table:table-cell>
          <table:table-cell office:value-type="float" office:value="85.81661" calcext:value-type="float">
            <text:p>85.81661</text:p>
          </table:table-cell>
          <table:table-cell office:value-type="float" office:value="-0.43296" calcext:value-type="float">
            <text:p>-0.43296</text:p>
          </table:table-cell>
        </table:table-row>
        <table:table-row table:style-name="ro1">
          <table:table-cell/>
          <table:table-cell office:value-type="float" office:value="84.96808" calcext:value-type="float">
            <text:p>84.96808</text:p>
          </table:table-cell>
          <table:table-cell office:value-type="float" office:value="85.90043" calcext:value-type="float">
            <text:p>85.90043</text:p>
          </table:table-cell>
          <table:table-cell office:value-type="float" office:value="-0.93235" calcext:value-type="float">
            <text:p>-0.93235</text:p>
          </table:table-cell>
        </table:table-row>
        <table:table-row table:style-name="ro1">
          <table:table-cell/>
          <table:table-cell office:value-type="float" office:value="85.17467" calcext:value-type="float">
            <text:p>85.17467</text:p>
          </table:table-cell>
          <table:table-cell office:value-type="float" office:value="85.18116" calcext:value-type="float">
            <text:p>85.18116</text:p>
          </table:table-cell>
          <table:table-cell office:value-type="float" office:value="-0.00649" calcext:value-type="float">
            <text:p>-0.00649</text:p>
          </table:table-cell>
        </table:table-row>
        <table:table-row table:style-name="ro1">
          <table:table-cell/>
          <table:table-cell office:value-type="float" office:value="85.87394" calcext:value-type="float">
            <text:p>85.87394</text:p>
          </table:table-cell>
          <table:table-cell office:value-type="float" office:value="84.27496" calcext:value-type="float">
            <text:p>84.27496</text:p>
          </table:table-cell>
          <table:table-cell office:value-type="float" office:value="1.59898" calcext:value-type="float">
            <text:p>1.59898</text:p>
          </table:table-cell>
        </table:table-row>
        <table:table-row table:style-name="ro1">
          <table:table-cell/>
          <table:table-cell office:value-type="float" office:value="85.24269" calcext:value-type="float">
            <text:p>85.24269</text:p>
          </table:table-cell>
          <table:table-cell office:value-type="float" office:value="85.53293" calcext:value-type="float">
            <text:p>85.53293</text:p>
          </table:table-cell>
          <table:table-cell office:value-type="float" office:value="-0.29025" calcext:value-type="float">
            <text:p>-0.29025</text:p>
          </table:table-cell>
        </table:table-row>
        <table:table-row table:style-name="ro1">
          <table:table-cell/>
          <table:table-cell office:value-type="float" office:value="84.54719" calcext:value-type="float">
            <text:p>84.54719</text:p>
          </table:table-cell>
          <table:table-cell office:value-type="float" office:value="86.38509" calcext:value-type="float">
            <text:p>86.38509</text:p>
          </table:table-cell>
          <table:table-cell office:value-type="float" office:value="-1.8379" calcext:value-type="float">
            <text:p>-1.8379</text:p>
          </table:table-cell>
        </table:table-row>
        <table:table-row table:style-name="ro1">
          <table:table-cell/>
          <table:table-cell office:value-type="float" office:value="85.5951" calcext:value-type="float">
            <text:p>85.5951</text:p>
          </table:table-cell>
          <table:table-cell office:value-type="float" office:value="82.49844" calcext:value-type="float">
            <text:p>82.49844</text:p>
          </table:table-cell>
          <table:table-cell office:value-type="float" office:value="3.09666" calcext:value-type="float">
            <text:p>3.09666</text:p>
          </table:table-cell>
        </table:table-row>
        <table:table-row table:style-name="ro1">
          <table:table-cell/>
          <table:table-cell office:value-type="float" office:value="84.3044" calcext:value-type="float">
            <text:p>84.3044</text:p>
          </table:table-cell>
          <table:table-cell office:value-type="float" office:value="83.29771" calcext:value-type="float">
            <text:p>83.29771</text:p>
          </table:table-cell>
          <table:table-cell office:value-type="float" office:value="1.00669" calcext:value-type="float">
            <text:p>1.00669</text:p>
          </table:table-cell>
        </table:table-row>
        <table:table-row table:style-name="ro1">
          <table:table-cell/>
          <table:table-cell office:value-type="float" office:value="84.65158" calcext:value-type="float">
            <text:p>84.65158</text:p>
          </table:table-cell>
          <table:table-cell office:value-type="float" office:value="86.28416" calcext:value-type="float">
            <text:p>86.28416</text:p>
          </table:table-cell>
          <table:table-cell office:value-type="float" office:value="-1.63258" calcext:value-type="float">
            <text:p>-1.63258</text:p>
          </table:table-cell>
        </table:table-row>
        <table:table-row table:style-name="ro1">
          <table:table-cell/>
          <table:table-cell office:value-type="float" office:value="86.1157" calcext:value-type="float">
            <text:p>86.1157</text:p>
          </table:table-cell>
          <table:table-cell office:value-type="float" office:value="82.92558" calcext:value-type="float">
            <text:p>82.92558</text:p>
          </table:table-cell>
          <table:table-cell office:value-type="float" office:value="3.19012" calcext:value-type="float">
            <text:p>3.19012</text:p>
          </table:table-cell>
        </table:table-row>
        <table:table-row table:style-name="ro1">
          <table:table-cell/>
          <table:table-cell office:value-type="float" office:value="84.91442" calcext:value-type="float">
            <text:p>84.91442</text:p>
          </table:table-cell>
          <table:table-cell office:value-type="float" office:value="84.99536" calcext:value-type="float">
            <text:p>84.99536</text:p>
          </table:table-cell>
          <table:table-cell office:value-type="float" office:value="-0.08095" calcext:value-type="float">
            <text:p>-0.08095</text:p>
          </table:table-cell>
        </table:table-row>
        <table:table-row table:style-name="ro1">
          <table:table-cell/>
          <table:table-cell office:value-type="float" office:value="85.25753" calcext:value-type="float">
            <text:p>85.25753</text:p>
          </table:table-cell>
          <table:table-cell office:value-type="float" office:value="84.49242" calcext:value-type="float">
            <text:p>84.49242</text:p>
          </table:table-cell>
          <table:table-cell office:value-type="float" office:value="0.76511" calcext:value-type="float">
            <text:p>0.76511</text:p>
          </table:table-cell>
        </table:table-row>
        <table:table-row table:style-name="ro1">
          <table:table-cell/>
          <table:table-cell office:value-type="float" office:value="84.49181" calcext:value-type="float">
            <text:p>84.49181</text:p>
          </table:table-cell>
          <table:table-cell office:value-type="float" office:value="85.03474" calcext:value-type="float">
            <text:p>85.03474</text:p>
          </table:table-cell>
          <table:table-cell office:value-type="float" office:value="-0.54293" calcext:value-type="float">
            <text:p>-0.54293</text:p>
          </table:table-cell>
        </table:table-row>
        <table:table-row table:style-name="ro1">
          <table:table-cell/>
          <table:table-cell office:value-type="float" office:value="85.30436" calcext:value-type="float">
            <text:p>85.30436</text:p>
          </table:table-cell>
          <table:table-cell office:value-type="float" office:value="85.75707" calcext:value-type="float">
            <text:p>85.75707</text:p>
          </table:table-cell>
          <table:table-cell office:value-type="float" office:value="-0.45271" calcext:value-type="float">
            <text:p>-0.45271</text:p>
          </table:table-cell>
        </table:table-row>
        <table:table-row table:style-name="ro1">
          <table:table-cell/>
          <table:table-cell office:value-type="float" office:value="83.49486" calcext:value-type="float">
            <text:p>83.49486</text:p>
          </table:table-cell>
          <table:table-cell office:value-type="float" office:value="82.29956" calcext:value-type="float">
            <text:p>82.29956</text:p>
          </table:table-cell>
          <table:table-cell office:value-type="float" office:value="1.1953" calcext:value-type="float">
            <text:p>1.1953</text:p>
          </table:table-cell>
        </table:table-row>
        <table:table-row table:style-name="ro1">
          <table:table-cell/>
          <table:table-cell office:value-type="float" office:value="85.10681" calcext:value-type="float">
            <text:p>85.10681</text:p>
          </table:table-cell>
          <table:table-cell office:value-type="float" office:value="82.64277" calcext:value-type="float">
            <text:p>82.64277</text:p>
          </table:table-cell>
          <table:table-cell office:value-type="float" office:value="2.46404" calcext:value-type="float">
            <text:p>2.46404</text:p>
          </table:table-cell>
        </table:table-row>
        <table:table-row table:style-name="ro1">
          <table:table-cell/>
          <table:table-cell office:value-type="float" office:value="84.68696" calcext:value-type="float">
            <text:p>84.68696</text:p>
          </table:table-cell>
          <table:table-cell office:value-type="float" office:value="85.59474" calcext:value-type="float">
            <text:p>85.59474</text:p>
          </table:table-cell>
          <table:table-cell office:value-type="float" office:value="-0.90778" calcext:value-type="float">
            <text:p>-0.90778</text:p>
          </table:table-cell>
        </table:table-row>
        <table:table-row table:style-name="ro1">
          <table:table-cell/>
          <table:table-cell office:value-type="float" office:value="84.3567" calcext:value-type="float">
            <text:p>84.3567</text:p>
          </table:table-cell>
          <table:table-cell office:value-type="float" office:value="85.23279" calcext:value-type="float">
            <text:p>85.23279</text:p>
          </table:table-cell>
          <table:table-cell office:value-type="float" office:value="-0.87609" calcext:value-type="float">
            <text:p>-0.87609</text:p>
          </table:table-cell>
        </table:table-row>
        <table:table-row table:style-name="ro1">
          <table:table-cell/>
          <table:table-cell office:value-type="float" office:value="85.09457" calcext:value-type="float">
            <text:p>85.09457</text:p>
          </table:table-cell>
          <table:table-cell office:value-type="float" office:value="86.48962" calcext:value-type="float">
            <text:p>86.48962</text:p>
          </table:table-cell>
          <table:table-cell office:value-type="float" office:value="-1.39506" calcext:value-type="float">
            <text:p>-1.39506</text:p>
          </table:table-cell>
        </table:table-row>
        <table:table-row table:style-name="ro1">
          <table:table-cell/>
          <table:table-cell office:value-type="float" office:value="85.14282" calcext:value-type="float">
            <text:p>85.14282</text:p>
          </table:table-cell>
          <table:table-cell office:value-type="float" office:value="85.07252" calcext:value-type="float">
            <text:p>85.07252</text:p>
          </table:table-cell>
          <table:table-cell office:value-type="float" office:value="0.0703" calcext:value-type="float">
            <text:p>0.0703</text:p>
          </table:table-cell>
        </table:table-row>
        <table:table-row table:style-name="ro1">
          <table:table-cell/>
          <table:table-cell office:value-type="float" office:value="83.52858" calcext:value-type="float">
            <text:p>83.52858</text:p>
          </table:table-cell>
          <table:table-cell office:value-type="float" office:value="82.46372" calcext:value-type="float">
            <text:p>82.46372</text:p>
          </table:table-cell>
          <table:table-cell office:value-type="float" office:value="1.06486" calcext:value-type="float">
            <text:p>1.06486</text:p>
          </table:table-cell>
        </table:table-row>
        <table:table-row table:style-name="ro1">
          <table:table-cell/>
          <table:table-cell office:value-type="float" office:value="85.13995" calcext:value-type="float">
            <text:p>85.13995</text:p>
          </table:table-cell>
          <table:table-cell office:value-type="float" office:value="86.46217" calcext:value-type="float">
            <text:p>86.46217</text:p>
          </table:table-cell>
          <table:table-cell office:value-type="float" office:value="-1.32222" calcext:value-type="float">
            <text:p>-1.32222</text:p>
          </table:table-cell>
        </table:table-row>
        <table:table-row table:style-name="ro1">
          <table:table-cell/>
          <table:table-cell office:value-type="float" office:value="86.21733" calcext:value-type="float">
            <text:p>86.21733</text:p>
          </table:table-cell>
          <table:table-cell office:value-type="float" office:value="82.30331" calcext:value-type="float">
            <text:p>82.30331</text:p>
          </table:table-cell>
          <table:table-cell office:value-type="float" office:value="3.91402" calcext:value-type="float">
            <text:p>3.91402</text:p>
          </table:table-cell>
        </table:table-row>
        <table:table-row table:style-name="ro1">
          <table:table-cell/>
          <table:table-cell office:value-type="float" office:value="83.72332" calcext:value-type="float">
            <text:p>83.72332</text:p>
          </table:table-cell>
          <table:table-cell office:value-type="float" office:value="83.66146" calcext:value-type="float">
            <text:p>83.66146</text:p>
          </table:table-cell>
          <table:table-cell office:value-type="float" office:value="0.06186" calcext:value-type="float">
            <text:p>0.06186</text:p>
          </table:table-cell>
        </table:table-row>
        <table:table-row table:style-name="ro1">
          <table:table-cell/>
          <table:table-cell office:value-type="float" office:value="85.74164" calcext:value-type="float">
            <text:p>85.74164</text:p>
          </table:table-cell>
          <table:table-cell office:value-type="float" office:value="84.53184" calcext:value-type="float">
            <text:p>84.53184</text:p>
          </table:table-cell>
          <table:table-cell office:value-type="float" office:value="1.2098" calcext:value-type="float">
            <text:p>1.2098</text:p>
          </table:table-cell>
        </table:table-row>
        <table:table-row table:style-name="ro1">
          <table:table-cell/>
          <table:table-cell office:value-type="float" office:value="84.93025" calcext:value-type="float">
            <text:p>84.93025</text:p>
          </table:table-cell>
          <table:table-cell office:value-type="float" office:value="83.36218" calcext:value-type="float">
            <text:p>83.36218</text:p>
          </table:table-cell>
          <table:table-cell office:value-type="float" office:value="1.56807" calcext:value-type="float">
            <text:p>1.56807</text:p>
          </table:table-cell>
        </table:table-row>
        <table:table-row table:style-name="ro1">
          <table:table-cell/>
          <table:table-cell office:value-type="float" office:value="85.65547" calcext:value-type="float">
            <text:p>85.65547</text:p>
          </table:table-cell>
          <table:table-cell office:value-type="float" office:value="84.39206" calcext:value-type="float">
            <text:p>84.39206</text:p>
          </table:table-cell>
          <table:table-cell office:value-type="float" office:value="1.2634" calcext:value-type="float">
            <text:p>1.2634</text:p>
          </table:table-cell>
        </table:table-row>
        <table:table-row table:style-name="ro1">
          <table:table-cell/>
          <table:table-cell office:value-type="float" office:value="84.69562" calcext:value-type="float">
            <text:p>84.69562</text:p>
          </table:table-cell>
          <table:table-cell office:value-type="float" office:value="84.89321" calcext:value-type="float">
            <text:p>84.89321</text:p>
          </table:table-cell>
          <table:table-cell office:value-type="float" office:value="-0.19759" calcext:value-type="float">
            <text:p>-0.19759</text:p>
          </table:table-cell>
        </table:table-row>
        <table:table-row table:style-name="ro1">
          <table:table-cell/>
          <table:table-cell office:value-type="float" office:value="85.67327" calcext:value-type="float">
            <text:p>85.67327</text:p>
          </table:table-cell>
          <table:table-cell office:value-type="float" office:value="82.73679" calcext:value-type="float">
            <text:p>82.73679</text:p>
          </table:table-cell>
          <table:table-cell office:value-type="float" office:value="2.93649" calcext:value-type="float">
            <text:p>2.93649</text:p>
          </table:table-cell>
        </table:table-row>
        <table:table-row table:style-name="ro1">
          <table:table-cell/>
          <table:table-cell office:value-type="float" office:value="84.99112" calcext:value-type="float">
            <text:p>84.99112</text:p>
          </table:table-cell>
          <table:table-cell office:value-type="float" office:value="83.92562" calcext:value-type="float">
            <text:p>83.92562</text:p>
          </table:table-cell>
          <table:table-cell office:value-type="float" office:value="1.0655" calcext:value-type="float">
            <text:p>1.0655</text:p>
          </table:table-cell>
        </table:table-row>
        <table:table-row table:style-name="ro1">
          <table:table-cell/>
          <table:table-cell office:value-type="float" office:value="85.57849" calcext:value-type="float">
            <text:p>85.57849</text:p>
          </table:table-cell>
          <table:table-cell office:value-type="float" office:value="82.59735" calcext:value-type="float">
            <text:p>82.59735</text:p>
          </table:table-cell>
          <table:table-cell office:value-type="float" office:value="2.98114" calcext:value-type="float">
            <text:p>2.98114</text:p>
          </table:table-cell>
        </table:table-row>
        <table:table-row table:style-name="ro1">
          <table:table-cell/>
          <table:table-cell office:value-type="float" office:value="84.81926" calcext:value-type="float">
            <text:p>84.81926</text:p>
          </table:table-cell>
          <table:table-cell office:value-type="float" office:value="82.30333" calcext:value-type="float">
            <text:p>82.30333</text:p>
          </table:table-cell>
          <table:table-cell office:value-type="float" office:value="2.51593" calcext:value-type="float">
            <text:p>2.51593</text:p>
          </table:table-cell>
        </table:table-row>
        <table:table-row table:style-name="ro1">
          <table:table-cell/>
          <table:table-cell office:value-type="float" office:value="85.01757" calcext:value-type="float">
            <text:p>85.01757</text:p>
          </table:table-cell>
          <table:table-cell office:value-type="float" office:value="83.71577" calcext:value-type="float">
            <text:p>83.71577</text:p>
          </table:table-cell>
          <table:table-cell office:value-type="float" office:value="1.3018" calcext:value-type="float">
            <text:p>1.3018</text:p>
          </table:table-cell>
        </table:table-row>
        <table:table-row table:style-name="ro1">
          <table:table-cell/>
          <table:table-cell office:value-type="float" office:value="84.74554" calcext:value-type="float">
            <text:p>84.74554</text:p>
          </table:table-cell>
          <table:table-cell office:value-type="float" office:value="82.3262" calcext:value-type="float">
            <text:p>82.3262</text:p>
          </table:table-cell>
          <table:table-cell office:value-type="float" office:value="2.41934" calcext:value-type="float">
            <text:p>2.41934</text:p>
          </table:table-cell>
        </table:table-row>
        <table:table-row table:style-name="ro1">
          <table:table-cell/>
          <table:table-cell office:value-type="float" office:value="84.72189" calcext:value-type="float">
            <text:p>84.72189</text:p>
          </table:table-cell>
          <table:table-cell office:value-type="float" office:value="83.01351" calcext:value-type="float">
            <text:p>83.01351</text:p>
          </table:table-cell>
          <table:table-cell office:value-type="float" office:value="1.70838" calcext:value-type="float">
            <text:p>1.70838</text:p>
          </table:table-cell>
        </table:table-row>
        <table:table-row table:style-name="ro1">
          <table:table-cell/>
          <table:table-cell office:value-type="float" office:value="84.48075" calcext:value-type="float">
            <text:p>84.48075</text:p>
          </table:table-cell>
          <table:table-cell office:value-type="float" office:value="86.32709" calcext:value-type="float">
            <text:p>86.32709</text:p>
          </table:table-cell>
          <table:table-cell office:value-type="float" office:value="-1.84634" calcext:value-type="float">
            <text:p>-1.84634</text:p>
          </table:table-cell>
        </table:table-row>
        <table:table-row table:style-name="ro1">
          <table:table-cell/>
          <table:table-cell office:value-type="float" office:value="84.85485" calcext:value-type="float">
            <text:p>84.85485</text:p>
          </table:table-cell>
          <table:table-cell office:value-type="float" office:value="86.37444" calcext:value-type="float">
            <text:p>86.37444</text:p>
          </table:table-cell>
          <table:table-cell office:value-type="float" office:value="-1.51959" calcext:value-type="float">
            <text:p>-1.51959</text:p>
          </table:table-cell>
        </table:table-row>
        <table:table-row table:style-name="ro1">
          <table:table-cell/>
          <table:table-cell office:value-type="float" office:value="84.90725" calcext:value-type="float">
            <text:p>84.90725</text:p>
          </table:table-cell>
          <table:table-cell office:value-type="float" office:value="84.02231" calcext:value-type="float">
            <text:p>84.02231</text:p>
          </table:table-cell>
          <table:table-cell office:value-type="float" office:value="0.88495" calcext:value-type="float">
            <text:p>0.88495</text:p>
          </table:table-cell>
        </table:table-row>
        <table:table-row table:style-name="ro1">
          <table:table-cell/>
          <table:table-cell office:value-type="float" office:value="86.30992" calcext:value-type="float">
            <text:p>86.30992</text:p>
          </table:table-cell>
          <table:table-cell office:value-type="float" office:value="81.75825" calcext:value-type="float">
            <text:p>81.75825</text:p>
          </table:table-cell>
          <table:table-cell office:value-type="float" office:value="4.55167" calcext:value-type="float">
            <text:p>4.55167</text:p>
          </table:table-cell>
        </table:table-row>
        <table:table-row table:style-name="ro1">
          <table:table-cell/>
          <table:table-cell office:value-type="float" office:value="84.09818" calcext:value-type="float">
            <text:p>84.09818</text:p>
          </table:table-cell>
          <table:table-cell office:value-type="float" office:value="82.94562" calcext:value-type="float">
            <text:p>82.94562</text:p>
          </table:table-cell>
          <table:table-cell office:value-type="float" office:value="1.15256" calcext:value-type="float">
            <text:p>1.15256</text:p>
          </table:table-cell>
        </table:table-row>
        <table:table-row table:style-name="ro1">
          <table:table-cell/>
          <table:table-cell office:value-type="float" office:value="85.30352" calcext:value-type="float">
            <text:p>85.30352</text:p>
          </table:table-cell>
          <table:table-cell office:value-type="float" office:value="86.20599" calcext:value-type="float">
            <text:p>86.20599</text:p>
          </table:table-cell>
          <table:table-cell office:value-type="float" office:value="-0.90247" calcext:value-type="float">
            <text:p>-0.90247</text:p>
          </table:table-cell>
        </table:table-row>
        <table:table-row table:style-name="ro1">
          <table:table-cell/>
          <table:table-cell office:value-type="float" office:value="85.67487" calcext:value-type="float">
            <text:p>85.67487</text:p>
          </table:table-cell>
          <table:table-cell office:value-type="float" office:value="84.7501" calcext:value-type="float">
            <text:p>84.7501</text:p>
          </table:table-cell>
          <table:table-cell office:value-type="float" office:value="0.92476" calcext:value-type="float">
            <text:p>0.92476</text:p>
          </table:table-cell>
        </table:table-row>
        <table:table-row table:style-name="ro1">
          <table:table-cell/>
          <table:table-cell office:value-type="float" office:value="85.19562" calcext:value-type="float">
            <text:p>85.19562</text:p>
          </table:table-cell>
          <table:table-cell office:value-type="float" office:value="82.89587" calcext:value-type="float">
            <text:p>82.89587</text:p>
          </table:table-cell>
          <table:table-cell office:value-type="float" office:value="2.29975" calcext:value-type="float">
            <text:p>2.29975</text:p>
          </table:table-cell>
        </table:table-row>
        <table:table-row table:style-name="ro1">
          <table:table-cell/>
          <table:table-cell office:value-type="float" office:value="85.68064" calcext:value-type="float">
            <text:p>85.68064</text:p>
          </table:table-cell>
          <table:table-cell office:value-type="float" office:value="85.35791" calcext:value-type="float">
            <text:p>85.35791</text:p>
          </table:table-cell>
          <table:table-cell office:value-type="float" office:value="0.32273" calcext:value-type="float">
            <text:p>0.32273</text:p>
          </table:table-cell>
        </table:table-row>
        <table:table-row table:style-name="ro1">
          <table:table-cell/>
          <table:table-cell office:value-type="float" office:value="85.65346" calcext:value-type="float">
            <text:p>85.65346</text:p>
          </table:table-cell>
          <table:table-cell office:value-type="float" office:value="85.37724" calcext:value-type="float">
            <text:p>85.37724</text:p>
          </table:table-cell>
          <table:table-cell office:value-type="float" office:value="0.27622" calcext:value-type="float">
            <text:p>0.27622</text:p>
          </table:table-cell>
        </table:table-row>
        <table:table-row table:style-name="ro1">
          <table:table-cell/>
          <table:table-cell office:value-type="float" office:value="84.27401" calcext:value-type="float">
            <text:p>84.27401</text:p>
          </table:table-cell>
          <table:table-cell office:value-type="float" office:value="85.20627" calcext:value-type="float">
            <text:p>85.20627</text:p>
          </table:table-cell>
          <table:table-cell office:value-type="float" office:value="-0.93225" calcext:value-type="float">
            <text:p>-0.93225</text:p>
          </table:table-cell>
        </table:table-row>
        <table:table-row table:style-name="ro1">
          <table:table-cell/>
          <table:table-cell office:value-type="float" office:value="84.45969" calcext:value-type="float">
            <text:p>84.45969</text:p>
          </table:table-cell>
          <table:table-cell office:value-type="float" office:value="85.94709" calcext:value-type="float">
            <text:p>85.94709</text:p>
          </table:table-cell>
          <table:table-cell office:value-type="float" office:value="-1.4874" calcext:value-type="float">
            <text:p>-1.4874</text:p>
          </table:table-cell>
        </table:table-row>
        <table:table-row table:style-name="ro1">
          <table:table-cell/>
          <table:table-cell office:value-type="float" office:value="84.16936" calcext:value-type="float">
            <text:p>84.16936</text:p>
          </table:table-cell>
          <table:table-cell office:value-type="float" office:value="84.89086" calcext:value-type="float">
            <text:p>84.89086</text:p>
          </table:table-cell>
          <table:table-cell office:value-type="float" office:value="-0.7215" calcext:value-type="float">
            <text:p>-0.7215</text:p>
          </table:table-cell>
        </table:table-row>
        <table:table-row table:style-name="ro1">
          <table:table-cell/>
          <table:table-cell office:value-type="float" office:value="85.33357" calcext:value-type="float">
            <text:p>85.33357</text:p>
          </table:table-cell>
          <table:table-cell office:value-type="float" office:value="82.78658" calcext:value-type="float">
            <text:p>82.78658</text:p>
          </table:table-cell>
          <table:table-cell office:value-type="float" office:value="2.54699" calcext:value-type="float">
            <text:p>2.54699</text:p>
          </table:table-cell>
        </table:table-row>
        <table:table-row table:style-name="ro1">
          <table:table-cell/>
          <table:table-cell office:value-type="float" office:value="84.73496" calcext:value-type="float">
            <text:p>84.73496</text:p>
          </table:table-cell>
          <table:table-cell office:value-type="float" office:value="86.47279" calcext:value-type="float">
            <text:p>86.47279</text:p>
          </table:table-cell>
          <table:table-cell office:value-type="float" office:value="-1.73784" calcext:value-type="float">
            <text:p>-1.73784</text:p>
          </table:table-cell>
        </table:table-row>
        <table:table-row table:style-name="ro1">
          <table:table-cell/>
          <table:table-cell office:value-type="float" office:value="84.33155" calcext:value-type="float">
            <text:p>84.33155</text:p>
          </table:table-cell>
          <table:table-cell office:value-type="float" office:value="85.60231" calcext:value-type="float">
            <text:p>85.60231</text:p>
          </table:table-cell>
          <table:table-cell office:value-type="float" office:value="-1.27076" calcext:value-type="float">
            <text:p>-1.27076</text:p>
          </table:table-cell>
        </table:table-row>
        <table:table-row table:style-name="ro1">
          <table:table-cell/>
          <table:table-cell office:value-type="float" office:value="84.15525" calcext:value-type="float">
            <text:p>84.15525</text:p>
          </table:table-cell>
          <table:table-cell office:value-type="float" office:value="85.20831" calcext:value-type="float">
            <text:p>85.20831</text:p>
          </table:table-cell>
          <table:table-cell office:value-type="float" office:value="-1.05305" calcext:value-type="float">
            <text:p>-1.05305</text:p>
          </table:table-cell>
        </table:table-row>
        <table:table-row table:style-name="ro1">
          <table:table-cell/>
          <table:table-cell office:value-type="float" office:value="85.32568" calcext:value-type="float">
            <text:p>85.32568</text:p>
          </table:table-cell>
          <table:table-cell office:value-type="float" office:value="85.98518" calcext:value-type="float">
            <text:p>85.98518</text:p>
          </table:table-cell>
          <table:table-cell office:value-type="float" office:value="-0.6595" calcext:value-type="float">
            <text:p>-0.6595</text:p>
          </table:table-cell>
        </table:table-row>
        <table:table-row table:style-name="ro1">
          <table:table-cell/>
          <table:table-cell office:value-type="float" office:value="85.28695" calcext:value-type="float">
            <text:p>85.28695</text:p>
          </table:table-cell>
          <table:table-cell office:value-type="float" office:value="86.35192" calcext:value-type="float">
            <text:p>86.35192</text:p>
          </table:table-cell>
          <table:table-cell office:value-type="float" office:value="-1.06496" calcext:value-type="float">
            <text:p>-1.06496</text:p>
          </table:table-cell>
        </table:table-row>
        <table:table-row table:style-name="ro1">
          <table:table-cell/>
          <table:table-cell office:value-type="float" office:value="85.23639" calcext:value-type="float">
            <text:p>85.23639</text:p>
          </table:table-cell>
          <table:table-cell office:value-type="float" office:value="85.9343" calcext:value-type="float">
            <text:p>85.9343</text:p>
          </table:table-cell>
          <table:table-cell office:value-type="float" office:value="-0.69791" calcext:value-type="float">
            <text:p>-0.69791</text:p>
          </table:table-cell>
        </table:table-row>
        <table:table-row table:style-name="ro1">
          <table:table-cell/>
          <table:table-cell office:value-type="float" office:value="84.83246" calcext:value-type="float">
            <text:p>84.83246</text:p>
          </table:table-cell>
          <table:table-cell office:value-type="float" office:value="84.02031" calcext:value-type="float">
            <text:p>84.02031</text:p>
          </table:table-cell>
          <table:table-cell office:value-type="float" office:value="0.81215" calcext:value-type="float">
            <text:p>0.81215</text:p>
          </table:table-cell>
        </table:table-row>
        <table:table-row table:style-name="ro1">
          <table:table-cell/>
          <table:table-cell office:value-type="float" office:value="84.56678" calcext:value-type="float">
            <text:p>84.56678</text:p>
          </table:table-cell>
          <table:table-cell office:value-type="float" office:value="86.49252" calcext:value-type="float">
            <text:p>86.49252</text:p>
          </table:table-cell>
          <table:table-cell office:value-type="float" office:value="-1.92574" calcext:value-type="float">
            <text:p>-1.92574</text:p>
          </table:table-cell>
        </table:table-row>
        <table:table-row table:style-name="ro1">
          <table:table-cell/>
          <table:table-cell office:value-type="float" office:value="83.41642" calcext:value-type="float">
            <text:p>83.41642</text:p>
          </table:table-cell>
          <table:table-cell office:value-type="float" office:value="81.75201" calcext:value-type="float">
            <text:p>81.75201</text:p>
          </table:table-cell>
          <table:table-cell office:value-type="float" office:value="1.66441" calcext:value-type="float">
            <text:p>1.66441</text:p>
          </table:table-cell>
        </table:table-row>
        <table:table-row table:style-name="ro1">
          <table:table-cell/>
          <table:table-cell office:value-type="float" office:value="85.27736" calcext:value-type="float">
            <text:p>85.27736</text:p>
          </table:table-cell>
          <table:table-cell office:value-type="float" office:value="85.81238" calcext:value-type="float">
            <text:p>85.81238</text:p>
          </table:table-cell>
          <table:table-cell office:value-type="float" office:value="-0.53503" calcext:value-type="float">
            <text:p>-0.53503</text:p>
          </table:table-cell>
        </table:table-row>
        <table:table-row table:style-name="ro1">
          <table:table-cell/>
          <table:table-cell office:value-type="float" office:value="85.46809" calcext:value-type="float">
            <text:p>85.46809</text:p>
          </table:table-cell>
          <table:table-cell office:value-type="float" office:value="84.93958" calcext:value-type="float">
            <text:p>84.93958</text:p>
          </table:table-cell>
          <table:table-cell office:value-type="float" office:value="0.52851" calcext:value-type="float">
            <text:p>0.52851</text:p>
          </table:table-cell>
        </table:table-row>
        <table:table-row table:style-name="ro1">
          <table:table-cell/>
          <table:table-cell office:value-type="float" office:value="85.23235" calcext:value-type="float">
            <text:p>85.23235</text:p>
          </table:table-cell>
          <table:table-cell office:value-type="float" office:value="81.68507" calcext:value-type="float">
            <text:p>81.68507</text:p>
          </table:table-cell>
          <table:table-cell office:value-type="float" office:value="3.54728" calcext:value-type="float">
            <text:p>3.54728</text:p>
          </table:table-cell>
        </table:table-row>
        <table:table-row table:style-name="ro1">
          <table:table-cell/>
          <table:table-cell office:value-type="float" office:value="83.79221" calcext:value-type="float">
            <text:p>83.79221</text:p>
          </table:table-cell>
          <table:table-cell office:value-type="float" office:value="82.90035" calcext:value-type="float">
            <text:p>82.90035</text:p>
          </table:table-cell>
          <table:table-cell office:value-type="float" office:value="0.89186" calcext:value-type="float">
            <text:p>0.89186</text:p>
          </table:table-cell>
        </table:table-row>
        <table:table-row table:style-name="ro1">
          <table:table-cell/>
          <table:table-cell office:value-type="float" office:value="84.95112" calcext:value-type="float">
            <text:p>84.95112</text:p>
          </table:table-cell>
          <table:table-cell office:value-type="float" office:value="83.39456" calcext:value-type="float">
            <text:p>83.39456</text:p>
          </table:table-cell>
          <table:table-cell office:value-type="float" office:value="1.55655" calcext:value-type="float">
            <text:p>1.55655</text:p>
          </table:table-cell>
        </table:table-row>
        <table:table-row table:style-name="ro1">
          <table:table-cell/>
          <table:table-cell office:value-type="float" office:value="84.35706" calcext:value-type="float">
            <text:p>84.35706</text:p>
          </table:table-cell>
          <table:table-cell office:value-type="float" office:value="83.9025" calcext:value-type="float">
            <text:p>83.9025</text:p>
          </table:table-cell>
          <table:table-cell office:value-type="float" office:value="0.45456" calcext:value-type="float">
            <text:p>0.45456</text:p>
          </table:table-cell>
        </table:table-row>
        <table:table-row table:style-name="ro1">
          <table:table-cell/>
          <table:table-cell office:value-type="float" office:value="84.94107" calcext:value-type="float">
            <text:p>84.94107</text:p>
          </table:table-cell>
          <table:table-cell office:value-type="float" office:value="83.30363" calcext:value-type="float">
            <text:p>83.30363</text:p>
          </table:table-cell>
          <table:table-cell office:value-type="float" office:value="1.63745" calcext:value-type="float">
            <text:p>1.63745</text:p>
          </table:table-cell>
        </table:table-row>
        <table:table-row table:style-name="ro1">
          <table:table-cell/>
          <table:table-cell office:value-type="float" office:value="84.89183" calcext:value-type="float">
            <text:p>84.89183</text:p>
          </table:table-cell>
          <table:table-cell office:value-type="float" office:value="83.79475" calcext:value-type="float">
            <text:p>83.79475</text:p>
          </table:table-cell>
          <table:table-cell office:value-type="float" office:value="1.09708" calcext:value-type="float">
            <text:p>1.09708</text:p>
          </table:table-cell>
        </table:table-row>
        <table:table-row table:style-name="ro1">
          <table:table-cell/>
          <table:table-cell office:value-type="float" office:value="85.49598" calcext:value-type="float">
            <text:p>85.49598</text:p>
          </table:table-cell>
          <table:table-cell office:value-type="float" office:value="85.12294" calcext:value-type="float">
            <text:p>85.12294</text:p>
          </table:table-cell>
          <table:table-cell office:value-type="float" office:value="0.37304" calcext:value-type="float">
            <text:p>0.37304</text:p>
          </table:table-cell>
        </table:table-row>
        <table:table-row table:style-name="ro1">
          <table:table-cell/>
          <table:table-cell office:value-type="float" office:value="84.2528" calcext:value-type="float">
            <text:p>84.2528</text:p>
          </table:table-cell>
          <table:table-cell office:value-type="float" office:value="85.28313" calcext:value-type="float">
            <text:p>85.28313</text:p>
          </table:table-cell>
          <table:table-cell office:value-type="float" office:value="-1.03033" calcext:value-type="float">
            <text:p>-1.03033</text:p>
          </table:table-cell>
        </table:table-row>
        <table:table-row table:style-name="ro1">
          <table:table-cell/>
          <table:table-cell office:value-type="float" office:value="84.20665" calcext:value-type="float">
            <text:p>84.20665</text:p>
          </table:table-cell>
          <table:table-cell office:value-type="float" office:value="84.99304" calcext:value-type="float">
            <text:p>84.99304</text:p>
          </table:table-cell>
          <table:table-cell office:value-type="float" office:value="-0.78639" calcext:value-type="float">
            <text:p>-0.78639</text:p>
          </table:table-cell>
        </table:table-row>
        <table:table-row table:style-name="ro1">
          <table:table-cell/>
          <table:table-cell office:value-type="float" office:value="83.84635" calcext:value-type="float">
            <text:p>83.84635</text:p>
          </table:table-cell>
          <table:table-cell office:value-type="float" office:value="84.44582" calcext:value-type="float">
            <text:p>84.44582</text:p>
          </table:table-cell>
          <table:table-cell office:value-type="float" office:value="-0.59947" calcext:value-type="float">
            <text:p>-0.59947</text:p>
          </table:table-cell>
        </table:table-row>
        <table:table-row table:style-name="ro1">
          <table:table-cell/>
          <table:table-cell office:value-type="float" office:value="85.99175" calcext:value-type="float">
            <text:p>85.99175</text:p>
          </table:table-cell>
          <table:table-cell office:value-type="float" office:value="83.7319" calcext:value-type="float">
            <text:p>83.7319</text:p>
          </table:table-cell>
          <table:table-cell office:value-type="float" office:value="2.25985" calcext:value-type="float">
            <text:p>2.25985</text:p>
          </table:table-cell>
        </table:table-row>
        <table:table-row table:style-name="ro1">
          <table:table-cell/>
          <table:table-cell office:value-type="float" office:value="85.18097" calcext:value-type="float">
            <text:p>85.18097</text:p>
          </table:table-cell>
          <table:table-cell office:value-type="float" office:value="84.72934" calcext:value-type="float">
            <text:p>84.72934</text:p>
          </table:table-cell>
          <table:table-cell office:value-type="float" office:value="0.45162" calcext:value-type="float">
            <text:p>0.45162</text:p>
          </table:table-cell>
        </table:table-row>
        <table:table-row table:style-name="ro1">
          <table:table-cell/>
          <table:table-cell office:value-type="float" office:value="84.3317" calcext:value-type="float">
            <text:p>84.3317</text:p>
          </table:table-cell>
          <table:table-cell office:value-type="float" office:value="84.54688" calcext:value-type="float">
            <text:p>84.54688</text:p>
          </table:table-cell>
          <table:table-cell office:value-type="float" office:value="-0.21517" calcext:value-type="float">
            <text:p>-0.21517</text:p>
          </table:table-cell>
        </table:table-row>
        <table:table-row table:style-name="ro1">
          <table:table-cell/>
          <table:table-cell office:value-type="float" office:value="85.39667" calcext:value-type="float">
            <text:p>85.39667</text:p>
          </table:table-cell>
          <table:table-cell office:value-type="float" office:value="84.99073" calcext:value-type="float">
            <text:p>84.99073</text:p>
          </table:table-cell>
          <table:table-cell office:value-type="float" office:value="0.40593" calcext:value-type="float">
            <text:p>0.40593</text:p>
          </table:table-cell>
        </table:table-row>
        <table:table-row table:style-name="ro1">
          <table:table-cell/>
          <table:table-cell office:value-type="float" office:value="85.82147" calcext:value-type="float">
            <text:p>85.82147</text:p>
          </table:table-cell>
          <table:table-cell office:value-type="float" office:value="84.40586" calcext:value-type="float">
            <text:p>84.40586</text:p>
          </table:table-cell>
          <table:table-cell office:value-type="float" office:value="1.41562" calcext:value-type="float">
            <text:p>1.41562</text:p>
          </table:table-cell>
        </table:table-row>
        <table:table-row table:style-name="ro1">
          <table:table-cell/>
          <table:table-cell office:value-type="float" office:value="84.42456" calcext:value-type="float">
            <text:p>84.42456</text:p>
          </table:table-cell>
          <table:table-cell office:value-type="float" office:value="85.068" calcext:value-type="float">
            <text:p>85.068</text:p>
          </table:table-cell>
          <table:table-cell office:value-type="float" office:value="-0.64344" calcext:value-type="float">
            <text:p>-0.64344</text:p>
          </table:table-cell>
        </table:table-row>
        <table:table-row table:style-name="ro1">
          <table:table-cell/>
          <table:table-cell office:value-type="float" office:value="84.46479" calcext:value-type="float">
            <text:p>84.46479</text:p>
          </table:table-cell>
          <table:table-cell office:value-type="float" office:value="85.45431" calcext:value-type="float">
            <text:p>85.45431</text:p>
          </table:table-cell>
          <table:table-cell office:value-type="float" office:value="-0.98952" calcext:value-type="float">
            <text:p>-0.98952</text:p>
          </table:table-cell>
        </table:table-row>
        <table:table-row table:style-name="ro1">
          <table:table-cell/>
          <table:table-cell office:value-type="float" office:value="84.9458" calcext:value-type="float">
            <text:p>84.9458</text:p>
          </table:table-cell>
          <table:table-cell office:value-type="float" office:value="82.64148" calcext:value-type="float">
            <text:p>82.64148</text:p>
          </table:table-cell>
          <table:table-cell office:value-type="float" office:value="2.30431" calcext:value-type="float">
            <text:p>2.30431</text:p>
          </table:table-cell>
        </table:table-row>
        <table:table-row table:style-name="ro1">
          <table:table-cell/>
          <table:table-cell office:value-type="float" office:value="85.14454" calcext:value-type="float">
            <text:p>85.14454</text:p>
          </table:table-cell>
          <table:table-cell office:value-type="float" office:value="84.00096" calcext:value-type="float">
            <text:p>84.00096</text:p>
          </table:table-cell>
          <table:table-cell office:value-type="float" office:value="1.14358" calcext:value-type="float">
            <text:p>1.14358</text:p>
          </table:table-cell>
        </table:table-row>
        <table:table-row table:style-name="ro1">
          <table:table-cell/>
          <table:table-cell office:value-type="float" office:value="85.43678" calcext:value-type="float">
            <text:p>85.43678</text:p>
          </table:table-cell>
          <table:table-cell office:value-type="float" office:value="85.15572" calcext:value-type="float">
            <text:p>85.15572</text:p>
          </table:table-cell>
          <table:table-cell office:value-type="float" office:value="0.28107" calcext:value-type="float">
            <text:p>0.28107</text:p>
          </table:table-cell>
        </table:table-row>
        <table:table-row table:style-name="ro1">
          <table:table-cell/>
          <table:table-cell office:value-type="float" office:value="84.444" calcext:value-type="float">
            <text:p>84.444</text:p>
          </table:table-cell>
          <table:table-cell office:value-type="float" office:value="84.6585" calcext:value-type="float">
            <text:p>84.6585</text:p>
          </table:table-cell>
          <table:table-cell office:value-type="float" office:value="-0.2145" calcext:value-type="float">
            <text:p>-0.2145</text:p>
          </table:table-cell>
        </table:table-row>
        <table:table-row table:style-name="ro1">
          <table:table-cell/>
          <table:table-cell office:value-type="float" office:value="85.85894" calcext:value-type="float">
            <text:p>85.85894</text:p>
          </table:table-cell>
          <table:table-cell office:value-type="float" office:value="84.1747" calcext:value-type="float">
            <text:p>84.1747</text:p>
          </table:table-cell>
          <table:table-cell office:value-type="float" office:value="1.68425" calcext:value-type="float">
            <text:p>1.68425</text:p>
          </table:table-cell>
        </table:table-row>
        <table:table-row table:style-name="ro1">
          <table:table-cell/>
          <table:table-cell office:value-type="float" office:value="84.08288" calcext:value-type="float">
            <text:p>84.08288</text:p>
          </table:table-cell>
          <table:table-cell office:value-type="float" office:value="85.20836" calcext:value-type="float">
            <text:p>85.20836</text:p>
          </table:table-cell>
          <table:table-cell office:value-type="float" office:value="-1.12547" calcext:value-type="float">
            <text:p>-1.12547</text:p>
          </table:table-cell>
        </table:table-row>
        <table:table-row table:style-name="ro1">
          <table:table-cell/>
          <table:table-cell office:value-type="float" office:value="84.60282" calcext:value-type="float">
            <text:p>84.60282</text:p>
          </table:table-cell>
          <table:table-cell office:value-type="float" office:value="84.89004" calcext:value-type="float">
            <text:p>84.89004</text:p>
          </table:table-cell>
          <table:table-cell office:value-type="float" office:value="-0.28723" calcext:value-type="float">
            <text:p>-0.28723</text:p>
          </table:table-cell>
        </table:table-row>
        <table:table-row table:style-name="ro1">
          <table:table-cell/>
          <table:table-cell office:value-type="float" office:value="85.47868" calcext:value-type="float">
            <text:p>85.47868</text:p>
          </table:table-cell>
          <table:table-cell office:value-type="float" office:value="84.12559" calcext:value-type="float">
            <text:p>84.12559</text:p>
          </table:table-cell>
          <table:table-cell office:value-type="float" office:value="1.35309" calcext:value-type="float">
            <text:p>1.35309</text:p>
          </table:table-cell>
        </table:table-row>
        <table:table-row table:style-name="ro1">
          <table:table-cell/>
          <table:table-cell office:value-type="float" office:value="84.79767" calcext:value-type="float">
            <text:p>84.79767</text:p>
          </table:table-cell>
          <table:table-cell office:value-type="float" office:value="84.12911" calcext:value-type="float">
            <text:p>84.12911</text:p>
          </table:table-cell>
          <table:table-cell office:value-type="float" office:value="0.66856" calcext:value-type="float">
            <text:p>0.66856</text:p>
          </table:table-cell>
        </table:table-row>
        <table:table-row table:style-name="ro1">
          <table:table-cell/>
          <table:table-cell office:value-type="float" office:value="84.29682" calcext:value-type="float">
            <text:p>84.29682</text:p>
          </table:table-cell>
          <table:table-cell office:value-type="float" office:value="85.37393" calcext:value-type="float">
            <text:p>85.37393</text:p>
          </table:table-cell>
          <table:table-cell office:value-type="float" office:value="-1.07711" calcext:value-type="float">
            <text:p>-1.07711</text:p>
          </table:table-cell>
        </table:table-row>
        <table:table-row table:style-name="ro1">
          <table:table-cell/>
          <table:table-cell office:value-type="float" office:value="84.8764" calcext:value-type="float">
            <text:p>84.8764</text:p>
          </table:table-cell>
          <table:table-cell office:value-type="float" office:value="84.40047" calcext:value-type="float">
            <text:p>84.40047</text:p>
          </table:table-cell>
          <table:table-cell office:value-type="float" office:value="0.47593" calcext:value-type="float">
            <text:p>0.47593</text:p>
          </table:table-cell>
        </table:table-row>
        <table:table-row table:style-name="ro1">
          <table:table-cell/>
          <table:table-cell office:value-type="float" office:value="85.30117" calcext:value-type="float">
            <text:p>85.30117</text:p>
          </table:table-cell>
          <table:table-cell office:value-type="float" office:value="86.44146" calcext:value-type="float">
            <text:p>86.44146</text:p>
          </table:table-cell>
          <table:table-cell office:value-type="float" office:value="-1.14029" calcext:value-type="float">
            <text:p>-1.14029</text:p>
          </table:table-cell>
        </table:table-row>
        <table:table-row table:style-name="ro1">
          <table:table-cell/>
          <table:table-cell office:value-type="float" office:value="85.16632" calcext:value-type="float">
            <text:p>85.16632</text:p>
          </table:table-cell>
          <table:table-cell office:value-type="float" office:value="82.87821" calcext:value-type="float">
            <text:p>82.87821</text:p>
          </table:table-cell>
          <table:table-cell office:value-type="float" office:value="2.28811" calcext:value-type="float">
            <text:p>2.28811</text:p>
          </table:table-cell>
        </table:table-row>
        <table:table-row table:style-name="ro1">
          <table:table-cell/>
          <table:table-cell office:value-type="float" office:value="85.42998" calcext:value-type="float">
            <text:p>85.42998</text:p>
          </table:table-cell>
          <table:table-cell office:value-type="float" office:value="85.56536" calcext:value-type="float">
            <text:p>85.56536</text:p>
          </table:table-cell>
          <table:table-cell office:value-type="float" office:value="-0.13537" calcext:value-type="float">
            <text:p>-0.13537</text:p>
          </table:table-cell>
        </table:table-row>
        <table:table-row table:style-name="ro1">
          <table:table-cell/>
          <table:table-cell office:value-type="float" office:value="85.09978" calcext:value-type="float">
            <text:p>85.09978</text:p>
          </table:table-cell>
          <table:table-cell office:value-type="float" office:value="83.89789" calcext:value-type="float">
            <text:p>83.89789</text:p>
          </table:table-cell>
          <table:table-cell office:value-type="float" office:value="1.20188" calcext:value-type="float">
            <text:p>1.20188</text:p>
          </table:table-cell>
        </table:table-row>
        <table:table-row table:style-name="ro1">
          <table:table-cell/>
          <table:table-cell office:value-type="float" office:value="84.92069" calcext:value-type="float">
            <text:p>84.92069</text:p>
          </table:table-cell>
          <table:table-cell office:value-type="float" office:value="84.9052" calcext:value-type="float">
            <text:p>84.9052</text:p>
          </table:table-cell>
          <table:table-cell office:value-type="float" office:value="0.01548" calcext:value-type="float">
            <text:p>0.01548</text:p>
          </table:table-cell>
        </table:table-row>
        <table:table-row table:style-name="ro1">
          <table:table-cell/>
          <table:table-cell office:value-type="float" office:value="85.12184" calcext:value-type="float">
            <text:p>85.12184</text:p>
          </table:table-cell>
          <table:table-cell office:value-type="float" office:value="85.95737" calcext:value-type="float">
            <text:p>85.95737</text:p>
          </table:table-cell>
          <table:table-cell office:value-type="float" office:value="-0.83554" calcext:value-type="float">
            <text:p>-0.83554</text:p>
          </table:table-cell>
        </table:table-row>
        <table:table-row table:style-name="ro1">
          <table:table-cell/>
          <table:table-cell office:value-type="float" office:value="85.19592" calcext:value-type="float">
            <text:p>85.19592</text:p>
          </table:table-cell>
          <table:table-cell office:value-type="float" office:value="83.52788" calcext:value-type="float">
            <text:p>83.52788</text:p>
          </table:table-cell>
          <table:table-cell office:value-type="float" office:value="1.66804" calcext:value-type="float">
            <text:p>1.66804</text:p>
          </table:table-cell>
        </table:table-row>
        <table:table-row table:style-name="ro1">
          <table:table-cell/>
          <table:table-cell office:value-type="float" office:value="83.90987" calcext:value-type="float">
            <text:p>83.90987</text:p>
          </table:table-cell>
          <table:table-cell office:value-type="float" office:value="82.53659" calcext:value-type="float">
            <text:p>82.53659</text:p>
          </table:table-cell>
          <table:table-cell office:value-type="float" office:value="1.37328" calcext:value-type="float">
            <text:p>1.37328</text:p>
          </table:table-cell>
        </table:table-row>
        <table:table-row table:style-name="ro1">
          <table:table-cell/>
          <table:table-cell office:value-type="float" office:value="85.02577" calcext:value-type="float">
            <text:p>85.02577</text:p>
          </table:table-cell>
          <table:table-cell office:value-type="float" office:value="83.93493" calcext:value-type="float">
            <text:p>83.93493</text:p>
          </table:table-cell>
          <table:table-cell office:value-type="float" office:value="1.09084" calcext:value-type="float">
            <text:p>1.09084</text:p>
          </table:table-cell>
        </table:table-row>
        <table:table-row table:style-name="ro1">
          <table:table-cell/>
          <table:table-cell office:value-type="float" office:value="85.56088" calcext:value-type="float">
            <text:p>85.56088</text:p>
          </table:table-cell>
          <table:table-cell office:value-type="float" office:value="84.93353" calcext:value-type="float">
            <text:p>84.93353</text:p>
          </table:table-cell>
          <table:table-cell office:value-type="float" office:value="0.62736" calcext:value-type="float">
            <text:p>0.62736</text:p>
          </table:table-cell>
        </table:table-row>
        <table:table-row table:style-name="ro1">
          <table:table-cell/>
          <table:table-cell office:value-type="float" office:value="85.04113" calcext:value-type="float">
            <text:p>85.04113</text:p>
          </table:table-cell>
          <table:table-cell office:value-type="float" office:value="85.12977" calcext:value-type="float">
            <text:p>85.12977</text:p>
          </table:table-cell>
          <table:table-cell office:value-type="float" office:value="-0.08863" calcext:value-type="float">
            <text:p>-0.08863</text:p>
          </table:table-cell>
        </table:table-row>
        <table:table-row table:style-name="ro1">
          <table:table-cell/>
          <table:table-cell office:value-type="float" office:value="85.92992" calcext:value-type="float">
            <text:p>85.92992</text:p>
          </table:table-cell>
          <table:table-cell office:value-type="float" office:value="83.95036" calcext:value-type="float">
            <text:p>83.95036</text:p>
          </table:table-cell>
          <table:table-cell office:value-type="float" office:value="1.97956" calcext:value-type="float">
            <text:p>1.97956</text:p>
          </table:table-cell>
        </table:table-row>
        <table:table-row table:style-name="ro1">
          <table:table-cell/>
          <table:table-cell office:value-type="float" office:value="83.93798" calcext:value-type="float">
            <text:p>83.93798</text:p>
          </table:table-cell>
          <table:table-cell office:value-type="float" office:value="84.70517" calcext:value-type="float">
            <text:p>84.70517</text:p>
          </table:table-cell>
          <table:table-cell office:value-type="float" office:value="-0.76719" calcext:value-type="float">
            <text:p>-0.76719</text:p>
          </table:table-cell>
        </table:table-row>
        <table:table-row table:style-name="ro1">
          <table:table-cell/>
          <table:table-cell office:value-type="float" office:value="84.96103" calcext:value-type="float">
            <text:p>84.96103</text:p>
          </table:table-cell>
          <table:table-cell office:value-type="float" office:value="84.07158" calcext:value-type="float">
            <text:p>84.07158</text:p>
          </table:table-cell>
          <table:table-cell office:value-type="float" office:value="0.88944" calcext:value-type="float">
            <text:p>0.88944</text:p>
          </table:table-cell>
        </table:table-row>
        <table:table-row table:style-name="ro1">
          <table:table-cell/>
          <table:table-cell office:value-type="float" office:value="83.94591" calcext:value-type="float">
            <text:p>83.94591</text:p>
          </table:table-cell>
          <table:table-cell office:value-type="float" office:value="83.22179" calcext:value-type="float">
            <text:p>83.22179</text:p>
          </table:table-cell>
          <table:table-cell office:value-type="float" office:value="0.72411" calcext:value-type="float">
            <text:p>0.72411</text:p>
          </table:table-cell>
        </table:table-row>
        <table:table-row table:style-name="ro1">
          <table:table-cell/>
          <table:table-cell office:value-type="float" office:value="84.40378" calcext:value-type="float">
            <text:p>84.40378</text:p>
          </table:table-cell>
          <table:table-cell office:value-type="float" office:value="84.94056" calcext:value-type="float">
            <text:p>84.94056</text:p>
          </table:table-cell>
          <table:table-cell office:value-type="float" office:value="-0.53679" calcext:value-type="float">
            <text:p>-0.53679</text:p>
          </table:table-cell>
        </table:table-row>
        <table:table-row table:style-name="ro1">
          <table:table-cell/>
          <table:table-cell office:value-type="float" office:value="85.39643" calcext:value-type="float">
            <text:p>85.39643</text:p>
          </table:table-cell>
          <table:table-cell office:value-type="float" office:value="84.37907" calcext:value-type="float">
            <text:p>84.37907</text:p>
          </table:table-cell>
          <table:table-cell office:value-type="float" office:value="1.01736" calcext:value-type="float">
            <text:p>1.01736</text:p>
          </table:table-cell>
        </table:table-row>
        <table:table-row table:style-name="ro1">
          <table:table-cell/>
          <table:table-cell office:value-type="float" office:value="85.256" calcext:value-type="float">
            <text:p>85.256</text:p>
          </table:table-cell>
          <table:table-cell office:value-type="float" office:value="83.48272" calcext:value-type="float">
            <text:p>83.48272</text:p>
          </table:table-cell>
          <table:table-cell office:value-type="float" office:value="1.77328" calcext:value-type="float">
            <text:p>1.77328</text:p>
          </table:table-cell>
        </table:table-row>
        <table:table-row table:style-name="ro1">
          <table:table-cell/>
          <table:table-cell office:value-type="float" office:value="85.70985" calcext:value-type="float">
            <text:p>85.70985</text:p>
          </table:table-cell>
          <table:table-cell office:value-type="float" office:value="83.58478" calcext:value-type="float">
            <text:p>83.58478</text:p>
          </table:table-cell>
          <table:table-cell office:value-type="float" office:value="2.12507" calcext:value-type="float">
            <text:p>2.12507</text:p>
          </table:table-cell>
        </table:table-row>
        <table:table-row table:style-name="ro1">
          <table:table-cell/>
          <table:table-cell office:value-type="float" office:value="84.77015" calcext:value-type="float">
            <text:p>84.77015</text:p>
          </table:table-cell>
          <table:table-cell office:value-type="float" office:value="85.06891" calcext:value-type="float">
            <text:p>85.06891</text:p>
          </table:table-cell>
          <table:table-cell office:value-type="float" office:value="-0.29876" calcext:value-type="float">
            <text:p>-0.29876</text:p>
          </table:table-cell>
        </table:table-row>
        <table:table-row table:style-name="ro1">
          <table:table-cell/>
          <table:table-cell office:value-type="float" office:value="84.94807" calcext:value-type="float">
            <text:p>84.94807</text:p>
          </table:table-cell>
          <table:table-cell office:value-type="float" office:value="84.61217" calcext:value-type="float">
            <text:p>84.61217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/>
          <table:table-cell office:value-type="float" office:value="85.20802" calcext:value-type="float">
            <text:p>85.20802</text:p>
          </table:table-cell>
          <table:table-cell office:value-type="float" office:value="84.01296" calcext:value-type="float">
            <text:p>84.01296</text:p>
          </table:table-cell>
          <table:table-cell office:value-type="float" office:value="1.19506" calcext:value-type="float">
            <text:p>1.19506</text:p>
          </table:table-cell>
        </table:table-row>
        <table:table-row table:style-name="ro1">
          <table:table-cell/>
          <table:table-cell office:value-type="float" office:value="84.47743" calcext:value-type="float">
            <text:p>84.47743</text:p>
          </table:table-cell>
          <table:table-cell office:value-type="float" office:value="85.51449" calcext:value-type="float">
            <text:p>85.51449</text:p>
          </table:table-cell>
          <table:table-cell office:value-type="float" office:value="-1.03706" calcext:value-type="float">
            <text:p>-1.03706</text:p>
          </table:table-cell>
        </table:table-row>
        <table:table-row table:style-name="ro1">
          <table:table-cell/>
          <table:table-cell office:value-type="float" office:value="84.67902" calcext:value-type="float">
            <text:p>84.67902</text:p>
          </table:table-cell>
          <table:table-cell office:value-type="float" office:value="85.6178" calcext:value-type="float">
            <text:p>85.6178</text:p>
          </table:table-cell>
          <table:table-cell office:value-type="float" office:value="-0.93878" calcext:value-type="float">
            <text:p>-0.93878</text:p>
          </table:table-cell>
        </table:table-row>
        <table:table-row table:style-name="ro1">
          <table:table-cell/>
          <table:table-cell office:value-type="float" office:value="85.1799" calcext:value-type="float">
            <text:p>85.1799</text:p>
          </table:table-cell>
          <table:table-cell office:value-type="float" office:value="84.03963" calcext:value-type="float">
            <text:p>84.03963</text:p>
          </table:table-cell>
          <table:table-cell office:value-type="float" office:value="1.14027" calcext:value-type="float">
            <text:p>1.14027</text:p>
          </table:table-cell>
        </table:table-row>
        <table:table-row table:style-name="ro1">
          <table:table-cell/>
          <table:table-cell office:value-type="float" office:value="84.41297" calcext:value-type="float">
            <text:p>84.41297</text:p>
          </table:table-cell>
          <table:table-cell office:value-type="float" office:value="84.7609" calcext:value-type="float">
            <text:p>84.7609</text:p>
          </table:table-cell>
          <table:table-cell office:value-type="float" office:value="-0.34793" calcext:value-type="float">
            <text:p>-0.34793</text:p>
          </table:table-cell>
        </table:table-row>
        <table:table-row table:style-name="ro1">
          <table:table-cell/>
          <table:table-cell office:value-type="float" office:value="83.91232" calcext:value-type="float">
            <text:p>83.91232</text:p>
          </table:table-cell>
          <table:table-cell office:value-type="float" office:value="83.12744" calcext:value-type="float">
            <text:p>83.12744</text:p>
          </table:table-cell>
          <table:table-cell office:value-type="float" office:value="0.78488" calcext:value-type="float">
            <text:p>0.78488</text:p>
          </table:table-cell>
        </table:table-row>
        <table:table-row table:style-name="ro1">
          <table:table-cell/>
          <table:table-cell office:value-type="float" office:value="84.61574" calcext:value-type="float">
            <text:p>84.61574</text:p>
          </table:table-cell>
          <table:table-cell office:value-type="float" office:value="84.61572" calcext:value-type="float">
            <text:p>84.61572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/>
          <table:table-cell office:value-type="float" office:value="84.69189" calcext:value-type="float">
            <text:p>84.69189</text:p>
          </table:table-cell>
          <table:table-cell office:value-type="float" office:value="85.63374" calcext:value-type="float">
            <text:p>85.63374</text:p>
          </table:table-cell>
          <table:table-cell office:value-type="float" office:value="-0.94184" calcext:value-type="float">
            <text:p>-0.94184</text:p>
          </table:table-cell>
        </table:table-row>
        <table:table-row table:style-name="ro1">
          <table:table-cell/>
          <table:table-cell office:value-type="float" office:value="85.09349" calcext:value-type="float">
            <text:p>85.09349</text:p>
          </table:table-cell>
          <table:table-cell office:value-type="float" office:value="85.51475" calcext:value-type="float">
            <text:p>85.51475</text:p>
          </table:table-cell>
          <table:table-cell office:value-type="float" office:value="-0.42126" calcext:value-type="float">
            <text:p>-0.42126</text:p>
          </table:table-cell>
        </table:table-row>
        <table:table-row table:style-name="ro1">
          <table:table-cell/>
          <table:table-cell office:value-type="float" office:value="84.45812" calcext:value-type="float">
            <text:p>84.45812</text:p>
          </table:table-cell>
          <table:table-cell office:value-type="float" office:value="84.67989" calcext:value-type="float">
            <text:p>84.67989</text:p>
          </table:table-cell>
          <table:table-cell office:value-type="float" office:value="-0.22177" calcext:value-type="float">
            <text:p>-0.22177</text:p>
          </table:table-cell>
        </table:table-row>
        <table:table-row table:style-name="ro1">
          <table:table-cell/>
          <table:table-cell office:value-type="float" office:value="84.88157" calcext:value-type="float">
            <text:p>84.88157</text:p>
          </table:table-cell>
          <table:table-cell office:value-type="float" office:value="86.58735" calcext:value-type="float">
            <text:p>86.58735</text:p>
          </table:table-cell>
          <table:table-cell office:value-type="float" office:value="-1.70578" calcext:value-type="float">
            <text:p>-1.70578</text:p>
          </table:table-cell>
        </table:table-row>
        <table:table-row table:style-name="ro1">
          <table:table-cell/>
          <table:table-cell office:value-type="float" office:value="85.96137" calcext:value-type="float">
            <text:p>85.96137</text:p>
          </table:table-cell>
          <table:table-cell office:value-type="float" office:value="83.9159" calcext:value-type="float">
            <text:p>83.9159</text:p>
          </table:table-cell>
          <table:table-cell office:value-type="float" office:value="2.04547" calcext:value-type="float">
            <text:p>2.04547</text:p>
          </table:table-cell>
        </table:table-row>
        <table:table-row table:style-name="ro1">
          <table:table-cell/>
          <table:table-cell office:value-type="float" office:value="85.21326" calcext:value-type="float">
            <text:p>85.21326</text:p>
          </table:table-cell>
          <table:table-cell office:value-type="float" office:value="85.67201" calcext:value-type="float">
            <text:p>85.67201</text:p>
          </table:table-cell>
          <table:table-cell office:value-type="float" office:value="-0.45875" calcext:value-type="float">
            <text:p>-0.45875</text:p>
          </table:table-cell>
        </table:table-row>
        <table:table-row table:style-name="ro1">
          <table:table-cell/>
          <table:table-cell office:value-type="float" office:value="84.58295" calcext:value-type="float">
            <text:p>84.58295</text:p>
          </table:table-cell>
          <table:table-cell office:value-type="float" office:value="84.30988" calcext:value-type="float">
            <text:p>84.30988</text:p>
          </table:table-cell>
          <table:table-cell office:value-type="float" office:value="0.27307" calcext:value-type="float">
            <text:p>0.27307</text:p>
          </table:table-cell>
        </table:table-row>
        <table:table-row table:style-name="ro1">
          <table:table-cell/>
          <table:table-cell office:value-type="float" office:value="85.73137" calcext:value-type="float">
            <text:p>85.73137</text:p>
          </table:table-cell>
          <table:table-cell office:value-type="float" office:value="82.64058" calcext:value-type="float">
            <text:p>82.64058</text:p>
          </table:table-cell>
          <table:table-cell office:value-type="float" office:value="3.09079" calcext:value-type="float">
            <text:p>3.09079</text:p>
          </table:table-cell>
        </table:table-row>
        <table:table-row table:style-name="ro1">
          <table:table-cell/>
          <table:table-cell office:value-type="float" office:value="83.92868" calcext:value-type="float">
            <text:p>83.92868</text:p>
          </table:table-cell>
          <table:table-cell office:value-type="float" office:value="84.57458" calcext:value-type="float">
            <text:p>84.57458</text:p>
          </table:table-cell>
          <table:table-cell office:value-type="float" office:value="-0.6459" calcext:value-type="float">
            <text:p>-0.6459</text:p>
          </table:table-cell>
        </table:table-row>
        <table:table-row table:style-name="ro1">
          <table:table-cell/>
          <table:table-cell office:value-type="float" office:value="84.53" calcext:value-type="float">
            <text:p>84.53</text:p>
          </table:table-cell>
          <table:table-cell office:value-type="float" office:value="82.96762" calcext:value-type="float">
            <text:p>82.96762</text:p>
          </table:table-cell>
          <table:table-cell office:value-type="float" office:value="1.56238" calcext:value-type="float">
            <text:p>1.56238</text:p>
          </table:table-cell>
        </table:table-row>
        <table:table-row table:style-name="ro1">
          <table:table-cell/>
          <table:table-cell office:value-type="float" office:value="85.40146" calcext:value-type="float">
            <text:p>85.40146</text:p>
          </table:table-cell>
          <table:table-cell office:value-type="float" office:value="86.10888" calcext:value-type="float">
            <text:p>86.10888</text:p>
          </table:table-cell>
          <table:table-cell office:value-type="float" office:value="-0.70743" calcext:value-type="float">
            <text:p>-0.70743</text:p>
          </table:table-cell>
        </table:table-row>
        <table:table-row table:style-name="ro1">
          <table:table-cell/>
          <table:table-cell office:value-type="float" office:value="85.33504" calcext:value-type="float">
            <text:p>85.33504</text:p>
          </table:table-cell>
          <table:table-cell office:value-type="float" office:value="85.3537" calcext:value-type="float">
            <text:p>85.3537</text:p>
          </table:table-cell>
          <table:table-cell office:value-type="float" office:value="-0.01866" calcext:value-type="float">
            <text:p>-0.01866</text:p>
          </table:table-cell>
        </table:table-row>
        <table:table-row table:style-name="ro1">
          <table:table-cell/>
          <table:table-cell office:value-type="float" office:value="84.69918" calcext:value-type="float">
            <text:p>84.69918</text:p>
          </table:table-cell>
          <table:table-cell office:value-type="float" office:value="86.3588" calcext:value-type="float">
            <text:p>86.3588</text:p>
          </table:table-cell>
          <table:table-cell office:value-type="float" office:value="-1.65962" calcext:value-type="float">
            <text:p>-1.65962</text:p>
          </table:table-cell>
        </table:table-row>
        <table:table-row table:style-name="ro1">
          <table:table-cell/>
          <table:table-cell office:value-type="float" office:value="84.38885" calcext:value-type="float">
            <text:p>84.38885</text:p>
          </table:table-cell>
          <table:table-cell office:value-type="float" office:value="84.88591" calcext:value-type="float">
            <text:p>84.88591</text:p>
          </table:table-cell>
          <table:table-cell office:value-type="float" office:value="-0.49707" calcext:value-type="float">
            <text:p>-0.49707</text:p>
          </table:table-cell>
        </table:table-row>
        <table:table-row table:style-name="ro1">
          <table:table-cell/>
          <table:table-cell office:value-type="float" office:value="85.1094" calcext:value-type="float">
            <text:p>85.1094</text:p>
          </table:table-cell>
          <table:table-cell office:value-type="float" office:value="84.82825" calcext:value-type="float">
            <text:p>84.82825</text:p>
          </table:table-cell>
          <table:table-cell office:value-type="float" office:value="0.28115" calcext:value-type="float">
            <text:p>0.28115</text:p>
          </table:table-cell>
        </table:table-row>
        <table:table-row table:style-name="ro1">
          <table:table-cell/>
          <table:table-cell office:value-type="float" office:value="85.32613" calcext:value-type="float">
            <text:p>85.32613</text:p>
          </table:table-cell>
          <table:table-cell office:value-type="float" office:value="86.11408" calcext:value-type="float">
            <text:p>86.11408</text:p>
          </table:table-cell>
          <table:table-cell office:value-type="float" office:value="-0.78795" calcext:value-type="float">
            <text:p>-0.78795</text:p>
          </table:table-cell>
        </table:table-row>
        <table:table-row table:style-name="ro1">
          <table:table-cell/>
          <table:table-cell office:value-type="float" office:value="85.25686" calcext:value-type="float">
            <text:p>85.25686</text:p>
          </table:table-cell>
          <table:table-cell office:value-type="float" office:value="85.20469" calcext:value-type="float">
            <text:p>85.20469</text:p>
          </table:table-cell>
          <table:table-cell office:value-type="float" office:value="0.05218" calcext:value-type="float">
            <text:p>0.05218</text:p>
          </table:table-cell>
        </table:table-row>
        <table:table-row table:style-name="ro1">
          <table:table-cell/>
          <table:table-cell office:value-type="float" office:value="85.49383" calcext:value-type="float">
            <text:p>85.49383</text:p>
          </table:table-cell>
          <table:table-cell office:value-type="float" office:value="85.5073" calcext:value-type="float">
            <text:p>85.5073</text:p>
          </table:table-cell>
          <table:table-cell office:value-type="float" office:value="-0.01347" calcext:value-type="float">
            <text:p>-0.01347</text:p>
          </table:table-cell>
        </table:table-row>
        <table:table-row table:style-name="ro1">
          <table:table-cell/>
          <table:table-cell office:value-type="float" office:value="84.08656" calcext:value-type="float">
            <text:p>84.08656</text:p>
          </table:table-cell>
          <table:table-cell office:value-type="float" office:value="85.09889" calcext:value-type="float">
            <text:p>85.09889</text:p>
          </table:table-cell>
          <table:table-cell office:value-type="float" office:value="-1.01233" calcext:value-type="float">
            <text:p>-1.01233</text:p>
          </table:table-cell>
        </table:table-row>
        <table:table-row table:style-name="ro1">
          <table:table-cell/>
          <table:table-cell office:value-type="float" office:value="84.82395" calcext:value-type="float">
            <text:p>84.82395</text:p>
          </table:table-cell>
          <table:table-cell office:value-type="float" office:value="85.57159" calcext:value-type="float">
            <text:p>85.57159</text:p>
          </table:table-cell>
          <table:table-cell office:value-type="float" office:value="-0.74763" calcext:value-type="float">
            <text:p>-0.74763</text:p>
          </table:table-cell>
        </table:table-row>
        <table:table-row table:style-name="ro1">
          <table:table-cell/>
          <table:table-cell office:value-type="float" office:value="84.82714" calcext:value-type="float">
            <text:p>84.82714</text:p>
          </table:table-cell>
          <table:table-cell office:value-type="float" office:value="84.97684" calcext:value-type="float">
            <text:p>84.97684</text:p>
          </table:table-cell>
          <table:table-cell office:value-type="float" office:value="-0.1497" calcext:value-type="float">
            <text:p>-0.1497</text:p>
          </table:table-cell>
        </table:table-row>
        <table:table-row table:style-name="ro1">
          <table:table-cell/>
          <table:table-cell office:value-type="float" office:value="85.11638" calcext:value-type="float">
            <text:p>85.11638</text:p>
          </table:table-cell>
          <table:table-cell office:value-type="float" office:value="84.11001" calcext:value-type="float">
            <text:p>84.11001</text:p>
          </table:table-cell>
          <table:table-cell office:value-type="float" office:value="1.00636" calcext:value-type="float">
            <text:p>1.00636</text:p>
          </table:table-cell>
        </table:table-row>
        <table:table-row table:style-name="ro1">
          <table:table-cell/>
          <table:table-cell office:value-type="float" office:value="85.07675" calcext:value-type="float">
            <text:p>85.07675</text:p>
          </table:table-cell>
          <table:table-cell office:value-type="float" office:value="86.78043" calcext:value-type="float">
            <text:p>86.78043</text:p>
          </table:table-cell>
          <table:table-cell office:value-type="float" office:value="-1.70368" calcext:value-type="float">
            <text:p>-1.70368</text:p>
          </table:table-cell>
        </table:table-row>
        <table:table-row table:style-name="ro1">
          <table:table-cell/>
          <table:table-cell office:value-type="float" office:value="85.2963" calcext:value-type="float">
            <text:p>85.2963</text:p>
          </table:table-cell>
          <table:table-cell office:value-type="float" office:value="85.05213" calcext:value-type="float">
            <text:p>85.05213</text:p>
          </table:table-cell>
          <table:table-cell office:value-type="float" office:value="0.24417" calcext:value-type="float">
            <text:p>0.24417</text:p>
          </table:table-cell>
        </table:table-row>
        <table:table-row table:style-name="ro1">
          <table:table-cell/>
          <table:table-cell office:value-type="float" office:value="85.0398" calcext:value-type="float">
            <text:p>85.0398</text:p>
          </table:table-cell>
          <table:table-cell office:value-type="float" office:value="83.479" calcext:value-type="float">
            <text:p>83.479</text:p>
          </table:table-cell>
          <table:table-cell office:value-type="float" office:value="1.5608" calcext:value-type="float">
            <text:p>1.5608</text:p>
          </table:table-cell>
        </table:table-row>
        <table:table-row table:style-name="ro1">
          <table:table-cell/>
          <table:table-cell office:value-type="float" office:value="83.96104" calcext:value-type="float">
            <text:p>83.96104</text:p>
          </table:table-cell>
          <table:table-cell office:value-type="float" office:value="83.25794" calcext:value-type="float">
            <text:p>83.25794</text:p>
          </table:table-cell>
          <table:table-cell office:value-type="float" office:value="0.7031" calcext:value-type="float">
            <text:p>0.7031</text:p>
          </table:table-cell>
        </table:table-row>
        <table:table-row table:style-name="ro1">
          <table:table-cell/>
          <table:table-cell office:value-type="float" office:value="84.93587" calcext:value-type="float">
            <text:p>84.93587</text:p>
          </table:table-cell>
          <table:table-cell office:value-type="float" office:value="86.2761" calcext:value-type="float">
            <text:p>86.2761</text:p>
          </table:table-cell>
          <table:table-cell office:value-type="float" office:value="-1.34024" calcext:value-type="float">
            <text:p>-1.34024</text:p>
          </table:table-cell>
        </table:table-row>
        <table:table-row table:style-name="ro1">
          <table:table-cell/>
          <table:table-cell office:value-type="float" office:value="84.59047" calcext:value-type="float">
            <text:p>84.59047</text:p>
          </table:table-cell>
          <table:table-cell office:value-type="float" office:value="86.88273" calcext:value-type="float">
            <text:p>86.88273</text:p>
          </table:table-cell>
          <table:table-cell office:value-type="float" office:value="-2.29227" calcext:value-type="float">
            <text:p>-2.29227</text:p>
          </table:table-cell>
        </table:table-row>
        <table:table-row table:style-name="ro1">
          <table:table-cell/>
          <table:table-cell office:value-type="float" office:value="85.24186" calcext:value-type="float">
            <text:p>85.24186</text:p>
          </table:table-cell>
          <table:table-cell office:value-type="float" office:value="85.64954" calcext:value-type="float">
            <text:p>85.64954</text:p>
          </table:table-cell>
          <table:table-cell office:value-type="float" office:value="-0.40767" calcext:value-type="float">
            <text:p>-0.40767</text:p>
          </table:table-cell>
        </table:table-row>
        <table:table-row table:style-name="ro1">
          <table:table-cell/>
          <table:table-cell office:value-type="float" office:value="84.40329" calcext:value-type="float">
            <text:p>84.40329</text:p>
          </table:table-cell>
          <table:table-cell office:value-type="float" office:value="81.78352" calcext:value-type="float">
            <text:p>81.78352</text:p>
          </table:table-cell>
          <table:table-cell office:value-type="float" office:value="2.61978" calcext:value-type="float">
            <text:p>2.61978</text:p>
          </table:table-cell>
        </table:table-row>
        <table:table-row table:style-name="ro1">
          <table:table-cell/>
          <table:table-cell office:value-type="float" office:value="85.10758" calcext:value-type="float">
            <text:p>85.10758</text:p>
          </table:table-cell>
          <table:table-cell office:value-type="float" office:value="85.68847" calcext:value-type="float">
            <text:p>85.68847</text:p>
          </table:table-cell>
          <table:table-cell office:value-type="float" office:value="-0.58088" calcext:value-type="float">
            <text:p>-0.58088</text:p>
          </table:table-cell>
        </table:table-row>
        <table:table-row table:style-name="ro1">
          <table:table-cell/>
          <table:table-cell office:value-type="float" office:value="85.19774" calcext:value-type="float">
            <text:p>85.19774</text:p>
          </table:table-cell>
          <table:table-cell office:value-type="float" office:value="86.58275" calcext:value-type="float">
            <text:p>86.58275</text:p>
          </table:table-cell>
          <table:table-cell office:value-type="float" office:value="-1.38501" calcext:value-type="float">
            <text:p>-1.38501</text:p>
          </table:table-cell>
        </table:table-row>
        <table:table-row table:style-name="ro1">
          <table:table-cell/>
          <table:table-cell office:value-type="float" office:value="85.21524" calcext:value-type="float">
            <text:p>85.21524</text:p>
          </table:table-cell>
          <table:table-cell office:value-type="float" office:value="84.59685" calcext:value-type="float">
            <text:p>84.59685</text:p>
          </table:table-cell>
          <table:table-cell office:value-type="float" office:value="0.61839" calcext:value-type="float">
            <text:p>0.61839</text:p>
          </table:table-cell>
        </table:table-row>
        <table:table-row table:style-name="ro1">
          <table:table-cell/>
          <table:table-cell office:value-type="float" office:value="85.18515" calcext:value-type="float">
            <text:p>85.18515</text:p>
          </table:table-cell>
          <table:table-cell office:value-type="float" office:value="86.13437" calcext:value-type="float">
            <text:p>86.13437</text:p>
          </table:table-cell>
          <table:table-cell office:value-type="float" office:value="-0.94923" calcext:value-type="float">
            <text:p>-0.94923</text:p>
          </table:table-cell>
        </table:table-row>
        <table:table-row table:style-name="ro1">
          <table:table-cell/>
          <table:table-cell office:value-type="float" office:value="84.5499" calcext:value-type="float">
            <text:p>84.5499</text:p>
          </table:table-cell>
          <table:table-cell office:value-type="float" office:value="86.45601" calcext:value-type="float">
            <text:p>86.45601</text:p>
          </table:table-cell>
          <table:table-cell office:value-type="float" office:value="-1.90611" calcext:value-type="float">
            <text:p>-1.90611</text:p>
          </table:table-cell>
        </table:table-row>
        <table:table-row table:style-name="ro1">
          <table:table-cell/>
          <table:table-cell office:value-type="float" office:value="85.41602" calcext:value-type="float">
            <text:p>85.41602</text:p>
          </table:table-cell>
          <table:table-cell office:value-type="float" office:value="84.83821" calcext:value-type="float">
            <text:p>84.83821</text:p>
          </table:table-cell>
          <table:table-cell office:value-type="float" office:value="0.57781" calcext:value-type="float">
            <text:p>0.57781</text:p>
          </table:table-cell>
        </table:table-row>
        <table:table-row table:style-name="ro1">
          <table:table-cell/>
          <table:table-cell office:value-type="float" office:value="84.84714" calcext:value-type="float">
            <text:p>84.84714</text:p>
          </table:table-cell>
          <table:table-cell office:value-type="float" office:value="83.74081" calcext:value-type="float">
            <text:p>83.74081</text:p>
          </table:table-cell>
          <table:table-cell office:value-type="float" office:value="1.10634" calcext:value-type="float">
            <text:p>1.10634</text:p>
          </table:table-cell>
        </table:table-row>
        <table:table-row table:style-name="ro1">
          <table:table-cell/>
          <table:table-cell office:value-type="float" office:value="84.458" calcext:value-type="float">
            <text:p>84.458</text:p>
          </table:table-cell>
          <table:table-cell office:value-type="float" office:value="85.03752" calcext:value-type="float">
            <text:p>85.03752</text:p>
          </table:table-cell>
          <table:table-cell office:value-type="float" office:value="-0.57952" calcext:value-type="float">
            <text:p>-0.57952</text:p>
          </table:table-cell>
        </table:table-row>
        <table:table-row table:style-name="ro1">
          <table:table-cell/>
          <table:table-cell office:value-type="float" office:value="85.10483" calcext:value-type="float">
            <text:p>85.10483</text:p>
          </table:table-cell>
          <table:table-cell office:value-type="float" office:value="82.30898" calcext:value-type="float">
            <text:p>82.30898</text:p>
          </table:table-cell>
          <table:table-cell office:value-type="float" office:value="2.79586" calcext:value-type="float">
            <text:p>2.79586</text:p>
          </table:table-cell>
        </table:table-row>
        <table:table-row table:style-name="ro1">
          <table:table-cell/>
          <table:table-cell office:value-type="float" office:value="84.72678" calcext:value-type="float">
            <text:p>84.72678</text:p>
          </table:table-cell>
          <table:table-cell office:value-type="float" office:value="84.94742" calcext:value-type="float">
            <text:p>84.94742</text:p>
          </table:table-cell>
          <table:table-cell office:value-type="float" office:value="-0.22064" calcext:value-type="float">
            <text:p>-0.22064</text:p>
          </table:table-cell>
        </table:table-row>
        <table:table-row table:style-name="ro1">
          <table:table-cell/>
          <table:table-cell office:value-type="float" office:value="85.38258" calcext:value-type="float">
            <text:p>85.38258</text:p>
          </table:table-cell>
          <table:table-cell office:value-type="float" office:value="85.29977" calcext:value-type="float">
            <text:p>85.29977</text:p>
          </table:table-cell>
          <table:table-cell office:value-type="float" office:value="0.08281" calcext:value-type="float">
            <text:p>0.08281</text:p>
          </table:table-cell>
        </table:table-row>
        <table:table-row table:style-name="ro1">
          <table:table-cell/>
          <table:table-cell office:value-type="float" office:value="85.33935" calcext:value-type="float">
            <text:p>85.33935</text:p>
          </table:table-cell>
          <table:table-cell office:value-type="float" office:value="81.34266" calcext:value-type="float">
            <text:p>81.34266</text:p>
          </table:table-cell>
          <table:table-cell office:value-type="float" office:value="3.99669" calcext:value-type="float">
            <text:p>3.99669</text:p>
          </table:table-cell>
        </table:table-row>
        <table:table-row table:style-name="ro1">
          <table:table-cell/>
          <table:table-cell office:value-type="float" office:value="85.31433" calcext:value-type="float">
            <text:p>85.31433</text:p>
          </table:table-cell>
          <table:table-cell office:value-type="float" office:value="84.84724" calcext:value-type="float">
            <text:p>84.84724</text:p>
          </table:table-cell>
          <table:table-cell office:value-type="float" office:value="0.46709" calcext:value-type="float">
            <text:p>0.46709</text:p>
          </table:table-cell>
        </table:table-row>
        <table:table-row table:style-name="ro1">
          <table:table-cell/>
          <table:table-cell office:value-type="float" office:value="84.18146" calcext:value-type="float">
            <text:p>84.18146</text:p>
          </table:table-cell>
          <table:table-cell office:value-type="float" office:value="85.56705" calcext:value-type="float">
            <text:p>85.56705</text:p>
          </table:table-cell>
          <table:table-cell office:value-type="float" office:value="-1.38559" calcext:value-type="float">
            <text:p>-1.38559</text:p>
          </table:table-cell>
        </table:table-row>
        <table:table-row table:style-name="ro1">
          <table:table-cell/>
          <table:table-cell office:value-type="float" office:value="84.84918" calcext:value-type="float">
            <text:p>84.84918</text:p>
          </table:table-cell>
          <table:table-cell office:value-type="float" office:value="82.43333" calcext:value-type="float">
            <text:p>82.43333</text:p>
          </table:table-cell>
          <table:table-cell office:value-type="float" office:value="2.41585" calcext:value-type="float">
            <text:p>2.41585</text:p>
          </table:table-cell>
        </table:table-row>
        <table:table-row table:style-name="ro1">
          <table:table-cell/>
          <table:table-cell office:value-type="float" office:value="84.80737" calcext:value-type="float">
            <text:p>84.80737</text:p>
          </table:table-cell>
          <table:table-cell office:value-type="float" office:value="84.93152" calcext:value-type="float">
            <text:p>84.93152</text:p>
          </table:table-cell>
          <table:table-cell office:value-type="float" office:value="-0.12416" calcext:value-type="float">
            <text:p>-0.12416</text:p>
          </table:table-cell>
        </table:table-row>
        <table:table-row table:style-name="ro1">
          <table:table-cell/>
          <table:table-cell office:value-type="float" office:value="85.55248" calcext:value-type="float">
            <text:p>85.55248</text:p>
          </table:table-cell>
          <table:table-cell office:value-type="float" office:value="85.47627" calcext:value-type="float">
            <text:p>85.47627</text:p>
          </table:table-cell>
          <table:table-cell office:value-type="float" office:value="0.07621" calcext:value-type="float">
            <text:p>0.07621</text:p>
          </table:table-cell>
        </table:table-row>
        <table:table-row table:style-name="ro1">
          <table:table-cell/>
          <table:table-cell office:value-type="float" office:value="84.70734" calcext:value-type="float">
            <text:p>84.70734</text:p>
          </table:table-cell>
          <table:table-cell office:value-type="float" office:value="84.34933" calcext:value-type="float">
            <text:p>84.34933</text:p>
          </table:table-cell>
          <table:table-cell office:value-type="float" office:value="0.35801" calcext:value-type="float">
            <text:p>0.35801</text:p>
          </table:table-cell>
        </table:table-row>
        <table:table-row table:style-name="ro1">
          <table:table-cell/>
          <table:table-cell office:value-type="float" office:value="84.99667" calcext:value-type="float">
            <text:p>84.99667</text:p>
          </table:table-cell>
          <table:table-cell office:value-type="float" office:value="83.08653" calcext:value-type="float">
            <text:p>83.08653</text:p>
          </table:table-cell>
          <table:table-cell office:value-type="float" office:value="1.91014" calcext:value-type="float">
            <text:p>1.91014</text:p>
          </table:table-cell>
        </table:table-row>
        <table:table-row table:style-name="ro1">
          <table:table-cell/>
          <table:table-cell office:value-type="float" office:value="84.1434" calcext:value-type="float">
            <text:p>84.1434</text:p>
          </table:table-cell>
          <table:table-cell office:value-type="float" office:value="84.68099" calcext:value-type="float">
            <text:p>84.68099</text:p>
          </table:table-cell>
          <table:table-cell office:value-type="float" office:value="-0.53759" calcext:value-type="float">
            <text:p>-0.53759</text:p>
          </table:table-cell>
        </table:table-row>
        <table:table-row table:style-name="ro1">
          <table:table-cell/>
          <table:table-cell office:value-type="float" office:value="84.8583" calcext:value-type="float">
            <text:p>84.8583</text:p>
          </table:table-cell>
          <table:table-cell office:value-type="float" office:value="83.11198" calcext:value-type="float">
            <text:p>83.11198</text:p>
          </table:table-cell>
          <table:table-cell office:value-type="float" office:value="1.74632" calcext:value-type="float">
            <text:p>1.74632</text:p>
          </table:table-cell>
        </table:table-row>
        <table:table-row table:style-name="ro1">
          <table:table-cell/>
          <table:table-cell office:value-type="float" office:value="84.48446" calcext:value-type="float">
            <text:p>84.48446</text:p>
          </table:table-cell>
          <table:table-cell office:value-type="float" office:value="85.21699" calcext:value-type="float">
            <text:p>85.21699</text:p>
          </table:table-cell>
          <table:table-cell office:value-type="float" office:value="-0.73253" calcext:value-type="float">
            <text:p>-0.73253</text:p>
          </table:table-cell>
        </table:table-row>
        <table:table-row table:style-name="ro1">
          <table:table-cell/>
          <table:table-cell office:value-type="float" office:value="84.75741" calcext:value-type="float">
            <text:p>84.75741</text:p>
          </table:table-cell>
          <table:table-cell office:value-type="float" office:value="84.80791" calcext:value-type="float">
            <text:p>84.80791</text:p>
          </table:table-cell>
          <table:table-cell office:value-type="float" office:value="-0.0505" calcext:value-type="float">
            <text:p>-0.0505</text:p>
          </table:table-cell>
        </table:table-row>
        <table:table-row table:style-name="ro1">
          <table:table-cell/>
          <table:table-cell office:value-type="float" office:value="86.19817" calcext:value-type="float">
            <text:p>86.19817</text:p>
          </table:table-cell>
          <table:table-cell office:value-type="float" office:value="82.28827" calcext:value-type="float">
            <text:p>82.28827</text:p>
          </table:table-cell>
          <table:table-cell office:value-type="float" office:value="3.90991" calcext:value-type="float">
            <text:p>3.90991</text:p>
          </table:table-cell>
        </table:table-row>
        <table:table-row table:style-name="ro1">
          <table:table-cell/>
          <table:table-cell office:value-type="float" office:value="85.71291" calcext:value-type="float">
            <text:p>85.71291</text:p>
          </table:table-cell>
          <table:table-cell office:value-type="float" office:value="84.14282" calcext:value-type="float">
            <text:p>84.14282</text:p>
          </table:table-cell>
          <table:table-cell office:value-type="float" office:value="1.57009" calcext:value-type="float">
            <text:p>1.57009</text:p>
          </table:table-cell>
        </table:table-row>
        <table:table-row table:style-name="ro1">
          <table:table-cell/>
          <table:table-cell office:value-type="float" office:value="84.74981" calcext:value-type="float">
            <text:p>84.74981</text:p>
          </table:table-cell>
          <table:table-cell office:value-type="float" office:value="83.84087" calcext:value-type="float">
            <text:p>83.84087</text:p>
          </table:table-cell>
          <table:table-cell office:value-type="float" office:value="0.90894" calcext:value-type="float">
            <text:p>0.90894</text:p>
          </table:table-cell>
        </table:table-row>
        <table:table-row table:style-name="ro1">
          <table:table-cell/>
          <table:table-cell office:value-type="float" office:value="85.71875" calcext:value-type="float">
            <text:p>85.71875</text:p>
          </table:table-cell>
          <table:table-cell office:value-type="float" office:value="84.33048" calcext:value-type="float">
            <text:p>84.33048</text:p>
          </table:table-cell>
          <table:table-cell office:value-type="float" office:value="1.38826" calcext:value-type="float">
            <text:p>1.38826</text:p>
          </table:table-cell>
        </table:table-row>
        <table:table-row table:style-name="ro1">
          <table:table-cell/>
          <table:table-cell office:value-type="float" office:value="84.95072" calcext:value-type="float">
            <text:p>84.95072</text:p>
          </table:table-cell>
          <table:table-cell office:value-type="float" office:value="86.57971" calcext:value-type="float">
            <text:p>86.57971</text:p>
          </table:table-cell>
          <table:table-cell office:value-type="float" office:value="-1.62898" calcext:value-type="float">
            <text:p>-1.62898</text:p>
          </table:table-cell>
        </table:table-row>
        <table:table-row table:style-name="ro1">
          <table:table-cell/>
          <table:table-cell office:value-type="float" office:value="85.1364" calcext:value-type="float">
            <text:p>85.1364</text:p>
          </table:table-cell>
          <table:table-cell office:value-type="float" office:value="85.36492" calcext:value-type="float">
            <text:p>85.36492</text:p>
          </table:table-cell>
          <table:table-cell office:value-type="float" office:value="-0.22852" calcext:value-type="float">
            <text:p>-0.22852</text:p>
          </table:table-cell>
        </table:table-row>
        <table:table-row table:style-name="ro1">
          <table:table-cell/>
          <table:table-cell office:value-type="float" office:value="85.11381" calcext:value-type="float">
            <text:p>85.11381</text:p>
          </table:table-cell>
          <table:table-cell office:value-type="float" office:value="84.89949" calcext:value-type="float">
            <text:p>84.89949</text:p>
          </table:table-cell>
          <table:table-cell office:value-type="float" office:value="0.21432" calcext:value-type="float">
            <text:p>0.21432</text:p>
          </table:table-cell>
        </table:table-row>
        <table:table-row table:style-name="ro1">
          <table:table-cell/>
          <table:table-cell office:value-type="float" office:value="84.57055" calcext:value-type="float">
            <text:p>84.57055</text:p>
          </table:table-cell>
          <table:table-cell office:value-type="float" office:value="82.04062" calcext:value-type="float">
            <text:p>82.04062</text:p>
          </table:table-cell>
          <table:table-cell office:value-type="float" office:value="2.52993" calcext:value-type="float">
            <text:p>2.52993</text:p>
          </table:table-cell>
        </table:table-row>
        <table:table-row table:style-name="ro1">
          <table:table-cell/>
          <table:table-cell office:value-type="float" office:value="83.82379" calcext:value-type="float">
            <text:p>83.82379</text:p>
          </table:table-cell>
          <table:table-cell office:value-type="float" office:value="84.13241" calcext:value-type="float">
            <text:p>84.13241</text:p>
          </table:table-cell>
          <table:table-cell office:value-type="float" office:value="-0.30861" calcext:value-type="float">
            <text:p>-0.30861</text:p>
          </table:table-cell>
        </table:table-row>
        <table:table-row table:style-name="ro1">
          <table:table-cell/>
          <table:table-cell office:value-type="float" office:value="85.45317" calcext:value-type="float">
            <text:p>85.45317</text:p>
          </table:table-cell>
          <table:table-cell office:value-type="float" office:value="83.32365" calcext:value-type="float">
            <text:p>83.32365</text:p>
          </table:table-cell>
          <table:table-cell office:value-type="float" office:value="2.12953" calcext:value-type="float">
            <text:p>2.12953</text:p>
          </table:table-cell>
        </table:table-row>
        <table:table-row table:style-name="ro1">
          <table:table-cell/>
          <table:table-cell office:value-type="float" office:value="84.91951" calcext:value-type="float">
            <text:p>84.91951</text:p>
          </table:table-cell>
          <table:table-cell office:value-type="float" office:value="86.67445" calcext:value-type="float">
            <text:p>86.67445</text:p>
          </table:table-cell>
          <table:table-cell office:value-type="float" office:value="-1.75494" calcext:value-type="float">
            <text:p>-1.75494</text:p>
          </table:table-cell>
        </table:table-row>
        <table:table-row table:style-name="ro1">
          <table:table-cell/>
          <table:table-cell office:value-type="float" office:value="84.66262" calcext:value-type="float">
            <text:p>84.66262</text:p>
          </table:table-cell>
          <table:table-cell office:value-type="float" office:value="82.14605" calcext:value-type="float">
            <text:p>82.14605</text:p>
          </table:table-cell>
          <table:table-cell office:value-type="float" office:value="2.51657" calcext:value-type="float">
            <text:p>2.51657</text:p>
          </table:table-cell>
        </table:table-row>
        <table:table-row table:style-name="ro1">
          <table:table-cell/>
          <table:table-cell office:value-type="float" office:value="84.22616" calcext:value-type="float">
            <text:p>84.22616</text:p>
          </table:table-cell>
          <table:table-cell office:value-type="float" office:value="83.88498" calcext:value-type="float">
            <text:p>83.88498</text:p>
          </table:table-cell>
          <table:table-cell office:value-type="float" office:value="0.34118" calcext:value-type="float">
            <text:p>0.34118</text:p>
          </table:table-cell>
        </table:table-row>
        <table:table-row table:style-name="ro1">
          <table:table-cell/>
          <table:table-cell office:value-type="float" office:value="84.32182" calcext:value-type="float">
            <text:p>84.32182</text:p>
          </table:table-cell>
          <table:table-cell office:value-type="float" office:value="83.76217" calcext:value-type="float">
            <text:p>83.76217</text:p>
          </table:table-cell>
          <table:table-cell office:value-type="float" office:value="0.55965" calcext:value-type="float">
            <text:p>0.55965</text:p>
          </table:table-cell>
        </table:table-row>
        <table:table-row table:style-name="ro1">
          <table:table-cell/>
          <table:table-cell office:value-type="float" office:value="85.41246" calcext:value-type="float">
            <text:p>85.41246</text:p>
          </table:table-cell>
          <table:table-cell office:value-type="float" office:value="85.43318" calcext:value-type="float">
            <text:p>85.43318</text:p>
          </table:table-cell>
          <table:table-cell office:value-type="float" office:value="-0.02072" calcext:value-type="float">
            <text:p>-0.02072</text:p>
          </table:table-cell>
        </table:table-row>
        <table:table-row table:style-name="ro1">
          <table:table-cell/>
          <table:table-cell office:value-type="float" office:value="85.02861" calcext:value-type="float">
            <text:p>85.02861</text:p>
          </table:table-cell>
          <table:table-cell office:value-type="float" office:value="84.3446" calcext:value-type="float">
            <text:p>84.3446</text:p>
          </table:table-cell>
          <table:table-cell office:value-type="float" office:value="0.68401" calcext:value-type="float">
            <text:p>0.68401</text:p>
          </table:table-cell>
        </table:table-row>
        <table:table-row table:style-name="ro1">
          <table:table-cell/>
          <table:table-cell office:value-type="float" office:value="85.90705" calcext:value-type="float">
            <text:p>85.90705</text:p>
          </table:table-cell>
          <table:table-cell office:value-type="float" office:value="82.44134" calcext:value-type="float">
            <text:p>82.44134</text:p>
          </table:table-cell>
          <table:table-cell office:value-type="float" office:value="3.46571" calcext:value-type="float">
            <text:p>3.46571</text:p>
          </table:table-cell>
        </table:table-row>
        <table:table-row table:style-name="ro1">
          <table:table-cell/>
          <table:table-cell office:value-type="float" office:value="84.62834" calcext:value-type="float">
            <text:p>84.62834</text:p>
          </table:table-cell>
          <table:table-cell office:value-type="float" office:value="86.02744" calcext:value-type="float">
            <text:p>86.02744</text:p>
          </table:table-cell>
          <table:table-cell office:value-type="float" office:value="-1.3991" calcext:value-type="float">
            <text:p>-1.3991</text:p>
          </table:table-cell>
        </table:table-row>
        <table:table-row table:style-name="ro1">
          <table:table-cell/>
          <table:table-cell office:value-type="float" office:value="84.34578" calcext:value-type="float">
            <text:p>84.34578</text:p>
          </table:table-cell>
          <table:table-cell office:value-type="float" office:value="84.8878" calcext:value-type="float">
            <text:p>84.8878</text:p>
          </table:table-cell>
          <table:table-cell office:value-type="float" office:value="-0.54202" calcext:value-type="float">
            <text:p>-0.54202</text:p>
          </table:table-cell>
        </table:table-row>
        <table:table-row table:style-name="ro1">
          <table:table-cell/>
          <table:table-cell office:value-type="float" office:value="83.97839" calcext:value-type="float">
            <text:p>83.97839</text:p>
          </table:table-cell>
          <table:table-cell office:value-type="float" office:value="84.69093" calcext:value-type="float">
            <text:p>84.69093</text:p>
          </table:table-cell>
          <table:table-cell office:value-type="float" office:value="-0.71253" calcext:value-type="float">
            <text:p>-0.71253</text:p>
          </table:table-cell>
        </table:table-row>
        <table:table-row table:style-name="ro1">
          <table:table-cell/>
          <table:table-cell office:value-type="float" office:value="85.56559" calcext:value-type="float">
            <text:p>85.56559</text:p>
          </table:table-cell>
          <table:table-cell office:value-type="float" office:value="84.2727" calcext:value-type="float">
            <text:p>84.2727</text:p>
          </table:table-cell>
          <table:table-cell office:value-type="float" office:value="1.29289" calcext:value-type="float">
            <text:p>1.29289</text:p>
          </table:table-cell>
        </table:table-row>
        <table:table-row table:style-name="ro1">
          <table:table-cell/>
          <table:table-cell office:value-type="float" office:value="83.79261" calcext:value-type="float">
            <text:p>83.79261</text:p>
          </table:table-cell>
          <table:table-cell office:value-type="float" office:value="83.61042" calcext:value-type="float">
            <text:p>83.61042</text:p>
          </table:table-cell>
          <table:table-cell office:value-type="float" office:value="0.18218" calcext:value-type="float">
            <text:p>0.18218</text:p>
          </table:table-cell>
        </table:table-row>
        <table:table-row table:style-name="ro1">
          <table:table-cell/>
          <table:table-cell office:value-type="float" office:value="85.78664" calcext:value-type="float">
            <text:p>85.78664</text:p>
          </table:table-cell>
          <table:table-cell office:value-type="float" office:value="84.26642" calcext:value-type="float">
            <text:p>84.26642</text:p>
          </table:table-cell>
          <table:table-cell office:value-type="float" office:value="1.52022" calcext:value-type="float">
            <text:p>1.52022</text:p>
          </table:table-cell>
        </table:table-row>
        <table:table-row table:style-name="ro1">
          <table:table-cell/>
          <table:table-cell office:value-type="float" office:value="84.89545" calcext:value-type="float">
            <text:p>84.89545</text:p>
          </table:table-cell>
          <table:table-cell office:value-type="float" office:value="84.50428" calcext:value-type="float">
            <text:p>84.50428</text:p>
          </table:table-cell>
          <table:table-cell office:value-type="float" office:value="0.39116" calcext:value-type="float">
            <text:p>0.39116</text:p>
          </table:table-cell>
        </table:table-row>
        <table:table-row table:style-name="ro1">
          <table:table-cell/>
          <table:table-cell office:value-type="float" office:value="85.85198" calcext:value-type="float">
            <text:p>85.85198</text:p>
          </table:table-cell>
          <table:table-cell office:value-type="float" office:value="83.09428" calcext:value-type="float">
            <text:p>83.09428</text:p>
          </table:table-cell>
          <table:table-cell office:value-type="float" office:value="2.75771" calcext:value-type="float">
            <text:p>2.75771</text:p>
          </table:table-cell>
        </table:table-row>
        <table:table-row table:style-name="ro1">
          <table:table-cell/>
          <table:table-cell office:value-type="float" office:value="85.81454" calcext:value-type="float">
            <text:p>85.81454</text:p>
          </table:table-cell>
          <table:table-cell office:value-type="float" office:value="83.8623" calcext:value-type="float">
            <text:p>83.8623</text:p>
          </table:table-cell>
          <table:table-cell office:value-type="float" office:value="1.95224" calcext:value-type="float">
            <text:p>1.95224</text:p>
          </table:table-cell>
        </table:table-row>
        <table:table-row table:style-name="ro1">
          <table:table-cell/>
          <table:table-cell office:value-type="float" office:value="84.60965" calcext:value-type="float">
            <text:p>84.60965</text:p>
          </table:table-cell>
          <table:table-cell office:value-type="float" office:value="85.0149" calcext:value-type="float">
            <text:p>85.0149</text:p>
          </table:table-cell>
          <table:table-cell office:value-type="float" office:value="-0.40525" calcext:value-type="float">
            <text:p>-0.40525</text:p>
          </table:table-cell>
        </table:table-row>
        <table:table-row table:style-name="ro1">
          <table:table-cell/>
          <table:table-cell office:value-type="float" office:value="85.47632" calcext:value-type="float">
            <text:p>85.47632</text:p>
          </table:table-cell>
          <table:table-cell office:value-type="float" office:value="85.90597" calcext:value-type="float">
            <text:p>85.90597</text:p>
          </table:table-cell>
          <table:table-cell office:value-type="float" office:value="-0.42965" calcext:value-type="float">
            <text:p>-0.42965</text:p>
          </table:table-cell>
        </table:table-row>
        <table:table-row table:style-name="ro1">
          <table:table-cell/>
          <table:table-cell office:value-type="float" office:value="85.80318" calcext:value-type="float">
            <text:p>85.80318</text:p>
          </table:table-cell>
          <table:table-cell office:value-type="float" office:value="83.90626" calcext:value-type="float">
            <text:p>83.90626</text:p>
          </table:table-cell>
          <table:table-cell office:value-type="float" office:value="1.89692" calcext:value-type="float">
            <text:p>1.89692</text:p>
          </table:table-cell>
        </table:table-row>
        <table:table-row table:style-name="ro1">
          <table:table-cell/>
          <table:table-cell office:value-type="float" office:value="84.61049" calcext:value-type="float">
            <text:p>84.61049</text:p>
          </table:table-cell>
          <table:table-cell office:value-type="float" office:value="83.64237" calcext:value-type="float">
            <text:p>83.64237</text:p>
          </table:table-cell>
          <table:table-cell office:value-type="float" office:value="0.96812" calcext:value-type="float">
            <text:p>0.96812</text:p>
          </table:table-cell>
        </table:table-row>
        <table:table-row table:style-name="ro1">
          <table:table-cell/>
          <table:table-cell office:value-type="float" office:value="84.48317" calcext:value-type="float">
            <text:p>84.48317</text:p>
          </table:table-cell>
          <table:table-cell office:value-type="float" office:value="81.28925" calcext:value-type="float">
            <text:p>81.28925</text:p>
          </table:table-cell>
          <table:table-cell office:value-type="float" office:value="3.19392" calcext:value-type="float">
            <text:p>3.19392</text:p>
          </table:table-cell>
        </table:table-row>
        <table:table-row table:style-name="ro1">
          <table:table-cell/>
          <table:table-cell office:value-type="float" office:value="84.68366" calcext:value-type="float">
            <text:p>84.68366</text:p>
          </table:table-cell>
          <table:table-cell office:value-type="float" office:value="85.16305" calcext:value-type="float">
            <text:p>85.16305</text:p>
          </table:table-cell>
          <table:table-cell office:value-type="float" office:value="-0.4794" calcext:value-type="float">
            <text:p>-0.4794</text:p>
          </table:table-cell>
        </table:table-row>
        <table:table-row table:style-name="ro1">
          <table:table-cell/>
          <table:table-cell office:value-type="float" office:value="83.91134" calcext:value-type="float">
            <text:p>83.91134</text:p>
          </table:table-cell>
          <table:table-cell office:value-type="float" office:value="84.29652" calcext:value-type="float">
            <text:p>84.29652</text:p>
          </table:table-cell>
          <table:table-cell office:value-type="float" office:value="-0.38518" calcext:value-type="float">
            <text:p>-0.38518</text:p>
          </table:table-cell>
        </table:table-row>
        <table:table-row table:style-name="ro1">
          <table:table-cell/>
          <table:table-cell office:value-type="float" office:value="85.52681" calcext:value-type="float">
            <text:p>85.52681</text:p>
          </table:table-cell>
          <table:table-cell office:value-type="float" office:value="82.06642" calcext:value-type="float">
            <text:p>82.06642</text:p>
          </table:table-cell>
          <table:table-cell office:value-type="float" office:value="3.46039" calcext:value-type="float">
            <text:p>3.46039</text:p>
          </table:table-cell>
        </table:table-row>
        <table:table-row table:style-name="ro1">
          <table:table-cell/>
          <table:table-cell office:value-type="float" office:value="84.96093" calcext:value-type="float">
            <text:p>84.96093</text:p>
          </table:table-cell>
          <table:table-cell office:value-type="float" office:value="86.33865" calcext:value-type="float">
            <text:p>86.33865</text:p>
          </table:table-cell>
          <table:table-cell office:value-type="float" office:value="-1.37771" calcext:value-type="float">
            <text:p>-1.37771</text:p>
          </table:table-cell>
        </table:table-row>
        <table:table-row table:style-name="ro1">
          <table:table-cell/>
          <table:table-cell office:value-type="float" office:value="84.56455" calcext:value-type="float">
            <text:p>84.56455</text:p>
          </table:table-cell>
          <table:table-cell office:value-type="float" office:value="84.13671" calcext:value-type="float">
            <text:p>84.13671</text:p>
          </table:table-cell>
          <table:table-cell office:value-type="float" office:value="0.42784" calcext:value-type="float">
            <text:p>0.42784</text:p>
          </table:table-cell>
        </table:table-row>
        <table:table-row table:style-name="ro1">
          <table:table-cell/>
          <table:table-cell office:value-type="float" office:value="85.21578" calcext:value-type="float">
            <text:p>85.21578</text:p>
          </table:table-cell>
          <table:table-cell office:value-type="float" office:value="83.60198" calcext:value-type="float">
            <text:p>83.60198</text:p>
          </table:table-cell>
          <table:table-cell office:value-type="float" office:value="1.6138" calcext:value-type="float">
            <text:p>1.6138</text:p>
          </table:table-cell>
        </table:table-row>
        <table:table-row table:style-name="ro1">
          <table:table-cell/>
          <table:table-cell office:value-type="float" office:value="83.78934" calcext:value-type="float">
            <text:p>83.78934</text:p>
          </table:table-cell>
          <table:table-cell office:value-type="float" office:value="83.97889" calcext:value-type="float">
            <text:p>83.97889</text:p>
          </table:table-cell>
          <table:table-cell office:value-type="float" office:value="-0.18955" calcext:value-type="float">
            <text:p>-0.18955</text:p>
          </table:table-cell>
        </table:table-row>
        <table:table-row table:style-name="ro1">
          <table:table-cell/>
          <table:table-cell office:value-type="float" office:value="85.05861" calcext:value-type="float">
            <text:p>85.05861</text:p>
          </table:table-cell>
          <table:table-cell office:value-type="float" office:value="83.29824" calcext:value-type="float">
            <text:p>83.29824</text:p>
          </table:table-cell>
          <table:table-cell office:value-type="float" office:value="1.76037" calcext:value-type="float">
            <text:p>1.76037</text:p>
          </table:table-cell>
        </table:table-row>
        <table:table-row table:style-name="ro1">
          <table:table-cell/>
          <table:table-cell office:value-type="float" office:value="84.69132" calcext:value-type="float">
            <text:p>84.69132</text:p>
          </table:table-cell>
          <table:table-cell office:value-type="float" office:value="86.19586" calcext:value-type="float">
            <text:p>86.19586</text:p>
          </table:table-cell>
          <table:table-cell office:value-type="float" office:value="-1.50453" calcext:value-type="float">
            <text:p>-1.50453</text:p>
          </table:table-cell>
        </table:table-row>
        <table:table-row table:style-name="ro1">
          <table:table-cell/>
          <table:table-cell office:value-type="float" office:value="85.15533" calcext:value-type="float">
            <text:p>85.15533</text:p>
          </table:table-cell>
          <table:table-cell office:value-type="float" office:value="84.586" calcext:value-type="float">
            <text:p>84.586</text:p>
          </table:table-cell>
          <table:table-cell office:value-type="float" office:value="0.56933" calcext:value-type="float">
            <text:p>0.56933</text:p>
          </table:table-cell>
        </table:table-row>
        <table:table-row table:style-name="ro1">
          <table:table-cell/>
          <table:table-cell office:value-type="float" office:value="84.27274" calcext:value-type="float">
            <text:p>84.27274</text:p>
          </table:table-cell>
          <table:table-cell office:value-type="float" office:value="84.53882" calcext:value-type="float">
            <text:p>84.53882</text:p>
          </table:table-cell>
          <table:table-cell office:value-type="float" office:value="-0.26608" calcext:value-type="float">
            <text:p>-0.26608</text:p>
          </table:table-cell>
        </table:table-row>
        <table:table-row table:style-name="ro1">
          <table:table-cell/>
          <table:table-cell office:value-type="float" office:value="85.01596" calcext:value-type="float">
            <text:p>85.01596</text:p>
          </table:table-cell>
          <table:table-cell office:value-type="float" office:value="82.87753" calcext:value-type="float">
            <text:p>82.87753</text:p>
          </table:table-cell>
          <table:table-cell office:value-type="float" office:value="2.13843" calcext:value-type="float">
            <text:p>2.13843</text:p>
          </table:table-cell>
        </table:table-row>
        <table:table-row table:style-name="ro1">
          <table:table-cell/>
          <table:table-cell office:value-type="float" office:value="84.61883" calcext:value-type="float">
            <text:p>84.61883</text:p>
          </table:table-cell>
          <table:table-cell office:value-type="float" office:value="84.82364" calcext:value-type="float">
            <text:p>84.82364</text:p>
          </table:table-cell>
          <table:table-cell office:value-type="float" office:value="-0.20481" calcext:value-type="float">
            <text:p>-0.20481</text:p>
          </table:table-cell>
        </table:table-row>
        <table:table-row table:style-name="ro1">
          <table:table-cell/>
          <table:table-cell office:value-type="float" office:value="85.29482" calcext:value-type="float">
            <text:p>85.29482</text:p>
          </table:table-cell>
          <table:table-cell office:value-type="float" office:value="84.79287" calcext:value-type="float">
            <text:p>84.79287</text:p>
          </table:table-cell>
          <table:table-cell office:value-type="float" office:value="0.50194" calcext:value-type="float">
            <text:p>0.50194</text:p>
          </table:table-cell>
        </table:table-row>
        <table:table-row table:style-name="ro1">
          <table:table-cell/>
          <table:table-cell office:value-type="float" office:value="83.78575" calcext:value-type="float">
            <text:p>83.78575</text:p>
          </table:table-cell>
          <table:table-cell office:value-type="float" office:value="84.14995" calcext:value-type="float">
            <text:p>84.14995</text:p>
          </table:table-cell>
          <table:table-cell office:value-type="float" office:value="-0.3642" calcext:value-type="float">
            <text:p>-0.3642</text:p>
          </table:table-cell>
        </table:table-row>
        <table:table-row table:style-name="ro1">
          <table:table-cell/>
          <table:table-cell office:value-type="float" office:value="84.822" calcext:value-type="float">
            <text:p>84.822</text:p>
          </table:table-cell>
          <table:table-cell office:value-type="float" office:value="83.87902" calcext:value-type="float">
            <text:p>83.87902</text:p>
          </table:table-cell>
          <table:table-cell office:value-type="float" office:value="0.94298" calcext:value-type="float">
            <text:p>0.94298</text:p>
          </table:table-cell>
        </table:table-row>
        <table:table-row table:style-name="ro1">
          <table:table-cell/>
          <table:table-cell office:value-type="float" office:value="85.73913" calcext:value-type="float">
            <text:p>85.73913</text:p>
          </table:table-cell>
          <table:table-cell office:value-type="float" office:value="82.24453" calcext:value-type="float">
            <text:p>82.24453</text:p>
          </table:table-cell>
          <table:table-cell office:value-type="float" office:value="3.4946" calcext:value-type="float">
            <text:p>3.4946</text:p>
          </table:table-cell>
        </table:table-row>
        <table:table-row table:style-name="ro1">
          <table:table-cell/>
          <table:table-cell office:value-type="float" office:value="85.3492" calcext:value-type="float">
            <text:p>85.3492</text:p>
          </table:table-cell>
          <table:table-cell office:value-type="float" office:value="84.50279" calcext:value-type="float">
            <text:p>84.50279</text:p>
          </table:table-cell>
          <table:table-cell office:value-type="float" office:value="0.84641" calcext:value-type="float">
            <text:p>0.84641</text:p>
          </table:table-cell>
        </table:table-row>
        <table:table-row table:style-name="ro1">
          <table:table-cell/>
          <table:table-cell office:value-type="float" office:value="84.51091" calcext:value-type="float">
            <text:p>84.51091</text:p>
          </table:table-cell>
          <table:table-cell office:value-type="float" office:value="86.4101" calcext:value-type="float">
            <text:p>86.4101</text:p>
          </table:table-cell>
          <table:table-cell office:value-type="float" office:value="-1.8992" calcext:value-type="float">
            <text:p>-1.8992</text:p>
          </table:table-cell>
        </table:table-row>
        <table:table-row table:style-name="ro1">
          <table:table-cell/>
          <table:table-cell office:value-type="float" office:value="83.58787" calcext:value-type="float">
            <text:p>83.58787</text:p>
          </table:table-cell>
          <table:table-cell office:value-type="float" office:value="82.88876" calcext:value-type="float">
            <text:p>82.88876</text:p>
          </table:table-cell>
          <table:table-cell office:value-type="float" office:value="0.69911" calcext:value-type="float">
            <text:p>0.69911</text:p>
          </table:table-cell>
        </table:table-row>
        <table:table-row table:style-name="ro1">
          <table:table-cell/>
          <table:table-cell office:value-type="float" office:value="85.61563" calcext:value-type="float">
            <text:p>85.61563</text:p>
          </table:table-cell>
          <table:table-cell office:value-type="float" office:value="83.78077" calcext:value-type="float">
            <text:p>83.78077</text:p>
          </table:table-cell>
          <table:table-cell office:value-type="float" office:value="1.83486" calcext:value-type="float">
            <text:p>1.83486</text:p>
          </table:table-cell>
        </table:table-row>
        <table:table-row table:style-name="ro1">
          <table:table-cell/>
          <table:table-cell office:value-type="float" office:value="84.55828" calcext:value-type="float">
            <text:p>84.55828</text:p>
          </table:table-cell>
          <table:table-cell office:value-type="float" office:value="84.47201" calcext:value-type="float">
            <text:p>84.47201</text:p>
          </table:table-cell>
          <table:table-cell office:value-type="float" office:value="0.08626" calcext:value-type="float">
            <text:p>0.08626</text:p>
          </table:table-cell>
        </table:table-row>
        <table:table-row table:style-name="ro1">
          <table:table-cell/>
          <table:table-cell office:value-type="float" office:value="84.17223" calcext:value-type="float">
            <text:p>84.17223</text:p>
          </table:table-cell>
          <table:table-cell office:value-type="float" office:value="84.99534" calcext:value-type="float">
            <text:p>84.99534</text:p>
          </table:table-cell>
          <table:table-cell office:value-type="float" office:value="-0.82311" calcext:value-type="float">
            <text:p>-0.82311</text:p>
          </table:table-cell>
        </table:table-row>
        <table:table-row table:style-name="ro1">
          <table:table-cell/>
          <table:table-cell office:value-type="float" office:value="85.13804" calcext:value-type="float">
            <text:p>85.13804</text:p>
          </table:table-cell>
          <table:table-cell office:value-type="float" office:value="82.24376" calcext:value-type="float">
            <text:p>82.24376</text:p>
          </table:table-cell>
          <table:table-cell office:value-type="float" office:value="2.89428" calcext:value-type="float">
            <text:p>2.89428</text:p>
          </table:table-cell>
        </table:table-row>
        <table:table-row table:style-name="ro1">
          <table:table-cell/>
          <table:table-cell office:value-type="float" office:value="83.63275" calcext:value-type="float">
            <text:p>83.63275</text:p>
          </table:table-cell>
          <table:table-cell office:value-type="float" office:value="83.00022" calcext:value-type="float">
            <text:p>83.00022</text:p>
          </table:table-cell>
          <table:table-cell office:value-type="float" office:value="0.63253" calcext:value-type="float">
            <text:p>0.63253</text:p>
          </table:table-cell>
        </table:table-row>
        <table:table-row table:style-name="ro1">
          <table:table-cell/>
          <table:table-cell office:value-type="float" office:value="84.8288" calcext:value-type="float">
            <text:p>84.8288</text:p>
          </table:table-cell>
          <table:table-cell office:value-type="float" office:value="86.71112" calcext:value-type="float">
            <text:p>86.71112</text:p>
          </table:table-cell>
          <table:table-cell office:value-type="float" office:value="-1.88232" calcext:value-type="float">
            <text:p>-1.88232</text:p>
          </table:table-cell>
        </table:table-row>
        <table:table-row table:style-name="ro1">
          <table:table-cell/>
          <table:table-cell office:value-type="float" office:value="84.8239" calcext:value-type="float">
            <text:p>84.8239</text:p>
          </table:table-cell>
          <table:table-cell office:value-type="float" office:value="86.26224" calcext:value-type="float">
            <text:p>86.26224</text:p>
          </table:table-cell>
          <table:table-cell office:value-type="float" office:value="-1.43834" calcext:value-type="float">
            <text:p>-1.43834</text:p>
          </table:table-cell>
        </table:table-row>
        <table:table-row table:style-name="ro1">
          <table:table-cell/>
          <table:table-cell office:value-type="float" office:value="84.41176" calcext:value-type="float">
            <text:p>84.41176</text:p>
          </table:table-cell>
          <table:table-cell office:value-type="float" office:value="83.98264" calcext:value-type="float">
            <text:p>83.98264</text:p>
          </table:table-cell>
          <table:table-cell office:value-type="float" office:value="0.42912" calcext:value-type="float">
            <text:p>0.42912</text:p>
          </table:table-cell>
        </table:table-row>
        <table:table-row table:style-name="ro1">
          <table:table-cell/>
          <table:table-cell office:value-type="float" office:value="84.97566" calcext:value-type="float">
            <text:p>84.97566</text:p>
          </table:table-cell>
          <table:table-cell office:value-type="float" office:value="86.24204" calcext:value-type="float">
            <text:p>86.24204</text:p>
          </table:table-cell>
          <table:table-cell office:value-type="float" office:value="-1.26638" calcext:value-type="float">
            <text:p>-1.26638</text:p>
          </table:table-cell>
        </table:table-row>
        <table:table-row table:style-name="ro1">
          <table:table-cell/>
          <table:table-cell office:value-type="float" office:value="84.22563" calcext:value-type="float">
            <text:p>84.22563</text:p>
          </table:table-cell>
          <table:table-cell office:value-type="float" office:value="85.45082" calcext:value-type="float">
            <text:p>85.45082</text:p>
          </table:table-cell>
          <table:table-cell office:value-type="float" office:value="-1.22519" calcext:value-type="float">
            <text:p>-1.22519</text:p>
          </table:table-cell>
        </table:table-row>
        <table:table-row table:style-name="ro1">
          <table:table-cell/>
          <table:table-cell office:value-type="float" office:value="84.75514" calcext:value-type="float">
            <text:p>84.75514</text:p>
          </table:table-cell>
          <table:table-cell office:value-type="float" office:value="84.24318" calcext:value-type="float">
            <text:p>84.24318</text:p>
          </table:table-cell>
          <table:table-cell office:value-type="float" office:value="0.51196" calcext:value-type="float">
            <text:p>0.51196</text:p>
          </table:table-cell>
        </table:table-row>
        <table:table-row table:style-name="ro1">
          <table:table-cell/>
          <table:table-cell office:value-type="float" office:value="85.58669" calcext:value-type="float">
            <text:p>85.58669</text:p>
          </table:table-cell>
          <table:table-cell office:value-type="float" office:value="84.69441" calcext:value-type="float">
            <text:p>84.69441</text:p>
          </table:table-cell>
          <table:table-cell office:value-type="float" office:value="0.89228" calcext:value-type="float">
            <text:p>0.89228</text:p>
          </table:table-cell>
        </table:table-row>
        <table:table-row table:style-name="ro1">
          <table:table-cell/>
          <table:table-cell office:value-type="float" office:value="84.48352" calcext:value-type="float">
            <text:p>84.48352</text:p>
          </table:table-cell>
          <table:table-cell office:value-type="float" office:value="84.56451" calcext:value-type="float">
            <text:p>84.56451</text:p>
          </table:table-cell>
          <table:table-cell office:value-type="float" office:value="-0.08099" calcext:value-type="float">
            <text:p>-0.08099</text:p>
          </table:table-cell>
        </table:table-row>
        <table:table-row table:style-name="ro1">
          <table:table-cell/>
          <table:table-cell office:value-type="float" office:value="83.7592" calcext:value-type="float">
            <text:p>83.7592</text:p>
          </table:table-cell>
          <table:table-cell office:value-type="float" office:value="83.83851" calcext:value-type="float">
            <text:p>83.83851</text:p>
          </table:table-cell>
          <table:table-cell office:value-type="float" office:value="-0.07931" calcext:value-type="float">
            <text:p>-0.07931</text:p>
          </table:table-cell>
        </table:table-row>
        <table:table-row table:style-name="ro1">
          <table:table-cell/>
          <table:table-cell office:value-type="float" office:value="85.19692" calcext:value-type="float">
            <text:p>85.19692</text:p>
          </table:table-cell>
          <table:table-cell office:value-type="float" office:value="82.23843" calcext:value-type="float">
            <text:p>82.23843</text:p>
          </table:table-cell>
          <table:table-cell office:value-type="float" office:value="2.95849" calcext:value-type="float">
            <text:p>2.95849</text:p>
          </table:table-cell>
        </table:table-row>
        <table:table-row table:style-name="ro1">
          <table:table-cell/>
          <table:table-cell office:value-type="float" office:value="86.38249" calcext:value-type="float">
            <text:p>86.38249</text:p>
          </table:table-cell>
          <table:table-cell office:value-type="float" office:value="81.1768" calcext:value-type="float">
            <text:p>81.1768</text:p>
          </table:table-cell>
          <table:table-cell office:value-type="float" office:value="5.20569" calcext:value-type="float">
            <text:p>5.20569</text:p>
          </table:table-cell>
        </table:table-row>
        <table:table-row table:style-name="ro1">
          <table:table-cell/>
          <table:table-cell office:value-type="float" office:value="84.37246" calcext:value-type="float">
            <text:p>84.37246</text:p>
          </table:table-cell>
          <table:table-cell office:value-type="float" office:value="84.53802" calcext:value-type="float">
            <text:p>84.53802</text:p>
          </table:table-cell>
          <table:table-cell office:value-type="float" office:value="-0.16556" calcext:value-type="float">
            <text:p>-0.16556</text:p>
          </table:table-cell>
        </table:table-row>
        <table:table-row table:style-name="ro1">
          <table:table-cell/>
          <table:table-cell office:value-type="float" office:value="85.14283" calcext:value-type="float">
            <text:p>85.14283</text:p>
          </table:table-cell>
          <table:table-cell office:value-type="float" office:value="86.3786" calcext:value-type="float">
            <text:p>86.3786</text:p>
          </table:table-cell>
          <table:table-cell office:value-type="float" office:value="-1.23578" calcext:value-type="float">
            <text:p>-1.23578</text:p>
          </table:table-cell>
        </table:table-row>
        <table:table-row table:style-name="ro1">
          <table:table-cell/>
          <table:table-cell office:value-type="float" office:value="84.62461" calcext:value-type="float">
            <text:p>84.62461</text:p>
          </table:table-cell>
          <table:table-cell office:value-type="float" office:value="86.57646" calcext:value-type="float">
            <text:p>86.57646</text:p>
          </table:table-cell>
          <table:table-cell office:value-type="float" office:value="-1.95184" calcext:value-type="float">
            <text:p>-1.95184</text:p>
          </table:table-cell>
        </table:table-row>
        <table:table-row table:style-name="ro1">
          <table:table-cell/>
          <table:table-cell office:value-type="float" office:value="84.50314" calcext:value-type="float">
            <text:p>84.50314</text:p>
          </table:table-cell>
          <table:table-cell office:value-type="float" office:value="85.87255" calcext:value-type="float">
            <text:p>85.87255</text:p>
          </table:table-cell>
          <table:table-cell office:value-type="float" office:value="-1.36942" calcext:value-type="float">
            <text:p>-1.36942</text:p>
          </table:table-cell>
        </table:table-row>
        <table:table-row table:style-name="ro1">
          <table:table-cell/>
          <table:table-cell office:value-type="float" office:value="85.64161" calcext:value-type="float">
            <text:p>85.64161</text:p>
          </table:table-cell>
          <table:table-cell office:value-type="float" office:value="84.52149" calcext:value-type="float">
            <text:p>84.52149</text:p>
          </table:table-cell>
          <table:table-cell office:value-type="float" office:value="1.12012" calcext:value-type="float">
            <text:p>1.12012</text:p>
          </table:table-cell>
        </table:table-row>
        <table:table-row table:style-name="ro1">
          <table:table-cell/>
          <table:table-cell office:value-type="float" office:value="84.13612" calcext:value-type="float">
            <text:p>84.13612</text:p>
          </table:table-cell>
          <table:table-cell office:value-type="float" office:value="82.59428" calcext:value-type="float">
            <text:p>82.59428</text:p>
          </table:table-cell>
          <table:table-cell office:value-type="float" office:value="1.54184" calcext:value-type="float">
            <text:p>1.54184</text:p>
          </table:table-cell>
        </table:table-row>
        <table:table-row table:style-name="ro1">
          <table:table-cell/>
          <table:table-cell office:value-type="float" office:value="84.934" calcext:value-type="float">
            <text:p>84.934</text:p>
          </table:table-cell>
          <table:table-cell office:value-type="float" office:value="84.0516" calcext:value-type="float">
            <text:p>84.0516</text:p>
          </table:table-cell>
          <table:table-cell office:value-type="float" office:value="0.88239" calcext:value-type="float">
            <text:p>0.88239</text:p>
          </table:table-cell>
        </table:table-row>
        <table:table-row table:style-name="ro1">
          <table:table-cell/>
          <table:table-cell office:value-type="float" office:value="85.47346" calcext:value-type="float">
            <text:p>85.47346</text:p>
          </table:table-cell>
          <table:table-cell office:value-type="float" office:value="84.06975" calcext:value-type="float">
            <text:p>84.06975</text:p>
          </table:table-cell>
          <table:table-cell office:value-type="float" office:value="1.40371" calcext:value-type="float">
            <text:p>1.40371</text:p>
          </table:table-cell>
        </table:table-row>
        <table:table-row table:style-name="ro1">
          <table:table-cell/>
          <table:table-cell office:value-type="float" office:value="85.29829" calcext:value-type="float">
            <text:p>85.29829</text:p>
          </table:table-cell>
          <table:table-cell office:value-type="float" office:value="82.30977" calcext:value-type="float">
            <text:p>82.30977</text:p>
          </table:table-cell>
          <table:table-cell office:value-type="float" office:value="2.98852" calcext:value-type="float">
            <text:p>2.98852</text:p>
          </table:table-cell>
        </table:table-row>
        <table:table-row table:style-name="ro1">
          <table:table-cell/>
          <table:table-cell office:value-type="float" office:value="84.83508" calcext:value-type="float">
            <text:p>84.83508</text:p>
          </table:table-cell>
          <table:table-cell office:value-type="float" office:value="82.58728" calcext:value-type="float">
            <text:p>82.58728</text:p>
          </table:table-cell>
          <table:table-cell office:value-type="float" office:value="2.24781" calcext:value-type="float">
            <text:p>2.24781</text:p>
          </table:table-cell>
        </table:table-row>
        <table:table-row table:style-name="ro1">
          <table:table-cell/>
          <table:table-cell office:value-type="float" office:value="84.88991" calcext:value-type="float">
            <text:p>84.88991</text:p>
          </table:table-cell>
          <table:table-cell office:value-type="float" office:value="85.03843" calcext:value-type="float">
            <text:p>85.03843</text:p>
          </table:table-cell>
          <table:table-cell office:value-type="float" office:value="-0.14853" calcext:value-type="float">
            <text:p>-0.14853</text:p>
          </table:table-cell>
        </table:table-row>
        <table:table-row table:style-name="ro1">
          <table:table-cell/>
          <table:table-cell office:value-type="float" office:value="85.18491" calcext:value-type="float">
            <text:p>85.18491</text:p>
          </table:table-cell>
          <table:table-cell office:value-type="float" office:value="83.39353" calcext:value-type="float">
            <text:p>83.39353</text:p>
          </table:table-cell>
          <table:table-cell office:value-type="float" office:value="1.79138" calcext:value-type="float">
            <text:p>1.79138</text:p>
          </table:table-cell>
        </table:table-row>
        <table:table-row table:style-name="ro1">
          <table:table-cell/>
          <table:table-cell office:value-type="float" office:value="84.67444" calcext:value-type="float">
            <text:p>84.67444</text:p>
          </table:table-cell>
          <table:table-cell office:value-type="float" office:value="86.08089" calcext:value-type="float">
            <text:p>86.08089</text:p>
          </table:table-cell>
          <table:table-cell office:value-type="float" office:value="-1.40645" calcext:value-type="float">
            <text:p>-1.40645</text:p>
          </table:table-cell>
        </table:table-row>
        <table:table-row table:style-name="ro1">
          <table:table-cell/>
          <table:table-cell office:value-type="float" office:value="85.37568" calcext:value-type="float">
            <text:p>85.37568</text:p>
          </table:table-cell>
          <table:table-cell office:value-type="float" office:value="85.89498" calcext:value-type="float">
            <text:p>85.89498</text:p>
          </table:table-cell>
          <table:table-cell office:value-type="float" office:value="-0.5193" calcext:value-type="float">
            <text:p>-0.5193</text:p>
          </table:table-cell>
        </table:table-row>
        <table:table-row table:style-name="ro1">
          <table:table-cell/>
          <table:table-cell office:value-type="float" office:value="83.94626" calcext:value-type="float">
            <text:p>83.94626</text:p>
          </table:table-cell>
          <table:table-cell office:value-type="float" office:value="82.83627" calcext:value-type="float">
            <text:p>82.83627</text:p>
          </table:table-cell>
          <table:table-cell office:value-type="float" office:value="1.10999" calcext:value-type="float">
            <text:p>1.10999</text:p>
          </table:table-cell>
        </table:table-row>
        <table:table-row table:style-name="ro1">
          <table:table-cell/>
          <table:table-cell office:value-type="float" office:value="85.62144" calcext:value-type="float">
            <text:p>85.62144</text:p>
          </table:table-cell>
          <table:table-cell office:value-type="float" office:value="84.11498" calcext:value-type="float">
            <text:p>84.11498</text:p>
          </table:table-cell>
          <table:table-cell office:value-type="float" office:value="1.50647" calcext:value-type="float">
            <text:p>1.50647</text:p>
          </table:table-cell>
        </table:table-row>
        <table:table-row table:style-name="ro1">
          <table:table-cell/>
          <table:table-cell office:value-type="float" office:value="83.7431" calcext:value-type="float">
            <text:p>83.7431</text:p>
          </table:table-cell>
          <table:table-cell office:value-type="float" office:value="83.61895" calcext:value-type="float">
            <text:p>83.61895</text:p>
          </table:table-cell>
          <table:table-cell office:value-type="float" office:value="0.12415" calcext:value-type="float">
            <text:p>0.12415</text:p>
          </table:table-cell>
        </table:table-row>
        <table:table-row table:style-name="ro1">
          <table:table-cell/>
          <table:table-cell office:value-type="float" office:value="84.58819" calcext:value-type="float">
            <text:p>84.58819</text:p>
          </table:table-cell>
          <table:table-cell office:value-type="float" office:value="86.6973" calcext:value-type="float">
            <text:p>86.6973</text:p>
          </table:table-cell>
          <table:table-cell office:value-type="float" office:value="-2.10911" calcext:value-type="float">
            <text:p>-2.10911</text:p>
          </table:table-cell>
        </table:table-row>
        <table:table-row table:style-name="ro1">
          <table:table-cell/>
          <table:table-cell office:value-type="float" office:value="85.7433" calcext:value-type="float">
            <text:p>85.7433</text:p>
          </table:table-cell>
          <table:table-cell office:value-type="float" office:value="83.97223" calcext:value-type="float">
            <text:p>83.97223</text:p>
          </table:table-cell>
          <table:table-cell office:value-type="float" office:value="1.77107" calcext:value-type="float">
            <text:p>1.77107</text:p>
          </table:table-cell>
        </table:table-row>
        <table:table-row table:style-name="ro1">
          <table:table-cell/>
          <table:table-cell office:value-type="float" office:value="84.98389" calcext:value-type="float">
            <text:p>84.98389</text:p>
          </table:table-cell>
          <table:table-cell office:value-type="float" office:value="86.74968" calcext:value-type="float">
            <text:p>86.74968</text:p>
          </table:table-cell>
          <table:table-cell office:value-type="float" office:value="-1.76578" calcext:value-type="float">
            <text:p>-1.76578</text:p>
          </table:table-cell>
        </table:table-row>
        <table:table-row table:style-name="ro1">
          <table:table-cell/>
          <table:table-cell office:value-type="float" office:value="84.4194" calcext:value-type="float">
            <text:p>84.4194</text:p>
          </table:table-cell>
          <table:table-cell office:value-type="float" office:value="84.44314" calcext:value-type="float">
            <text:p>84.44314</text:p>
          </table:table-cell>
          <table:table-cell office:value-type="float" office:value="-0.02374" calcext:value-type="float">
            <text:p>-0.02374</text:p>
          </table:table-cell>
        </table:table-row>
        <table:table-row table:style-name="ro1">
          <table:table-cell/>
          <table:table-cell office:value-type="float" office:value="85.12081" calcext:value-type="float">
            <text:p>85.12081</text:p>
          </table:table-cell>
          <table:table-cell office:value-type="float" office:value="84.32192" calcext:value-type="float">
            <text:p>84.32192</text:p>
          </table:table-cell>
          <table:table-cell office:value-type="float" office:value="0.79889" calcext:value-type="float">
            <text:p>0.79889</text:p>
          </table:table-cell>
        </table:table-row>
        <table:table-row table:style-name="ro1">
          <table:table-cell/>
          <table:table-cell office:value-type="float" office:value="84.89887" calcext:value-type="float">
            <text:p>84.89887</text:p>
          </table:table-cell>
          <table:table-cell office:value-type="float" office:value="84.55841" calcext:value-type="float">
            <text:p>84.55841</text:p>
          </table:table-cell>
          <table:table-cell office:value-type="float" office:value="0.34046" calcext:value-type="float">
            <text:p>0.34046</text:p>
          </table:table-cell>
        </table:table-row>
        <table:table-row table:style-name="ro1">
          <table:table-cell/>
          <table:table-cell office:value-type="float" office:value="84.67609" calcext:value-type="float">
            <text:p>84.67609</text:p>
          </table:table-cell>
          <table:table-cell office:value-type="float" office:value="84.8745" calcext:value-type="float">
            <text:p>84.8745</text:p>
          </table:table-cell>
          <table:table-cell office:value-type="float" office:value="-0.1984" calcext:value-type="float">
            <text:p>-0.1984</text:p>
          </table:table-cell>
        </table:table-row>
        <table:table-row table:style-name="ro1">
          <table:table-cell/>
          <table:table-cell office:value-type="float" office:value="85.7727" calcext:value-type="float">
            <text:p>85.7727</text:p>
          </table:table-cell>
          <table:table-cell office:value-type="float" office:value="83.95359" calcext:value-type="float">
            <text:p>83.95359</text:p>
          </table:table-cell>
          <table:table-cell office:value-type="float" office:value="1.81911" calcext:value-type="float">
            <text:p>1.81911</text:p>
          </table:table-cell>
        </table:table-row>
        <table:table-row table:style-name="ro1">
          <table:table-cell/>
          <table:table-cell office:value-type="float" office:value="84.58849" calcext:value-type="float">
            <text:p>84.58849</text:p>
          </table:table-cell>
          <table:table-cell office:value-type="float" office:value="84.80404" calcext:value-type="float">
            <text:p>84.80404</text:p>
          </table:table-cell>
          <table:table-cell office:value-type="float" office:value="-0.21555" calcext:value-type="float">
            <text:p>-0.21555</text:p>
          </table:table-cell>
        </table:table-row>
        <table:table-row table:style-name="ro1">
          <table:table-cell/>
          <table:table-cell office:value-type="float" office:value="85.85951" calcext:value-type="float">
            <text:p>85.85951</text:p>
          </table:table-cell>
          <table:table-cell office:value-type="float" office:value="84.53792" calcext:value-type="float">
            <text:p>84.53792</text:p>
          </table:table-cell>
          <table:table-cell office:value-type="float" office:value="1.3216" calcext:value-type="float">
            <text:p>1.3216</text:p>
          </table:table-cell>
        </table:table-row>
        <table:table-row table:style-name="ro1">
          <table:table-cell/>
          <table:table-cell office:value-type="float" office:value="84.72328" calcext:value-type="float">
            <text:p>84.72328</text:p>
          </table:table-cell>
          <table:table-cell office:value-type="float" office:value="85.40976" calcext:value-type="float">
            <text:p>85.40976</text:p>
          </table:table-cell>
          <table:table-cell office:value-type="float" office:value="-0.68648" calcext:value-type="float">
            <text:p>-0.68648</text:p>
          </table:table-cell>
        </table:table-row>
        <table:table-row table:style-name="ro1">
          <table:table-cell/>
          <table:table-cell office:value-type="float" office:value="84.68136" calcext:value-type="float">
            <text:p>84.68136</text:p>
          </table:table-cell>
          <table:table-cell office:value-type="float" office:value="83.86842" calcext:value-type="float">
            <text:p>83.86842</text:p>
          </table:table-cell>
          <table:table-cell office:value-type="float" office:value="0.81293" calcext:value-type="float">
            <text:p>0.81293</text:p>
          </table:table-cell>
        </table:table-row>
        <table:table-row table:style-name="ro1">
          <table:table-cell/>
          <table:table-cell office:value-type="float" office:value="84.63045" calcext:value-type="float">
            <text:p>84.63045</text:p>
          </table:table-cell>
          <table:table-cell office:value-type="float" office:value="84.49812" calcext:value-type="float">
            <text:p>84.49812</text:p>
          </table:table-cell>
          <table:table-cell office:value-type="float" office:value="0.13233" calcext:value-type="float">
            <text:p>0.13233</text:p>
          </table:table-cell>
        </table:table-row>
        <table:table-row table:style-name="ro1">
          <table:table-cell/>
          <table:table-cell office:value-type="float" office:value="84.40632" calcext:value-type="float">
            <text:p>84.40632</text:p>
          </table:table-cell>
          <table:table-cell office:value-type="float" office:value="84.4107" calcext:value-type="float">
            <text:p>84.4107</text:p>
          </table:table-cell>
          <table:table-cell office:value-type="float" office:value="-0.00437" calcext:value-type="float">
            <text:p>-0.00437</text:p>
          </table:table-cell>
        </table:table-row>
        <table:table-row table:style-name="ro1">
          <table:table-cell/>
          <table:table-cell office:value-type="float" office:value="85.55159" calcext:value-type="float">
            <text:p>85.55159</text:p>
          </table:table-cell>
          <table:table-cell office:value-type="float" office:value="83.77967" calcext:value-type="float">
            <text:p>83.77967</text:p>
          </table:table-cell>
          <table:table-cell office:value-type="float" office:value="1.77192" calcext:value-type="float">
            <text:p>1.77192</text:p>
          </table:table-cell>
        </table:table-row>
        <table:table-row table:style-name="ro1">
          <table:table-cell/>
          <table:table-cell office:value-type="float" office:value="84.79776" calcext:value-type="float">
            <text:p>84.79776</text:p>
          </table:table-cell>
          <table:table-cell office:value-type="float" office:value="84.25265" calcext:value-type="float">
            <text:p>84.25265</text:p>
          </table:table-cell>
          <table:table-cell office:value-type="float" office:value="0.5451" calcext:value-type="float">
            <text:p>0.5451</text:p>
          </table:table-cell>
        </table:table-row>
        <table:table-row table:style-name="ro1">
          <table:table-cell/>
          <table:table-cell office:value-type="float" office:value="85.44169" calcext:value-type="float">
            <text:p>85.44169</text:p>
          </table:table-cell>
          <table:table-cell office:value-type="float" office:value="85.90485" calcext:value-type="float">
            <text:p>85.90485</text:p>
          </table:table-cell>
          <table:table-cell office:value-type="float" office:value="-0.46316" calcext:value-type="float">
            <text:p>-0.46316</text:p>
          </table:table-cell>
        </table:table-row>
        <table:table-row table:style-name="ro1">
          <table:table-cell/>
          <table:table-cell office:value-type="float" office:value="85.43183" calcext:value-type="float">
            <text:p>85.43183</text:p>
          </table:table-cell>
          <table:table-cell office:value-type="float" office:value="85.9647" calcext:value-type="float">
            <text:p>85.9647</text:p>
          </table:table-cell>
          <table:table-cell office:value-type="float" office:value="-0.53287" calcext:value-type="float">
            <text:p>-0.53287</text:p>
          </table:table-cell>
        </table:table-row>
        <table:table-row table:style-name="ro1">
          <table:table-cell/>
          <table:table-cell office:value-type="float" office:value="86.21541" calcext:value-type="float">
            <text:p>86.21541</text:p>
          </table:table-cell>
          <table:table-cell office:value-type="float" office:value="82.49099" calcext:value-type="float">
            <text:p>82.49099</text:p>
          </table:table-cell>
          <table:table-cell office:value-type="float" office:value="3.72442" calcext:value-type="float">
            <text:p>3.72442</text:p>
          </table:table-cell>
        </table:table-row>
        <table:table-row table:style-name="ro1">
          <table:table-cell/>
          <table:table-cell office:value-type="float" office:value="86.27528" calcext:value-type="float">
            <text:p>86.27528</text:p>
          </table:table-cell>
          <table:table-cell office:value-type="float" office:value="82.0151" calcext:value-type="float">
            <text:p>82.0151</text:p>
          </table:table-cell>
          <table:table-cell office:value-type="float" office:value="4.26018" calcext:value-type="float">
            <text:p>4.26018</text:p>
          </table:table-cell>
        </table:table-row>
        <table:table-row table:style-name="ro1">
          <table:table-cell/>
          <table:table-cell office:value-type="float" office:value="85.64164" calcext:value-type="float">
            <text:p>85.64164</text:p>
          </table:table-cell>
          <table:table-cell office:value-type="float" office:value="85.04241" calcext:value-type="float">
            <text:p>85.04241</text:p>
          </table:table-cell>
          <table:table-cell office:value-type="float" office:value="0.59924" calcext:value-type="float">
            <text:p>0.59924</text:p>
          </table:table-cell>
        </table:table-row>
        <table:table-row table:style-name="ro1">
          <table:table-cell/>
          <table:table-cell office:value-type="float" office:value="84.95818" calcext:value-type="float">
            <text:p>84.95818</text:p>
          </table:table-cell>
          <table:table-cell office:value-type="float" office:value="86.61491" calcext:value-type="float">
            <text:p>86.61491</text:p>
          </table:table-cell>
          <table:table-cell office:value-type="float" office:value="-1.65673" calcext:value-type="float">
            <text:p>-1.65673</text:p>
          </table:table-cell>
        </table:table-row>
        <table:table-row table:style-name="ro1">
          <table:table-cell/>
          <table:table-cell office:value-type="float" office:value="85.2241" calcext:value-type="float">
            <text:p>85.2241</text:p>
          </table:table-cell>
          <table:table-cell office:value-type="float" office:value="86.5324" calcext:value-type="float">
            <text:p>86.5324</text:p>
          </table:table-cell>
          <table:table-cell office:value-type="float" office:value="-1.30829" calcext:value-type="float">
            <text:p>-1.30829</text:p>
          </table:table-cell>
        </table:table-row>
        <table:table-row table:style-name="ro1">
          <table:table-cell/>
          <table:table-cell office:value-type="float" office:value="85.04972" calcext:value-type="float">
            <text:p>85.04972</text:p>
          </table:table-cell>
          <table:table-cell office:value-type="float" office:value="84.17169" calcext:value-type="float">
            <text:p>84.17169</text:p>
          </table:table-cell>
          <table:table-cell office:value-type="float" office:value="0.87803" calcext:value-type="float">
            <text:p>0.87803</text:p>
          </table:table-cell>
        </table:table-row>
        <table:table-row table:style-name="ro1">
          <table:table-cell/>
          <table:table-cell office:value-type="float" office:value="86.24104" calcext:value-type="float">
            <text:p>86.24104</text:p>
          </table:table-cell>
          <table:table-cell office:value-type="float" office:value="82.18431" calcext:value-type="float">
            <text:p>82.18431</text:p>
          </table:table-cell>
          <table:table-cell office:value-type="float" office:value="4.05672" calcext:value-type="float">
            <text:p>4.05672</text:p>
          </table:table-cell>
        </table:table-row>
        <table:table-row table:style-name="ro1">
          <table:table-cell/>
          <table:table-cell office:value-type="float" office:value="84.67269" calcext:value-type="float">
            <text:p>84.67269</text:p>
          </table:table-cell>
          <table:table-cell office:value-type="float" office:value="84.50283" calcext:value-type="float">
            <text:p>84.50283</text:p>
          </table:table-cell>
          <table:table-cell office:value-type="float" office:value="0.16986" calcext:value-type="float">
            <text:p>0.16986</text:p>
          </table:table-cell>
        </table:table-row>
        <table:table-row table:style-name="ro1">
          <table:table-cell/>
          <table:table-cell office:value-type="float" office:value="84.08843" calcext:value-type="float">
            <text:p>84.08843</text:p>
          </table:table-cell>
          <table:table-cell office:value-type="float" office:value="84.34568" calcext:value-type="float">
            <text:p>84.34568</text:p>
          </table:table-cell>
          <table:table-cell office:value-type="float" office:value="-0.25725" calcext:value-type="float">
            <text:p>-0.25725</text:p>
          </table:table-cell>
        </table:table-row>
        <table:table-row table:style-name="ro1">
          <table:table-cell/>
          <table:table-cell office:value-type="float" office:value="85.25328" calcext:value-type="float">
            <text:p>85.25328</text:p>
          </table:table-cell>
          <table:table-cell office:value-type="float" office:value="85.21516" calcext:value-type="float">
            <text:p>85.21516</text:p>
          </table:table-cell>
          <table:table-cell office:value-type="float" office:value="0.03812" calcext:value-type="float">
            <text:p>0.03812</text:p>
          </table:table-cell>
        </table:table-row>
        <table:table-row table:style-name="ro1">
          <table:table-cell/>
          <table:table-cell office:value-type="float" office:value="84.78659" calcext:value-type="float">
            <text:p>84.78659</text:p>
          </table:table-cell>
          <table:table-cell office:value-type="float" office:value="85.38479" calcext:value-type="float">
            <text:p>85.38479</text:p>
          </table:table-cell>
          <table:table-cell office:value-type="float" office:value="-0.5982" calcext:value-type="float">
            <text:p>-0.5982</text:p>
          </table:table-cell>
        </table:table-row>
        <table:table-row table:style-name="ro1">
          <table:table-cell/>
          <table:table-cell office:value-type="float" office:value="85.32738" calcext:value-type="float">
            <text:p>85.32738</text:p>
          </table:table-cell>
          <table:table-cell office:value-type="float" office:value="84.19264" calcext:value-type="float">
            <text:p>84.19264</text:p>
          </table:table-cell>
          <table:table-cell office:value-type="float" office:value="1.13474" calcext:value-type="float">
            <text:p>1.13474</text:p>
          </table:table-cell>
        </table:table-row>
        <table:table-row table:style-name="ro1">
          <table:table-cell/>
          <table:table-cell office:value-type="float" office:value="84.82279" calcext:value-type="float">
            <text:p>84.82279</text:p>
          </table:table-cell>
          <table:table-cell office:value-type="float" office:value="84.72648" calcext:value-type="float">
            <text:p>84.72648</text:p>
          </table:table-cell>
          <table:table-cell office:value-type="float" office:value="0.09631" calcext:value-type="float">
            <text:p>0.09631</text:p>
          </table:table-cell>
        </table:table-row>
        <table:table-row table:style-name="ro1">
          <table:table-cell/>
          <table:table-cell office:value-type="float" office:value="84.44687" calcext:value-type="float">
            <text:p>84.44687</text:p>
          </table:table-cell>
          <table:table-cell office:value-type="float" office:value="84.30411" calcext:value-type="float">
            <text:p>84.30411</text:p>
          </table:table-cell>
          <table:table-cell office:value-type="float" office:value="0.14276" calcext:value-type="float">
            <text:p>0.14276</text:p>
          </table:table-cell>
        </table:table-row>
        <table:table-row table:style-name="ro1">
          <table:table-cell/>
          <table:table-cell office:value-type="float" office:value="84.29165" calcext:value-type="float">
            <text:p>84.29165</text:p>
          </table:table-cell>
          <table:table-cell office:value-type="float" office:value="85.07339" calcext:value-type="float">
            <text:p>85.07339</text:p>
          </table:table-cell>
          <table:table-cell office:value-type="float" office:value="-0.78174" calcext:value-type="float">
            <text:p>-0.78174</text:p>
          </table:table-cell>
        </table:table-row>
        <table:table-row table:style-name="ro1">
          <table:table-cell/>
          <table:table-cell office:value-type="float" office:value="84.93669" calcext:value-type="float">
            <text:p>84.93669</text:p>
          </table:table-cell>
          <table:table-cell office:value-type="float" office:value="86.32056" calcext:value-type="float">
            <text:p>86.32056</text:p>
          </table:table-cell>
          <table:table-cell office:value-type="float" office:value="-1.38387" calcext:value-type="float">
            <text:p>-1.38387</text:p>
          </table:table-cell>
        </table:table-row>
        <table:table-row table:style-name="ro1">
          <table:table-cell/>
          <table:table-cell office:value-type="float" office:value="85.31049" calcext:value-type="float">
            <text:p>85.31049</text:p>
          </table:table-cell>
          <table:table-cell office:value-type="float" office:value="81.94118" calcext:value-type="float">
            <text:p>81.94118</text:p>
          </table:table-cell>
          <table:table-cell office:value-type="float" office:value="3.36931" calcext:value-type="float">
            <text:p>3.36931</text:p>
          </table:table-cell>
        </table:table-row>
        <table:table-row table:style-name="ro1">
          <table:table-cell/>
          <table:table-cell office:value-type="float" office:value="85.77421" calcext:value-type="float">
            <text:p>85.77421</text:p>
          </table:table-cell>
          <table:table-cell office:value-type="float" office:value="84.50481" calcext:value-type="float">
            <text:p>84.50481</text:p>
          </table:table-cell>
          <table:table-cell office:value-type="float" office:value="1.2694" calcext:value-type="float">
            <text:p>1.2694</text:p>
          </table:table-cell>
        </table:table-row>
        <table:table-row table:style-name="ro1">
          <table:table-cell/>
          <table:table-cell office:value-type="float" office:value="83.99934" calcext:value-type="float">
            <text:p>83.99934</text:p>
          </table:table-cell>
          <table:table-cell office:value-type="float" office:value="82.82503" calcext:value-type="float">
            <text:p>82.82503</text:p>
          </table:table-cell>
          <table:table-cell office:value-type="float" office:value="1.17431" calcext:value-type="float">
            <text:p>1.17431</text:p>
          </table:table-cell>
        </table:table-row>
        <table:table-row table:style-name="ro1">
          <table:table-cell/>
          <table:table-cell office:value-type="float" office:value="84.71257" calcext:value-type="float">
            <text:p>84.71257</text:p>
          </table:table-cell>
          <table:table-cell office:value-type="float" office:value="84.36967" calcext:value-type="float">
            <text:p>84.36967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/>
          <table:table-cell office:value-type="float" office:value="84.75833" calcext:value-type="float">
            <text:p>84.75833</text:p>
          </table:table-cell>
          <table:table-cell office:value-type="float" office:value="85.03337" calcext:value-type="float">
            <text:p>85.03337</text:p>
          </table:table-cell>
          <table:table-cell office:value-type="float" office:value="-0.27504" calcext:value-type="float">
            <text:p>-0.27504</text:p>
          </table:table-cell>
        </table:table-row>
        <table:table-row table:style-name="ro1">
          <table:table-cell/>
          <table:table-cell office:value-type="float" office:value="83.85989" calcext:value-type="float">
            <text:p>83.85989</text:p>
          </table:table-cell>
          <table:table-cell office:value-type="float" office:value="83.19118" calcext:value-type="float">
            <text:p>83.19118</text:p>
          </table:table-cell>
          <table:table-cell office:value-type="float" office:value="0.66871" calcext:value-type="float">
            <text:p>0.66871</text:p>
          </table:table-cell>
        </table:table-row>
        <table:table-row table:style-name="ro1">
          <table:table-cell/>
          <table:table-cell office:value-type="float" office:value="86.37454" calcext:value-type="float">
            <text:p>86.37454</text:p>
          </table:table-cell>
          <table:table-cell office:value-type="float" office:value="81.33118" calcext:value-type="float">
            <text:p>81.33118</text:p>
          </table:table-cell>
          <table:table-cell office:value-type="float" office:value="5.04336" calcext:value-type="float">
            <text:p>5.04336</text:p>
          </table:table-cell>
        </table:table-row>
        <table:table-row table:style-name="ro1">
          <table:table-cell/>
          <table:table-cell office:value-type="float" office:value="85.01637" calcext:value-type="float">
            <text:p>85.01637</text:p>
          </table:table-cell>
          <table:table-cell office:value-type="float" office:value="86.97464" calcext:value-type="float">
            <text:p>86.97464</text:p>
          </table:table-cell>
          <table:table-cell office:value-type="float" office:value="-1.95827" calcext:value-type="float">
            <text:p>-1.95827</text:p>
          </table:table-cell>
        </table:table-row>
        <table:table-row table:style-name="ro1">
          <table:table-cell/>
          <table:table-cell office:value-type="float" office:value="84.28649" calcext:value-type="float">
            <text:p>84.28649</text:p>
          </table:table-cell>
          <table:table-cell office:value-type="float" office:value="85.98823" calcext:value-type="float">
            <text:p>85.98823</text:p>
          </table:table-cell>
          <table:table-cell office:value-type="float" office:value="-1.70174" calcext:value-type="float">
            <text:p>-1.70174</text:p>
          </table:table-cell>
        </table:table-row>
        <table:table-row table:style-name="ro1">
          <table:table-cell/>
          <table:table-cell office:value-type="float" office:value="85.22652" calcext:value-type="float">
            <text:p>85.22652</text:p>
          </table:table-cell>
          <table:table-cell office:value-type="float" office:value="84.55101" calcext:value-type="float">
            <text:p>84.55101</text:p>
          </table:table-cell>
          <table:table-cell office:value-type="float" office:value="0.67551" calcext:value-type="float">
            <text:p>0.67551</text:p>
          </table:table-cell>
        </table:table-row>
        <table:table-row table:style-name="ro1">
          <table:table-cell/>
          <table:table-cell office:value-type="float" office:value="85.85867" calcext:value-type="float">
            <text:p>85.85867</text:p>
          </table:table-cell>
          <table:table-cell office:value-type="float" office:value="82.69491" calcext:value-type="float">
            <text:p>82.69491</text:p>
          </table:table-cell>
          <table:table-cell office:value-type="float" office:value="3.16376" calcext:value-type="float">
            <text:p>3.16376</text:p>
          </table:table-cell>
        </table:table-row>
        <table:table-row table:style-name="ro1">
          <table:table-cell/>
          <table:table-cell office:value-type="float" office:value="84.20063" calcext:value-type="float">
            <text:p>84.20063</text:p>
          </table:table-cell>
          <table:table-cell office:value-type="float" office:value="84.53698" calcext:value-type="float">
            <text:p>84.53698</text:p>
          </table:table-cell>
          <table:table-cell office:value-type="float" office:value="-0.33635" calcext:value-type="float">
            <text:p>-0.33635</text:p>
          </table:table-cell>
        </table:table-row>
        <table:table-row table:style-name="ro1">
          <table:table-cell/>
          <table:table-cell office:value-type="float" office:value="84.80233" calcext:value-type="float">
            <text:p>84.80233</text:p>
          </table:table-cell>
          <table:table-cell office:value-type="float" office:value="84.08799" calcext:value-type="float">
            <text:p>84.08799</text:p>
          </table:table-cell>
          <table:table-cell office:value-type="float" office:value="0.71434" calcext:value-type="float">
            <text:p>0.71434</text:p>
          </table:table-cell>
        </table:table-row>
        <table:table-row table:style-name="ro1">
          <table:table-cell/>
          <table:table-cell office:value-type="float" office:value="83.81037" calcext:value-type="float">
            <text:p>83.81037</text:p>
          </table:table-cell>
          <table:table-cell office:value-type="float" office:value="83.25249" calcext:value-type="float">
            <text:p>83.25249</text:p>
          </table:table-cell>
          <table:table-cell office:value-type="float" office:value="0.55788" calcext:value-type="float">
            <text:p>0.55788</text:p>
          </table:table-cell>
        </table:table-row>
        <table:table-row table:style-name="ro1">
          <table:table-cell/>
          <table:table-cell office:value-type="float" office:value="84.95651" calcext:value-type="float">
            <text:p>84.95651</text:p>
          </table:table-cell>
          <table:table-cell office:value-type="float" office:value="86.09205" calcext:value-type="float">
            <text:p>86.09205</text:p>
          </table:table-cell>
          <table:table-cell office:value-type="float" office:value="-1.13555" calcext:value-type="float">
            <text:p>-1.13555</text:p>
          </table:table-cell>
        </table:table-row>
        <table:table-row table:style-name="ro1">
          <table:table-cell/>
          <table:table-cell office:value-type="float" office:value="83.60761" calcext:value-type="float">
            <text:p>83.60761</text:p>
          </table:table-cell>
          <table:table-cell office:value-type="float" office:value="82.94743" calcext:value-type="float">
            <text:p>82.94743</text:p>
          </table:table-cell>
          <table:table-cell office:value-type="float" office:value="0.66018" calcext:value-type="float">
            <text:p>0.66018</text:p>
          </table:table-cell>
        </table:table-row>
        <table:table-row table:style-name="ro1">
          <table:table-cell/>
          <table:table-cell office:value-type="float" office:value="83.29552" calcext:value-type="float">
            <text:p>83.29552</text:p>
          </table:table-cell>
          <table:table-cell office:value-type="float" office:value="81.03144" calcext:value-type="float">
            <text:p>81.03144</text:p>
          </table:table-cell>
          <table:table-cell office:value-type="float" office:value="2.26408" calcext:value-type="float">
            <text:p>2.26408</text:p>
          </table:table-cell>
        </table:table-row>
        <table:table-row table:style-name="ro1">
          <table:table-cell/>
          <table:table-cell office:value-type="float" office:value="84.71348" calcext:value-type="float">
            <text:p>84.71348</text:p>
          </table:table-cell>
          <table:table-cell office:value-type="float" office:value="86.69142" calcext:value-type="float">
            <text:p>86.69142</text:p>
          </table:table-cell>
          <table:table-cell office:value-type="float" office:value="-1.97795" calcext:value-type="float">
            <text:p>-1.97795</text:p>
          </table:table-cell>
        </table:table-row>
        <table:table-row table:style-name="ro1">
          <table:table-cell/>
          <table:table-cell office:value-type="float" office:value="83.91126" calcext:value-type="float">
            <text:p>83.91126</text:p>
          </table:table-cell>
          <table:table-cell office:value-type="float" office:value="84.42716" calcext:value-type="float">
            <text:p>84.42716</text:p>
          </table:table-cell>
          <table:table-cell office:value-type="float" office:value="-0.5159" calcext:value-type="float">
            <text:p>-0.5159</text:p>
          </table:table-cell>
        </table:table-row>
        <table:table-row table:style-name="ro1">
          <table:table-cell/>
          <table:table-cell office:value-type="float" office:value="83.69914" calcext:value-type="float">
            <text:p>83.69914</text:p>
          </table:table-cell>
          <table:table-cell office:value-type="float" office:value="83.57642" calcext:value-type="float">
            <text:p>83.57642</text:p>
          </table:table-cell>
          <table:table-cell office:value-type="float" office:value="0.12272" calcext:value-type="float">
            <text:p>0.12272</text:p>
          </table:table-cell>
        </table:table-row>
        <table:table-row table:style-name="ro1">
          <table:table-cell/>
          <table:table-cell office:value-type="float" office:value="84.96104" calcext:value-type="float">
            <text:p>84.96104</text:p>
          </table:table-cell>
          <table:table-cell office:value-type="float" office:value="83.65765" calcext:value-type="float">
            <text:p>83.65765</text:p>
          </table:table-cell>
          <table:table-cell office:value-type="float" office:value="1.30339" calcext:value-type="float">
            <text:p>1.30339</text:p>
          </table:table-cell>
        </table:table-row>
        <table:table-row table:style-name="ro1">
          <table:table-cell/>
          <table:table-cell office:value-type="float" office:value="84.46159" calcext:value-type="float">
            <text:p>84.46159</text:p>
          </table:table-cell>
          <table:table-cell office:value-type="float" office:value="85.08271" calcext:value-type="float">
            <text:p>85.08271</text:p>
          </table:table-cell>
          <table:table-cell office:value-type="float" office:value="-0.62112" calcext:value-type="float">
            <text:p>-0.62112</text:p>
          </table:table-cell>
        </table:table-row>
        <table:table-row table:style-name="ro1">
          <table:table-cell/>
          <table:table-cell office:value-type="float" office:value="83.81297" calcext:value-type="float">
            <text:p>83.81297</text:p>
          </table:table-cell>
          <table:table-cell office:value-type="float" office:value="83.32419" calcext:value-type="float">
            <text:p>83.32419</text:p>
          </table:table-cell>
          <table:table-cell office:value-type="float" office:value="0.48878" calcext:value-type="float">
            <text:p>0.48878</text:p>
          </table:table-cell>
        </table:table-row>
        <table:table-row table:style-name="ro1">
          <table:table-cell/>
          <table:table-cell office:value-type="float" office:value="84.37933" calcext:value-type="float">
            <text:p>84.37933</text:p>
          </table:table-cell>
          <table:table-cell office:value-type="float" office:value="85.30657" calcext:value-type="float">
            <text:p>85.30657</text:p>
          </table:table-cell>
          <table:table-cell office:value-type="float" office:value="-0.92723" calcext:value-type="float">
            <text:p>-0.92723</text:p>
          </table:table-cell>
        </table:table-row>
        <table:table-row table:style-name="ro1">
          <table:table-cell/>
          <table:table-cell office:value-type="float" office:value="85.05384" calcext:value-type="float">
            <text:p>85.05384</text:p>
          </table:table-cell>
          <table:table-cell office:value-type="float" office:value="86.37037" calcext:value-type="float">
            <text:p>86.37037</text:p>
          </table:table-cell>
          <table:table-cell office:value-type="float" office:value="-1.31653" calcext:value-type="float">
            <text:p>-1.31653</text:p>
          </table:table-cell>
        </table:table-row>
        <table:table-row table:style-name="ro1">
          <table:table-cell/>
          <table:table-cell office:value-type="float" office:value="84.95634" calcext:value-type="float">
            <text:p>84.95634</text:p>
          </table:table-cell>
          <table:table-cell office:value-type="float" office:value="85.90391" calcext:value-type="float">
            <text:p>85.90391</text:p>
          </table:table-cell>
          <table:table-cell office:value-type="float" office:value="-0.94757" calcext:value-type="float">
            <text:p>-0.94757</text:p>
          </table:table-cell>
        </table:table-row>
        <table:table-row table:style-name="ro1">
          <table:table-cell/>
          <table:table-cell office:value-type="float" office:value="83.6295" calcext:value-type="float">
            <text:p>83.6295</text:p>
          </table:table-cell>
          <table:table-cell office:value-type="float" office:value="83.18412" calcext:value-type="float">
            <text:p>83.18412</text:p>
          </table:table-cell>
          <table:table-cell office:value-type="float" office:value="0.44538" calcext:value-type="float">
            <text:p>0.44538</text:p>
          </table:table-cell>
        </table:table-row>
        <table:table-row table:style-name="ro1">
          <table:table-cell/>
          <table:table-cell office:value-type="float" office:value="85.30804" calcext:value-type="float">
            <text:p>85.30804</text:p>
          </table:table-cell>
          <table:table-cell office:value-type="float" office:value="85.41156" calcext:value-type="float">
            <text:p>85.41156</text:p>
          </table:table-cell>
          <table:table-cell office:value-type="float" office:value="-0.10351" calcext:value-type="float">
            <text:p>-0.10351</text:p>
          </table:table-cell>
        </table:table-row>
        <table:table-row table:style-name="ro1">
          <table:table-cell/>
          <table:table-cell office:value-type="float" office:value="84.87208" calcext:value-type="float">
            <text:p>84.87208</text:p>
          </table:table-cell>
          <table:table-cell office:value-type="float" office:value="86.89638" calcext:value-type="float">
            <text:p>86.89638</text:p>
          </table:table-cell>
          <table:table-cell office:value-type="float" office:value="-2.02431" calcext:value-type="float">
            <text:p>-2.02431</text:p>
          </table:table-cell>
        </table:table-row>
        <table:table-row table:style-name="ro1">
          <table:table-cell/>
          <table:table-cell office:value-type="float" office:value="86.19199" calcext:value-type="float">
            <text:p>86.19199</text:p>
          </table:table-cell>
          <table:table-cell office:value-type="float" office:value="82.32404" calcext:value-type="float">
            <text:p>82.32404</text:p>
          </table:table-cell>
          <table:table-cell office:value-type="float" office:value="3.86795" calcext:value-type="float">
            <text:p>3.86795</text:p>
          </table:table-cell>
        </table:table-row>
        <table:table-row table:style-name="ro1">
          <table:table-cell/>
          <table:table-cell office:value-type="float" office:value="84.82541" calcext:value-type="float">
            <text:p>84.82541</text:p>
          </table:table-cell>
          <table:table-cell office:value-type="float" office:value="83.58942" calcext:value-type="float">
            <text:p>83.58942</text:p>
          </table:table-cell>
          <table:table-cell office:value-type="float" office:value="1.23599" calcext:value-type="float">
            <text:p>1.23599</text:p>
          </table:table-cell>
        </table:table-row>
        <table:table-row table:style-name="ro1">
          <table:table-cell/>
          <table:table-cell office:value-type="float" office:value="84.73844" calcext:value-type="float">
            <text:p>84.73844</text:p>
          </table:table-cell>
          <table:table-cell office:value-type="float" office:value="85.80597" calcext:value-type="float">
            <text:p>85.80597</text:p>
          </table:table-cell>
          <table:table-cell office:value-type="float" office:value="-1.06753" calcext:value-type="float">
            <text:p>-1.06753</text:p>
          </table:table-cell>
        </table:table-row>
        <table:table-row table:style-name="ro1">
          <table:table-cell/>
          <table:table-cell office:value-type="float" office:value="84.69668" calcext:value-type="float">
            <text:p>84.69668</text:p>
          </table:table-cell>
          <table:table-cell office:value-type="float" office:value="82.26169" calcext:value-type="float">
            <text:p>82.26169</text:p>
          </table:table-cell>
          <table:table-cell office:value-type="float" office:value="2.43499" calcext:value-type="float">
            <text:p>2.43499</text:p>
          </table:table-cell>
        </table:table-row>
        <table:table-row table:style-name="ro1">
          <table:table-cell/>
          <table:table-cell office:value-type="float" office:value="84.89353" calcext:value-type="float">
            <text:p>84.89353</text:p>
          </table:table-cell>
          <table:table-cell office:value-type="float" office:value="85.343" calcext:value-type="float">
            <text:p>85.343</text:p>
          </table:table-cell>
          <table:table-cell office:value-type="float" office:value="-0.44947" calcext:value-type="float">
            <text:p>-0.44947</text:p>
          </table:table-cell>
        </table:table-row>
        <table:table-row table:style-name="ro1">
          <table:table-cell/>
          <table:table-cell office:value-type="float" office:value="84.30661" calcext:value-type="float">
            <text:p>84.30661</text:p>
          </table:table-cell>
          <table:table-cell office:value-type="float" office:value="85.22912" calcext:value-type="float">
            <text:p>85.22912</text:p>
          </table:table-cell>
          <table:table-cell office:value-type="float" office:value="-0.92251" calcext:value-type="float">
            <text:p>-0.92251</text:p>
          </table:table-cell>
        </table:table-row>
        <table:table-row table:style-name="ro1">
          <table:table-cell/>
          <table:table-cell office:value-type="float" office:value="85.98755" calcext:value-type="float">
            <text:p>85.98755</text:p>
          </table:table-cell>
          <table:table-cell office:value-type="float" office:value="83.39412" calcext:value-type="float">
            <text:p>83.39412</text:p>
          </table:table-cell>
          <table:table-cell office:value-type="float" office:value="2.59343" calcext:value-type="float">
            <text:p>2.59343</text:p>
          </table:table-cell>
        </table:table-row>
        <table:table-row table:style-name="ro1">
          <table:table-cell/>
          <table:table-cell office:value-type="float" office:value="85.34275" calcext:value-type="float">
            <text:p>85.34275</text:p>
          </table:table-cell>
          <table:table-cell office:value-type="float" office:value="85.6912" calcext:value-type="float">
            <text:p>85.6912</text:p>
          </table:table-cell>
          <table:table-cell office:value-type="float" office:value="-0.34846" calcext:value-type="float">
            <text:p>-0.34846</text:p>
          </table:table-cell>
        </table:table-row>
        <table:table-row table:style-name="ro1">
          <table:table-cell/>
          <table:table-cell office:value-type="float" office:value="84.45668" calcext:value-type="float">
            <text:p>84.45668</text:p>
          </table:table-cell>
          <table:table-cell office:value-type="float" office:value="81.85082" calcext:value-type="float">
            <text:p>81.85082</text:p>
          </table:table-cell>
          <table:table-cell office:value-type="float" office:value="2.60586" calcext:value-type="float">
            <text:p>2.60586</text:p>
          </table:table-cell>
        </table:table-row>
        <table:table-row table:style-name="ro1">
          <table:table-cell/>
          <table:table-cell office:value-type="float" office:value="84.92554" calcext:value-type="float">
            <text:p>84.92554</text:p>
          </table:table-cell>
          <table:table-cell office:value-type="float" office:value="84.6926" calcext:value-type="float">
            <text:p>84.6926</text:p>
          </table:table-cell>
          <table:table-cell office:value-type="float" office:value="0.23294" calcext:value-type="float">
            <text:p>0.23294</text:p>
          </table:table-cell>
        </table:table-row>
        <table:table-row table:style-name="ro1">
          <table:table-cell/>
          <table:table-cell office:value-type="float" office:value="85.14647" calcext:value-type="float">
            <text:p>85.14647</text:p>
          </table:table-cell>
          <table:table-cell office:value-type="float" office:value="83.34371" calcext:value-type="float">
            <text:p>83.34371</text:p>
          </table:table-cell>
          <table:table-cell office:value-type="float" office:value="1.80277" calcext:value-type="float">
            <text:p>1.80277</text:p>
          </table:table-cell>
        </table:table-row>
        <table:table-row table:style-name="ro1">
          <table:table-cell/>
          <table:table-cell office:value-type="float" office:value="84.98256" calcext:value-type="float">
            <text:p>84.98256</text:p>
          </table:table-cell>
          <table:table-cell office:value-type="float" office:value="85.34982" calcext:value-type="float">
            <text:p>85.34982</text:p>
          </table:table-cell>
          <table:table-cell office:value-type="float" office:value="-0.36726" calcext:value-type="float">
            <text:p>-0.36726</text:p>
          </table:table-cell>
        </table:table-row>
        <table:table-row table:style-name="ro1">
          <table:table-cell/>
          <table:table-cell office:value-type="float" office:value="85.71335" calcext:value-type="float">
            <text:p>85.71335</text:p>
          </table:table-cell>
          <table:table-cell office:value-type="float" office:value="84.26342" calcext:value-type="float">
            <text:p>84.26342</text:p>
          </table:table-cell>
          <table:table-cell office:value-type="float" office:value="1.44993" calcext:value-type="float">
            <text:p>1.44993</text:p>
          </table:table-cell>
        </table:table-row>
        <table:table-row table:style-name="ro1">
          <table:table-cell/>
          <table:table-cell office:value-type="float" office:value="84.58581" calcext:value-type="float">
            <text:p>84.58581</text:p>
          </table:table-cell>
          <table:table-cell office:value-type="float" office:value="84.09629" calcext:value-type="float">
            <text:p>84.09629</text:p>
          </table:table-cell>
          <table:table-cell office:value-type="float" office:value="0.48952" calcext:value-type="float">
            <text:p>0.48952</text:p>
          </table:table-cell>
        </table:table-row>
        <table:table-row table:style-name="ro1">
          <table:table-cell/>
          <table:table-cell office:value-type="float" office:value="85.68236" calcext:value-type="float">
            <text:p>85.68236</text:p>
          </table:table-cell>
          <table:table-cell office:value-type="float" office:value="81.97876" calcext:value-type="float">
            <text:p>81.97876</text:p>
          </table:table-cell>
          <table:table-cell office:value-type="float" office:value="3.7036" calcext:value-type="float">
            <text:p>3.7036</text:p>
          </table:table-cell>
        </table:table-row>
        <table:table-row table:style-name="ro1">
          <table:table-cell/>
          <table:table-cell office:value-type="float" office:value="84.7769" calcext:value-type="float">
            <text:p>84.7769</text:p>
          </table:table-cell>
          <table:table-cell office:value-type="float" office:value="84.25724" calcext:value-type="float">
            <text:p>84.25724</text:p>
          </table:table-cell>
          <table:table-cell office:value-type="float" office:value="0.51966" calcext:value-type="float">
            <text:p>0.51966</text:p>
          </table:table-cell>
        </table:table-row>
        <table:table-row table:style-name="ro1">
          <table:table-cell/>
          <table:table-cell office:value-type="float" office:value="85.8328" calcext:value-type="float">
            <text:p>85.8328</text:p>
          </table:table-cell>
          <table:table-cell office:value-type="float" office:value="84.66312" calcext:value-type="float">
            <text:p>84.66312</text:p>
          </table:table-cell>
          <table:table-cell office:value-type="float" office:value="1.16968" calcext:value-type="float">
            <text:p>1.16968</text:p>
          </table:table-cell>
        </table:table-row>
        <table:table-row table:style-name="ro1">
          <table:table-cell/>
          <table:table-cell office:value-type="float" office:value="85.88536" calcext:value-type="float">
            <text:p>85.88536</text:p>
          </table:table-cell>
          <table:table-cell office:value-type="float" office:value="82.50619" calcext:value-type="float">
            <text:p>82.50619</text:p>
          </table:table-cell>
          <table:table-cell office:value-type="float" office:value="3.37918" calcext:value-type="float">
            <text:p>3.37918</text:p>
          </table:table-cell>
        </table:table-row>
        <table:table-row table:style-name="ro1">
          <table:table-cell/>
          <table:table-cell office:value-type="float" office:value="85.31652" calcext:value-type="float">
            <text:p>85.31652</text:p>
          </table:table-cell>
          <table:table-cell office:value-type="float" office:value="83.37349" calcext:value-type="float">
            <text:p>83.37349</text:p>
          </table:table-cell>
          <table:table-cell office:value-type="float" office:value="1.94303" calcext:value-type="float">
            <text:p>1.94303</text:p>
          </table:table-cell>
        </table:table-row>
        <table:table-row table:style-name="ro1">
          <table:table-cell/>
          <table:table-cell office:value-type="float" office:value="85.46973" calcext:value-type="float">
            <text:p>85.46973</text:p>
          </table:table-cell>
          <table:table-cell office:value-type="float" office:value="84.29826" calcext:value-type="float">
            <text:p>84.29826</text:p>
          </table:table-cell>
          <table:table-cell office:value-type="float" office:value="1.17147" calcext:value-type="float">
            <text:p>1.17147</text:p>
          </table:table-cell>
        </table:table-row>
        <table:table-row table:style-name="ro1">
          <table:table-cell/>
          <table:table-cell office:value-type="float" office:value="84.56067" calcext:value-type="float">
            <text:p>84.56067</text:p>
          </table:table-cell>
          <table:table-cell office:value-type="float" office:value="85.78077" calcext:value-type="float">
            <text:p>85.78077</text:p>
          </table:table-cell>
          <table:table-cell office:value-type="float" office:value="-1.22009" calcext:value-type="float">
            <text:p>-1.22009</text:p>
          </table:table-cell>
        </table:table-row>
        <table:table-row table:style-name="ro1">
          <table:table-cell/>
          <table:table-cell office:value-type="float" office:value="84.41185" calcext:value-type="float">
            <text:p>84.41185</text:p>
          </table:table-cell>
          <table:table-cell office:value-type="float" office:value="83.64354" calcext:value-type="float">
            <text:p>83.64354</text:p>
          </table:table-cell>
          <table:table-cell office:value-type="float" office:value="0.76831" calcext:value-type="float">
            <text:p>0.76831</text:p>
          </table:table-cell>
        </table:table-row>
        <table:table-row table:style-name="ro1">
          <table:table-cell/>
          <table:table-cell office:value-type="float" office:value="85.46287" calcext:value-type="float">
            <text:p>85.46287</text:p>
          </table:table-cell>
          <table:table-cell office:value-type="float" office:value="82.0966" calcext:value-type="float">
            <text:p>82.0966</text:p>
          </table:table-cell>
          <table:table-cell office:value-type="float" office:value="3.36626" calcext:value-type="float">
            <text:p>3.36626</text:p>
          </table:table-cell>
        </table:table-row>
        <table:table-row table:style-name="ro1">
          <table:table-cell/>
          <table:table-cell office:value-type="float" office:value="84.84807" calcext:value-type="float">
            <text:p>84.84807</text:p>
          </table:table-cell>
          <table:table-cell office:value-type="float" office:value="83.62122" calcext:value-type="float">
            <text:p>83.62122</text:p>
          </table:table-cell>
          <table:table-cell office:value-type="float" office:value="1.22685" calcext:value-type="float">
            <text:p>1.22685</text:p>
          </table:table-cell>
        </table:table-row>
        <table:table-row table:style-name="ro1">
          <table:table-cell/>
          <table:table-cell office:value-type="float" office:value="83.93824" calcext:value-type="float">
            <text:p>83.93824</text:p>
          </table:table-cell>
          <table:table-cell office:value-type="float" office:value="84.28228" calcext:value-type="float">
            <text:p>84.28228</text:p>
          </table:table-cell>
          <table:table-cell office:value-type="float" office:value="-0.34405" calcext:value-type="float">
            <text:p>-0.34405</text:p>
          </table:table-cell>
        </table:table-row>
        <table:table-row table:style-name="ro1">
          <table:table-cell/>
          <table:table-cell office:value-type="float" office:value="84.58662" calcext:value-type="float">
            <text:p>84.58662</text:p>
          </table:table-cell>
          <table:table-cell office:value-type="float" office:value="86.06365" calcext:value-type="float">
            <text:p>86.06365</text:p>
          </table:table-cell>
          <table:table-cell office:value-type="float" office:value="-1.47703" calcext:value-type="float">
            <text:p>-1.47703</text:p>
          </table:table-cell>
        </table:table-row>
        <table:table-row table:style-name="ro1">
          <table:table-cell/>
          <table:table-cell office:value-type="float" office:value="84.63908" calcext:value-type="float">
            <text:p>84.63908</text:p>
          </table:table-cell>
          <table:table-cell office:value-type="float" office:value="84.43393" calcext:value-type="float">
            <text:p>84.43393</text:p>
          </table:table-cell>
          <table:table-cell office:value-type="float" office:value="0.20516" calcext:value-type="float">
            <text:p>0.20516</text:p>
          </table:table-cell>
        </table:table-row>
        <table:table-row table:style-name="ro1">
          <table:table-cell/>
          <table:table-cell office:value-type="float" office:value="84.78171" calcext:value-type="float">
            <text:p>84.78171</text:p>
          </table:table-cell>
          <table:table-cell office:value-type="float" office:value="83.25254" calcext:value-type="float">
            <text:p>83.25254</text:p>
          </table:table-cell>
          <table:table-cell office:value-type="float" office:value="1.52916" calcext:value-type="float">
            <text:p>1.52916</text:p>
          </table:table-cell>
        </table:table-row>
        <table:table-row table:style-name="ro1">
          <table:table-cell/>
          <table:table-cell office:value-type="float" office:value="84.98391" calcext:value-type="float">
            <text:p>84.98391</text:p>
          </table:table-cell>
          <table:table-cell office:value-type="float" office:value="83.96509" calcext:value-type="float">
            <text:p>83.96509</text:p>
          </table:table-cell>
          <table:table-cell office:value-type="float" office:value="1.01883" calcext:value-type="float">
            <text:p>1.01883</text:p>
          </table:table-cell>
        </table:table-row>
        <table:table-row table:style-name="ro1">
          <table:table-cell/>
          <table:table-cell office:value-type="float" office:value="83.88275" calcext:value-type="float">
            <text:p>83.88275</text:p>
          </table:table-cell>
          <table:table-cell office:value-type="float" office:value="84.32049" calcext:value-type="float">
            <text:p>84.32049</text:p>
          </table:table-cell>
          <table:table-cell office:value-type="float" office:value="-0.43775" calcext:value-type="float">
            <text:p>-0.43775</text:p>
          </table:table-cell>
        </table:table-row>
        <table:table-row table:style-name="ro1">
          <table:table-cell/>
          <table:table-cell office:value-type="float" office:value="86.30693" calcext:value-type="float">
            <text:p>86.30693</text:p>
          </table:table-cell>
          <table:table-cell office:value-type="float" office:value="81.85363" calcext:value-type="float">
            <text:p>81.85363</text:p>
          </table:table-cell>
          <table:table-cell office:value-type="float" office:value="4.4533" calcext:value-type="float">
            <text:p>4.4533</text:p>
          </table:table-cell>
        </table:table-row>
        <table:table-row table:style-name="ro1">
          <table:table-cell/>
          <table:table-cell office:value-type="float" office:value="84.76428" calcext:value-type="float">
            <text:p>84.76428</text:p>
          </table:table-cell>
          <table:table-cell office:value-type="float" office:value="86.73833" calcext:value-type="float">
            <text:p>86.73833</text:p>
          </table:table-cell>
          <table:table-cell office:value-type="float" office:value="-1.97405" calcext:value-type="float">
            <text:p>-1.97405</text:p>
          </table:table-cell>
        </table:table-row>
        <table:table-row table:style-name="ro1">
          <table:table-cell/>
          <table:table-cell office:value-type="float" office:value="85.35116" calcext:value-type="float">
            <text:p>85.35116</text:p>
          </table:table-cell>
          <table:table-cell office:value-type="float" office:value="85.89266" calcext:value-type="float">
            <text:p>85.89266</text:p>
          </table:table-cell>
          <table:table-cell office:value-type="float" office:value="-0.5415" calcext:value-type="float">
            <text:p>-0.5415</text:p>
          </table:table-cell>
        </table:table-row>
        <table:table-row table:style-name="ro1">
          <table:table-cell/>
          <table:table-cell office:value-type="float" office:value="84.94568" calcext:value-type="float">
            <text:p>84.94568</text:p>
          </table:table-cell>
          <table:table-cell office:value-type="float" office:value="86.84866" calcext:value-type="float">
            <text:p>86.84866</text:p>
          </table:table-cell>
          <table:table-cell office:value-type="float" office:value="-1.90298" calcext:value-type="float">
            <text:p>-1.90298</text:p>
          </table:table-cell>
        </table:table-row>
        <table:table-row table:style-name="ro1">
          <table:table-cell/>
          <table:table-cell office:value-type="float" office:value="85.12994" calcext:value-type="float">
            <text:p>85.12994</text:p>
          </table:table-cell>
          <table:table-cell office:value-type="float" office:value="85.34452" calcext:value-type="float">
            <text:p>85.34452</text:p>
          </table:table-cell>
          <table:table-cell office:value-type="float" office:value="-0.21459" calcext:value-type="float">
            <text:p>-0.21459</text:p>
          </table:table-cell>
        </table:table-row>
        <table:table-row table:style-name="ro1">
          <table:table-cell/>
          <table:table-cell office:value-type="float" office:value="84.01466" calcext:value-type="float">
            <text:p>84.01466</text:p>
          </table:table-cell>
          <table:table-cell office:value-type="float" office:value="82.88436" calcext:value-type="float">
            <text:p>82.88436</text:p>
          </table:table-cell>
          <table:table-cell office:value-type="float" office:value="1.1303" calcext:value-type="float">
            <text:p>1.1303</text:p>
          </table:table-cell>
        </table:table-row>
        <table:table-row table:style-name="ro1">
          <table:table-cell/>
          <table:table-cell office:value-type="float" office:value="84.38898" calcext:value-type="float">
            <text:p>84.38898</text:p>
          </table:table-cell>
          <table:table-cell office:value-type="float" office:value="84.38053" calcext:value-type="float">
            <text:p>84.38053</text:p>
          </table:table-cell>
          <table:table-cell office:value-type="float" office:value="0.00845" calcext:value-type="float">
            <text:p>0.00845</text:p>
          </table:table-cell>
        </table:table-row>
        <table:table-row table:style-name="ro1">
          <table:table-cell/>
          <table:table-cell office:value-type="float" office:value="84.52657" calcext:value-type="float">
            <text:p>84.52657</text:p>
          </table:table-cell>
          <table:table-cell office:value-type="float" office:value="85.59311" calcext:value-type="float">
            <text:p>85.59311</text:p>
          </table:table-cell>
          <table:table-cell office:value-type="float" office:value="-1.06654" calcext:value-type="float">
            <text:p>-1.06654</text:p>
          </table:table-cell>
        </table:table-row>
        <table:table-row table:style-name="ro1">
          <table:table-cell/>
          <table:table-cell office:value-type="float" office:value="85.73662" calcext:value-type="float">
            <text:p>85.73662</text:p>
          </table:table-cell>
          <table:table-cell office:value-type="float" office:value="84.30382" calcext:value-type="float">
            <text:p>84.30382</text:p>
          </table:table-cell>
          <table:table-cell office:value-type="float" office:value="1.4328" calcext:value-type="float">
            <text:p>1.4328</text:p>
          </table:table-cell>
        </table:table-row>
        <table:table-row table:style-name="ro1">
          <table:table-cell/>
          <table:table-cell office:value-type="float" office:value="84.53572" calcext:value-type="float">
            <text:p>84.53572</text:p>
          </table:table-cell>
          <table:table-cell office:value-type="float" office:value="86.14681" calcext:value-type="float">
            <text:p>86.14681</text:p>
          </table:table-cell>
          <table:table-cell office:value-type="float" office:value="-1.61109" calcext:value-type="float">
            <text:p>-1.61109</text:p>
          </table:table-cell>
        </table:table-row>
        <table:table-row table:style-name="ro1">
          <table:table-cell/>
          <table:table-cell office:value-type="float" office:value="85.13248" calcext:value-type="float">
            <text:p>85.13248</text:p>
          </table:table-cell>
          <table:table-cell office:value-type="float" office:value="83.1202" calcext:value-type="float">
            <text:p>83.1202</text:p>
          </table:table-cell>
          <table:table-cell office:value-type="float" office:value="2.01227" calcext:value-type="float">
            <text:p>2.01227</text:p>
          </table:table-cell>
        </table:table-row>
        <table:table-row table:style-name="ro1">
          <table:table-cell/>
          <table:table-cell office:value-type="float" office:value="84.76441" calcext:value-type="float">
            <text:p>84.76441</text:p>
          </table:table-cell>
          <table:table-cell office:value-type="float" office:value="86.89826" calcext:value-type="float">
            <text:p>86.89826</text:p>
          </table:table-cell>
          <table:table-cell office:value-type="float" office:value="-2.13385" calcext:value-type="float">
            <text:p>-2.13385</text:p>
          </table:table-cell>
        </table:table-row>
        <table:table-row table:style-name="ro1">
          <table:table-cell/>
          <table:table-cell office:value-type="float" office:value="85.61674" calcext:value-type="float">
            <text:p>85.61674</text:p>
          </table:table-cell>
          <table:table-cell office:value-type="float" office:value="83.28039" calcext:value-type="float">
            <text:p>83.28039</text:p>
          </table:table-cell>
          <table:table-cell office:value-type="float" office:value="2.33635" calcext:value-type="float">
            <text:p>2.33635</text:p>
          </table:table-cell>
        </table:table-row>
        <table:table-row table:style-name="ro1">
          <table:table-cell/>
          <table:table-cell office:value-type="float" office:value="84.55972" calcext:value-type="float">
            <text:p>84.55972</text:p>
          </table:table-cell>
          <table:table-cell office:value-type="float" office:value="84.40353" calcext:value-type="float">
            <text:p>84.40353</text:p>
          </table:table-cell>
          <table:table-cell office:value-type="float" office:value="0.15619" calcext:value-type="float">
            <text:p>0.15619</text:p>
          </table:table-cell>
        </table:table-row>
        <table:table-row table:style-name="ro1">
          <table:table-cell/>
          <table:table-cell office:value-type="float" office:value="85.78704" calcext:value-type="float">
            <text:p>85.78704</text:p>
          </table:table-cell>
          <table:table-cell office:value-type="float" office:value="84.7687" calcext:value-type="float">
            <text:p>84.7687</text:p>
          </table:table-cell>
          <table:table-cell office:value-type="float" office:value="1.01834" calcext:value-type="float">
            <text:p>1.01834</text:p>
          </table:table-cell>
        </table:table-row>
        <table:table-row table:style-name="ro1">
          <table:table-cell/>
          <table:table-cell office:value-type="float" office:value="84.97779" calcext:value-type="float">
            <text:p>84.97779</text:p>
          </table:table-cell>
          <table:table-cell office:value-type="float" office:value="84.10489" calcext:value-type="float">
            <text:p>84.10489</text:p>
          </table:table-cell>
          <table:table-cell office:value-type="float" office:value="0.8729" calcext:value-type="float">
            <text:p>0.8729</text:p>
          </table:table-cell>
        </table:table-row>
        <table:table-row table:style-name="ro1">
          <table:table-cell/>
          <table:table-cell office:value-type="float" office:value="84.61098" calcext:value-type="float">
            <text:p>84.61098</text:p>
          </table:table-cell>
          <table:table-cell office:value-type="float" office:value="85.05525" calcext:value-type="float">
            <text:p>85.05525</text:p>
          </table:table-cell>
          <table:table-cell office:value-type="float" office:value="-0.44427" calcext:value-type="float">
            <text:p>-0.44427</text:p>
          </table:table-cell>
        </table:table-row>
        <table:table-row table:style-name="ro1">
          <table:table-cell/>
          <table:table-cell office:value-type="float" office:value="85.0043" calcext:value-type="float">
            <text:p>85.0043</text:p>
          </table:table-cell>
          <table:table-cell office:value-type="float" office:value="85.40926" calcext:value-type="float">
            <text:p>85.40926</text:p>
          </table:table-cell>
          <table:table-cell office:value-type="float" office:value="-0.40496" calcext:value-type="float">
            <text:p>-0.40496</text:p>
          </table:table-cell>
        </table:table-row>
        <table:table-row table:style-name="ro1">
          <table:table-cell/>
          <table:table-cell office:value-type="float" office:value="84.63639" calcext:value-type="float">
            <text:p>84.63639</text:p>
          </table:table-cell>
          <table:table-cell office:value-type="float" office:value="83.84995" calcext:value-type="float">
            <text:p>83.84995</text:p>
          </table:table-cell>
          <table:table-cell office:value-type="float" office:value="0.78644" calcext:value-type="float">
            <text:p>0.78644</text:p>
          </table:table-cell>
        </table:table-row>
        <table:table-row table:style-name="ro1">
          <table:table-cell/>
          <table:table-cell office:value-type="float" office:value="84.76914" calcext:value-type="float">
            <text:p>84.76914</text:p>
          </table:table-cell>
          <table:table-cell office:value-type="float" office:value="84.04483" calcext:value-type="float">
            <text:p>84.04483</text:p>
          </table:table-cell>
          <table:table-cell office:value-type="float" office:value="0.72431" calcext:value-type="float">
            <text:p>0.72431</text:p>
          </table:table-cell>
        </table:table-row>
        <table:table-row table:style-name="ro1">
          <table:table-cell/>
          <table:table-cell office:value-type="float" office:value="84.79432" calcext:value-type="float">
            <text:p>84.79432</text:p>
          </table:table-cell>
          <table:table-cell office:value-type="float" office:value="86.75137" calcext:value-type="float">
            <text:p>86.75137</text:p>
          </table:table-cell>
          <table:table-cell office:value-type="float" office:value="-1.95705" calcext:value-type="float">
            <text:p>-1.95705</text:p>
          </table:table-cell>
        </table:table-row>
        <table:table-row table:style-name="ro1">
          <table:table-cell/>
          <table:table-cell office:value-type="float" office:value="84.95894" calcext:value-type="float">
            <text:p>84.95894</text:p>
          </table:table-cell>
          <table:table-cell office:value-type="float" office:value="83.45027" calcext:value-type="float">
            <text:p>83.45027</text:p>
          </table:table-cell>
          <table:table-cell office:value-type="float" office:value="1.50867" calcext:value-type="float">
            <text:p>1.50867</text:p>
          </table:table-cell>
        </table:table-row>
        <table:table-row table:style-name="ro1">
          <table:table-cell/>
          <table:table-cell office:value-type="float" office:value="84.16766" calcext:value-type="float">
            <text:p>84.16766</text:p>
          </table:table-cell>
          <table:table-cell office:value-type="float" office:value="85.59838" calcext:value-type="float">
            <text:p>85.59838</text:p>
          </table:table-cell>
          <table:table-cell office:value-type="float" office:value="-1.43073" calcext:value-type="float">
            <text:p>-1.43073</text:p>
          </table:table-cell>
        </table:table-row>
        <table:table-row table:style-name="ro1">
          <table:table-cell/>
          <table:table-cell office:value-type="float" office:value="85.17348" calcext:value-type="float">
            <text:p>85.17348</text:p>
          </table:table-cell>
          <table:table-cell office:value-type="float" office:value="85.39301" calcext:value-type="float">
            <text:p>85.39301</text:p>
          </table:table-cell>
          <table:table-cell office:value-type="float" office:value="-0.21953" calcext:value-type="float">
            <text:p>-0.21953</text:p>
          </table:table-cell>
        </table:table-row>
        <table:table-row table:style-name="ro1">
          <table:table-cell/>
          <table:table-cell office:value-type="float" office:value="83.76194" calcext:value-type="float">
            <text:p>83.76194</text:p>
          </table:table-cell>
          <table:table-cell office:value-type="float" office:value="83.97828" calcext:value-type="float">
            <text:p>83.97828</text:p>
          </table:table-cell>
          <table:table-cell office:value-type="float" office:value="-0.21634" calcext:value-type="float">
            <text:p>-0.21634</text:p>
          </table:table-cell>
        </table:table-row>
        <table:table-row table:style-name="ro1">
          <table:table-cell/>
          <table:table-cell office:value-type="float" office:value="85.07675" calcext:value-type="float">
            <text:p>85.07675</text:p>
          </table:table-cell>
          <table:table-cell office:value-type="float" office:value="82.66273" calcext:value-type="float">
            <text:p>82.66273</text:p>
          </table:table-cell>
          <table:table-cell office:value-type="float" office:value="2.41402" calcext:value-type="float">
            <text:p>2.41402</text:p>
          </table:table-cell>
        </table:table-row>
        <table:table-row table:style-name="ro1">
          <table:table-cell/>
          <table:table-cell office:value-type="float" office:value="84.4551" calcext:value-type="float">
            <text:p>84.4551</text:p>
          </table:table-cell>
          <table:table-cell office:value-type="float" office:value="83.32413" calcext:value-type="float">
            <text:p>83.32413</text:p>
          </table:table-cell>
          <table:table-cell office:value-type="float" office:value="1.13097" calcext:value-type="float">
            <text:p>1.13097</text:p>
          </table:table-cell>
        </table:table-row>
        <table:table-row table:style-name="ro1">
          <table:table-cell/>
          <table:table-cell office:value-type="float" office:value="84.41955" calcext:value-type="float">
            <text:p>84.41955</text:p>
          </table:table-cell>
          <table:table-cell office:value-type="float" office:value="86.14871" calcext:value-type="float">
            <text:p>86.14871</text:p>
          </table:table-cell>
          <table:table-cell office:value-type="float" office:value="-1.72915" calcext:value-type="float">
            <text:p>-1.72915</text:p>
          </table:table-cell>
        </table:table-row>
        <table:table-row table:style-name="ro1">
          <table:table-cell/>
          <table:table-cell office:value-type="float" office:value="83.91707" calcext:value-type="float">
            <text:p>83.91707</text:p>
          </table:table-cell>
          <table:table-cell office:value-type="float" office:value="84.53509" calcext:value-type="float">
            <text:p>84.53509</text:p>
          </table:table-cell>
          <table:table-cell office:value-type="float" office:value="-0.61802" calcext:value-type="float">
            <text:p>-0.61802</text:p>
          </table:table-cell>
        </table:table-row>
        <table:table-row table:style-name="ro1">
          <table:table-cell/>
          <table:table-cell office:value-type="float" office:value="84.3766" calcext:value-type="float">
            <text:p>84.3766</text:p>
          </table:table-cell>
          <table:table-cell office:value-type="float" office:value="80.8819" calcext:value-type="float">
            <text:p>80.8819</text:p>
          </table:table-cell>
          <table:table-cell office:value-type="float" office:value="3.4947" calcext:value-type="float">
            <text:p>3.4947</text:p>
          </table:table-cell>
        </table:table-row>
        <table:table-row table:style-name="ro1">
          <table:table-cell/>
          <table:table-cell office:value-type="float" office:value="85.59782" calcext:value-type="float">
            <text:p>85.59782</text:p>
          </table:table-cell>
          <table:table-cell office:value-type="float" office:value="84.04923" calcext:value-type="float">
            <text:p>84.04923</text:p>
          </table:table-cell>
          <table:table-cell office:value-type="float" office:value="1.54858" calcext:value-type="float">
            <text:p>1.54858</text:p>
          </table:table-cell>
        </table:table-row>
        <table:table-row table:style-name="ro1">
          <table:table-cell/>
          <table:table-cell office:value-type="float" office:value="85.1403" calcext:value-type="float">
            <text:p>85.1403</text:p>
          </table:table-cell>
          <table:table-cell office:value-type="float" office:value="82.54228" calcext:value-type="float">
            <text:p>82.54228</text:p>
          </table:table-cell>
          <table:table-cell office:value-type="float" office:value="2.59801" calcext:value-type="float">
            <text:p>2.59801</text:p>
          </table:table-cell>
        </table:table-row>
        <table:table-row table:style-name="ro1">
          <table:table-cell/>
          <table:table-cell office:value-type="float" office:value="85.52986" calcext:value-type="float">
            <text:p>85.52986</text:p>
          </table:table-cell>
          <table:table-cell office:value-type="float" office:value="83.83256" calcext:value-type="float">
            <text:p>83.83256</text:p>
          </table:table-cell>
          <table:table-cell office:value-type="float" office:value="1.6973" calcext:value-type="float">
            <text:p>1.6973</text:p>
          </table:table-cell>
        </table:table-row>
        <table:table-row table:style-name="ro1">
          <table:table-cell/>
          <table:table-cell office:value-type="float" office:value="84.62943" calcext:value-type="float">
            <text:p>84.62943</text:p>
          </table:table-cell>
          <table:table-cell office:value-type="float" office:value="83.25804" calcext:value-type="float">
            <text:p>83.25804</text:p>
          </table:table-cell>
          <table:table-cell office:value-type="float" office:value="1.37139" calcext:value-type="float">
            <text:p>1.37139</text:p>
          </table:table-cell>
        </table:table-row>
        <table:table-row table:style-name="ro1">
          <table:table-cell/>
          <table:table-cell office:value-type="float" office:value="84.20183" calcext:value-type="float">
            <text:p>84.20183</text:p>
          </table:table-cell>
          <table:table-cell office:value-type="float" office:value="82.28317" calcext:value-type="float">
            <text:p>82.28317</text:p>
          </table:table-cell>
          <table:table-cell office:value-type="float" office:value="1.91866" calcext:value-type="float">
            <text:p>1.91866</text:p>
          </table:table-cell>
        </table:table-row>
        <table:table-row table:style-name="ro1">
          <table:table-cell/>
          <table:table-cell office:value-type="float" office:value="85.1064" calcext:value-type="float">
            <text:p>85.1064</text:p>
          </table:table-cell>
          <table:table-cell office:value-type="float" office:value="84.08038" calcext:value-type="float">
            <text:p>84.08038</text:p>
          </table:table-cell>
          <table:table-cell office:value-type="float" office:value="1.02602" calcext:value-type="float">
            <text:p>1.02602</text:p>
          </table:table-cell>
        </table:table-row>
        <table:table-row table:style-name="ro1">
          <table:table-cell/>
          <table:table-cell office:value-type="float" office:value="84.07276" calcext:value-type="float">
            <text:p>84.07276</text:p>
          </table:table-cell>
          <table:table-cell office:value-type="float" office:value="84.80153" calcext:value-type="float">
            <text:p>84.80153</text:p>
          </table:table-cell>
          <table:table-cell office:value-type="float" office:value="-0.72877" calcext:value-type="float">
            <text:p>-0.72877</text:p>
          </table:table-cell>
        </table:table-row>
        <table:table-row table:style-name="ro1">
          <table:table-cell/>
          <table:table-cell office:value-type="float" office:value="84.99069" calcext:value-type="float">
            <text:p>84.99069</text:p>
          </table:table-cell>
          <table:table-cell office:value-type="float" office:value="86.69047" calcext:value-type="float">
            <text:p>86.69047</text:p>
          </table:table-cell>
          <table:table-cell office:value-type="float" office:value="-1.69978" calcext:value-type="float">
            <text:p>-1.69978</text:p>
          </table:table-cell>
        </table:table-row>
        <table:table-row table:style-name="ro1">
          <table:table-cell/>
          <table:table-cell office:value-type="float" office:value="85.18309" calcext:value-type="float">
            <text:p>85.18309</text:p>
          </table:table-cell>
          <table:table-cell office:value-type="float" office:value="86.23305" calcext:value-type="float">
            <text:p>86.23305</text:p>
          </table:table-cell>
          <table:table-cell office:value-type="float" office:value="-1.04996" calcext:value-type="float">
            <text:p>-1.04996</text:p>
          </table:table-cell>
        </table:table-row>
        <table:table-row table:style-name="ro1">
          <table:table-cell/>
          <table:table-cell office:value-type="float" office:value="84.18297" calcext:value-type="float">
            <text:p>84.18297</text:p>
          </table:table-cell>
          <table:table-cell office:value-type="float" office:value="81.54532" calcext:value-type="float">
            <text:p>81.54532</text:p>
          </table:table-cell>
          <table:table-cell office:value-type="float" office:value="2.63765" calcext:value-type="float">
            <text:p>2.63765</text:p>
          </table:table-cell>
        </table:table-row>
        <table:table-row table:style-name="ro1">
          <table:table-cell/>
          <table:table-cell office:value-type="float" office:value="85.39815" calcext:value-type="float">
            <text:p>85.39815</text:p>
          </table:table-cell>
          <table:table-cell office:value-type="float" office:value="82.04047" calcext:value-type="float">
            <text:p>82.04047</text:p>
          </table:table-cell>
          <table:table-cell office:value-type="float" office:value="3.35768" calcext:value-type="float">
            <text:p>3.35768</text:p>
          </table:table-cell>
        </table:table-row>
        <table:table-row table:style-name="ro1">
          <table:table-cell/>
          <table:table-cell office:value-type="float" office:value="84.00091" calcext:value-type="float">
            <text:p>84.00091</text:p>
          </table:table-cell>
          <table:table-cell office:value-type="float" office:value="84.85703" calcext:value-type="float">
            <text:p>84.85703</text:p>
          </table:table-cell>
          <table:table-cell office:value-type="float" office:value="-0.85612" calcext:value-type="float">
            <text:p>-0.85612</text:p>
          </table:table-cell>
        </table:table-row>
        <table:table-row table:style-name="ro1">
          <table:table-cell/>
          <table:table-cell office:value-type="float" office:value="85.27179" calcext:value-type="float">
            <text:p>85.27179</text:p>
          </table:table-cell>
          <table:table-cell office:value-type="float" office:value="83.41892" calcext:value-type="float">
            <text:p>83.41892</text:p>
          </table:table-cell>
          <table:table-cell office:value-type="float" office:value="1.85287" calcext:value-type="float">
            <text:p>1.85287</text:p>
          </table:table-cell>
        </table:table-row>
        <table:table-row table:style-name="ro1">
          <table:table-cell/>
          <table:table-cell office:value-type="float" office:value="84.63403" calcext:value-type="float">
            <text:p>84.63403</text:p>
          </table:table-cell>
          <table:table-cell office:value-type="float" office:value="84.90165" calcext:value-type="float">
            <text:p>84.90165</text:p>
          </table:table-cell>
          <table:table-cell office:value-type="float" office:value="-0.26762" calcext:value-type="float">
            <text:p>-0.26762</text:p>
          </table:table-cell>
        </table:table-row>
        <table:table-row table:style-name="ro1">
          <table:table-cell/>
          <table:table-cell office:value-type="float" office:value="84.96721" calcext:value-type="float">
            <text:p>84.96721</text:p>
          </table:table-cell>
          <table:table-cell office:value-type="float" office:value="86.43655" calcext:value-type="float">
            <text:p>86.43655</text:p>
          </table:table-cell>
          <table:table-cell office:value-type="float" office:value="-1.46933" calcext:value-type="float">
            <text:p>-1.46933</text:p>
          </table:table-cell>
        </table:table-row>
        <table:table-row table:style-name="ro1">
          <table:table-cell/>
          <table:table-cell office:value-type="float" office:value="85.12687" calcext:value-type="float">
            <text:p>85.12687</text:p>
          </table:table-cell>
          <table:table-cell office:value-type="float" office:value="86.68828" calcext:value-type="float">
            <text:p>86.68828</text:p>
          </table:table-cell>
          <table:table-cell office:value-type="float" office:value="-1.56141" calcext:value-type="float">
            <text:p>-1.56141</text:p>
          </table:table-cell>
        </table:table-row>
        <table:table-row table:style-name="ro1">
          <table:table-cell/>
          <table:table-cell office:value-type="float" office:value="84.50098" calcext:value-type="float">
            <text:p>84.50098</text:p>
          </table:table-cell>
          <table:table-cell office:value-type="float" office:value="85.74433" calcext:value-type="float">
            <text:p>85.74433</text:p>
          </table:table-cell>
          <table:table-cell office:value-type="float" office:value="-1.24335" calcext:value-type="float">
            <text:p>-1.24335</text:p>
          </table:table-cell>
        </table:table-row>
        <table:table-row table:style-name="ro1">
          <table:table-cell/>
          <table:table-cell office:value-type="float" office:value="85.25377" calcext:value-type="float">
            <text:p>85.25377</text:p>
          </table:table-cell>
          <table:table-cell office:value-type="float" office:value="84.29039" calcext:value-type="float">
            <text:p>84.29039</text:p>
          </table:table-cell>
          <table:table-cell office:value-type="float" office:value="0.96338" calcext:value-type="float">
            <text:p>0.96338</text:p>
          </table:table-cell>
        </table:table-row>
        <table:table-row table:style-name="ro1">
          <table:table-cell/>
          <table:table-cell office:value-type="float" office:value="85.60352" calcext:value-type="float">
            <text:p>85.60352</text:p>
          </table:table-cell>
          <table:table-cell office:value-type="float" office:value="84.67317" calcext:value-type="float">
            <text:p>84.67317</text:p>
          </table:table-cell>
          <table:table-cell office:value-type="float" office:value="0.93035" calcext:value-type="float">
            <text:p>0.93035</text:p>
          </table:table-cell>
        </table:table-row>
        <table:table-row table:style-name="ro1">
          <table:table-cell/>
          <table:table-cell office:value-type="float" office:value="85.70622" calcext:value-type="float">
            <text:p>85.70622</text:p>
          </table:table-cell>
          <table:table-cell office:value-type="float" office:value="83.72133" calcext:value-type="float">
            <text:p>83.72133</text:p>
          </table:table-cell>
          <table:table-cell office:value-type="float" office:value="1.98488" calcext:value-type="float">
            <text:p>1.98488</text:p>
          </table:table-cell>
        </table:table-row>
        <table:table-row table:style-name="ro1">
          <table:table-cell/>
          <table:table-cell office:value-type="float" office:value="84.92852" calcext:value-type="float">
            <text:p>84.92852</text:p>
          </table:table-cell>
          <table:table-cell office:value-type="float" office:value="85.61955" calcext:value-type="float">
            <text:p>85.61955</text:p>
          </table:table-cell>
          <table:table-cell office:value-type="float" office:value="-0.69103" calcext:value-type="float">
            <text:p>-0.69103</text:p>
          </table:table-cell>
        </table:table-row>
        <table:table-row table:style-name="ro1">
          <table:table-cell/>
          <table:table-cell office:value-type="float" office:value="84.95046" calcext:value-type="float">
            <text:p>84.95046</text:p>
          </table:table-cell>
          <table:table-cell office:value-type="float" office:value="85.59482" calcext:value-type="float">
            <text:p>85.59482</text:p>
          </table:table-cell>
          <table:table-cell office:value-type="float" office:value="-0.64436" calcext:value-type="float">
            <text:p>-0.64436</text:p>
          </table:table-cell>
        </table:table-row>
        <table:table-row table:style-name="ro1">
          <table:table-cell/>
          <table:table-cell office:value-type="float" office:value="84.40489" calcext:value-type="float">
            <text:p>84.40489</text:p>
          </table:table-cell>
          <table:table-cell office:value-type="float" office:value="83.90353" calcext:value-type="float">
            <text:p>83.90353</text:p>
          </table:table-cell>
          <table:table-cell office:value-type="float" office:value="0.50136" calcext:value-type="float">
            <text:p>0.50136</text:p>
          </table:table-cell>
        </table:table-row>
        <table:table-row table:style-name="ro1">
          <table:table-cell/>
          <table:table-cell office:value-type="float" office:value="84.58304" calcext:value-type="float">
            <text:p>84.58304</text:p>
          </table:table-cell>
          <table:table-cell office:value-type="float" office:value="86.73045" calcext:value-type="float">
            <text:p>86.73045</text:p>
          </table:table-cell>
          <table:table-cell office:value-type="float" office:value="-2.14741" calcext:value-type="float">
            <text:p>-2.14741</text:p>
          </table:table-cell>
        </table:table-row>
        <table:table-row table:style-name="ro1">
          <table:table-cell/>
          <table:table-cell office:value-type="float" office:value="86.17428" calcext:value-type="float">
            <text:p>86.17428</text:p>
          </table:table-cell>
          <table:table-cell office:value-type="float" office:value="82.47703" calcext:value-type="float">
            <text:p>82.47703</text:p>
          </table:table-cell>
          <table:table-cell office:value-type="float" office:value="3.69726" calcext:value-type="float">
            <text:p>3.69726</text:p>
          </table:table-cell>
        </table:table-row>
        <table:table-row table:style-name="ro1">
          <table:table-cell/>
          <table:table-cell office:value-type="float" office:value="85.07937" calcext:value-type="float">
            <text:p>85.07937</text:p>
          </table:table-cell>
          <table:table-cell office:value-type="float" office:value="85.36545" calcext:value-type="float">
            <text:p>85.36545</text:p>
          </table:table-cell>
          <table:table-cell office:value-type="float" office:value="-0.28608" calcext:value-type="float">
            <text:p>-0.28608</text:p>
          </table:table-cell>
        </table:table-row>
        <table:table-row table:style-name="ro1">
          <table:table-cell/>
          <table:table-cell office:value-type="float" office:value="84.92434" calcext:value-type="float">
            <text:p>84.92434</text:p>
          </table:table-cell>
          <table:table-cell office:value-type="float" office:value="86.96861" calcext:value-type="float">
            <text:p>86.96861</text:p>
          </table:table-cell>
          <table:table-cell office:value-type="float" office:value="-2.04427" calcext:value-type="float">
            <text:p>-2.04427</text:p>
          </table:table-cell>
        </table:table-row>
        <table:table-row table:style-name="ro1">
          <table:table-cell/>
          <table:table-cell office:value-type="float" office:value="84.00358" calcext:value-type="float">
            <text:p>84.00358</text:p>
          </table:table-cell>
          <table:table-cell office:value-type="float" office:value="81.8551" calcext:value-type="float">
            <text:p>81.8551</text:p>
          </table:table-cell>
          <table:table-cell office:value-type="float" office:value="2.14848" calcext:value-type="float">
            <text:p>2.14848</text:p>
          </table:table-cell>
        </table:table-row>
        <table:table-row table:style-name="ro1">
          <table:table-cell/>
          <table:table-cell office:value-type="float" office:value="84.19098" calcext:value-type="float">
            <text:p>84.19098</text:p>
          </table:table-cell>
          <table:table-cell office:value-type="float" office:value="85.0239" calcext:value-type="float">
            <text:p>85.0239</text:p>
          </table:table-cell>
          <table:table-cell office:value-type="float" office:value="-0.83292" calcext:value-type="float">
            <text:p>-0.83292</text:p>
          </table:table-cell>
        </table:table-row>
        <table:table-row table:style-name="ro1">
          <table:table-cell/>
          <table:table-cell office:value-type="float" office:value="85.62087" calcext:value-type="float">
            <text:p>85.62087</text:p>
          </table:table-cell>
          <table:table-cell office:value-type="float" office:value="85.15409" calcext:value-type="float">
            <text:p>85.15409</text:p>
          </table:table-cell>
          <table:table-cell office:value-type="float" office:value="0.46678" calcext:value-type="float">
            <text:p>0.46678</text:p>
          </table:table-cell>
        </table:table-row>
        <table:table-row table:style-name="ro1">
          <table:table-cell/>
          <table:table-cell office:value-type="float" office:value="84.98412" calcext:value-type="float">
            <text:p>84.98412</text:p>
          </table:table-cell>
          <table:table-cell office:value-type="float" office:value="86.72535" calcext:value-type="float">
            <text:p>86.72535</text:p>
          </table:table-cell>
          <table:table-cell office:value-type="float" office:value="-1.74123" calcext:value-type="float">
            <text:p>-1.74123</text:p>
          </table:table-cell>
        </table:table-row>
        <table:table-row table:style-name="ro1">
          <table:table-cell/>
          <table:table-cell office:value-type="float" office:value="84.15586" calcext:value-type="float">
            <text:p>84.15586</text:p>
          </table:table-cell>
          <table:table-cell office:value-type="float" office:value="84.53363" calcext:value-type="float">
            <text:p>84.53363</text:p>
          </table:table-cell>
          <table:table-cell office:value-type="float" office:value="-0.37776" calcext:value-type="float">
            <text:p>-0.37776</text:p>
          </table:table-cell>
        </table:table-row>
        <table:table-row table:style-name="ro1">
          <table:table-cell/>
          <table:table-cell office:value-type="float" office:value="84.55465" calcext:value-type="float">
            <text:p>84.55465</text:p>
          </table:table-cell>
          <table:table-cell office:value-type="float" office:value="86.60443" calcext:value-type="float">
            <text:p>86.60443</text:p>
          </table:table-cell>
          <table:table-cell office:value-type="float" office:value="-2.04979" calcext:value-type="float">
            <text:p>-2.04979</text:p>
          </table:table-cell>
        </table:table-row>
        <table:table-row table:style-name="ro1">
          <table:table-cell/>
          <table:table-cell office:value-type="float" office:value="84.32966" calcext:value-type="float">
            <text:p>84.32966</text:p>
          </table:table-cell>
          <table:table-cell office:value-type="float" office:value="83.57289" calcext:value-type="float">
            <text:p>83.57289</text:p>
          </table:table-cell>
          <table:table-cell office:value-type="float" office:value="0.75677" calcext:value-type="float">
            <text:p>0.75677</text:p>
          </table:table-cell>
        </table:table-row>
        <table:table-row table:style-name="ro1">
          <table:table-cell/>
          <table:table-cell office:value-type="float" office:value="85.4653" calcext:value-type="float">
            <text:p>85.4653</text:p>
          </table:table-cell>
          <table:table-cell office:value-type="float" office:value="84.97467" calcext:value-type="float">
            <text:p>84.97467</text:p>
          </table:table-cell>
          <table:table-cell office:value-type="float" office:value="0.49063" calcext:value-type="float">
            <text:p>0.49063</text:p>
          </table:table-cell>
        </table:table-row>
        <table:table-row table:style-name="ro1">
          <table:table-cell/>
          <table:table-cell office:value-type="float" office:value="85.09466" calcext:value-type="float">
            <text:p>85.09466</text:p>
          </table:table-cell>
          <table:table-cell office:value-type="float" office:value="84.75601" calcext:value-type="float">
            <text:p>84.75601</text:p>
          </table:table-cell>
          <table:table-cell office:value-type="float" office:value="0.33865" calcext:value-type="float">
            <text:p>0.33865</text:p>
          </table:table-cell>
        </table:table-row>
        <table:table-row table:style-name="ro1">
          <table:table-cell/>
          <table:table-cell office:value-type="float" office:value="84.85779" calcext:value-type="float">
            <text:p>84.85779</text:p>
          </table:table-cell>
          <table:table-cell office:value-type="float" office:value="83.53977" calcext:value-type="float">
            <text:p>83.53977</text:p>
          </table:table-cell>
          <table:table-cell office:value-type="float" office:value="1.31802" calcext:value-type="float">
            <text:p>1.31802</text:p>
          </table:table-cell>
        </table:table-row>
        <table:table-row table:style-name="ro1">
          <table:table-cell/>
          <table:table-cell office:value-type="float" office:value="83.93392" calcext:value-type="float">
            <text:p>83.93392</text:p>
          </table:table-cell>
          <table:table-cell office:value-type="float" office:value="84.74092" calcext:value-type="float">
            <text:p>84.74092</text:p>
          </table:table-cell>
          <table:table-cell office:value-type="float" office:value="-0.807" calcext:value-type="float">
            <text:p>-0.807</text:p>
          </table:table-cell>
        </table:table-row>
        <table:table-row table:style-name="ro1">
          <table:table-cell/>
          <table:table-cell office:value-type="float" office:value="84.9804" calcext:value-type="float">
            <text:p>84.9804</text:p>
          </table:table-cell>
          <table:table-cell office:value-type="float" office:value="86.78449" calcext:value-type="float">
            <text:p>86.78449</text:p>
          </table:table-cell>
          <table:table-cell office:value-type="float" office:value="-1.8041" calcext:value-type="float">
            <text:p>-1.8041</text:p>
          </table:table-cell>
        </table:table-row>
        <table:table-row table:style-name="ro1">
          <table:table-cell/>
          <table:table-cell office:value-type="float" office:value="85.05463" calcext:value-type="float">
            <text:p>85.05463</text:p>
          </table:table-cell>
          <table:table-cell office:value-type="float" office:value="86.31505" calcext:value-type="float">
            <text:p>86.31505</text:p>
          </table:table-cell>
          <table:table-cell office:value-type="float" office:value="-1.26042" calcext:value-type="float">
            <text:p>-1.26042</text:p>
          </table:table-cell>
        </table:table-row>
        <table:table-row table:style-name="ro1">
          <table:table-cell/>
          <table:table-cell office:value-type="float" office:value="85.5045" calcext:value-type="float">
            <text:p>85.5045</text:p>
          </table:table-cell>
          <table:table-cell office:value-type="float" office:value="84.70602" calcext:value-type="float">
            <text:p>84.70602</text:p>
          </table:table-cell>
          <table:table-cell office:value-type="float" office:value="0.79848" calcext:value-type="float">
            <text:p>0.79848</text:p>
          </table:table-cell>
        </table:table-row>
        <table:table-row table:style-name="ro1">
          <table:table-cell/>
          <table:table-cell office:value-type="float" office:value="84.33254" calcext:value-type="float">
            <text:p>84.33254</text:p>
          </table:table-cell>
          <table:table-cell office:value-type="float" office:value="83.77496" calcext:value-type="float">
            <text:p>83.77496</text:p>
          </table:table-cell>
          <table:table-cell office:value-type="float" office:value="0.55758" calcext:value-type="float">
            <text:p>0.55758</text:p>
          </table:table-cell>
        </table:table-row>
        <table:table-row table:style-name="ro1">
          <table:table-cell/>
          <table:table-cell office:value-type="float" office:value="85.43548" calcext:value-type="float">
            <text:p>85.43548</text:p>
          </table:table-cell>
          <table:table-cell office:value-type="float" office:value="84.68014" calcext:value-type="float">
            <text:p>84.68014</text:p>
          </table:table-cell>
          <table:table-cell office:value-type="float" office:value="0.75534" calcext:value-type="float">
            <text:p>0.75534</text:p>
          </table:table-cell>
        </table:table-row>
        <table:table-row table:style-name="ro1">
          <table:table-cell/>
          <table:table-cell office:value-type="float" office:value="85.80185" calcext:value-type="float">
            <text:p>85.80185</text:p>
          </table:table-cell>
          <table:table-cell office:value-type="float" office:value="84.63668" calcext:value-type="float">
            <text:p>84.63668</text:p>
          </table:table-cell>
          <table:table-cell office:value-type="float" office:value="1.16517" calcext:value-type="float">
            <text:p>1.16517</text:p>
          </table:table-cell>
        </table:table-row>
        <table:table-row table:style-name="ro1">
          <table:table-cell/>
          <table:table-cell office:value-type="float" office:value="84.5634" calcext:value-type="float">
            <text:p>84.5634</text:p>
          </table:table-cell>
          <table:table-cell office:value-type="float" office:value="81.46152" calcext:value-type="float">
            <text:p>81.46152</text:p>
          </table:table-cell>
          <table:table-cell office:value-type="float" office:value="3.10189" calcext:value-type="float">
            <text:p>3.10189</text:p>
          </table:table-cell>
        </table:table-row>
        <table:table-row table:style-name="ro1">
          <table:table-cell/>
          <table:table-cell office:value-type="float" office:value="85.48862" calcext:value-type="float">
            <text:p>85.48862</text:p>
          </table:table-cell>
          <table:table-cell office:value-type="float" office:value="84.70242" calcext:value-type="float">
            <text:p>84.70242</text:p>
          </table:table-cell>
          <table:table-cell office:value-type="float" office:value="0.7862" calcext:value-type="float">
            <text:p>0.7862</text:p>
          </table:table-cell>
        </table:table-row>
        <table:table-row table:style-name="ro1">
          <table:table-cell/>
          <table:table-cell office:value-type="float" office:value="85.84383" calcext:value-type="float">
            <text:p>85.84383</text:p>
          </table:table-cell>
          <table:table-cell office:value-type="float" office:value="83.89787" calcext:value-type="float">
            <text:p>83.89787</text:p>
          </table:table-cell>
          <table:table-cell office:value-type="float" office:value="1.94596" calcext:value-type="float">
            <text:p>1.94596</text:p>
          </table:table-cell>
        </table:table-row>
        <table:table-row table:style-name="ro1">
          <table:table-cell/>
          <table:table-cell office:value-type="float" office:value="84.05713" calcext:value-type="float">
            <text:p>84.05713</text:p>
          </table:table-cell>
          <table:table-cell office:value-type="float" office:value="84.8904" calcext:value-type="float">
            <text:p>84.8904</text:p>
          </table:table-cell>
          <table:table-cell office:value-type="float" office:value="-0.83327" calcext:value-type="float">
            <text:p>-0.83327</text:p>
          </table:table-cell>
        </table:table-row>
        <table:table-row table:style-name="ro1">
          <table:table-cell/>
          <table:table-cell office:value-type="float" office:value="84.6872" calcext:value-type="float">
            <text:p>84.6872</text:p>
          </table:table-cell>
          <table:table-cell office:value-type="float" office:value="82.26105" calcext:value-type="float">
            <text:p>82.26105</text:p>
          </table:table-cell>
          <table:table-cell office:value-type="float" office:value="2.42615" calcext:value-type="float">
            <text:p>2.42615</text:p>
          </table:table-cell>
        </table:table-row>
        <table:table-row table:style-name="ro1">
          <table:table-cell/>
          <table:table-cell office:value-type="float" office:value="85.09544" calcext:value-type="float">
            <text:p>85.09544</text:p>
          </table:table-cell>
          <table:table-cell office:value-type="float" office:value="86.5497" calcext:value-type="float">
            <text:p>86.5497</text:p>
          </table:table-cell>
          <table:table-cell office:value-type="float" office:value="-1.45426" calcext:value-type="float">
            <text:p>-1.45426</text:p>
          </table:table-cell>
        </table:table-row>
        <table:table-row table:style-name="ro1">
          <table:table-cell/>
          <table:table-cell office:value-type="float" office:value="84.56756" calcext:value-type="float">
            <text:p>84.56756</text:p>
          </table:table-cell>
          <table:table-cell office:value-type="float" office:value="83.94078" calcext:value-type="float">
            <text:p>83.94078</text:p>
          </table:table-cell>
          <table:table-cell office:value-type="float" office:value="0.62678" calcext:value-type="float">
            <text:p>0.62678</text:p>
          </table:table-cell>
        </table:table-row>
        <table:table-row table:style-name="ro1">
          <table:table-cell/>
          <table:table-cell office:value-type="float" office:value="83.896" calcext:value-type="float">
            <text:p>83.896</text:p>
          </table:table-cell>
          <table:table-cell office:value-type="float" office:value="84.50967" calcext:value-type="float">
            <text:p>84.50967</text:p>
          </table:table-cell>
          <table:table-cell office:value-type="float" office:value="-0.61366" calcext:value-type="float">
            <text:p>-0.61366</text:p>
          </table:table-cell>
        </table:table-row>
        <table:table-row table:style-name="ro1">
          <table:table-cell/>
          <table:table-cell office:value-type="float" office:value="85.22269" calcext:value-type="float">
            <text:p>85.22269</text:p>
          </table:table-cell>
          <table:table-cell office:value-type="float" office:value="86.43733" calcext:value-type="float">
            <text:p>86.43733</text:p>
          </table:table-cell>
          <table:table-cell office:value-type="float" office:value="-1.21465" calcext:value-type="float">
            <text:p>-1.21465</text:p>
          </table:table-cell>
        </table:table-row>
        <table:table-row table:style-name="ro1">
          <table:table-cell/>
          <table:table-cell office:value-type="float" office:value="85.29367" calcext:value-type="float">
            <text:p>85.29367</text:p>
          </table:table-cell>
          <table:table-cell office:value-type="float" office:value="86.43805" calcext:value-type="float">
            <text:p>86.43805</text:p>
          </table:table-cell>
          <table:table-cell office:value-type="float" office:value="-1.14438" calcext:value-type="float">
            <text:p>-1.14438</text:p>
          </table:table-cell>
        </table:table-row>
        <table:table-row table:style-name="ro1">
          <table:table-cell/>
          <table:table-cell office:value-type="float" office:value="85.49231" calcext:value-type="float">
            <text:p>85.49231</text:p>
          </table:table-cell>
          <table:table-cell office:value-type="float" office:value="85.21623" calcext:value-type="float">
            <text:p>85.21623</text:p>
          </table:table-cell>
          <table:table-cell office:value-type="float" office:value="0.27608" calcext:value-type="float">
            <text:p>0.27608</text:p>
          </table:table-cell>
        </table:table-row>
        <table:table-row table:style-name="ro1">
          <table:table-cell/>
          <table:table-cell office:value-type="float" office:value="84.39772" calcext:value-type="float">
            <text:p>84.39772</text:p>
          </table:table-cell>
          <table:table-cell office:value-type="float" office:value="82.72143" calcext:value-type="float">
            <text:p>82.72143</text:p>
          </table:table-cell>
          <table:table-cell office:value-type="float" office:value="1.67629" calcext:value-type="float">
            <text:p>1.67629</text:p>
          </table:table-cell>
        </table:table-row>
        <table:table-row table:style-name="ro1">
          <table:table-cell/>
          <table:table-cell office:value-type="float" office:value="84.61603" calcext:value-type="float">
            <text:p>84.61603</text:p>
          </table:table-cell>
          <table:table-cell office:value-type="float" office:value="84.1986" calcext:value-type="float">
            <text:p>84.1986</text:p>
          </table:table-cell>
          <table:table-cell office:value-type="float" office:value="0.41743" calcext:value-type="float">
            <text:p>0.41743</text:p>
          </table:table-cell>
        </table:table-row>
        <table:table-row table:style-name="ro1">
          <table:table-cell/>
          <table:table-cell office:value-type="float" office:value="83.63155" calcext:value-type="float">
            <text:p>83.63155</text:p>
          </table:table-cell>
          <table:table-cell office:value-type="float" office:value="82.77901" calcext:value-type="float">
            <text:p>82.77901</text:p>
          </table:table-cell>
          <table:table-cell office:value-type="float" office:value="0.85254" calcext:value-type="float">
            <text:p>0.85254</text:p>
          </table:table-cell>
        </table:table-row>
        <table:table-row table:style-name="ro1">
          <table:table-cell/>
          <table:table-cell office:value-type="float" office:value="84.59575" calcext:value-type="float">
            <text:p>84.59575</text:p>
          </table:table-cell>
          <table:table-cell office:value-type="float" office:value="83.2961" calcext:value-type="float">
            <text:p>83.2961</text:p>
          </table:table-cell>
          <table:table-cell office:value-type="float" office:value="1.29965" calcext:value-type="float">
            <text:p>1.29965</text:p>
          </table:table-cell>
        </table:table-row>
        <table:table-row table:style-name="ro1">
          <table:table-cell/>
          <table:table-cell office:value-type="float" office:value="83.69352" calcext:value-type="float">
            <text:p>83.69352</text:p>
          </table:table-cell>
          <table:table-cell office:value-type="float" office:value="83.63083" calcext:value-type="float">
            <text:p>83.63083</text:p>
          </table:table-cell>
          <table:table-cell office:value-type="float" office:value="0.06269" calcext:value-type="float">
            <text:p>0.06269</text:p>
          </table:table-cell>
        </table:table-row>
        <table:table-row table:style-name="ro1">
          <table:table-cell/>
          <table:table-cell office:value-type="float" office:value="84.52882" calcext:value-type="float">
            <text:p>84.52882</text:p>
          </table:table-cell>
          <table:table-cell office:value-type="float" office:value="86.64934" calcext:value-type="float">
            <text:p>86.64934</text:p>
          </table:table-cell>
          <table:table-cell office:value-type="float" office:value="-2.12052" calcext:value-type="float">
            <text:p>-2.12052</text:p>
          </table:table-cell>
        </table:table-row>
        <table:table-row table:style-name="ro1">
          <table:table-cell/>
          <table:table-cell office:value-type="float" office:value="85.06364" calcext:value-type="float">
            <text:p>85.06364</text:p>
          </table:table-cell>
          <table:table-cell office:value-type="float" office:value="86.1469" calcext:value-type="float">
            <text:p>86.1469</text:p>
          </table:table-cell>
          <table:table-cell office:value-type="float" office:value="-1.08325" calcext:value-type="float">
            <text:p>-1.08325</text:p>
          </table:table-cell>
        </table:table-row>
        <table:table-row table:style-name="ro1">
          <table:table-cell/>
          <table:table-cell office:value-type="float" office:value="85.28954" calcext:value-type="float">
            <text:p>85.28954</text:p>
          </table:table-cell>
          <table:table-cell office:value-type="float" office:value="84.85351" calcext:value-type="float">
            <text:p>84.85351</text:p>
          </table:table-cell>
          <table:table-cell office:value-type="float" office:value="0.43602" calcext:value-type="float">
            <text:p>0.43602</text:p>
          </table:table-cell>
        </table:table-row>
        <table:table-row table:style-name="ro1">
          <table:table-cell/>
          <table:table-cell office:value-type="float" office:value="84.83492" calcext:value-type="float">
            <text:p>84.83492</text:p>
          </table:table-cell>
          <table:table-cell office:value-type="float" office:value="83.07718" calcext:value-type="float">
            <text:p>83.07718</text:p>
          </table:table-cell>
          <table:table-cell office:value-type="float" office:value="1.75774" calcext:value-type="float">
            <text:p>1.75774</text:p>
          </table:table-cell>
        </table:table-row>
        <table:table-row table:style-name="ro1">
          <table:table-cell/>
          <table:table-cell office:value-type="float" office:value="84.38936" calcext:value-type="float">
            <text:p>84.38936</text:p>
          </table:table-cell>
          <table:table-cell office:value-type="float" office:value="82.16907" calcext:value-type="float">
            <text:p>82.16907</text:p>
          </table:table-cell>
          <table:table-cell office:value-type="float" office:value="2.22029" calcext:value-type="float">
            <text:p>2.22029</text:p>
          </table:table-cell>
        </table:table-row>
        <table:table-row table:style-name="ro1">
          <table:table-cell/>
          <table:table-cell office:value-type="float" office:value="84.9169" calcext:value-type="float">
            <text:p>84.9169</text:p>
          </table:table-cell>
          <table:table-cell office:value-type="float" office:value="86.66517" calcext:value-type="float">
            <text:p>86.66517</text:p>
          </table:table-cell>
          <table:table-cell office:value-type="float" office:value="-1.74828" calcext:value-type="float">
            <text:p>-1.74828</text:p>
          </table:table-cell>
        </table:table-row>
        <table:table-row table:style-name="ro1">
          <table:table-cell/>
          <table:table-cell office:value-type="float" office:value="84.67245" calcext:value-type="float">
            <text:p>84.67245</text:p>
          </table:table-cell>
          <table:table-cell office:value-type="float" office:value="84.64577" calcext:value-type="float">
            <text:p>84.64577</text:p>
          </table:table-cell>
          <table:table-cell office:value-type="float" office:value="0.02668" calcext:value-type="float">
            <text:p>0.02668</text:p>
          </table:table-cell>
        </table:table-row>
        <table:table-row table:style-name="ro1">
          <table:table-cell/>
          <table:table-cell office:value-type="float" office:value="84.65254" calcext:value-type="float">
            <text:p>84.65254</text:p>
          </table:table-cell>
          <table:table-cell office:value-type="float" office:value="84.24165" calcext:value-type="float">
            <text:p>84.24165</text:p>
          </table:table-cell>
          <table:table-cell office:value-type="float" office:value="0.41089" calcext:value-type="float">
            <text:p>0.41089</text:p>
          </table:table-cell>
        </table:table-row>
        <table:table-row table:style-name="ro1">
          <table:table-cell/>
          <table:table-cell office:value-type="float" office:value="85.81055" calcext:value-type="float">
            <text:p>85.81055</text:p>
          </table:table-cell>
          <table:table-cell office:value-type="float" office:value="83.38102" calcext:value-type="float">
            <text:p>83.38102</text:p>
          </table:table-cell>
          <table:table-cell office:value-type="float" office:value="2.42953" calcext:value-type="float">
            <text:p>2.42953</text:p>
          </table:table-cell>
        </table:table-row>
        <table:table-row table:style-name="ro1">
          <table:table-cell/>
          <table:table-cell office:value-type="float" office:value="85.14979" calcext:value-type="float">
            <text:p>85.14979</text:p>
          </table:table-cell>
          <table:table-cell office:value-type="float" office:value="86.76083" calcext:value-type="float">
            <text:p>86.76083</text:p>
          </table:table-cell>
          <table:table-cell office:value-type="float" office:value="-1.61104" calcext:value-type="float">
            <text:p>-1.61104</text:p>
          </table:table-cell>
        </table:table-row>
        <table:table-row table:style-name="ro1">
          <table:table-cell/>
          <table:table-cell office:value-type="float" office:value="84.53401" calcext:value-type="float">
            <text:p>84.53401</text:p>
          </table:table-cell>
          <table:table-cell office:value-type="float" office:value="85.86649" calcext:value-type="float">
            <text:p>85.86649</text:p>
          </table:table-cell>
          <table:table-cell office:value-type="float" office:value="-1.33248" calcext:value-type="float">
            <text:p>-1.33248</text:p>
          </table:table-cell>
        </table:table-row>
        <table:table-row table:style-name="ro1">
          <table:table-cell/>
          <table:table-cell office:value-type="float" office:value="85.81801" calcext:value-type="float">
            <text:p>85.81801</text:p>
          </table:table-cell>
          <table:table-cell office:value-type="float" office:value="84.49199" calcext:value-type="float">
            <text:p>84.49199</text:p>
          </table:table-cell>
          <table:table-cell office:value-type="float" office:value="1.32602" calcext:value-type="float">
            <text:p>1.32602</text:p>
          </table:table-cell>
        </table:table-row>
        <table:table-row table:style-name="ro1">
          <table:table-cell/>
          <table:table-cell office:value-type="float" office:value="84.20399" calcext:value-type="float">
            <text:p>84.20399</text:p>
          </table:table-cell>
          <table:table-cell office:value-type="float" office:value="85.4987" calcext:value-type="float">
            <text:p>85.4987</text:p>
          </table:table-cell>
          <table:table-cell office:value-type="float" office:value="-1.29471" calcext:value-type="float">
            <text:p>-1.29471</text:p>
          </table:table-cell>
        </table:table-row>
        <table:table-row table:style-name="ro1">
          <table:table-cell/>
          <table:table-cell office:value-type="float" office:value="85.57661" calcext:value-type="float">
            <text:p>85.57661</text:p>
          </table:table-cell>
          <table:table-cell office:value-type="float" office:value="81.88488" calcext:value-type="float">
            <text:p>81.88488</text:p>
          </table:table-cell>
          <table:table-cell office:value-type="float" office:value="3.69173" calcext:value-type="float">
            <text:p>3.69173</text:p>
          </table:table-cell>
        </table:table-row>
        <table:table-row table:style-name="ro1">
          <table:table-cell/>
          <table:table-cell office:value-type="float" office:value="83.77692" calcext:value-type="float">
            <text:p>83.77692</text:p>
          </table:table-cell>
          <table:table-cell office:value-type="float" office:value="84.03374" calcext:value-type="float">
            <text:p>84.03374</text:p>
          </table:table-cell>
          <table:table-cell office:value-type="float" office:value="-0.25682" calcext:value-type="float">
            <text:p>-0.25682</text:p>
          </table:table-cell>
        </table:table-row>
        <table:table-row table:style-name="ro1">
          <table:table-cell/>
          <table:table-cell office:value-type="float" office:value="84.16788" calcext:value-type="float">
            <text:p>84.16788</text:p>
          </table:table-cell>
          <table:table-cell office:value-type="float" office:value="83.80783" calcext:value-type="float">
            <text:p>83.80783</text:p>
          </table:table-cell>
          <table:table-cell office:value-type="float" office:value="0.36005" calcext:value-type="float">
            <text:p>0.36005</text:p>
          </table:table-cell>
        </table:table-row>
        <table:table-row table:style-name="ro1">
          <table:table-cell/>
          <table:table-cell office:value-type="float" office:value="85.82298" calcext:value-type="float">
            <text:p>85.82298</text:p>
          </table:table-cell>
          <table:table-cell office:value-type="float" office:value="84.42713" calcext:value-type="float">
            <text:p>84.42713</text:p>
          </table:table-cell>
          <table:table-cell office:value-type="float" office:value="1.39585" calcext:value-type="float">
            <text:p>1.39585</text:p>
          </table:table-cell>
        </table:table-row>
        <table:table-row table:style-name="ro1">
          <table:table-cell/>
          <table:table-cell office:value-type="float" office:value="84.99517" calcext:value-type="float">
            <text:p>84.99517</text:p>
          </table:table-cell>
          <table:table-cell office:value-type="float" office:value="85.59376" calcext:value-type="float">
            <text:p>85.59376</text:p>
          </table:table-cell>
          <table:table-cell office:value-type="float" office:value="-0.59859" calcext:value-type="float">
            <text:p>-0.59859</text:p>
          </table:table-cell>
        </table:table-row>
        <table:table-row table:style-name="ro1">
          <table:table-cell/>
          <table:table-cell office:value-type="float" office:value="85.46048" calcext:value-type="float">
            <text:p>85.46048</text:p>
          </table:table-cell>
          <table:table-cell office:value-type="float" office:value="86.03318" calcext:value-type="float">
            <text:p>86.03318</text:p>
          </table:table-cell>
          <table:table-cell office:value-type="float" office:value="-0.5727" calcext:value-type="float">
            <text:p>-0.5727</text:p>
          </table:table-cell>
        </table:table-row>
        <table:table-row table:style-name="ro1">
          <table:table-cell/>
          <table:table-cell office:value-type="float" office:value="84.70498" calcext:value-type="float">
            <text:p>84.70498</text:p>
          </table:table-cell>
          <table:table-cell office:value-type="float" office:value="85.98772" calcext:value-type="float">
            <text:p>85.98772</text:p>
          </table:table-cell>
          <table:table-cell office:value-type="float" office:value="-1.28275" calcext:value-type="float">
            <text:p>-1.28275</text:p>
          </table:table-cell>
        </table:table-row>
        <table:table-row table:style-name="ro1">
          <table:table-cell/>
          <table:table-cell office:value-type="float" office:value="83.94393" calcext:value-type="float">
            <text:p>83.94393</text:p>
          </table:table-cell>
          <table:table-cell office:value-type="float" office:value="83.94106" calcext:value-type="float">
            <text:p>83.94106</text:p>
          </table:table-cell>
          <table:table-cell office:value-type="float" office:value="0.00287" calcext:value-type="float">
            <text:p>0.00287</text:p>
          </table:table-cell>
        </table:table-row>
        <table:table-row table:style-name="ro1">
          <table:table-cell/>
          <table:table-cell office:value-type="float" office:value="85.04635" calcext:value-type="float">
            <text:p>85.04635</text:p>
          </table:table-cell>
          <table:table-cell office:value-type="float" office:value="85.40583" calcext:value-type="float">
            <text:p>85.40583</text:p>
          </table:table-cell>
          <table:table-cell office:value-type="float" office:value="-0.35948" calcext:value-type="float">
            <text:p>-0.35948</text:p>
          </table:table-cell>
        </table:table-row>
        <table:table-row table:style-name="ro1">
          <table:table-cell/>
          <table:table-cell office:value-type="float" office:value="84.17494" calcext:value-type="float">
            <text:p>84.17494</text:p>
          </table:table-cell>
          <table:table-cell office:value-type="float" office:value="84.1996" calcext:value-type="float">
            <text:p>84.1996</text:p>
          </table:table-cell>
          <table:table-cell office:value-type="float" office:value="-0.02466" calcext:value-type="float">
            <text:p>-0.02466</text:p>
          </table:table-cell>
        </table:table-row>
        <table:table-row table:style-name="ro1">
          <table:table-cell/>
          <table:table-cell office:value-type="float" office:value="83.96876" calcext:value-type="float">
            <text:p>83.96876</text:p>
          </table:table-cell>
          <table:table-cell office:value-type="float" office:value="84.33954" calcext:value-type="float">
            <text:p>84.33954</text:p>
          </table:table-cell>
          <table:table-cell office:value-type="float" office:value="-0.37078" calcext:value-type="float">
            <text:p>-0.37078</text:p>
          </table:table-cell>
        </table:table-row>
        <table:table-row table:style-name="ro1">
          <table:table-cell/>
          <table:table-cell office:value-type="float" office:value="84.83399" calcext:value-type="float">
            <text:p>84.83399</text:p>
          </table:table-cell>
          <table:table-cell office:value-type="float" office:value="85.00972" calcext:value-type="float">
            <text:p>85.00972</text:p>
          </table:table-cell>
          <table:table-cell office:value-type="float" office:value="-0.17573" calcext:value-type="float">
            <text:p>-0.17573</text:p>
          </table:table-cell>
        </table:table-row>
        <table:table-row table:style-name="ro1">
          <table:table-cell/>
          <table:table-cell office:value-type="float" office:value="84.57951" calcext:value-type="float">
            <text:p>84.57951</text:p>
          </table:table-cell>
          <table:table-cell office:value-type="float" office:value="85.38659" calcext:value-type="float">
            <text:p>85.38659</text:p>
          </table:table-cell>
          <table:table-cell office:value-type="float" office:value="-0.80708" calcext:value-type="float">
            <text:p>-0.80708</text:p>
          </table:table-cell>
        </table:table-row>
        <table:table-row table:style-name="ro1">
          <table:table-cell/>
          <table:table-cell office:value-type="float" office:value="85.29382" calcext:value-type="float">
            <text:p>85.29382</text:p>
          </table:table-cell>
          <table:table-cell office:value-type="float" office:value="85.24423" calcext:value-type="float">
            <text:p>85.24423</text:p>
          </table:table-cell>
          <table:table-cell office:value-type="float" office:value="0.04959" calcext:value-type="float">
            <text:p>0.04959</text:p>
          </table:table-cell>
        </table:table-row>
        <table:table-row table:style-name="ro1">
          <table:table-cell/>
          <table:table-cell office:value-type="float" office:value="84.21474" calcext:value-type="float">
            <text:p>84.21474</text:p>
          </table:table-cell>
          <table:table-cell office:value-type="float" office:value="84.71224" calcext:value-type="float">
            <text:p>84.71224</text:p>
          </table:table-cell>
          <table:table-cell office:value-type="float" office:value="-0.49749" calcext:value-type="float">
            <text:p>-0.49749</text:p>
          </table:table-cell>
        </table:table-row>
        <table:table-row table:style-name="ro1">
          <table:table-cell/>
          <table:table-cell office:value-type="float" office:value="84.34866" calcext:value-type="float">
            <text:p>84.34866</text:p>
          </table:table-cell>
          <table:table-cell office:value-type="float" office:value="81.39498" calcext:value-type="float">
            <text:p>81.39498</text:p>
          </table:table-cell>
          <table:table-cell office:value-type="float" office:value="2.95367" calcext:value-type="float">
            <text:p>2.95367</text:p>
          </table:table-cell>
        </table:table-row>
        <table:table-row table:style-name="ro1">
          <table:table-cell/>
          <table:table-cell office:value-type="float" office:value="84.18572" calcext:value-type="float">
            <text:p>84.18572</text:p>
          </table:table-cell>
          <table:table-cell office:value-type="float" office:value="85.51211" calcext:value-type="float">
            <text:p>85.51211</text:p>
          </table:table-cell>
          <table:table-cell office:value-type="float" office:value="-1.32638" calcext:value-type="float">
            <text:p>-1.32638</text:p>
          </table:table-cell>
        </table:table-row>
        <table:table-row table:style-name="ro1">
          <table:table-cell/>
          <table:table-cell office:value-type="float" office:value="83.76348" calcext:value-type="float">
            <text:p>83.76348</text:p>
          </table:table-cell>
          <table:table-cell office:value-type="float" office:value="83.33966" calcext:value-type="float">
            <text:p>83.33966</text:p>
          </table:table-cell>
          <table:table-cell office:value-type="float" office:value="0.42382" calcext:value-type="float">
            <text:p>0.42382</text:p>
          </table:table-cell>
        </table:table-row>
        <table:table-row table:style-name="ro1">
          <table:table-cell/>
          <table:table-cell office:value-type="float" office:value="84.95688" calcext:value-type="float">
            <text:p>84.95688</text:p>
          </table:table-cell>
          <table:table-cell office:value-type="float" office:value="86.24216" calcext:value-type="float">
            <text:p>86.24216</text:p>
          </table:table-cell>
          <table:table-cell office:value-type="float" office:value="-1.28528" calcext:value-type="float">
            <text:p>-1.28528</text:p>
          </table:table-cell>
        </table:table-row>
        <table:table-row table:style-name="ro1">
          <table:table-cell/>
          <table:table-cell office:value-type="float" office:value="84.74625" calcext:value-type="float">
            <text:p>84.74625</text:p>
          </table:table-cell>
          <table:table-cell office:value-type="float" office:value="86.79651" calcext:value-type="float">
            <text:p>86.79651</text:p>
          </table:table-cell>
          <table:table-cell office:value-type="float" office:value="-2.05026" calcext:value-type="float">
            <text:p>-2.05026</text:p>
          </table:table-cell>
        </table:table-row>
        <table:table-row table:style-name="ro1">
          <table:table-cell/>
          <table:table-cell office:value-type="float" office:value="85.60926" calcext:value-type="float">
            <text:p>85.60926</text:p>
          </table:table-cell>
          <table:table-cell office:value-type="float" office:value="83.21325" calcext:value-type="float">
            <text:p>83.21325</text:p>
          </table:table-cell>
          <table:table-cell office:value-type="float" office:value="2.39601" calcext:value-type="float">
            <text:p>2.39601</text:p>
          </table:table-cell>
        </table:table-row>
        <table:table-row table:style-name="ro1">
          <table:table-cell/>
          <table:table-cell office:value-type="float" office:value="84.91549" calcext:value-type="float">
            <text:p>84.91549</text:p>
          </table:table-cell>
          <table:table-cell office:value-type="float" office:value="86.75802" calcext:value-type="float">
            <text:p>86.75802</text:p>
          </table:table-cell>
          <table:table-cell office:value-type="float" office:value="-1.84252" calcext:value-type="float">
            <text:p>-1.84252</text:p>
          </table:table-cell>
        </table:table-row>
        <table:table-row table:style-name="ro1">
          <table:table-cell/>
          <table:table-cell office:value-type="float" office:value="84.09175" calcext:value-type="float">
            <text:p>84.09175</text:p>
          </table:table-cell>
          <table:table-cell office:value-type="float" office:value="84.85193" calcext:value-type="float">
            <text:p>84.85193</text:p>
          </table:table-cell>
          <table:table-cell office:value-type="float" office:value="-0.76018" calcext:value-type="float">
            <text:p>-0.76018</text:p>
          </table:table-cell>
        </table:table-row>
        <table:table-row table:style-name="ro1">
          <table:table-cell/>
          <table:table-cell office:value-type="float" office:value="84.77509" calcext:value-type="float">
            <text:p>84.77509</text:p>
          </table:table-cell>
          <table:table-cell office:value-type="float" office:value="84.86134" calcext:value-type="float">
            <text:p>84.86134</text:p>
          </table:table-cell>
          <table:table-cell office:value-type="float" office:value="-0.08625" calcext:value-type="float">
            <text:p>-0.08625</text:p>
          </table:table-cell>
        </table:table-row>
        <table:table-row table:style-name="ro1">
          <table:table-cell/>
          <table:table-cell office:value-type="float" office:value="85.3526" calcext:value-type="float">
            <text:p>85.3526</text:p>
          </table:table-cell>
          <table:table-cell office:value-type="float" office:value="84.7262" calcext:value-type="float">
            <text:p>84.7262</text:p>
          </table:table-cell>
          <table:table-cell office:value-type="float" office:value="0.6264" calcext:value-type="float">
            <text:p>0.6264</text:p>
          </table:table-cell>
        </table:table-row>
        <table:table-row table:style-name="ro1">
          <table:table-cell/>
          <table:table-cell office:value-type="float" office:value="84.63894" calcext:value-type="float">
            <text:p>84.63894</text:p>
          </table:table-cell>
          <table:table-cell office:value-type="float" office:value="86.16466" calcext:value-type="float">
            <text:p>86.16466</text:p>
          </table:table-cell>
          <table:table-cell office:value-type="float" office:value="-1.52572" calcext:value-type="float">
            <text:p>-1.52572</text:p>
          </table:table-cell>
        </table:table-row>
        <table:table-row table:style-name="ro1">
          <table:table-cell/>
          <table:table-cell office:value-type="float" office:value="84.26087" calcext:value-type="float">
            <text:p>84.26087</text:p>
          </table:table-cell>
          <table:table-cell office:value-type="float" office:value="84.80816" calcext:value-type="float">
            <text:p>84.80816</text:p>
          </table:table-cell>
          <table:table-cell office:value-type="float" office:value="-0.5473" calcext:value-type="float">
            <text:p>-0.5473</text:p>
          </table:table-cell>
        </table:table-row>
        <table:table-row table:style-name="ro1">
          <table:table-cell/>
          <table:table-cell office:value-type="float" office:value="85.33235" calcext:value-type="float">
            <text:p>85.33235</text:p>
          </table:table-cell>
          <table:table-cell office:value-type="float" office:value="82.4035" calcext:value-type="float">
            <text:p>82.4035</text:p>
          </table:table-cell>
          <table:table-cell office:value-type="float" office:value="2.92885" calcext:value-type="float">
            <text:p>2.92885</text:p>
          </table:table-cell>
        </table:table-row>
        <table:table-row table:style-name="ro1">
          <table:table-cell/>
          <table:table-cell office:value-type="float" office:value="85.06967" calcext:value-type="float">
            <text:p>85.06967</text:p>
          </table:table-cell>
          <table:table-cell office:value-type="float" office:value="85.58942" calcext:value-type="float">
            <text:p>85.58942</text:p>
          </table:table-cell>
          <table:table-cell office:value-type="float" office:value="-0.51975" calcext:value-type="float">
            <text:p>-0.51975</text:p>
          </table:table-cell>
        </table:table-row>
        <table:table-row table:style-name="ro1">
          <table:table-cell/>
          <table:table-cell office:value-type="float" office:value="84.64064" calcext:value-type="float">
            <text:p>84.64064</text:p>
          </table:table-cell>
          <table:table-cell office:value-type="float" office:value="84.34356" calcext:value-type="float">
            <text:p>84.34356</text:p>
          </table:table-cell>
          <table:table-cell office:value-type="float" office:value="0.29707" calcext:value-type="float">
            <text:p>0.29707</text:p>
          </table:table-cell>
        </table:table-row>
        <table:table-row table:style-name="ro1">
          <table:table-cell/>
          <table:table-cell office:value-type="float" office:value="84.29061" calcext:value-type="float">
            <text:p>84.29061</text:p>
          </table:table-cell>
          <table:table-cell office:value-type="float" office:value="84.85123" calcext:value-type="float">
            <text:p>84.85123</text:p>
          </table:table-cell>
          <table:table-cell office:value-type="float" office:value="-0.56062" calcext:value-type="float">
            <text:p>-0.56062</text:p>
          </table:table-cell>
        </table:table-row>
        <table:table-row table:style-name="ro1">
          <table:table-cell/>
          <table:table-cell office:value-type="float" office:value="85.39644" calcext:value-type="float">
            <text:p>85.39644</text:p>
          </table:table-cell>
          <table:table-cell office:value-type="float" office:value="85.06425" calcext:value-type="float">
            <text:p>85.06425</text:p>
          </table:table-cell>
          <table:table-cell office:value-type="float" office:value="0.33219" calcext:value-type="float">
            <text:p>0.33219</text:p>
          </table:table-cell>
        </table:table-row>
        <table:table-row table:style-name="ro1">
          <table:table-cell/>
          <table:table-cell office:value-type="float" office:value="84.56311" calcext:value-type="float">
            <text:p>84.56311</text:p>
          </table:table-cell>
          <table:table-cell office:value-type="float" office:value="85.91502" calcext:value-type="float">
            <text:p>85.91502</text:p>
          </table:table-cell>
          <table:table-cell office:value-type="float" office:value="-1.35191" calcext:value-type="float">
            <text:p>-1.35191</text:p>
          </table:table-cell>
        </table:table-row>
        <table:table-row table:style-name="ro1">
          <table:table-cell/>
          <table:table-cell office:value-type="float" office:value="85.19119" calcext:value-type="float">
            <text:p>85.19119</text:p>
          </table:table-cell>
          <table:table-cell office:value-type="float" office:value="84.04664" calcext:value-type="float">
            <text:p>84.04664</text:p>
          </table:table-cell>
          <table:table-cell office:value-type="float" office:value="1.14456" calcext:value-type="float">
            <text:p>1.14456</text:p>
          </table:table-cell>
        </table:table-row>
        <table:table-row table:style-name="ro1">
          <table:table-cell/>
          <table:table-cell office:value-type="float" office:value="84.77712" calcext:value-type="float">
            <text:p>84.77712</text:p>
          </table:table-cell>
          <table:table-cell office:value-type="float" office:value="86.16255" calcext:value-type="float">
            <text:p>86.16255</text:p>
          </table:table-cell>
          <table:table-cell office:value-type="float" office:value="-1.38543" calcext:value-type="float">
            <text:p>-1.38543</text:p>
          </table:table-cell>
        </table:table-row>
        <table:table-row table:style-name="ro1">
          <table:table-cell/>
          <table:table-cell office:value-type="float" office:value="84.61614" calcext:value-type="float">
            <text:p>84.61614</text:p>
          </table:table-cell>
          <table:table-cell office:value-type="float" office:value="82.52819" calcext:value-type="float">
            <text:p>82.52819</text:p>
          </table:table-cell>
          <table:table-cell office:value-type="float" office:value="2.08795" calcext:value-type="float">
            <text:p>2.08795</text:p>
          </table:table-cell>
        </table:table-row>
        <table:table-row table:style-name="ro1">
          <table:table-cell/>
          <table:table-cell office:value-type="float" office:value="85.37493" calcext:value-type="float">
            <text:p>85.37493</text:p>
          </table:table-cell>
          <table:table-cell office:value-type="float" office:value="86.04082" calcext:value-type="float">
            <text:p>86.04082</text:p>
          </table:table-cell>
          <table:table-cell office:value-type="float" office:value="-0.66589" calcext:value-type="float">
            <text:p>-0.66589</text:p>
          </table:table-cell>
        </table:table-row>
        <table:table-row table:style-name="ro1">
          <table:table-cell/>
          <table:table-cell office:value-type="float" office:value="84.61597" calcext:value-type="float">
            <text:p>84.61597</text:p>
          </table:table-cell>
          <table:table-cell office:value-type="float" office:value="82.109" calcext:value-type="float">
            <text:p>82.109</text:p>
          </table:table-cell>
          <table:table-cell office:value-type="float" office:value="2.50697" calcext:value-type="float">
            <text:p>2.50697</text:p>
          </table:table-cell>
        </table:table-row>
        <table:table-row table:style-name="ro1">
          <table:table-cell/>
          <table:table-cell office:value-type="float" office:value="85.43814" calcext:value-type="float">
            <text:p>85.43814</text:p>
          </table:table-cell>
          <table:table-cell office:value-type="float" office:value="83.88305" calcext:value-type="float">
            <text:p>83.88305</text:p>
          </table:table-cell>
          <table:table-cell office:value-type="float" office:value="1.55509" calcext:value-type="float">
            <text:p>1.55509</text:p>
          </table:table-cell>
        </table:table-row>
        <table:table-row table:style-name="ro1">
          <table:table-cell/>
          <table:table-cell office:value-type="float" office:value="84.13641" calcext:value-type="float">
            <text:p>84.13641</text:p>
          </table:table-cell>
          <table:table-cell office:value-type="float" office:value="85.35673" calcext:value-type="float">
            <text:p>85.35673</text:p>
          </table:table-cell>
          <table:table-cell office:value-type="float" office:value="-1.22032" calcext:value-type="float">
            <text:p>-1.22032</text:p>
          </table:table-cell>
        </table:table-row>
        <table:table-row table:style-name="ro1">
          <table:table-cell/>
          <table:table-cell office:value-type="float" office:value="84.41553" calcext:value-type="float">
            <text:p>84.41553</text:p>
          </table:table-cell>
          <table:table-cell office:value-type="float" office:value="85.44073" calcext:value-type="float">
            <text:p>85.44073</text:p>
          </table:table-cell>
          <table:table-cell office:value-type="float" office:value="-1.0252" calcext:value-type="float">
            <text:p>-1.0252</text:p>
          </table:table-cell>
        </table:table-row>
        <table:table-row table:style-name="ro1">
          <table:table-cell/>
          <table:table-cell office:value-type="float" office:value="84.34513" calcext:value-type="float">
            <text:p>84.34513</text:p>
          </table:table-cell>
          <table:table-cell office:value-type="float" office:value="84.74944" calcext:value-type="float">
            <text:p>84.74944</text:p>
          </table:table-cell>
          <table:table-cell office:value-type="float" office:value="-0.40431" calcext:value-type="float">
            <text:p>-0.40431</text:p>
          </table:table-cell>
        </table:table-row>
        <table:table-row table:style-name="ro1">
          <table:table-cell/>
          <table:table-cell office:value-type="float" office:value="84.94118" calcext:value-type="float">
            <text:p>84.94118</text:p>
          </table:table-cell>
          <table:table-cell office:value-type="float" office:value="83.932" calcext:value-type="float">
            <text:p>83.932</text:p>
          </table:table-cell>
          <table:table-cell office:value-type="float" office:value="1.00919" calcext:value-type="float">
            <text:p>1.00919</text:p>
          </table:table-cell>
        </table:table-row>
        <table:table-row table:style-name="ro1">
          <table:table-cell/>
          <table:table-cell office:value-type="float" office:value="84.51028" calcext:value-type="float">
            <text:p>84.51028</text:p>
          </table:table-cell>
          <table:table-cell office:value-type="float" office:value="82.13376" calcext:value-type="float">
            <text:p>82.13376</text:p>
          </table:table-cell>
          <table:table-cell office:value-type="float" office:value="2.37651" calcext:value-type="float">
            <text:p>2.37651</text:p>
          </table:table-cell>
        </table:table-row>
        <table:table-row table:style-name="ro1">
          <table:table-cell/>
          <table:table-cell office:value-type="float" office:value="84.96557" calcext:value-type="float">
            <text:p>84.96557</text:p>
          </table:table-cell>
          <table:table-cell office:value-type="float" office:value="84.94495" calcext:value-type="float">
            <text:p>84.94495</text:p>
          </table:table-cell>
          <table:table-cell office:value-type="float" office:value="0.02062" calcext:value-type="float">
            <text:p>0.02062</text:p>
          </table:table-cell>
        </table:table-row>
        <table:table-row table:style-name="ro1">
          <table:table-cell/>
          <table:table-cell office:value-type="float" office:value="84.05747" calcext:value-type="float">
            <text:p>84.05747</text:p>
          </table:table-cell>
          <table:table-cell office:value-type="float" office:value="84.95903" calcext:value-type="float">
            <text:p>84.95903</text:p>
          </table:table-cell>
          <table:table-cell office:value-type="float" office:value="-0.90156" calcext:value-type="float">
            <text:p>-0.90156</text:p>
          </table:table-cell>
        </table:table-row>
        <table:table-row table:style-name="ro1">
          <table:table-cell/>
          <table:table-cell office:value-type="float" office:value="84.79019" calcext:value-type="float">
            <text:p>84.79019</text:p>
          </table:table-cell>
          <table:table-cell office:value-type="float" office:value="85.5192" calcext:value-type="float">
            <text:p>85.5192</text:p>
          </table:table-cell>
          <table:table-cell office:value-type="float" office:value="-0.72901" calcext:value-type="float">
            <text:p>-0.72901</text:p>
          </table:table-cell>
        </table:table-row>
        <table:table-row table:style-name="ro1">
          <table:table-cell/>
          <table:table-cell office:value-type="float" office:value="84.39651" calcext:value-type="float">
            <text:p>84.39651</text:p>
          </table:table-cell>
          <table:table-cell office:value-type="float" office:value="85.62462" calcext:value-type="float">
            <text:p>85.62462</text:p>
          </table:table-cell>
          <table:table-cell office:value-type="float" office:value="-1.22811" calcext:value-type="float">
            <text:p>-1.22811</text:p>
          </table:table-cell>
        </table:table-row>
        <table:table-row table:style-name="ro1">
          <table:table-cell/>
          <table:table-cell office:value-type="float" office:value="85.00498" calcext:value-type="float">
            <text:p>85.00498</text:p>
          </table:table-cell>
          <table:table-cell office:value-type="float" office:value="85.47858" calcext:value-type="float">
            <text:p>85.47858</text:p>
          </table:table-cell>
          <table:table-cell office:value-type="float" office:value="-0.4736" calcext:value-type="float">
            <text:p>-0.4736</text:p>
          </table:table-cell>
        </table:table-row>
        <table:table-row table:style-name="ro1">
          <table:table-cell/>
          <table:table-cell office:value-type="float" office:value="85.08036" calcext:value-type="float">
            <text:p>85.08036</text:p>
          </table:table-cell>
          <table:table-cell office:value-type="float" office:value="84.23465" calcext:value-type="float">
            <text:p>84.23465</text:p>
          </table:table-cell>
          <table:table-cell office:value-type="float" office:value="0.84571" calcext:value-type="float">
            <text:p>0.84571</text:p>
          </table:table-cell>
        </table:table-row>
        <table:table-row table:style-name="ro1">
          <table:table-cell/>
          <table:table-cell office:value-type="float" office:value="85.1326" calcext:value-type="float">
            <text:p>85.1326</text:p>
          </table:table-cell>
          <table:table-cell office:value-type="float" office:value="82.12394" calcext:value-type="float">
            <text:p>82.12394</text:p>
          </table:table-cell>
          <table:table-cell office:value-type="float" office:value="3.00866" calcext:value-type="float">
            <text:p>3.00866</text:p>
          </table:table-cell>
        </table:table-row>
        <table:table-row table:style-name="ro1">
          <table:table-cell/>
          <table:table-cell office:value-type="float" office:value="84.6833" calcext:value-type="float">
            <text:p>84.6833</text:p>
          </table:table-cell>
          <table:table-cell office:value-type="float" office:value="82.99295" calcext:value-type="float">
            <text:p>82.99295</text:p>
          </table:table-cell>
          <table:table-cell office:value-type="float" office:value="1.69035" calcext:value-type="float">
            <text:p>1.69035</text:p>
          </table:table-cell>
        </table:table-row>
        <table:table-row table:style-name="ro1">
          <table:table-cell/>
          <table:table-cell office:value-type="float" office:value="85.69033" calcext:value-type="float">
            <text:p>85.69033</text:p>
          </table:table-cell>
          <table:table-cell office:value-type="float" office:value="84.27724" calcext:value-type="float">
            <text:p>84.27724</text:p>
          </table:table-cell>
          <table:table-cell office:value-type="float" office:value="1.41309" calcext:value-type="float">
            <text:p>1.41309</text:p>
          </table:table-cell>
        </table:table-row>
        <table:table-row table:style-name="ro1">
          <table:table-cell/>
          <table:table-cell office:value-type="float" office:value="85.06764" calcext:value-type="float">
            <text:p>85.06764</text:p>
          </table:table-cell>
          <table:table-cell office:value-type="float" office:value="85.40814" calcext:value-type="float">
            <text:p>85.40814</text:p>
          </table:table-cell>
          <table:table-cell office:value-type="float" office:value="-0.3405" calcext:value-type="float">
            <text:p>-0.3405</text:p>
          </table:table-cell>
        </table:table-row>
        <table:table-row table:style-name="ro1">
          <table:table-cell/>
          <table:table-cell office:value-type="float" office:value="83.81504" calcext:value-type="float">
            <text:p>83.81504</text:p>
          </table:table-cell>
          <table:table-cell office:value-type="float" office:value="83.32036" calcext:value-type="float">
            <text:p>83.32036</text:p>
          </table:table-cell>
          <table:table-cell office:value-type="float" office:value="0.49468" calcext:value-type="float">
            <text:p>0.49468</text:p>
          </table:table-cell>
        </table:table-row>
        <table:table-row table:style-name="ro1">
          <table:table-cell/>
          <table:table-cell office:value-type="float" office:value="85.47991" calcext:value-type="float">
            <text:p>85.47991</text:p>
          </table:table-cell>
          <table:table-cell office:value-type="float" office:value="85.22948" calcext:value-type="float">
            <text:p>85.22948</text:p>
          </table:table-cell>
          <table:table-cell office:value-type="float" office:value="0.25043" calcext:value-type="float">
            <text:p>0.25043</text:p>
          </table:table-cell>
        </table:table-row>
        <table:table-row table:style-name="ro1">
          <table:table-cell/>
          <table:table-cell office:value-type="float" office:value="85.03569" calcext:value-type="float">
            <text:p>85.03569</text:p>
          </table:table-cell>
          <table:table-cell office:value-type="float" office:value="86.32406" calcext:value-type="float">
            <text:p>86.32406</text:p>
          </table:table-cell>
          <table:table-cell office:value-type="float" office:value="-1.28838" calcext:value-type="float">
            <text:p>-1.28838</text:p>
          </table:table-cell>
        </table:table-row>
        <table:table-row table:style-name="ro1">
          <table:table-cell/>
          <table:table-cell office:value-type="float" office:value="85.29995" calcext:value-type="float">
            <text:p>85.29995</text:p>
          </table:table-cell>
          <table:table-cell office:value-type="float" office:value="81.04591" calcext:value-type="float">
            <text:p>81.04591</text:p>
          </table:table-cell>
          <table:table-cell office:value-type="float" office:value="4.25403" calcext:value-type="float">
            <text:p>4.25403</text:p>
          </table:table-cell>
        </table:table-row>
        <table:table-row table:style-name="ro1">
          <table:table-cell/>
          <table:table-cell office:value-type="float" office:value="84.2862" calcext:value-type="float">
            <text:p>84.2862</text:p>
          </table:table-cell>
          <table:table-cell office:value-type="float" office:value="82.38843" calcext:value-type="float">
            <text:p>82.38843</text:p>
          </table:table-cell>
          <table:table-cell office:value-type="float" office:value="1.89777" calcext:value-type="float">
            <text:p>1.89777</text:p>
          </table:table-cell>
        </table:table-row>
        <table:table-row table:style-name="ro1">
          <table:table-cell/>
          <table:table-cell office:value-type="float" office:value="84.14446" calcext:value-type="float">
            <text:p>84.14446</text:p>
          </table:table-cell>
          <table:table-cell office:value-type="float" office:value="85.63822" calcext:value-type="float">
            <text:p>85.63822</text:p>
          </table:table-cell>
          <table:table-cell office:value-type="float" office:value="-1.49376" calcext:value-type="float">
            <text:p>-1.49376</text:p>
          </table:table-cell>
        </table:table-row>
        <table:table-row table:style-name="ro1">
          <table:table-cell/>
          <table:table-cell office:value-type="float" office:value="85.03753" calcext:value-type="float">
            <text:p>85.03753</text:p>
          </table:table-cell>
          <table:table-cell office:value-type="float" office:value="82.54849" calcext:value-type="float">
            <text:p>82.54849</text:p>
          </table:table-cell>
          <table:table-cell office:value-type="float" office:value="2.48904" calcext:value-type="float">
            <text:p>2.48904</text:p>
          </table:table-cell>
        </table:table-row>
        <table:table-row table:style-name="ro1">
          <table:table-cell/>
          <table:table-cell office:value-type="float" office:value="85.68028" calcext:value-type="float">
            <text:p>85.68028</text:p>
          </table:table-cell>
          <table:table-cell office:value-type="float" office:value="84.81391" calcext:value-type="float">
            <text:p>84.81391</text:p>
          </table:table-cell>
          <table:table-cell office:value-type="float" office:value="0.86637" calcext:value-type="float">
            <text:p>0.86637</text:p>
          </table:table-cell>
        </table:table-row>
        <table:table-row table:style-name="ro1">
          <table:table-cell/>
          <table:table-cell office:value-type="float" office:value="85.07531" calcext:value-type="float">
            <text:p>85.07531</text:p>
          </table:table-cell>
          <table:table-cell office:value-type="float" office:value="84.03837" calcext:value-type="float">
            <text:p>84.03837</text:p>
          </table:table-cell>
          <table:table-cell office:value-type="float" office:value="1.03694" calcext:value-type="float">
            <text:p>1.03694</text:p>
          </table:table-cell>
        </table:table-row>
        <table:table-row table:style-name="ro1">
          <table:table-cell/>
          <table:table-cell office:value-type="float" office:value="86.21412" calcext:value-type="float">
            <text:p>86.21412</text:p>
          </table:table-cell>
          <table:table-cell office:value-type="float" office:value="82.15552" calcext:value-type="float">
            <text:p>82.15552</text:p>
          </table:table-cell>
          <table:table-cell office:value-type="float" office:value="4.0586" calcext:value-type="float">
            <text:p>4.0586</text:p>
          </table:table-cell>
        </table:table-row>
        <table:table-row table:style-name="ro1">
          <table:table-cell/>
          <table:table-cell office:value-type="float" office:value="85.22489" calcext:value-type="float">
            <text:p>85.22489</text:p>
          </table:table-cell>
          <table:table-cell office:value-type="float" office:value="85.69914" calcext:value-type="float">
            <text:p>85.69914</text:p>
          </table:table-cell>
          <table:table-cell office:value-type="float" office:value="-0.47425" calcext:value-type="float">
            <text:p>-0.47425</text:p>
          </table:table-cell>
        </table:table-row>
        <table:table-row table:style-name="ro1">
          <table:table-cell/>
          <table:table-cell office:value-type="float" office:value="85.22156" calcext:value-type="float">
            <text:p>85.22156</text:p>
          </table:table-cell>
          <table:table-cell office:value-type="float" office:value="84.2228" calcext:value-type="float">
            <text:p>84.2228</text:p>
          </table:table-cell>
          <table:table-cell office:value-type="float" office:value="0.99876" calcext:value-type="float">
            <text:p>0.99876</text:p>
          </table:table-cell>
        </table:table-row>
        <table:table-row table:style-name="ro1">
          <table:table-cell/>
          <table:table-cell office:value-type="float" office:value="84.95835" calcext:value-type="float">
            <text:p>84.95835</text:p>
          </table:table-cell>
          <table:table-cell office:value-type="float" office:value="85.39889" calcext:value-type="float">
            <text:p>85.39889</text:p>
          </table:table-cell>
          <table:table-cell office:value-type="float" office:value="-0.44054" calcext:value-type="float">
            <text:p>-0.44054</text:p>
          </table:table-cell>
        </table:table-row>
        <table:table-row table:style-name="ro1">
          <table:table-cell/>
          <table:table-cell office:value-type="float" office:value="84.84288" calcext:value-type="float">
            <text:p>84.84288</text:p>
          </table:table-cell>
          <table:table-cell office:value-type="float" office:value="86.52899" calcext:value-type="float">
            <text:p>86.52899</text:p>
          </table:table-cell>
          <table:table-cell office:value-type="float" office:value="-1.68611" calcext:value-type="float">
            <text:p>-1.68611</text:p>
          </table:table-cell>
        </table:table-row>
        <table:table-row table:style-name="ro1">
          <table:table-cell/>
          <table:table-cell office:value-type="float" office:value="85.08188" calcext:value-type="float">
            <text:p>85.08188</text:p>
          </table:table-cell>
          <table:table-cell office:value-type="float" office:value="84.84826" calcext:value-type="float">
            <text:p>84.84826</text:p>
          </table:table-cell>
          <table:table-cell office:value-type="float" office:value="0.23362" calcext:value-type="float">
            <text:p>0.23362</text:p>
          </table:table-cell>
        </table:table-row>
        <table:table-row table:style-name="ro1">
          <table:table-cell/>
          <table:table-cell office:value-type="float" office:value="84.98192" calcext:value-type="float">
            <text:p>84.98192</text:p>
          </table:table-cell>
          <table:table-cell office:value-type="float" office:value="84.85968" calcext:value-type="float">
            <text:p>84.85968</text:p>
          </table:table-cell>
          <table:table-cell office:value-type="float" office:value="0.12223" calcext:value-type="float">
            <text:p>0.12223</text:p>
          </table:table-cell>
        </table:table-row>
        <table:table-row table:style-name="ro1">
          <table:table-cell/>
          <table:table-cell office:value-type="float" office:value="84.20142" calcext:value-type="float">
            <text:p>84.20142</text:p>
          </table:table-cell>
          <table:table-cell office:value-type="float" office:value="84.14704" calcext:value-type="float">
            <text:p>84.14704</text:p>
          </table:table-cell>
          <table:table-cell office:value-type="float" office:value="0.05439" calcext:value-type="float">
            <text:p>0.05439</text:p>
          </table:table-cell>
        </table:table-row>
        <table:table-row table:style-name="ro1">
          <table:table-cell/>
          <table:table-cell office:value-type="float" office:value="84.39223" calcext:value-type="float">
            <text:p>84.39223</text:p>
          </table:table-cell>
          <table:table-cell office:value-type="float" office:value="84.52606" calcext:value-type="float">
            <text:p>84.52606</text:p>
          </table:table-cell>
          <table:table-cell office:value-type="float" office:value="-0.13383" calcext:value-type="float">
            <text:p>-0.13383</text:p>
          </table:table-cell>
        </table:table-row>
        <table:table-row table:style-name="ro1">
          <table:table-cell/>
          <table:table-cell office:value-type="float" office:value="85.48802" calcext:value-type="float">
            <text:p>85.48802</text:p>
          </table:table-cell>
          <table:table-cell office:value-type="float" office:value="83.90925" calcext:value-type="float">
            <text:p>83.90925</text:p>
          </table:table-cell>
          <table:table-cell office:value-type="float" office:value="1.57877" calcext:value-type="float">
            <text:p>1.57877</text:p>
          </table:table-cell>
        </table:table-row>
        <table:table-row table:style-name="ro1">
          <table:table-cell/>
          <table:table-cell office:value-type="float" office:value="85.18382" calcext:value-type="float">
            <text:p>85.18382</text:p>
          </table:table-cell>
          <table:table-cell office:value-type="float" office:value="83.62362" calcext:value-type="float">
            <text:p>83.62362</text:p>
          </table:table-cell>
          <table:table-cell office:value-type="float" office:value="1.5602" calcext:value-type="float">
            <text:p>1.5602</text:p>
          </table:table-cell>
        </table:table-row>
        <table:table-row table:style-name="ro1">
          <table:table-cell/>
          <table:table-cell office:value-type="float" office:value="84.41913" calcext:value-type="float">
            <text:p>84.41913</text:p>
          </table:table-cell>
          <table:table-cell office:value-type="float" office:value="81.49706" calcext:value-type="float">
            <text:p>81.49706</text:p>
          </table:table-cell>
          <table:table-cell office:value-type="float" office:value="2.92206" calcext:value-type="float">
            <text:p>2.92206</text:p>
          </table:table-cell>
        </table:table-row>
        <table:table-row table:style-name="ro1">
          <table:table-cell/>
          <table:table-cell office:value-type="float" office:value="85.2297" calcext:value-type="float">
            <text:p>85.2297</text:p>
          </table:table-cell>
          <table:table-cell office:value-type="float" office:value="86.0425" calcext:value-type="float">
            <text:p>86.0425</text:p>
          </table:table-cell>
          <table:table-cell office:value-type="float" office:value="-0.81281" calcext:value-type="float">
            <text:p>-0.81281</text:p>
          </table:table-cell>
        </table:table-row>
        <table:table-row table:style-name="ro1">
          <table:table-cell/>
          <table:table-cell office:value-type="float" office:value="85.7333" calcext:value-type="float">
            <text:p>85.7333</text:p>
          </table:table-cell>
          <table:table-cell office:value-type="float" office:value="84.89718" calcext:value-type="float">
            <text:p>84.89718</text:p>
          </table:table-cell>
          <table:table-cell office:value-type="float" office:value="0.83612" calcext:value-type="float">
            <text:p>0.83612</text:p>
          </table:table-cell>
        </table:table-row>
        <table:table-row table:style-name="ro1">
          <table:table-cell/>
          <table:table-cell office:value-type="float" office:value="84.6577" calcext:value-type="float">
            <text:p>84.6577</text:p>
          </table:table-cell>
          <table:table-cell office:value-type="float" office:value="83.84757" calcext:value-type="float">
            <text:p>83.84757</text:p>
          </table:table-cell>
          <table:table-cell office:value-type="float" office:value="0.81013" calcext:value-type="float">
            <text:p>0.81013</text:p>
          </table:table-cell>
        </table:table-row>
        <table:table-row table:style-name="ro1">
          <table:table-cell/>
          <table:table-cell office:value-type="float" office:value="84.89099" calcext:value-type="float">
            <text:p>84.89099</text:p>
          </table:table-cell>
          <table:table-cell office:value-type="float" office:value="84.5645" calcext:value-type="float">
            <text:p>84.5645</text:p>
          </table:table-cell>
          <table:table-cell office:value-type="float" office:value="0.32648" calcext:value-type="float">
            <text:p>0.32648</text:p>
          </table:table-cell>
        </table:table-row>
        <table:table-row table:style-name="ro1">
          <table:table-cell/>
          <table:table-cell office:value-type="float" office:value="85.21042" calcext:value-type="float">
            <text:p>85.21042</text:p>
          </table:table-cell>
          <table:table-cell office:value-type="float" office:value="84.23134" calcext:value-type="float">
            <text:p>84.23134</text:p>
          </table:table-cell>
          <table:table-cell office:value-type="float" office:value="0.97909" calcext:value-type="float">
            <text:p>0.97909</text:p>
          </table:table-cell>
        </table:table-row>
        <table:table-row table:style-name="ro1">
          <table:table-cell/>
          <table:table-cell office:value-type="float" office:value="85.41607" calcext:value-type="float">
            <text:p>85.41607</text:p>
          </table:table-cell>
          <table:table-cell office:value-type="float" office:value="85.68482" calcext:value-type="float">
            <text:p>85.68482</text:p>
          </table:table-cell>
          <table:table-cell office:value-type="float" office:value="-0.26875" calcext:value-type="float">
            <text:p>-0.26875</text:p>
          </table:table-cell>
        </table:table-row>
        <table:table-row table:style-name="ro1">
          <table:table-cell/>
          <table:table-cell office:value-type="float" office:value="84.50756" calcext:value-type="float">
            <text:p>84.50756</text:p>
          </table:table-cell>
          <table:table-cell office:value-type="float" office:value="82.72977" calcext:value-type="float">
            <text:p>82.72977</text:p>
          </table:table-cell>
          <table:table-cell office:value-type="float" office:value="1.77779" calcext:value-type="float">
            <text:p>1.77779</text:p>
          </table:table-cell>
        </table:table-row>
        <table:table-row table:style-name="ro1">
          <table:table-cell/>
          <table:table-cell office:value-type="float" office:value="84.03206" calcext:value-type="float">
            <text:p>84.03206</text:p>
          </table:table-cell>
          <table:table-cell office:value-type="float" office:value="85.06007" calcext:value-type="float">
            <text:p>85.06007</text:p>
          </table:table-cell>
          <table:table-cell office:value-type="float" office:value="-1.02801" calcext:value-type="float">
            <text:p>-1.02801</text:p>
          </table:table-cell>
        </table:table-row>
        <table:table-row table:style-name="ro1">
          <table:table-cell/>
          <table:table-cell office:value-type="float" office:value="85.41584" calcext:value-type="float">
            <text:p>85.41584</text:p>
          </table:table-cell>
          <table:table-cell office:value-type="float" office:value="81.70799" calcext:value-type="float">
            <text:p>81.70799</text:p>
          </table:table-cell>
          <table:table-cell office:value-type="float" office:value="3.70785" calcext:value-type="float">
            <text:p>3.70785</text:p>
          </table:table-cell>
        </table:table-row>
        <table:table-row table:style-name="ro1">
          <table:table-cell/>
          <table:table-cell office:value-type="float" office:value="84.80151" calcext:value-type="float">
            <text:p>84.80151</text:p>
          </table:table-cell>
          <table:table-cell office:value-type="float" office:value="85.12558" calcext:value-type="float">
            <text:p>85.12558</text:p>
          </table:table-cell>
          <table:table-cell office:value-type="float" office:value="-0.32407" calcext:value-type="float">
            <text:p>-0.32407</text:p>
          </table:table-cell>
        </table:table-row>
        <table:table-row table:style-name="ro1">
          <table:table-cell/>
          <table:table-cell office:value-type="float" office:value="83.9348" calcext:value-type="float">
            <text:p>83.9348</text:p>
          </table:table-cell>
          <table:table-cell office:value-type="float" office:value="83.83254" calcext:value-type="float">
            <text:p>83.83254</text:p>
          </table:table-cell>
          <table:table-cell office:value-type="float" office:value="0.10226" calcext:value-type="float">
            <text:p>0.10226</text:p>
          </table:table-cell>
        </table:table-row>
        <table:table-row table:style-name="ro1">
          <table:table-cell/>
          <table:table-cell office:value-type="float" office:value="83.63504" calcext:value-type="float">
            <text:p>83.63504</text:p>
          </table:table-cell>
          <table:table-cell office:value-type="float" office:value="82.97819" calcext:value-type="float">
            <text:p>82.97819</text:p>
          </table:table-cell>
          <table:table-cell office:value-type="float" office:value="0.65685" calcext:value-type="float">
            <text:p>0.65685</text:p>
          </table:table-cell>
        </table:table-row>
        <table:table-row table:style-name="ro1">
          <table:table-cell/>
          <table:table-cell office:value-type="float" office:value="86.17183" calcext:value-type="float">
            <text:p>86.17183</text:p>
          </table:table-cell>
          <table:table-cell office:value-type="float" office:value="82.42097" calcext:value-type="float">
            <text:p>82.42097</text:p>
          </table:table-cell>
          <table:table-cell office:value-type="float" office:value="3.75086" calcext:value-type="float">
            <text:p>3.75086</text:p>
          </table:table-cell>
        </table:table-row>
        <table:table-row table:style-name="ro1">
          <table:table-cell/>
          <table:table-cell office:value-type="float" office:value="84.85557" calcext:value-type="float">
            <text:p>84.85557</text:p>
          </table:table-cell>
          <table:table-cell office:value-type="float" office:value="86.47101" calcext:value-type="float">
            <text:p>86.47101</text:p>
          </table:table-cell>
          <table:table-cell office:value-type="float" office:value="-1.61543" calcext:value-type="float">
            <text:p>-1.61543</text:p>
          </table:table-cell>
        </table:table-row>
        <table:table-row table:style-name="ro1">
          <table:table-cell/>
          <table:table-cell office:value-type="float" office:value="85.04151" calcext:value-type="float">
            <text:p>85.04151</text:p>
          </table:table-cell>
          <table:table-cell office:value-type="float" office:value="84.35717" calcext:value-type="float">
            <text:p>84.35717</text:p>
          </table:table-cell>
          <table:table-cell office:value-type="float" office:value="0.68434" calcext:value-type="float">
            <text:p>0.68434</text:p>
          </table:table-cell>
        </table:table-row>
        <table:table-row table:style-name="ro1">
          <table:table-cell/>
          <table:table-cell office:value-type="float" office:value="85.55305" calcext:value-type="float">
            <text:p>85.55305</text:p>
          </table:table-cell>
          <table:table-cell office:value-type="float" office:value="85.31676" calcext:value-type="float">
            <text:p>85.31676</text:p>
          </table:table-cell>
          <table:table-cell office:value-type="float" office:value="0.2363" calcext:value-type="float">
            <text:p>0.2363</text:p>
          </table:table-cell>
        </table:table-row>
        <table:table-row table:style-name="ro1">
          <table:table-cell/>
          <table:table-cell office:value-type="float" office:value="83.7374" calcext:value-type="float">
            <text:p>83.7374</text:p>
          </table:table-cell>
          <table:table-cell office:value-type="float" office:value="83.66772" calcext:value-type="float">
            <text:p>83.66772</text:p>
          </table:table-cell>
          <table:table-cell office:value-type="float" office:value="0.06968" calcext:value-type="float">
            <text:p>0.06968</text:p>
          </table:table-cell>
        </table:table-row>
        <table:table-row table:style-name="ro1">
          <table:table-cell/>
          <table:table-cell office:value-type="float" office:value="84.56465" calcext:value-type="float">
            <text:p>84.56465</text:p>
          </table:table-cell>
          <table:table-cell office:value-type="float" office:value="83.44615" calcext:value-type="float">
            <text:p>83.44615</text:p>
          </table:table-cell>
          <table:table-cell office:value-type="float" office:value="1.1185" calcext:value-type="float">
            <text:p>1.1185</text:p>
          </table:table-cell>
        </table:table-row>
        <table:table-row table:style-name="ro1">
          <table:table-cell/>
          <table:table-cell office:value-type="float" office:value="85.72735" calcext:value-type="float">
            <text:p>85.72735</text:p>
          </table:table-cell>
          <table:table-cell office:value-type="float" office:value="84.29443" calcext:value-type="float">
            <text:p>84.29443</text:p>
          </table:table-cell>
          <table:table-cell office:value-type="float" office:value="1.43291" calcext:value-type="float">
            <text:p>1.43291</text:p>
          </table:table-cell>
        </table:table-row>
        <table:table-row table:style-name="ro1">
          <table:table-cell/>
          <table:table-cell office:value-type="float" office:value="85.35794" calcext:value-type="float">
            <text:p>85.35794</text:p>
          </table:table-cell>
          <table:table-cell office:value-type="float" office:value="81.58647" calcext:value-type="float">
            <text:p>81.58647</text:p>
          </table:table-cell>
          <table:table-cell office:value-type="float" office:value="3.77147" calcext:value-type="float">
            <text:p>3.77147</text:p>
          </table:table-cell>
        </table:table-row>
        <table:table-row table:style-name="ro1">
          <table:table-cell/>
          <table:table-cell office:value-type="float" office:value="84.07822" calcext:value-type="float">
            <text:p>84.07822</text:p>
          </table:table-cell>
          <table:table-cell office:value-type="float" office:value="84.44268" calcext:value-type="float">
            <text:p>84.44268</text:p>
          </table:table-cell>
          <table:table-cell office:value-type="float" office:value="-0.36446" calcext:value-type="float">
            <text:p>-0.36446</text:p>
          </table:table-cell>
        </table:table-row>
        <table:table-row table:style-name="ro1">
          <table:table-cell/>
          <table:table-cell office:value-type="float" office:value="85.61573" calcext:value-type="float">
            <text:p>85.61573</text:p>
          </table:table-cell>
          <table:table-cell office:value-type="float" office:value="84.53081" calcext:value-type="float">
            <text:p>84.53081</text:p>
          </table:table-cell>
          <table:table-cell office:value-type="float" office:value="1.08492" calcext:value-type="float">
            <text:p>1.08492</text:p>
          </table:table-cell>
        </table:table-row>
        <table:table-row table:style-name="ro1">
          <table:table-cell/>
          <table:table-cell office:value-type="float" office:value="84.86404" calcext:value-type="float">
            <text:p>84.86404</text:p>
          </table:table-cell>
          <table:table-cell office:value-type="float" office:value="83.93384" calcext:value-type="float">
            <text:p>83.93384</text:p>
          </table:table-cell>
          <table:table-cell office:value-type="float" office:value="0.9302" calcext:value-type="float">
            <text:p>0.9302</text:p>
          </table:table-cell>
        </table:table-row>
        <table:table-row table:style-name="ro1">
          <table:table-cell/>
          <table:table-cell office:value-type="float" office:value="84.66978" calcext:value-type="float">
            <text:p>84.66978</text:p>
          </table:table-cell>
          <table:table-cell office:value-type="float" office:value="82.62567" calcext:value-type="float">
            <text:p>82.62567</text:p>
          </table:table-cell>
          <table:table-cell office:value-type="float" office:value="2.04411" calcext:value-type="float">
            <text:p>2.04411</text:p>
          </table:table-cell>
        </table:table-row>
        <table:table-row table:style-name="ro1">
          <table:table-cell/>
          <table:table-cell office:value-type="float" office:value="85.02157" calcext:value-type="float">
            <text:p>85.02157</text:p>
          </table:table-cell>
          <table:table-cell office:value-type="float" office:value="86.71715" calcext:value-type="float">
            <text:p>86.71715</text:p>
          </table:table-cell>
          <table:table-cell office:value-type="float" office:value="-1.69557" calcext:value-type="float">
            <text:p>-1.69557</text:p>
          </table:table-cell>
        </table:table-row>
        <table:table-row table:style-name="ro1">
          <table:table-cell/>
          <table:table-cell office:value-type="float" office:value="83.78757" calcext:value-type="float">
            <text:p>83.78757</text:p>
          </table:table-cell>
          <table:table-cell office:value-type="float" office:value="83.99506" calcext:value-type="float">
            <text:p>83.99506</text:p>
          </table:table-cell>
          <table:table-cell office:value-type="float" office:value="-0.20749" calcext:value-type="float">
            <text:p>-0.20749</text:p>
          </table:table-cell>
        </table:table-row>
        <table:table-row table:style-name="ro1">
          <table:table-cell/>
          <table:table-cell office:value-type="float" office:value="84.32813" calcext:value-type="float">
            <text:p>84.32813</text:p>
          </table:table-cell>
          <table:table-cell office:value-type="float" office:value="84.219" calcext:value-type="float">
            <text:p>84.219</text:p>
          </table:table-cell>
          <table:table-cell office:value-type="float" office:value="0.10913" calcext:value-type="float">
            <text:p>0.10913</text:p>
          </table:table-cell>
        </table:table-row>
        <table:table-row table:style-name="ro1">
          <table:table-cell/>
          <table:table-cell office:value-type="float" office:value="84.35729" calcext:value-type="float">
            <text:p>84.35729</text:p>
          </table:table-cell>
          <table:table-cell office:value-type="float" office:value="86.11795" calcext:value-type="float">
            <text:p>86.11795</text:p>
          </table:table-cell>
          <table:table-cell office:value-type="float" office:value="-1.76065" calcext:value-type="float">
            <text:p>-1.76065</text:p>
          </table:table-cell>
        </table:table-row>
        <table:table-row table:style-name="ro1">
          <table:table-cell/>
          <table:table-cell office:value-type="float" office:value="84.64302" calcext:value-type="float">
            <text:p>84.64302</text:p>
          </table:table-cell>
          <table:table-cell office:value-type="float" office:value="82.84931" calcext:value-type="float">
            <text:p>82.84931</text:p>
          </table:table-cell>
          <table:table-cell office:value-type="float" office:value="1.79371" calcext:value-type="float">
            <text:p>1.79371</text:p>
          </table:table-cell>
        </table:table-row>
        <table:table-row table:style-name="ro1">
          <table:table-cell/>
          <table:table-cell office:value-type="float" office:value="85.08454" calcext:value-type="float">
            <text:p>85.08454</text:p>
          </table:table-cell>
          <table:table-cell office:value-type="float" office:value="82.62517" calcext:value-type="float">
            <text:p>82.62517</text:p>
          </table:table-cell>
          <table:table-cell office:value-type="float" office:value="2.45937" calcext:value-type="float">
            <text:p>2.45937</text:p>
          </table:table-cell>
        </table:table-row>
        <table:table-row table:style-name="ro1">
          <table:table-cell/>
          <table:table-cell office:value-type="float" office:value="84.44691" calcext:value-type="float">
            <text:p>84.44691</text:p>
          </table:table-cell>
          <table:table-cell office:value-type="float" office:value="83.5824" calcext:value-type="float">
            <text:p>83.5824</text:p>
          </table:table-cell>
          <table:table-cell office:value-type="float" office:value="0.86451" calcext:value-type="float">
            <text:p>0.86451</text:p>
          </table:table-cell>
        </table:table-row>
        <table:table-row table:style-name="ro1">
          <table:table-cell/>
          <table:table-cell office:value-type="float" office:value="85.77327" calcext:value-type="float">
            <text:p>85.77327</text:p>
          </table:table-cell>
          <table:table-cell office:value-type="float" office:value="84.61509" calcext:value-type="float">
            <text:p>84.61509</text:p>
          </table:table-cell>
          <table:table-cell office:value-type="float" office:value="1.15818" calcext:value-type="float">
            <text:p>1.15818</text:p>
          </table:table-cell>
        </table:table-row>
        <table:table-row table:style-name="ro1">
          <table:table-cell/>
          <table:table-cell office:value-type="float" office:value="85.07593" calcext:value-type="float">
            <text:p>85.07593</text:p>
          </table:table-cell>
          <table:table-cell office:value-type="float" office:value="85.19707" calcext:value-type="float">
            <text:p>85.19707</text:p>
          </table:table-cell>
          <table:table-cell office:value-type="float" office:value="-0.12114" calcext:value-type="float">
            <text:p>-0.12114</text:p>
          </table:table-cell>
        </table:table-row>
        <table:table-row table:style-name="ro1">
          <table:table-cell/>
          <table:table-cell office:value-type="float" office:value="85.47815" calcext:value-type="float">
            <text:p>85.47815</text:p>
          </table:table-cell>
          <table:table-cell office:value-type="float" office:value="83.10639" calcext:value-type="float">
            <text:p>83.10639</text:p>
          </table:table-cell>
          <table:table-cell office:value-type="float" office:value="2.37176" calcext:value-type="float">
            <text:p>2.37176</text:p>
          </table:table-cell>
        </table:table-row>
        <table:table-row table:style-name="ro1">
          <table:table-cell/>
          <table:table-cell office:value-type="float" office:value="85.13488" calcext:value-type="float">
            <text:p>85.13488</text:p>
          </table:table-cell>
          <table:table-cell office:value-type="float" office:value="85.51004" calcext:value-type="float">
            <text:p>85.51004</text:p>
          </table:table-cell>
          <table:table-cell office:value-type="float" office:value="-0.37516" calcext:value-type="float">
            <text:p>-0.37516</text:p>
          </table:table-cell>
        </table:table-row>
        <table:table-row table:style-name="ro1">
          <table:table-cell/>
          <table:table-cell office:value-type="float" office:value="84.91644" calcext:value-type="float">
            <text:p>84.91644</text:p>
          </table:table-cell>
          <table:table-cell office:value-type="float" office:value="86.39054" calcext:value-type="float">
            <text:p>86.39054</text:p>
          </table:table-cell>
          <table:table-cell office:value-type="float" office:value="-1.4741" calcext:value-type="float">
            <text:p>-1.4741</text:p>
          </table:table-cell>
        </table:table-row>
        <table:table-row table:style-name="ro1">
          <table:table-cell/>
          <table:table-cell office:value-type="float" office:value="84.43937" calcext:value-type="float">
            <text:p>84.43937</text:p>
          </table:table-cell>
          <table:table-cell office:value-type="float" office:value="84.77425" calcext:value-type="float">
            <text:p>84.77425</text:p>
          </table:table-cell>
          <table:table-cell office:value-type="float" office:value="-0.33489" calcext:value-type="float">
            <text:p>-0.33489</text:p>
          </table:table-cell>
        </table:table-row>
        <table:table-row table:style-name="ro1">
          <table:table-cell/>
          <table:table-cell office:value-type="float" office:value="84.45782" calcext:value-type="float">
            <text:p>84.45782</text:p>
          </table:table-cell>
          <table:table-cell office:value-type="float" office:value="85.38752" calcext:value-type="float">
            <text:p>85.38752</text:p>
          </table:table-cell>
          <table:table-cell office:value-type="float" office:value="-0.9297" calcext:value-type="float">
            <text:p>-0.9297</text:p>
          </table:table-cell>
        </table:table-row>
        <table:table-row table:style-name="ro1">
          <table:table-cell/>
          <table:table-cell office:value-type="float" office:value="83.80857" calcext:value-type="float">
            <text:p>83.80857</text:p>
          </table:table-cell>
          <table:table-cell office:value-type="float" office:value="84.09429" calcext:value-type="float">
            <text:p>84.09429</text:p>
          </table:table-cell>
          <table:table-cell office:value-type="float" office:value="-0.28572" calcext:value-type="float">
            <text:p>-0.28572</text:p>
          </table:table-cell>
        </table:table-row>
        <table:table-row table:style-name="ro1">
          <table:table-cell/>
          <table:table-cell office:value-type="float" office:value="84.6269" calcext:value-type="float">
            <text:p>84.6269</text:p>
          </table:table-cell>
          <table:table-cell office:value-type="float" office:value="83.43221" calcext:value-type="float">
            <text:p>83.43221</text:p>
          </table:table-cell>
          <table:table-cell office:value-type="float" office:value="1.19469" calcext:value-type="float">
            <text:p>1.19469</text:p>
          </table:table-cell>
        </table:table-row>
        <table:table-row table:style-name="ro1">
          <table:table-cell/>
          <table:table-cell office:value-type="float" office:value="84.40666" calcext:value-type="float">
            <text:p>84.40666</text:p>
          </table:table-cell>
          <table:table-cell office:value-type="float" office:value="85.06363" calcext:value-type="float">
            <text:p>85.06363</text:p>
          </table:table-cell>
          <table:table-cell office:value-type="float" office:value="-0.65696" calcext:value-type="float">
            <text:p>-0.65696</text:p>
          </table:table-cell>
        </table:table-row>
        <table:table-row table:style-name="ro1">
          <table:table-cell/>
          <table:table-cell office:value-type="float" office:value="83.53109" calcext:value-type="float">
            <text:p>83.53109</text:p>
          </table:table-cell>
          <table:table-cell office:value-type="float" office:value="82.63591" calcext:value-type="float">
            <text:p>82.63591</text:p>
          </table:table-cell>
          <table:table-cell office:value-type="float" office:value="0.89519" calcext:value-type="float">
            <text:p>0.89519</text:p>
          </table:table-cell>
        </table:table-row>
        <table:table-row table:style-name="ro1">
          <table:table-cell/>
          <table:table-cell office:value-type="float" office:value="85.13156" calcext:value-type="float">
            <text:p>85.13156</text:p>
          </table:table-cell>
          <table:table-cell office:value-type="float" office:value="86.63461" calcext:value-type="float">
            <text:p>86.63461</text:p>
          </table:table-cell>
          <table:table-cell office:value-type="float" office:value="-1.50305" calcext:value-type="float">
            <text:p>-1.50305</text:p>
          </table:table-cell>
        </table:table-row>
        <table:table-row table:style-name="ro1">
          <table:table-cell/>
          <table:table-cell office:value-type="float" office:value="85.74905" calcext:value-type="float">
            <text:p>85.74905</text:p>
          </table:table-cell>
          <table:table-cell office:value-type="float" office:value="84.55314" calcext:value-type="float">
            <text:p>84.55314</text:p>
          </table:table-cell>
          <table:table-cell office:value-type="float" office:value="1.19591" calcext:value-type="float">
            <text:p>1.19591</text:p>
          </table:table-cell>
        </table:table-row>
        <table:table-row table:style-name="ro1">
          <table:table-cell/>
          <table:table-cell office:value-type="float" office:value="84.65076" calcext:value-type="float">
            <text:p>84.65076</text:p>
          </table:table-cell>
          <table:table-cell office:value-type="float" office:value="83.46487" calcext:value-type="float">
            <text:p>83.46487</text:p>
          </table:table-cell>
          <table:table-cell office:value-type="float" office:value="1.18589" calcext:value-type="float">
            <text:p>1.18589</text:p>
          </table:table-cell>
        </table:table-row>
        <table:table-row table:style-name="ro1">
          <table:table-cell/>
          <table:table-cell office:value-type="float" office:value="84.46776" calcext:value-type="float">
            <text:p>84.46776</text:p>
          </table:table-cell>
          <table:table-cell office:value-type="float" office:value="82.76861" calcext:value-type="float">
            <text:p>82.76861</text:p>
          </table:table-cell>
          <table:table-cell office:value-type="float" office:value="1.69915" calcext:value-type="float">
            <text:p>1.69915</text:p>
          </table:table-cell>
        </table:table-row>
        <table:table-row table:style-name="ro1">
          <table:table-cell/>
          <table:table-cell office:value-type="float" office:value="85.43225" calcext:value-type="float">
            <text:p>85.43225</text:p>
          </table:table-cell>
          <table:table-cell office:value-type="float" office:value="85.27105" calcext:value-type="float">
            <text:p>85.27105</text:p>
          </table:table-cell>
          <table:table-cell office:value-type="float" office:value="0.16119" calcext:value-type="float">
            <text:p>0.16119</text:p>
          </table:table-cell>
        </table:table-row>
        <table:table-row table:style-name="ro1">
          <table:table-cell/>
          <table:table-cell office:value-type="float" office:value="85.77973" calcext:value-type="float">
            <text:p>85.77973</text:p>
          </table:table-cell>
          <table:table-cell office:value-type="float" office:value="84.5172" calcext:value-type="float">
            <text:p>84.5172</text:p>
          </table:table-cell>
          <table:table-cell office:value-type="float" office:value="1.26252" calcext:value-type="float">
            <text:p>1.26252</text:p>
          </table:table-cell>
        </table:table-row>
        <table:table-row table:style-name="ro1">
          <table:table-cell/>
          <table:table-cell office:value-type="float" office:value="85.31728" calcext:value-type="float">
            <text:p>85.31728</text:p>
          </table:table-cell>
          <table:table-cell office:value-type="float" office:value="86.15703" calcext:value-type="float">
            <text:p>86.15703</text:p>
          </table:table-cell>
          <table:table-cell office:value-type="float" office:value="-0.83976" calcext:value-type="float">
            <text:p>-0.83976</text:p>
          </table:table-cell>
        </table:table-row>
        <table:table-row table:style-name="ro1">
          <table:table-cell/>
          <table:table-cell office:value-type="float" office:value="84.8632" calcext:value-type="float">
            <text:p>84.8632</text:p>
          </table:table-cell>
          <table:table-cell office:value-type="float" office:value="86.24404" calcext:value-type="float">
            <text:p>86.24404</text:p>
          </table:table-cell>
          <table:table-cell office:value-type="float" office:value="-1.38084" calcext:value-type="float">
            <text:p>-1.38084</text:p>
          </table:table-cell>
        </table:table-row>
        <table:table-row table:style-name="ro1">
          <table:table-cell/>
          <table:table-cell office:value-type="float" office:value="85.92894" calcext:value-type="float">
            <text:p>85.92894</text:p>
          </table:table-cell>
          <table:table-cell office:value-type="float" office:value="84.14733" calcext:value-type="float">
            <text:p>84.14733</text:p>
          </table:table-cell>
          <table:table-cell office:value-type="float" office:value="1.78161" calcext:value-type="float">
            <text:p>1.78161</text:p>
          </table:table-cell>
        </table:table-row>
        <table:table-row table:style-name="ro1">
          <table:table-cell/>
          <table:table-cell office:value-type="float" office:value="84.4715" calcext:value-type="float">
            <text:p>84.4715</text:p>
          </table:table-cell>
          <table:table-cell office:value-type="float" office:value="86.19106" calcext:value-type="float">
            <text:p>86.19106</text:p>
          </table:table-cell>
          <table:table-cell office:value-type="float" office:value="-1.71956" calcext:value-type="float">
            <text:p>-1.71956</text:p>
          </table:table-cell>
        </table:table-row>
        <table:table-row table:style-name="ro1">
          <table:table-cell/>
          <table:table-cell office:value-type="float" office:value="85.05359" calcext:value-type="float">
            <text:p>85.05359</text:p>
          </table:table-cell>
          <table:table-cell office:value-type="float" office:value="86.76558" calcext:value-type="float">
            <text:p>86.76558</text:p>
          </table:table-cell>
          <table:table-cell office:value-type="float" office:value="-1.71199" calcext:value-type="float">
            <text:p>-1.71199</text:p>
          </table:table-cell>
        </table:table-row>
        <table:table-row table:style-name="ro1">
          <table:table-cell/>
          <table:table-cell office:value-type="float" office:value="84.88092" calcext:value-type="float">
            <text:p>84.88092</text:p>
          </table:table-cell>
          <table:table-cell office:value-type="float" office:value="85.5781" calcext:value-type="float">
            <text:p>85.5781</text:p>
          </table:table-cell>
          <table:table-cell office:value-type="float" office:value="-0.69718" calcext:value-type="float">
            <text:p>-0.69718</text:p>
          </table:table-cell>
        </table:table-row>
        <table:table-row table:style-name="ro1">
          <table:table-cell/>
          <table:table-cell office:value-type="float" office:value="85.19421" calcext:value-type="float">
            <text:p>85.19421</text:p>
          </table:table-cell>
          <table:table-cell office:value-type="float" office:value="83.71716" calcext:value-type="float">
            <text:p>83.71716</text:p>
          </table:table-cell>
          <table:table-cell office:value-type="float" office:value="1.47705" calcext:value-type="float">
            <text:p>1.47705</text:p>
          </table:table-cell>
        </table:table-row>
        <table:table-row table:style-name="ro1">
          <table:table-cell/>
          <table:table-cell office:value-type="float" office:value="85.38216" calcext:value-type="float">
            <text:p>85.38216</text:p>
          </table:table-cell>
          <table:table-cell office:value-type="float" office:value="85.27764" calcext:value-type="float">
            <text:p>85.27764</text:p>
          </table:table-cell>
          <table:table-cell office:value-type="float" office:value="0.10452" calcext:value-type="float">
            <text:p>0.10452</text:p>
          </table:table-cell>
        </table:table-row>
        <table:table-row table:style-name="ro1">
          <table:table-cell/>
          <table:table-cell office:value-type="float" office:value="85.11155" calcext:value-type="float">
            <text:p>85.11155</text:p>
          </table:table-cell>
          <table:table-cell office:value-type="float" office:value="84.2206" calcext:value-type="float">
            <text:p>84.2206</text:p>
          </table:table-cell>
          <table:table-cell office:value-type="float" office:value="0.89095" calcext:value-type="float">
            <text:p>0.89095</text:p>
          </table:table-cell>
        </table:table-row>
        <table:table-row table:style-name="ro1">
          <table:table-cell/>
          <table:table-cell office:value-type="float" office:value="84.66448" calcext:value-type="float">
            <text:p>84.66448</text:p>
          </table:table-cell>
          <table:table-cell office:value-type="float" office:value="85.10293" calcext:value-type="float">
            <text:p>85.10293</text:p>
          </table:table-cell>
          <table:table-cell office:value-type="float" office:value="-0.43846" calcext:value-type="float">
            <text:p>-0.43846</text:p>
          </table:table-cell>
        </table:table-row>
        <table:table-row table:style-name="ro1">
          <table:table-cell/>
          <table:table-cell office:value-type="float" office:value="84.14968" calcext:value-type="float">
            <text:p>84.14968</text:p>
          </table:table-cell>
          <table:table-cell office:value-type="float" office:value="84.05554" calcext:value-type="float">
            <text:p>84.05554</text:p>
          </table:table-cell>
          <table:table-cell office:value-type="float" office:value="0.09414" calcext:value-type="float">
            <text:p>0.09414</text:p>
          </table:table-cell>
        </table:table-row>
        <table:table-row table:style-name="ro1">
          <table:table-cell/>
          <table:table-cell office:value-type="float" office:value="83.91362" calcext:value-type="float">
            <text:p>83.91362</text:p>
          </table:table-cell>
          <table:table-cell office:value-type="float" office:value="84.56091" calcext:value-type="float">
            <text:p>84.56091</text:p>
          </table:table-cell>
          <table:table-cell office:value-type="float" office:value="-0.64729" calcext:value-type="float">
            <text:p>-0.64729</text:p>
          </table:table-cell>
        </table:table-row>
        <table:table-row table:style-name="ro1">
          <table:table-cell/>
          <table:table-cell office:value-type="float" office:value="83.98121" calcext:value-type="float">
            <text:p>83.98121</text:p>
          </table:table-cell>
          <table:table-cell office:value-type="float" office:value="83.26444" calcext:value-type="float">
            <text:p>83.26444</text:p>
          </table:table-cell>
          <table:table-cell office:value-type="float" office:value="0.71678" calcext:value-type="float">
            <text:p>0.71678</text:p>
          </table:table-cell>
        </table:table-row>
        <table:table-row table:style-name="ro1">
          <table:table-cell/>
          <table:table-cell office:value-type="float" office:value="85.02174" calcext:value-type="float">
            <text:p>85.02174</text:p>
          </table:table-cell>
          <table:table-cell office:value-type="float" office:value="84.94253" calcext:value-type="float">
            <text:p>84.94253</text:p>
          </table:table-cell>
          <table:table-cell office:value-type="float" office:value="0.07921" calcext:value-type="float">
            <text:p>0.07921</text:p>
          </table:table-cell>
        </table:table-row>
        <table:table-row table:style-name="ro1">
          <table:table-cell/>
          <table:table-cell office:value-type="float" office:value="85.27575" calcext:value-type="float">
            <text:p>85.27575</text:p>
          </table:table-cell>
          <table:table-cell office:value-type="float" office:value="84.24239" calcext:value-type="float">
            <text:p>84.24239</text:p>
          </table:table-cell>
          <table:table-cell office:value-type="float" office:value="1.03336" calcext:value-type="float">
            <text:p>1.03336</text:p>
          </table:table-cell>
        </table:table-row>
        <table:table-row table:style-name="ro1">
          <table:table-cell/>
          <table:table-cell office:value-type="float" office:value="85.15572" calcext:value-type="float">
            <text:p>85.15572</text:p>
          </table:table-cell>
          <table:table-cell office:value-type="float" office:value="86.22948" calcext:value-type="float">
            <text:p>86.22948</text:p>
          </table:table-cell>
          <table:table-cell office:value-type="float" office:value="-1.07376" calcext:value-type="float">
            <text:p>-1.07376</text:p>
          </table:table-cell>
        </table:table-row>
        <table:table-row table:style-name="ro1">
          <table:table-cell/>
          <table:table-cell office:value-type="float" office:value="84.56671" calcext:value-type="float">
            <text:p>84.56671</text:p>
          </table:table-cell>
          <table:table-cell office:value-type="float" office:value="85.99028" calcext:value-type="float">
            <text:p>85.99028</text:p>
          </table:table-cell>
          <table:table-cell office:value-type="float" office:value="-1.42357" calcext:value-type="float">
            <text:p>-1.42357</text:p>
          </table:table-cell>
        </table:table-row>
        <table:table-row table:style-name="ro1">
          <table:table-cell/>
          <table:table-cell office:value-type="float" office:value="85.18491" calcext:value-type="float">
            <text:p>85.18491</text:p>
          </table:table-cell>
          <table:table-cell office:value-type="float" office:value="83.93289" calcext:value-type="float">
            <text:p>83.93289</text:p>
          </table:table-cell>
          <table:table-cell office:value-type="float" office:value="1.25201" calcext:value-type="float">
            <text:p>1.25201</text:p>
          </table:table-cell>
        </table:table-row>
        <table:table-row table:style-name="ro1">
          <table:table-cell/>
          <table:table-cell office:value-type="float" office:value="84.71729" calcext:value-type="float">
            <text:p>84.71729</text:p>
          </table:table-cell>
          <table:table-cell office:value-type="float" office:value="83.96442" calcext:value-type="float">
            <text:p>83.96442</text:p>
          </table:table-cell>
          <table:table-cell office:value-type="float" office:value="0.75287" calcext:value-type="float">
            <text:p>0.75287</text:p>
          </table:table-cell>
        </table:table-row>
        <table:table-row table:style-name="ro1">
          <table:table-cell/>
          <table:table-cell office:value-type="float" office:value="84.17204" calcext:value-type="float">
            <text:p>84.17204</text:p>
          </table:table-cell>
          <table:table-cell office:value-type="float" office:value="85.53634" calcext:value-type="float">
            <text:p>85.53634</text:p>
          </table:table-cell>
          <table:table-cell office:value-type="float" office:value="-1.3643" calcext:value-type="float">
            <text:p>-1.3643</text:p>
          </table:table-cell>
        </table:table-row>
        <table:table-row table:style-name="ro1">
          <table:table-cell/>
          <table:table-cell office:value-type="float" office:value="85.17517" calcext:value-type="float">
            <text:p>85.17517</text:p>
          </table:table-cell>
          <table:table-cell office:value-type="float" office:value="86.22619" calcext:value-type="float">
            <text:p>86.22619</text:p>
          </table:table-cell>
          <table:table-cell office:value-type="float" office:value="-1.05101" calcext:value-type="float">
            <text:p>-1.05101</text:p>
          </table:table-cell>
        </table:table-row>
        <table:table-row table:style-name="ro1">
          <table:table-cell/>
          <table:table-cell office:value-type="float" office:value="85.33078" calcext:value-type="float">
            <text:p>85.33078</text:p>
          </table:table-cell>
          <table:table-cell office:value-type="float" office:value="85.43276" calcext:value-type="float">
            <text:p>85.43276</text:p>
          </table:table-cell>
          <table:table-cell office:value-type="float" office:value="-0.10198" calcext:value-type="float">
            <text:p>-0.10198</text:p>
          </table:table-cell>
        </table:table-row>
        <table:table-row table:style-name="ro1">
          <table:table-cell/>
          <table:table-cell office:value-type="float" office:value="84.56339" calcext:value-type="float">
            <text:p>84.56339</text:p>
          </table:table-cell>
          <table:table-cell office:value-type="float" office:value="85.59255" calcext:value-type="float">
            <text:p>85.59255</text:p>
          </table:table-cell>
          <table:table-cell office:value-type="float" office:value="-1.02916" calcext:value-type="float">
            <text:p>-1.02916</text:p>
          </table:table-cell>
        </table:table-row>
        <table:table-row table:style-name="ro1">
          <table:table-cell/>
          <table:table-cell office:value-type="float" office:value="85.51479" calcext:value-type="float">
            <text:p>85.51479</text:p>
          </table:table-cell>
          <table:table-cell office:value-type="float" office:value="85.46803" calcext:value-type="float">
            <text:p>85.46803</text:p>
          </table:table-cell>
          <table:table-cell office:value-type="float" office:value="0.04676" calcext:value-type="float">
            <text:p>0.04676</text:p>
          </table:table-cell>
        </table:table-row>
        <table:table-row table:style-name="ro1">
          <table:table-cell/>
          <table:table-cell office:value-type="float" office:value="85.24286" calcext:value-type="float">
            <text:p>85.24286</text:p>
          </table:table-cell>
          <table:table-cell office:value-type="float" office:value="84.20476" calcext:value-type="float">
            <text:p>84.20476</text:p>
          </table:table-cell>
          <table:table-cell office:value-type="float" office:value="1.0381" calcext:value-type="float">
            <text:p>1.0381</text:p>
          </table:table-cell>
        </table:table-row>
        <table:table-row table:style-name="ro1">
          <table:table-cell/>
          <table:table-cell office:value-type="float" office:value="86.08427" calcext:value-type="float">
            <text:p>86.08427</text:p>
          </table:table-cell>
          <table:table-cell office:value-type="float" office:value="83.00951" calcext:value-type="float">
            <text:p>83.00951</text:p>
          </table:table-cell>
          <table:table-cell office:value-type="float" office:value="3.07476" calcext:value-type="float">
            <text:p>3.07476</text:p>
          </table:table-cell>
        </table:table-row>
        <table:table-row table:style-name="ro1">
          <table:table-cell/>
          <table:table-cell office:value-type="float" office:value="84.73703" calcext:value-type="float">
            <text:p>84.73703</text:p>
          </table:table-cell>
          <table:table-cell office:value-type="float" office:value="86.66623" calcext:value-type="float">
            <text:p>86.66623</text:p>
          </table:table-cell>
          <table:table-cell office:value-type="float" office:value="-1.9292" calcext:value-type="float">
            <text:p>-1.9292</text:p>
          </table:table-cell>
        </table:table-row>
        <table:table-row table:style-name="ro1">
          <table:table-cell/>
          <table:table-cell office:value-type="float" office:value="84.74938" calcext:value-type="float">
            <text:p>84.74938</text:p>
          </table:table-cell>
          <table:table-cell office:value-type="float" office:value="83.82732" calcext:value-type="float">
            <text:p>83.82732</text:p>
          </table:table-cell>
          <table:table-cell office:value-type="float" office:value="0.92206" calcext:value-type="float">
            <text:p>0.92206</text:p>
          </table:table-cell>
        </table:table-row>
        <table:table-row table:style-name="ro1">
          <table:table-cell/>
          <table:table-cell office:value-type="float" office:value="84.76148" calcext:value-type="float">
            <text:p>84.76148</text:p>
          </table:table-cell>
          <table:table-cell office:value-type="float" office:value="86.54498" calcext:value-type="float">
            <text:p>86.54498</text:p>
          </table:table-cell>
          <table:table-cell office:value-type="float" office:value="-1.78349" calcext:value-type="float">
            <text:p>-1.78349</text:p>
          </table:table-cell>
        </table:table-row>
        <table:table-row table:style-name="ro1">
          <table:table-cell/>
          <table:table-cell office:value-type="float" office:value="85.02636" calcext:value-type="float">
            <text:p>85.02636</text:p>
          </table:table-cell>
          <table:table-cell office:value-type="float" office:value="84.98432" calcext:value-type="float">
            <text:p>84.98432</text:p>
          </table:table-cell>
          <table:table-cell office:value-type="float" office:value="0.04204" calcext:value-type="float">
            <text:p>0.04204</text:p>
          </table:table-cell>
        </table:table-row>
        <table:table-row table:style-name="ro1">
          <table:table-cell/>
          <table:table-cell office:value-type="float" office:value="85.08471" calcext:value-type="float">
            <text:p>85.08471</text:p>
          </table:table-cell>
          <table:table-cell office:value-type="float" office:value="85.97198" calcext:value-type="float">
            <text:p>85.97198</text:p>
          </table:table-cell>
          <table:table-cell office:value-type="float" office:value="-0.88727" calcext:value-type="float">
            <text:p>-0.88727</text:p>
          </table:table-cell>
        </table:table-row>
        <table:table-row table:style-name="ro1">
          <table:table-cell/>
          <table:table-cell office:value-type="float" office:value="85.01062" calcext:value-type="float">
            <text:p>85.01062</text:p>
          </table:table-cell>
          <table:table-cell office:value-type="float" office:value="84.54203" calcext:value-type="float">
            <text:p>84.54203</text:p>
          </table:table-cell>
          <table:table-cell office:value-type="float" office:value="0.46859" calcext:value-type="float">
            <text:p>0.46859</text:p>
          </table:table-cell>
        </table:table-row>
        <table:table-row table:style-name="ro1">
          <table:table-cell/>
          <table:table-cell office:value-type="float" office:value="84.08868" calcext:value-type="float">
            <text:p>84.08868</text:p>
          </table:table-cell>
          <table:table-cell office:value-type="float" office:value="85.2516" calcext:value-type="float">
            <text:p>85.2516</text:p>
          </table:table-cell>
          <table:table-cell office:value-type="float" office:value="-1.16292" calcext:value-type="float">
            <text:p>-1.16292</text:p>
          </table:table-cell>
        </table:table-row>
        <table:table-row table:style-name="ro1">
          <table:table-cell/>
          <table:table-cell office:value-type="float" office:value="85.21379" calcext:value-type="float">
            <text:p>85.21379</text:p>
          </table:table-cell>
          <table:table-cell office:value-type="float" office:value="81.34537" calcext:value-type="float">
            <text:p>81.34537</text:p>
          </table:table-cell>
          <table:table-cell office:value-type="float" office:value="3.86842" calcext:value-type="float">
            <text:p>3.86842</text:p>
          </table:table-cell>
        </table:table-row>
        <table:table-row table:style-name="ro1">
          <table:table-cell/>
          <table:table-cell office:value-type="float" office:value="84.71188" calcext:value-type="float">
            <text:p>84.71188</text:p>
          </table:table-cell>
          <table:table-cell office:value-type="float" office:value="85.10112" calcext:value-type="float">
            <text:p>85.10112</text:p>
          </table:table-cell>
          <table:table-cell office:value-type="float" office:value="-0.38924" calcext:value-type="float">
            <text:p>-0.38924</text:p>
          </table:table-cell>
        </table:table-row>
        <table:table-row table:style-name="ro1">
          <table:table-cell/>
          <table:table-cell office:value-type="float" office:value="85.77988" calcext:value-type="float">
            <text:p>85.77988</text:p>
          </table:table-cell>
          <table:table-cell office:value-type="float" office:value="83.91847" calcext:value-type="float">
            <text:p>83.91847</text:p>
          </table:table-cell>
          <table:table-cell office:value-type="float" office:value="1.86141" calcext:value-type="float">
            <text:p>1.86141</text:p>
          </table:table-cell>
        </table:table-row>
        <table:table-row table:style-name="ro1">
          <table:table-cell/>
          <table:table-cell office:value-type="float" office:value="84.80344" calcext:value-type="float">
            <text:p>84.80344</text:p>
          </table:table-cell>
          <table:table-cell office:value-type="float" office:value="84.30974" calcext:value-type="float">
            <text:p>84.30974</text:p>
          </table:table-cell>
          <table:table-cell office:value-type="float" office:value="0.4937" calcext:value-type="float">
            <text:p>0.4937</text:p>
          </table:table-cell>
        </table:table-row>
        <table:table-row table:style-name="ro1">
          <table:table-cell/>
          <table:table-cell office:value-type="float" office:value="84.86334" calcext:value-type="float">
            <text:p>84.86334</text:p>
          </table:table-cell>
          <table:table-cell office:value-type="float" office:value="85.06764" calcext:value-type="float">
            <text:p>85.06764</text:p>
          </table:table-cell>
          <table:table-cell office:value-type="float" office:value="-0.20431" calcext:value-type="float">
            <text:p>-0.20431</text:p>
          </table:table-cell>
        </table:table-row>
        <table:table-row table:style-name="ro1">
          <table:table-cell/>
          <table:table-cell office:value-type="float" office:value="84.95276" calcext:value-type="float">
            <text:p>84.95276</text:p>
          </table:table-cell>
          <table:table-cell office:value-type="float" office:value="85.51847" calcext:value-type="float">
            <text:p>85.51847</text:p>
          </table:table-cell>
          <table:table-cell office:value-type="float" office:value="-0.56572" calcext:value-type="float">
            <text:p>-0.56572</text:p>
          </table:table-cell>
        </table:table-row>
        <table:table-row table:style-name="ro1">
          <table:table-cell/>
          <table:table-cell office:value-type="float" office:value="85.6567" calcext:value-type="float">
            <text:p>85.6567</text:p>
          </table:table-cell>
          <table:table-cell office:value-type="float" office:value="85.28476" calcext:value-type="float">
            <text:p>85.28476</text:p>
          </table:table-cell>
          <table:table-cell office:value-type="float" office:value="0.37194" calcext:value-type="float">
            <text:p>0.37194</text:p>
          </table:table-cell>
        </table:table-row>
        <table:table-row table:style-name="ro1">
          <table:table-cell/>
          <table:table-cell office:value-type="float" office:value="85.06494" calcext:value-type="float">
            <text:p>85.06494</text:p>
          </table:table-cell>
          <table:table-cell office:value-type="float" office:value="83.76374" calcext:value-type="float">
            <text:p>83.76374</text:p>
          </table:table-cell>
          <table:table-cell office:value-type="float" office:value="1.3012" calcext:value-type="float">
            <text:p>1.3012</text:p>
          </table:table-cell>
        </table:table-row>
        <table:table-row table:style-name="ro1">
          <table:table-cell/>
          <table:table-cell office:value-type="float" office:value="85.24897" calcext:value-type="float">
            <text:p>85.24897</text:p>
          </table:table-cell>
          <table:table-cell office:value-type="float" office:value="83.6546" calcext:value-type="float">
            <text:p>83.6546</text:p>
          </table:table-cell>
          <table:table-cell office:value-type="float" office:value="1.59437" calcext:value-type="float">
            <text:p>1.59437</text:p>
          </table:table-cell>
        </table:table-row>
        <table:table-row table:style-name="ro1">
          <table:table-cell/>
          <table:table-cell office:value-type="float" office:value="85.14832" calcext:value-type="float">
            <text:p>85.14832</text:p>
          </table:table-cell>
          <table:table-cell office:value-type="float" office:value="83.45184" calcext:value-type="float">
            <text:p>83.45184</text:p>
          </table:table-cell>
          <table:table-cell office:value-type="float" office:value="1.69648" calcext:value-type="float">
            <text:p>1.69648</text:p>
          </table:table-cell>
        </table:table-row>
        <table:table-row table:style-name="ro1">
          <table:table-cell/>
          <table:table-cell office:value-type="float" office:value="85.70644" calcext:value-type="float">
            <text:p>85.70644</text:p>
          </table:table-cell>
          <table:table-cell office:value-type="float" office:value="84.49858" calcext:value-type="float">
            <text:p>84.49858</text:p>
          </table:table-cell>
          <table:table-cell office:value-type="float" office:value="1.20786" calcext:value-type="float">
            <text:p>1.20786</text:p>
          </table:table-cell>
        </table:table-row>
        <table:table-row table:style-name="ro1">
          <table:table-cell/>
          <table:table-cell office:value-type="float" office:value="84.43359" calcext:value-type="float">
            <text:p>84.43359</text:p>
          </table:table-cell>
          <table:table-cell office:value-type="float" office:value="84.16988" calcext:value-type="float">
            <text:p>84.16988</text:p>
          </table:table-cell>
          <table:table-cell office:value-type="float" office:value="0.26371" calcext:value-type="float">
            <text:p>0.26371</text:p>
          </table:table-cell>
        </table:table-row>
        <table:table-row table:style-name="ro1">
          <table:table-cell/>
          <table:table-cell office:value-type="float" office:value="84.1293" calcext:value-type="float">
            <text:p>84.1293</text:p>
          </table:table-cell>
          <table:table-cell office:value-type="float" office:value="84.76053" calcext:value-type="float">
            <text:p>84.76053</text:p>
          </table:table-cell>
          <table:table-cell office:value-type="float" office:value="-0.63123" calcext:value-type="float">
            <text:p>-0.63123</text:p>
          </table:table-cell>
        </table:table-row>
        <table:table-row table:style-name="ro1">
          <table:table-cell/>
          <table:table-cell office:value-type="float" office:value="83.77476" calcext:value-type="float">
            <text:p>83.77476</text:p>
          </table:table-cell>
          <table:table-cell office:value-type="float" office:value="83.26918" calcext:value-type="float">
            <text:p>83.26918</text:p>
          </table:table-cell>
          <table:table-cell office:value-type="float" office:value="0.50558" calcext:value-type="float">
            <text:p>0.50558</text:p>
          </table:table-cell>
        </table:table-row>
        <table:table-row table:style-name="ro1">
          <table:table-cell/>
          <table:table-cell office:value-type="float" office:value="84.86715" calcext:value-type="float">
            <text:p>84.86715</text:p>
          </table:table-cell>
          <table:table-cell office:value-type="float" office:value="86.73228" calcext:value-type="float">
            <text:p>86.73228</text:p>
          </table:table-cell>
          <table:table-cell office:value-type="float" office:value="-1.86513" calcext:value-type="float">
            <text:p>-1.86513</text:p>
          </table:table-cell>
        </table:table-row>
        <table:table-row table:style-name="ro1">
          <table:table-cell/>
          <table:table-cell office:value-type="float" office:value="85.02454" calcext:value-type="float">
            <text:p>85.02454</text:p>
          </table:table-cell>
          <table:table-cell office:value-type="float" office:value="85.15506" calcext:value-type="float">
            <text:p>85.15506</text:p>
          </table:table-cell>
          <table:table-cell office:value-type="float" office:value="-0.13052" calcext:value-type="float">
            <text:p>-0.13052</text:p>
          </table:table-cell>
        </table:table-row>
        <table:table-row table:style-name="ro1">
          <table:table-cell/>
          <table:table-cell office:value-type="float" office:value="85.07307" calcext:value-type="float">
            <text:p>85.07307</text:p>
          </table:table-cell>
          <table:table-cell office:value-type="float" office:value="85.82057" calcext:value-type="float">
            <text:p>85.82057</text:p>
          </table:table-cell>
          <table:table-cell office:value-type="float" office:value="-0.7475" calcext:value-type="float">
            <text:p>-0.7475</text:p>
          </table:table-cell>
        </table:table-row>
        <table:table-row table:style-name="ro1">
          <table:table-cell/>
          <table:table-cell office:value-type="float" office:value="85.73832" calcext:value-type="float">
            <text:p>85.73832</text:p>
          </table:table-cell>
          <table:table-cell office:value-type="float" office:value="83.97152" calcext:value-type="float">
            <text:p>83.97152</text:p>
          </table:table-cell>
          <table:table-cell office:value-type="float" office:value="1.7668" calcext:value-type="float">
            <text:p>1.7668</text:p>
          </table:table-cell>
        </table:table-row>
        <table:table-row table:style-name="ro1">
          <table:table-cell/>
          <table:table-cell office:value-type="float" office:value="84.93361" calcext:value-type="float">
            <text:p>84.93361</text:p>
          </table:table-cell>
          <table:table-cell office:value-type="float" office:value="85.67222" calcext:value-type="float">
            <text:p>85.67222</text:p>
          </table:table-cell>
          <table:table-cell office:value-type="float" office:value="-0.73861" calcext:value-type="float">
            <text:p>-0.73861</text:p>
          </table:table-cell>
        </table:table-row>
        <table:table-row table:style-name="ro1">
          <table:table-cell/>
          <table:table-cell office:value-type="float" office:value="83.91115" calcext:value-type="float">
            <text:p>83.91115</text:p>
          </table:table-cell>
          <table:table-cell office:value-type="float" office:value="84.77928" calcext:value-type="float">
            <text:p>84.77928</text:p>
          </table:table-cell>
          <table:table-cell office:value-type="float" office:value="-0.86813" calcext:value-type="float">
            <text:p>-0.86813</text:p>
          </table:table-cell>
        </table:table-row>
        <table:table-row table:style-name="ro1">
          <table:table-cell/>
          <table:table-cell office:value-type="float" office:value="83.88509" calcext:value-type="float">
            <text:p>83.88509</text:p>
          </table:table-cell>
          <table:table-cell office:value-type="float" office:value="83.81607" calcext:value-type="float">
            <text:p>83.81607</text:p>
          </table:table-cell>
          <table:table-cell office:value-type="float" office:value="0.06903" calcext:value-type="float">
            <text:p>0.06903</text:p>
          </table:table-cell>
        </table:table-row>
        <table:table-row table:style-name="ro1">
          <table:table-cell/>
          <table:table-cell office:value-type="float" office:value="84.20928" calcext:value-type="float">
            <text:p>84.20928</text:p>
          </table:table-cell>
          <table:table-cell office:value-type="float" office:value="84.38111" calcext:value-type="float">
            <text:p>84.38111</text:p>
          </table:table-cell>
          <table:table-cell office:value-type="float" office:value="-0.17182" calcext:value-type="float">
            <text:p>-0.17182</text:p>
          </table:table-cell>
        </table:table-row>
        <table:table-row table:style-name="ro1">
          <table:table-cell/>
          <table:table-cell office:value-type="float" office:value="84.927" calcext:value-type="float">
            <text:p>84.927</text:p>
          </table:table-cell>
          <table:table-cell office:value-type="float" office:value="84.50663" calcext:value-type="float">
            <text:p>84.50663</text:p>
          </table:table-cell>
          <table:table-cell office:value-type="float" office:value="0.42037" calcext:value-type="float">
            <text:p>0.42037</text:p>
          </table:table-cell>
        </table:table-row>
        <table:table-row table:style-name="ro1">
          <table:table-cell/>
          <table:table-cell office:value-type="float" office:value="84.74798" calcext:value-type="float">
            <text:p>84.74798</text:p>
          </table:table-cell>
          <table:table-cell office:value-type="float" office:value="83.10363" calcext:value-type="float">
            <text:p>83.10363</text:p>
          </table:table-cell>
          <table:table-cell office:value-type="float" office:value="1.64435" calcext:value-type="float">
            <text:p>1.64435</text:p>
          </table:table-cell>
        </table:table-row>
        <table:table-row table:style-name="ro1">
          <table:table-cell/>
          <table:table-cell office:value-type="float" office:value="85.54577" calcext:value-type="float">
            <text:p>85.54577</text:p>
          </table:table-cell>
          <table:table-cell office:value-type="float" office:value="85.84751" calcext:value-type="float">
            <text:p>85.84751</text:p>
          </table:table-cell>
          <table:table-cell office:value-type="float" office:value="-0.30174" calcext:value-type="float">
            <text:p>-0.30174</text:p>
          </table:table-cell>
        </table:table-row>
        <table:table-row table:style-name="ro1">
          <table:table-cell/>
          <table:table-cell office:value-type="float" office:value="85.53966" calcext:value-type="float">
            <text:p>85.53966</text:p>
          </table:table-cell>
          <table:table-cell office:value-type="float" office:value="84.55374" calcext:value-type="float">
            <text:p>84.55374</text:p>
          </table:table-cell>
          <table:table-cell office:value-type="float" office:value="0.98592" calcext:value-type="float">
            <text:p>0.98592</text:p>
          </table:table-cell>
        </table:table-row>
        <table:table-row table:style-name="ro1">
          <table:table-cell/>
          <table:table-cell office:value-type="float" office:value="84.95076" calcext:value-type="float">
            <text:p>84.95076</text:p>
          </table:table-cell>
          <table:table-cell office:value-type="float" office:value="86.16114" calcext:value-type="float">
            <text:p>86.16114</text:p>
          </table:table-cell>
          <table:table-cell office:value-type="float" office:value="-1.21038" calcext:value-type="float">
            <text:p>-1.21038</text:p>
          </table:table-cell>
        </table:table-row>
        <table:table-row table:style-name="ro1">
          <table:table-cell/>
          <table:table-cell office:value-type="float" office:value="84.68192" calcext:value-type="float">
            <text:p>84.68192</text:p>
          </table:table-cell>
          <table:table-cell office:value-type="float" office:value="85.50245" calcext:value-type="float">
            <text:p>85.50245</text:p>
          </table:table-cell>
          <table:table-cell office:value-type="float" office:value="-0.82054" calcext:value-type="float">
            <text:p>-0.82054</text:p>
          </table:table-cell>
        </table:table-row>
        <table:table-row table:style-name="ro1">
          <table:table-cell/>
          <table:table-cell office:value-type="float" office:value="84.79509" calcext:value-type="float">
            <text:p>84.79509</text:p>
          </table:table-cell>
          <table:table-cell office:value-type="float" office:value="84.33499" calcext:value-type="float">
            <text:p>84.33499</text:p>
          </table:table-cell>
          <table:table-cell office:value-type="float" office:value="0.4601" calcext:value-type="float">
            <text:p>0.4601</text:p>
          </table:table-cell>
        </table:table-row>
        <table:table-row table:style-name="ro1">
          <table:table-cell/>
          <table:table-cell office:value-type="float" office:value="86.00147" calcext:value-type="float">
            <text:p>86.00147</text:p>
          </table:table-cell>
          <table:table-cell office:value-type="float" office:value="82.757" calcext:value-type="float">
            <text:p>82.757</text:p>
          </table:table-cell>
          <table:table-cell office:value-type="float" office:value="3.24447" calcext:value-type="float">
            <text:p>3.24447</text:p>
          </table:table-cell>
        </table:table-row>
        <table:table-row table:style-name="ro1">
          <table:table-cell/>
          <table:table-cell office:value-type="float" office:value="84.7364" calcext:value-type="float">
            <text:p>84.7364</text:p>
          </table:table-cell>
          <table:table-cell office:value-type="float" office:value="84.45732" calcext:value-type="float">
            <text:p>84.45732</text:p>
          </table:table-cell>
          <table:table-cell office:value-type="float" office:value="0.27908" calcext:value-type="float">
            <text:p>0.27908</text:p>
          </table:table-cell>
        </table:table-row>
        <table:table-row table:style-name="ro1">
          <table:table-cell/>
          <table:table-cell office:value-type="float" office:value="83.9352" calcext:value-type="float">
            <text:p>83.9352</text:p>
          </table:table-cell>
          <table:table-cell office:value-type="float" office:value="84.47351" calcext:value-type="float">
            <text:p>84.47351</text:p>
          </table:table-cell>
          <table:table-cell office:value-type="float" office:value="-0.53831" calcext:value-type="float">
            <text:p>-0.53831</text:p>
          </table:table-cell>
        </table:table-row>
        <table:table-row table:style-name="ro1">
          <table:table-cell/>
          <table:table-cell office:value-type="float" office:value="85.52677" calcext:value-type="float">
            <text:p>85.52677</text:p>
          </table:table-cell>
          <table:table-cell office:value-type="float" office:value="85.33249" calcext:value-type="float">
            <text:p>85.33249</text:p>
          </table:table-cell>
          <table:table-cell office:value-type="float" office:value="0.19428" calcext:value-type="float">
            <text:p>0.19428</text:p>
          </table:table-cell>
        </table:table-row>
        <table:table-row table:style-name="ro1">
          <table:table-cell/>
          <table:table-cell office:value-type="float" office:value="85.04302" calcext:value-type="float">
            <text:p>85.04302</text:p>
          </table:table-cell>
          <table:table-cell office:value-type="float" office:value="82.90028" calcext:value-type="float">
            <text:p>82.90028</text:p>
          </table:table-cell>
          <table:table-cell office:value-type="float" office:value="2.14274" calcext:value-type="float">
            <text:p>2.14274</text:p>
          </table:table-cell>
        </table:table-row>
        <table:table-row table:style-name="ro1">
          <table:table-cell/>
          <table:table-cell office:value-type="float" office:value="85.05589" calcext:value-type="float">
            <text:p>85.05589</text:p>
          </table:table-cell>
          <table:table-cell office:value-type="float" office:value="86.23759" calcext:value-type="float">
            <text:p>86.23759</text:p>
          </table:table-cell>
          <table:table-cell office:value-type="float" office:value="-1.1817" calcext:value-type="float">
            <text:p>-1.1817</text:p>
          </table:table-cell>
        </table:table-row>
        <table:table-row table:style-name="ro1">
          <table:table-cell/>
          <table:table-cell office:value-type="float" office:value="85.14692" calcext:value-type="float">
            <text:p>85.14692</text:p>
          </table:table-cell>
          <table:table-cell office:value-type="float" office:value="82.10867" calcext:value-type="float">
            <text:p>82.10867</text:p>
          </table:table-cell>
          <table:table-cell office:value-type="float" office:value="3.03825" calcext:value-type="float">
            <text:p>3.03825</text:p>
          </table:table-cell>
        </table:table-row>
        <table:table-row table:style-name="ro1">
          <table:table-cell/>
          <table:table-cell office:value-type="float" office:value="86.17236" calcext:value-type="float">
            <text:p>86.17236</text:p>
          </table:table-cell>
          <table:table-cell office:value-type="float" office:value="82.49915" calcext:value-type="float">
            <text:p>82.49915</text:p>
          </table:table-cell>
          <table:table-cell office:value-type="float" office:value="3.67321" calcext:value-type="float">
            <text:p>3.67321</text:p>
          </table:table-cell>
        </table:table-row>
        <table:table-row table:style-name="ro1">
          <table:table-cell/>
          <table:table-cell office:value-type="float" office:value="84.7246" calcext:value-type="float">
            <text:p>84.7246</text:p>
          </table:table-cell>
          <table:table-cell office:value-type="float" office:value="83.18865" calcext:value-type="float">
            <text:p>83.18865</text:p>
          </table:table-cell>
          <table:table-cell office:value-type="float" office:value="1.53594" calcext:value-type="float">
            <text:p>1.53594</text:p>
          </table:table-cell>
        </table:table-row>
        <table:table-row table:style-name="ro1">
          <table:table-cell/>
          <table:table-cell office:value-type="float" office:value="85.1334" calcext:value-type="float">
            <text:p>85.1334</text:p>
          </table:table-cell>
          <table:table-cell office:value-type="float" office:value="83.17892" calcext:value-type="float">
            <text:p>83.17892</text:p>
          </table:table-cell>
          <table:table-cell office:value-type="float" office:value="1.95448" calcext:value-type="float">
            <text:p>1.95448</text:p>
          </table:table-cell>
        </table:table-row>
        <table:table-row table:style-name="ro1">
          <table:table-cell/>
          <table:table-cell office:value-type="float" office:value="85.34867" calcext:value-type="float">
            <text:p>85.34867</text:p>
          </table:table-cell>
          <table:table-cell office:value-type="float" office:value="84.31906" calcext:value-type="float">
            <text:p>84.31906</text:p>
          </table:table-cell>
          <table:table-cell office:value-type="float" office:value="1.0296" calcext:value-type="float">
            <text:p>1.0296</text:p>
          </table:table-cell>
        </table:table-row>
        <table:table-row table:style-name="ro1">
          <table:table-cell/>
          <table:table-cell office:value-type="float" office:value="84.23922" calcext:value-type="float">
            <text:p>84.23922</text:p>
          </table:table-cell>
          <table:table-cell office:value-type="float" office:value="84.06075" calcext:value-type="float">
            <text:p>84.06075</text:p>
          </table:table-cell>
          <table:table-cell office:value-type="float" office:value="0.17847" calcext:value-type="float">
            <text:p>0.17847</text:p>
          </table:table-cell>
        </table:table-row>
        <table:table-row table:style-name="ro1">
          <table:table-cell/>
          <table:table-cell office:value-type="float" office:value="85.09637" calcext:value-type="float">
            <text:p>85.09637</text:p>
          </table:table-cell>
          <table:table-cell office:value-type="float" office:value="83.84537" calcext:value-type="float">
            <text:p>83.84537</text:p>
          </table:table-cell>
          <table:table-cell office:value-type="float" office:value="1.25101" calcext:value-type="float">
            <text:p>1.25101</text:p>
          </table:table-cell>
        </table:table-row>
        <table:table-row table:style-name="ro1">
          <table:table-cell/>
          <table:table-cell office:value-type="float" office:value="84.07424" calcext:value-type="float">
            <text:p>84.07424</text:p>
          </table:table-cell>
          <table:table-cell office:value-type="float" office:value="82.43634" calcext:value-type="float">
            <text:p>82.43634</text:p>
          </table:table-cell>
          <table:table-cell office:value-type="float" office:value="1.63791" calcext:value-type="float">
            <text:p>1.63791</text:p>
          </table:table-cell>
        </table:table-row>
        <table:table-row table:style-name="ro1">
          <table:table-cell/>
          <table:table-cell office:value-type="float" office:value="85.78368" calcext:value-type="float">
            <text:p>85.78368</text:p>
          </table:table-cell>
          <table:table-cell office:value-type="float" office:value="84.50457" calcext:value-type="float">
            <text:p>84.50457</text:p>
          </table:table-cell>
          <table:table-cell office:value-type="float" office:value="1.27911" calcext:value-type="float">
            <text:p>1.27911</text:p>
          </table:table-cell>
        </table:table-row>
        <table:table-row table:style-name="ro1">
          <table:table-cell/>
          <table:table-cell office:value-type="float" office:value="84.2212" calcext:value-type="float">
            <text:p>84.2212</text:p>
          </table:table-cell>
          <table:table-cell office:value-type="float" office:value="85.56023" calcext:value-type="float">
            <text:p>85.56023</text:p>
          </table:table-cell>
          <table:table-cell office:value-type="float" office:value="-1.33903" calcext:value-type="float">
            <text:p>-1.33903</text:p>
          </table:table-cell>
        </table:table-row>
        <table:table-row table:style-name="ro1">
          <table:table-cell/>
          <table:table-cell office:value-type="float" office:value="84.25262" calcext:value-type="float">
            <text:p>84.25262</text:p>
          </table:table-cell>
          <table:table-cell office:value-type="float" office:value="85.11264" calcext:value-type="float">
            <text:p>85.11264</text:p>
          </table:table-cell>
          <table:table-cell office:value-type="float" office:value="-0.86002" calcext:value-type="float">
            <text:p>-0.86002</text:p>
          </table:table-cell>
        </table:table-row>
        <table:table-row table:style-name="ro1">
          <table:table-cell/>
          <table:table-cell office:value-type="float" office:value="84.56071" calcext:value-type="float">
            <text:p>84.56071</text:p>
          </table:table-cell>
          <table:table-cell office:value-type="float" office:value="82.17532" calcext:value-type="float">
            <text:p>82.17532</text:p>
          </table:table-cell>
          <table:table-cell office:value-type="float" office:value="2.38539" calcext:value-type="float">
            <text:p>2.38539</text:p>
          </table:table-cell>
        </table:table-row>
        <table:table-row table:style-name="ro1">
          <table:table-cell/>
          <table:table-cell office:value-type="float" office:value="84.62288" calcext:value-type="float">
            <text:p>84.62288</text:p>
          </table:table-cell>
          <table:table-cell office:value-type="float" office:value="84.64292" calcext:value-type="float">
            <text:p>84.64292</text:p>
          </table:table-cell>
          <table:table-cell office:value-type="float" office:value="-0.02004" calcext:value-type="float">
            <text:p>-0.02004</text:p>
          </table:table-cell>
        </table:table-row>
        <table:table-row table:style-name="ro1">
          <table:table-cell/>
          <table:table-cell office:value-type="float" office:value="85.64686" calcext:value-type="float">
            <text:p>85.64686</text:p>
          </table:table-cell>
          <table:table-cell office:value-type="float" office:value="84.13343" calcext:value-type="float">
            <text:p>84.13343</text:p>
          </table:table-cell>
          <table:table-cell office:value-type="float" office:value="1.51343" calcext:value-type="float">
            <text:p>1.51343</text:p>
          </table:table-cell>
        </table:table-row>
        <table:table-row table:style-name="ro1">
          <table:table-cell/>
          <table:table-cell office:value-type="float" office:value="84.78836" calcext:value-type="float">
            <text:p>84.78836</text:p>
          </table:table-cell>
          <table:table-cell office:value-type="float" office:value="84.62751" calcext:value-type="float">
            <text:p>84.62751</text:p>
          </table:table-cell>
          <table:table-cell office:value-type="float" office:value="0.16084" calcext:value-type="float">
            <text:p>0.16084</text:p>
          </table:table-cell>
        </table:table-row>
        <table:table-row table:style-name="ro1">
          <table:table-cell/>
          <table:table-cell office:value-type="float" office:value="84.24165" calcext:value-type="float">
            <text:p>84.24165</text:p>
          </table:table-cell>
          <table:table-cell office:value-type="float" office:value="83.90825" calcext:value-type="float">
            <text:p>83.90825</text:p>
          </table:table-cell>
          <table:table-cell office:value-type="float" office:value="0.3334" calcext:value-type="float">
            <text:p>0.3334</text:p>
          </table:table-cell>
        </table:table-row>
        <table:table-row table:style-name="ro1">
          <table:table-cell/>
          <table:table-cell office:value-type="float" office:value="84.40206" calcext:value-type="float">
            <text:p>84.40206</text:p>
          </table:table-cell>
          <table:table-cell office:value-type="float" office:value="84.98969" calcext:value-type="float">
            <text:p>84.98969</text:p>
          </table:table-cell>
          <table:table-cell office:value-type="float" office:value="-0.58762" calcext:value-type="float">
            <text:p>-0.58762</text:p>
          </table:table-cell>
        </table:table-row>
        <table:table-row table:style-name="ro1">
          <table:table-cell/>
          <table:table-cell office:value-type="float" office:value="85.4442" calcext:value-type="float">
            <text:p>85.4442</text:p>
          </table:table-cell>
          <table:table-cell office:value-type="float" office:value="81.64078" calcext:value-type="float">
            <text:p>81.64078</text:p>
          </table:table-cell>
          <table:table-cell office:value-type="float" office:value="3.80342" calcext:value-type="float">
            <text:p>3.80342</text:p>
          </table:table-cell>
        </table:table-row>
        <table:table-row table:style-name="ro1">
          <table:table-cell/>
          <table:table-cell office:value-type="float" office:value="85.03549" calcext:value-type="float">
            <text:p>85.03549</text:p>
          </table:table-cell>
          <table:table-cell office:value-type="float" office:value="83.21089" calcext:value-type="float">
            <text:p>83.21089</text:p>
          </table:table-cell>
          <table:table-cell office:value-type="float" office:value="1.8246" calcext:value-type="float">
            <text:p>1.8246</text:p>
          </table:table-cell>
        </table:table-row>
        <table:table-row table:style-name="ro1">
          <table:table-cell/>
          <table:table-cell office:value-type="float" office:value="85.99072" calcext:value-type="float">
            <text:p>85.99072</text:p>
          </table:table-cell>
          <table:table-cell office:value-type="float" office:value="83.78689" calcext:value-type="float">
            <text:p>83.78689</text:p>
          </table:table-cell>
          <table:table-cell office:value-type="float" office:value="2.20383" calcext:value-type="float">
            <text:p>2.20383</text:p>
          </table:table-cell>
        </table:table-row>
        <table:table-row table:style-name="ro1">
          <table:table-cell/>
          <table:table-cell office:value-type="float" office:value="83.68977" calcext:value-type="float">
            <text:p>83.68977</text:p>
          </table:table-cell>
          <table:table-cell office:value-type="float" office:value="83.53007" calcext:value-type="float">
            <text:p>83.53007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/>
          <table:table-cell office:value-type="float" office:value="84.58608" calcext:value-type="float">
            <text:p>84.58608</text:p>
          </table:table-cell>
          <table:table-cell office:value-type="float" office:value="84.73994" calcext:value-type="float">
            <text:p>84.73994</text:p>
          </table:table-cell>
          <table:table-cell office:value-type="float" office:value="-0.15386" calcext:value-type="float">
            <text:p>-0.15386</text:p>
          </table:table-cell>
        </table:table-row>
        <table:table-row table:style-name="ro1">
          <table:table-cell/>
          <table:table-cell office:value-type="float" office:value="84.74737" calcext:value-type="float">
            <text:p>84.74737</text:p>
          </table:table-cell>
          <table:table-cell office:value-type="float" office:value="83.89312" calcext:value-type="float">
            <text:p>83.89312</text:p>
          </table:table-cell>
          <table:table-cell office:value-type="float" office:value="0.85425" calcext:value-type="float">
            <text:p>0.85425</text:p>
          </table:table-cell>
        </table:table-row>
        <table:table-row table:style-name="ro1">
          <table:table-cell/>
          <table:table-cell office:value-type="float" office:value="84.79312" calcext:value-type="float">
            <text:p>84.79312</text:p>
          </table:table-cell>
          <table:table-cell office:value-type="float" office:value="84.29392" calcext:value-type="float">
            <text:p>84.29392</text:p>
          </table:table-cell>
          <table:table-cell office:value-type="float" office:value="0.49919" calcext:value-type="float">
            <text:p>0.49919</text:p>
          </table:table-cell>
        </table:table-row>
        <table:table-row table:style-name="ro1">
          <table:table-cell/>
          <table:table-cell office:value-type="float" office:value="84.46117" calcext:value-type="float">
            <text:p>84.46117</text:p>
          </table:table-cell>
          <table:table-cell office:value-type="float" office:value="86.63514" calcext:value-type="float">
            <text:p>86.63514</text:p>
          </table:table-cell>
          <table:table-cell office:value-type="float" office:value="-2.17397" calcext:value-type="float">
            <text:p>-2.17397</text:p>
          </table:table-cell>
        </table:table-row>
        <table:table-row table:style-name="ro1">
          <table:table-cell/>
          <table:table-cell office:value-type="float" office:value="85.70251" calcext:value-type="float">
            <text:p>85.70251</text:p>
          </table:table-cell>
          <table:table-cell office:value-type="float" office:value="85.19907" calcext:value-type="float">
            <text:p>85.19907</text:p>
          </table:table-cell>
          <table:table-cell office:value-type="float" office:value="0.50344" calcext:value-type="float">
            <text:p>0.50344</text:p>
          </table:table-cell>
        </table:table-row>
        <table:table-row table:style-name="ro1">
          <table:table-cell/>
          <table:table-cell office:value-type="float" office:value="85.08789" calcext:value-type="float">
            <text:p>85.08789</text:p>
          </table:table-cell>
          <table:table-cell office:value-type="float" office:value="83.27367" calcext:value-type="float">
            <text:p>83.27367</text:p>
          </table:table-cell>
          <table:table-cell office:value-type="float" office:value="1.81422" calcext:value-type="float">
            <text:p>1.81422</text:p>
          </table:table-cell>
        </table:table-row>
        <table:table-row table:style-name="ro1">
          <table:table-cell/>
          <table:table-cell office:value-type="float" office:value="84.8463" calcext:value-type="float">
            <text:p>84.8463</text:p>
          </table:table-cell>
          <table:table-cell office:value-type="float" office:value="85.15707" calcext:value-type="float">
            <text:p>85.15707</text:p>
          </table:table-cell>
          <table:table-cell office:value-type="float" office:value="-0.31076" calcext:value-type="float">
            <text:p>-0.31076</text:p>
          </table:table-cell>
        </table:table-row>
        <table:table-row table:style-name="ro1">
          <table:table-cell/>
          <table:table-cell office:value-type="float" office:value="85.22967" calcext:value-type="float">
            <text:p>85.22967</text:p>
          </table:table-cell>
          <table:table-cell office:value-type="float" office:value="81.82803" calcext:value-type="float">
            <text:p>81.82803</text:p>
          </table:table-cell>
          <table:table-cell office:value-type="float" office:value="3.40163" calcext:value-type="float">
            <text:p>3.40163</text:p>
          </table:table-cell>
        </table:table-row>
        <table:table-row table:style-name="ro1">
          <table:table-cell/>
          <table:table-cell office:value-type="float" office:value="84.1583" calcext:value-type="float">
            <text:p>84.1583</text:p>
          </table:table-cell>
          <table:table-cell office:value-type="float" office:value="85.01883" calcext:value-type="float">
            <text:p>85.01883</text:p>
          </table:table-cell>
          <table:table-cell office:value-type="float" office:value="-0.86053" calcext:value-type="float">
            <text:p>-0.86053</text:p>
          </table:table-cell>
        </table:table-row>
        <table:table-row table:style-name="ro1">
          <table:table-cell/>
          <table:table-cell office:value-type="float" office:value="84.59296" calcext:value-type="float">
            <text:p>84.59296</text:p>
          </table:table-cell>
          <table:table-cell office:value-type="float" office:value="86.42721" calcext:value-type="float">
            <text:p>86.42721</text:p>
          </table:table-cell>
          <table:table-cell office:value-type="float" office:value="-1.83425" calcext:value-type="float">
            <text:p>-1.83425</text:p>
          </table:table-cell>
        </table:table-row>
        <table:table-row table:style-name="ro1">
          <table:table-cell/>
          <table:table-cell office:value-type="float" office:value="84.54327" calcext:value-type="float">
            <text:p>84.54327</text:p>
          </table:table-cell>
          <table:table-cell office:value-type="float" office:value="86.49492" calcext:value-type="float">
            <text:p>86.49492</text:p>
          </table:table-cell>
          <table:table-cell office:value-type="float" office:value="-1.95165" calcext:value-type="float">
            <text:p>-1.95165</text:p>
          </table:table-cell>
        </table:table-row>
        <table:table-row table:style-name="ro1">
          <table:table-cell/>
          <table:table-cell office:value-type="float" office:value="84.09719" calcext:value-type="float">
            <text:p>84.09719</text:p>
          </table:table-cell>
          <table:table-cell office:value-type="float" office:value="85.25315" calcext:value-type="float">
            <text:p>85.25315</text:p>
          </table:table-cell>
          <table:table-cell office:value-type="float" office:value="-1.15596" calcext:value-type="float">
            <text:p>-1.15596</text:p>
          </table:table-cell>
        </table:table-row>
        <table:table-row table:style-name="ro1">
          <table:table-cell/>
          <table:table-cell office:value-type="float" office:value="86.11058" calcext:value-type="float">
            <text:p>86.11058</text:p>
          </table:table-cell>
          <table:table-cell office:value-type="float" office:value="83.07492" calcext:value-type="float">
            <text:p>83.07492</text:p>
          </table:table-cell>
          <table:table-cell office:value-type="float" office:value="3.03566" calcext:value-type="float">
            <text:p>3.03566</text:p>
          </table:table-cell>
        </table:table-row>
        <table:table-row table:style-name="ro1">
          <table:table-cell/>
          <table:table-cell office:value-type="float" office:value="85.39888" calcext:value-type="float">
            <text:p>85.39888</text:p>
          </table:table-cell>
          <table:table-cell office:value-type="float" office:value="84.75501" calcext:value-type="float">
            <text:p>84.75501</text:p>
          </table:table-cell>
          <table:table-cell office:value-type="float" office:value="0.64387" calcext:value-type="float">
            <text:p>0.64387</text:p>
          </table:table-cell>
        </table:table-row>
        <table:table-row table:style-name="ro1">
          <table:table-cell/>
          <table:table-cell office:value-type="float" office:value="85.41787" calcext:value-type="float">
            <text:p>85.41787</text:p>
          </table:table-cell>
          <table:table-cell office:value-type="float" office:value="85.09655" calcext:value-type="float">
            <text:p>85.09655</text:p>
          </table:table-cell>
          <table:table-cell office:value-type="float" office:value="0.32133" calcext:value-type="float">
            <text:p>0.32133</text:p>
          </table:table-cell>
        </table:table-row>
        <table:table-row table:style-name="ro1">
          <table:table-cell/>
          <table:table-cell office:value-type="float" office:value="84.73044" calcext:value-type="float">
            <text:p>84.73044</text:p>
          </table:table-cell>
          <table:table-cell office:value-type="float" office:value="86.47324" calcext:value-type="float">
            <text:p>86.47324</text:p>
          </table:table-cell>
          <table:table-cell office:value-type="float" office:value="-1.7428" calcext:value-type="float">
            <text:p>-1.7428</text:p>
          </table:table-cell>
        </table:table-row>
        <table:table-row table:style-name="ro1">
          <table:table-cell/>
          <table:table-cell office:value-type="float" office:value="84.65986" calcext:value-type="float">
            <text:p>84.65986</text:p>
          </table:table-cell>
          <table:table-cell office:value-type="float" office:value="84.46372" calcext:value-type="float">
            <text:p>84.46372</text:p>
          </table:table-cell>
          <table:table-cell office:value-type="float" office:value="0.19613" calcext:value-type="float">
            <text:p>0.19613</text:p>
          </table:table-cell>
        </table:table-row>
        <table:table-row table:style-name="ro1">
          <table:table-cell/>
          <table:table-cell office:value-type="float" office:value="84.76552" calcext:value-type="float">
            <text:p>84.76552</text:p>
          </table:table-cell>
          <table:table-cell office:value-type="float" office:value="84.17231" calcext:value-type="float">
            <text:p>84.17231</text:p>
          </table:table-cell>
          <table:table-cell office:value-type="float" office:value="0.5932" calcext:value-type="float">
            <text:p>0.5932</text:p>
          </table:table-cell>
        </table:table-row>
        <table:table-row table:style-name="ro1">
          <table:table-cell/>
          <table:table-cell office:value-type="float" office:value="84.61348" calcext:value-type="float">
            <text:p>84.61348</text:p>
          </table:table-cell>
          <table:table-cell office:value-type="float" office:value="86.59882" calcext:value-type="float">
            <text:p>86.59882</text:p>
          </table:table-cell>
          <table:table-cell office:value-type="float" office:value="-1.98534" calcext:value-type="float">
            <text:p>-1.98534</text:p>
          </table:table-cell>
        </table:table-row>
        <table:table-row table:style-name="ro1">
          <table:table-cell/>
          <table:table-cell office:value-type="float" office:value="84.98571" calcext:value-type="float">
            <text:p>84.98571</text:p>
          </table:table-cell>
          <table:table-cell office:value-type="float" office:value="84.81375" calcext:value-type="float">
            <text:p>84.81375</text:p>
          </table:table-cell>
          <table:table-cell office:value-type="float" office:value="0.17196" calcext:value-type="float">
            <text:p>0.17196</text:p>
          </table:table-cell>
        </table:table-row>
        <table:table-row table:style-name="ro1">
          <table:table-cell/>
          <table:table-cell office:value-type="float" office:value="84.22053" calcext:value-type="float">
            <text:p>84.22053</text:p>
          </table:table-cell>
          <table:table-cell office:value-type="float" office:value="85.80659" calcext:value-type="float">
            <text:p>85.80659</text:p>
          </table:table-cell>
          <table:table-cell office:value-type="float" office:value="-1.58606" calcext:value-type="float">
            <text:p>-1.58606</text:p>
          </table:table-cell>
        </table:table-row>
        <table:table-row table:style-name="ro1">
          <table:table-cell/>
          <table:table-cell office:value-type="float" office:value="85.50323" calcext:value-type="float">
            <text:p>85.50323</text:p>
          </table:table-cell>
          <table:table-cell office:value-type="float" office:value="85.50794" calcext:value-type="float">
            <text:p>85.50794</text:p>
          </table:table-cell>
          <table:table-cell office:value-type="float" office:value="-0.00472" calcext:value-type="float">
            <text:p>-0.00472</text:p>
          </table:table-cell>
        </table:table-row>
        <table:table-row table:style-name="ro1">
          <table:table-cell/>
          <table:table-cell office:value-type="float" office:value="84.77642" calcext:value-type="float">
            <text:p>84.77642</text:p>
          </table:table-cell>
          <table:table-cell office:value-type="float" office:value="86.59713" calcext:value-type="float">
            <text:p>86.59713</text:p>
          </table:table-cell>
          <table:table-cell office:value-type="float" office:value="-1.8207" calcext:value-type="float">
            <text:p>-1.8207</text:p>
          </table:table-cell>
        </table:table-row>
        <table:table-row table:style-name="ro1">
          <table:table-cell/>
          <table:table-cell office:value-type="float" office:value="84.27014" calcext:value-type="float">
            <text:p>84.27014</text:p>
          </table:table-cell>
          <table:table-cell office:value-type="float" office:value="84.81032" calcext:value-type="float">
            <text:p>84.81032</text:p>
          </table:table-cell>
          <table:table-cell office:value-type="float" office:value="-0.54018" calcext:value-type="float">
            <text:p>-0.54018</text:p>
          </table:table-cell>
        </table:table-row>
        <table:table-row table:style-name="ro1">
          <table:table-cell/>
          <table:table-cell office:value-type="float" office:value="85.49861" calcext:value-type="float">
            <text:p>85.49861</text:p>
          </table:table-cell>
          <table:table-cell office:value-type="float" office:value="85.15966" calcext:value-type="float">
            <text:p>85.15966</text:p>
          </table:table-cell>
          <table:table-cell office:value-type="float" office:value="0.33895" calcext:value-type="float">
            <text:p>0.33895</text:p>
          </table:table-cell>
        </table:table-row>
        <table:table-row table:style-name="ro1">
          <table:table-cell/>
          <table:table-cell office:value-type="float" office:value="84.15965" calcext:value-type="float">
            <text:p>84.15965</text:p>
          </table:table-cell>
          <table:table-cell office:value-type="float" office:value="83.84896" calcext:value-type="float">
            <text:p>83.84896</text:p>
          </table:table-cell>
          <table:table-cell office:value-type="float" office:value="0.31069" calcext:value-type="float">
            <text:p>0.31069</text:p>
          </table:table-cell>
        </table:table-row>
        <table:table-row table:style-name="ro1">
          <table:table-cell/>
          <table:table-cell office:value-type="float" office:value="84.75038" calcext:value-type="float">
            <text:p>84.75038</text:p>
          </table:table-cell>
          <table:table-cell office:value-type="float" office:value="86.57109" calcext:value-type="float">
            <text:p>86.57109</text:p>
          </table:table-cell>
          <table:table-cell office:value-type="float" office:value="-1.82071" calcext:value-type="float">
            <text:p>-1.82071</text:p>
          </table:table-cell>
        </table:table-row>
        <table:table-row table:style-name="ro1">
          <table:table-cell/>
          <table:table-cell office:value-type="float" office:value="84.28002" calcext:value-type="float">
            <text:p>84.28002</text:p>
          </table:table-cell>
          <table:table-cell office:value-type="float" office:value="84.08901" calcext:value-type="float">
            <text:p>84.08901</text:p>
          </table:table-cell>
          <table:table-cell office:value-type="float" office:value="0.19102" calcext:value-type="float">
            <text:p>0.19102</text:p>
          </table:table-cell>
        </table:table-row>
        <table:table-row table:style-name="ro1">
          <table:table-cell/>
          <table:table-cell office:value-type="float" office:value="84.7381" calcext:value-type="float">
            <text:p>84.7381</text:p>
          </table:table-cell>
          <table:table-cell office:value-type="float" office:value="86.55589" calcext:value-type="float">
            <text:p>86.55589</text:p>
          </table:table-cell>
          <table:table-cell office:value-type="float" office:value="-1.81779" calcext:value-type="float">
            <text:p>-1.81779</text:p>
          </table:table-cell>
        </table:table-row>
        <table:table-row table:style-name="ro1">
          <table:table-cell/>
          <table:table-cell office:value-type="float" office:value="84.22981" calcext:value-type="float">
            <text:p>84.22981</text:p>
          </table:table-cell>
          <table:table-cell office:value-type="float" office:value="83.86242" calcext:value-type="float">
            <text:p>83.86242</text:p>
          </table:table-cell>
          <table:table-cell office:value-type="float" office:value="0.36738" calcext:value-type="float">
            <text:p>0.36738</text:p>
          </table:table-cell>
        </table:table-row>
        <table:table-row table:style-name="ro1">
          <table:table-cell/>
          <table:table-cell office:value-type="float" office:value="84.14455" calcext:value-type="float">
            <text:p>84.14455</text:p>
          </table:table-cell>
          <table:table-cell office:value-type="float" office:value="85.49498" calcext:value-type="float">
            <text:p>85.49498</text:p>
          </table:table-cell>
          <table:table-cell office:value-type="float" office:value="-1.35044" calcext:value-type="float">
            <text:p>-1.35044</text:p>
          </table:table-cell>
        </table:table-row>
        <table:table-row table:style-name="ro1">
          <table:table-cell/>
          <table:table-cell office:value-type="float" office:value="85.03296" calcext:value-type="float">
            <text:p>85.03296</text:p>
          </table:table-cell>
          <table:table-cell office:value-type="float" office:value="83.35338" calcext:value-type="float">
            <text:p>83.35338</text:p>
          </table:table-cell>
          <table:table-cell office:value-type="float" office:value="1.67957" calcext:value-type="float">
            <text:p>1.67957</text:p>
          </table:table-cell>
        </table:table-row>
        <table:table-row table:style-name="ro1">
          <table:table-cell/>
          <table:table-cell office:value-type="float" office:value="84.58152" calcext:value-type="float">
            <text:p>84.58152</text:p>
          </table:table-cell>
          <table:table-cell office:value-type="float" office:value="85.3007" calcext:value-type="float">
            <text:p>85.3007</text:p>
          </table:table-cell>
          <table:table-cell office:value-type="float" office:value="-0.71918" calcext:value-type="float">
            <text:p>-0.71918</text:p>
          </table:table-cell>
        </table:table-row>
        <table:table-row table:style-name="ro1">
          <table:table-cell/>
          <table:table-cell office:value-type="float" office:value="84.51037" calcext:value-type="float">
            <text:p>84.51037</text:p>
          </table:table-cell>
          <table:table-cell office:value-type="float" office:value="85.2065" calcext:value-type="float">
            <text:p>85.2065</text:p>
          </table:table-cell>
          <table:table-cell office:value-type="float" office:value="-0.69612" calcext:value-type="float">
            <text:p>-0.69612</text:p>
          </table:table-cell>
        </table:table-row>
        <table:table-row table:style-name="ro1">
          <table:table-cell/>
          <table:table-cell office:value-type="float" office:value="85.52067" calcext:value-type="float">
            <text:p>85.52067</text:p>
          </table:table-cell>
          <table:table-cell office:value-type="float" office:value="84.89705" calcext:value-type="float">
            <text:p>84.89705</text:p>
          </table:table-cell>
          <table:table-cell office:value-type="float" office:value="0.62362" calcext:value-type="float">
            <text:p>0.62362</text:p>
          </table:table-cell>
        </table:table-row>
        <table:table-row table:style-name="ro1">
          <table:table-cell/>
          <table:table-cell office:value-type="float" office:value="84.55238" calcext:value-type="float">
            <text:p>84.55238</text:p>
          </table:table-cell>
          <table:table-cell office:value-type="float" office:value="85.52223" calcext:value-type="float">
            <text:p>85.52223</text:p>
          </table:table-cell>
          <table:table-cell office:value-type="float" office:value="-0.96985" calcext:value-type="float">
            <text:p>-0.96985</text:p>
          </table:table-cell>
        </table:table-row>
        <table:table-row table:style-name="ro1">
          <table:table-cell/>
          <table:table-cell office:value-type="float" office:value="84.48439" calcext:value-type="float">
            <text:p>84.48439</text:p>
          </table:table-cell>
          <table:table-cell office:value-type="float" office:value="84.2283" calcext:value-type="float">
            <text:p>84.2283</text:p>
          </table:table-cell>
          <table:table-cell office:value-type="float" office:value="0.25608" calcext:value-type="float">
            <text:p>0.25608</text:p>
          </table:table-cell>
        </table:table-row>
        <table:table-row table:style-name="ro1">
          <table:table-cell/>
          <table:table-cell office:value-type="float" office:value="83.7231" calcext:value-type="float">
            <text:p>83.7231</text:p>
          </table:table-cell>
          <table:table-cell office:value-type="float" office:value="83.37262" calcext:value-type="float">
            <text:p>83.37262</text:p>
          </table:table-cell>
          <table:table-cell office:value-type="float" office:value="0.35048" calcext:value-type="float">
            <text:p>0.35048</text:p>
          </table:table-cell>
        </table:table-row>
        <table:table-row table:style-name="ro1">
          <table:table-cell/>
          <table:table-cell office:value-type="float" office:value="85.05862" calcext:value-type="float">
            <text:p>85.05862</text:p>
          </table:table-cell>
          <table:table-cell office:value-type="float" office:value="84.32391" calcext:value-type="float">
            <text:p>84.32391</text:p>
          </table:table-cell>
          <table:table-cell office:value-type="float" office:value="0.73472" calcext:value-type="float">
            <text:p>0.73472</text:p>
          </table:table-cell>
        </table:table-row>
        <table:table-row table:style-name="ro1">
          <table:table-cell/>
          <table:table-cell office:value-type="float" office:value="85.68163" calcext:value-type="float">
            <text:p>85.68163</text:p>
          </table:table-cell>
          <table:table-cell office:value-type="float" office:value="83.30923" calcext:value-type="float">
            <text:p>83.30923</text:p>
          </table:table-cell>
          <table:table-cell office:value-type="float" office:value="2.37241" calcext:value-type="float">
            <text:p>2.37241</text:p>
          </table:table-cell>
        </table:table-row>
        <table:table-row table:style-name="ro1">
          <table:table-cell/>
          <table:table-cell office:value-type="float" office:value="86.13376" calcext:value-type="float">
            <text:p>86.13376</text:p>
          </table:table-cell>
          <table:table-cell office:value-type="float" office:value="82.4423" calcext:value-type="float">
            <text:p>82.4423</text:p>
          </table:table-cell>
          <table:table-cell office:value-type="float" office:value="3.69146" calcext:value-type="float">
            <text:p>3.69146</text:p>
          </table:table-cell>
        </table:table-row>
        <table:table-row table:style-name="ro1">
          <table:table-cell/>
          <table:table-cell office:value-type="float" office:value="84.78605" calcext:value-type="float">
            <text:p>84.78605</text:p>
          </table:table-cell>
          <table:table-cell office:value-type="float" office:value="85.12223" calcext:value-type="float">
            <text:p>85.12223</text:p>
          </table:table-cell>
          <table:table-cell office:value-type="float" office:value="-0.33618" calcext:value-type="float">
            <text:p>-0.33618</text:p>
          </table:table-cell>
        </table:table-row>
        <table:table-row table:style-name="ro1">
          <table:table-cell/>
          <table:table-cell office:value-type="float" office:value="85.04308" calcext:value-type="float">
            <text:p>85.04308</text:p>
          </table:table-cell>
          <table:table-cell office:value-type="float" office:value="86.67182" calcext:value-type="float">
            <text:p>86.67182</text:p>
          </table:table-cell>
          <table:table-cell office:value-type="float" office:value="-1.62874" calcext:value-type="float">
            <text:p>-1.62874</text:p>
          </table:table-cell>
        </table:table-row>
        <table:table-row table:style-name="ro1">
          <table:table-cell/>
          <table:table-cell office:value-type="float" office:value="84.92705" calcext:value-type="float">
            <text:p>84.92705</text:p>
          </table:table-cell>
          <table:table-cell office:value-type="float" office:value="82.92964" calcext:value-type="float">
            <text:p>82.92964</text:p>
          </table:table-cell>
          <table:table-cell office:value-type="float" office:value="1.99741" calcext:value-type="float">
            <text:p>1.99741</text:p>
          </table:table-cell>
        </table:table-row>
        <table:table-row table:style-name="ro1">
          <table:table-cell/>
          <table:table-cell office:value-type="float" office:value="84.67363" calcext:value-type="float">
            <text:p>84.67363</text:p>
          </table:table-cell>
          <table:table-cell office:value-type="float" office:value="85.70035" calcext:value-type="float">
            <text:p>85.70035</text:p>
          </table:table-cell>
          <table:table-cell office:value-type="float" office:value="-1.02672" calcext:value-type="float">
            <text:p>-1.02672</text:p>
          </table:table-cell>
        </table:table-row>
        <table:table-row table:style-name="ro1">
          <table:table-cell/>
          <table:table-cell office:value-type="float" office:value="85.90467" calcext:value-type="float">
            <text:p>85.90467</text:p>
          </table:table-cell>
          <table:table-cell office:value-type="float" office:value="83.85439" calcext:value-type="float">
            <text:p>83.85439</text:p>
          </table:table-cell>
          <table:table-cell office:value-type="float" office:value="2.05028" calcext:value-type="float">
            <text:p>2.05028</text:p>
          </table:table-cell>
        </table:table-row>
        <table:table-row table:style-name="ro1">
          <table:table-cell/>
          <table:table-cell office:value-type="float" office:value="83.39985" calcext:value-type="float">
            <text:p>83.39985</text:p>
          </table:table-cell>
          <table:table-cell office:value-type="float" office:value="81.70332" calcext:value-type="float">
            <text:p>81.70332</text:p>
          </table:table-cell>
          <table:table-cell office:value-type="float" office:value="1.69653" calcext:value-type="float">
            <text:p>1.69653</text:p>
          </table:table-cell>
        </table:table-row>
        <table:table-row table:style-name="ro1">
          <table:table-cell/>
          <table:table-cell office:value-type="float" office:value="85.07534" calcext:value-type="float">
            <text:p>85.07534</text:p>
          </table:table-cell>
          <table:table-cell office:value-type="float" office:value="86.11838" calcext:value-type="float">
            <text:p>86.11838</text:p>
          </table:table-cell>
          <table:table-cell office:value-type="float" office:value="-1.04304" calcext:value-type="float">
            <text:p>-1.04304</text:p>
          </table:table-cell>
        </table:table-row>
        <table:table-row table:style-name="ro1">
          <table:table-cell/>
          <table:table-cell office:value-type="float" office:value="84.16914" calcext:value-type="float">
            <text:p>84.16914</text:p>
          </table:table-cell>
          <table:table-cell office:value-type="float" office:value="85.75597" calcext:value-type="float">
            <text:p>85.75597</text:p>
          </table:table-cell>
          <table:table-cell office:value-type="float" office:value="-1.58683" calcext:value-type="float">
            <text:p>-1.58683</text:p>
          </table:table-cell>
        </table:table-row>
        <table:table-row table:style-name="ro1">
          <table:table-cell/>
          <table:table-cell office:value-type="float" office:value="85.17662" calcext:value-type="float">
            <text:p>85.17662</text:p>
          </table:table-cell>
          <table:table-cell office:value-type="float" office:value="82.1228" calcext:value-type="float">
            <text:p>82.1228</text:p>
          </table:table-cell>
          <table:table-cell office:value-type="float" office:value="3.05382" calcext:value-type="float">
            <text:p>3.05382</text:p>
          </table:table-cell>
        </table:table-row>
        <table:table-row table:style-name="ro1">
          <table:table-cell/>
          <table:table-cell office:value-type="float" office:value="84.98756" calcext:value-type="float">
            <text:p>84.98756</text:p>
          </table:table-cell>
          <table:table-cell office:value-type="float" office:value="83.69195" calcext:value-type="float">
            <text:p>83.69195</text:p>
          </table:table-cell>
          <table:table-cell office:value-type="float" office:value="1.29561" calcext:value-type="float">
            <text:p>1.29561</text:p>
          </table:table-cell>
        </table:table-row>
        <table:table-row table:style-name="ro1">
          <table:table-cell/>
          <table:table-cell office:value-type="float" office:value="85.22136" calcext:value-type="float">
            <text:p>85.22136</text:p>
          </table:table-cell>
          <table:table-cell office:value-type="float" office:value="84.30594" calcext:value-type="float">
            <text:p>84.30594</text:p>
          </table:table-cell>
          <table:table-cell office:value-type="float" office:value="0.91541" calcext:value-type="float">
            <text:p>0.91541</text:p>
          </table:table-cell>
        </table:table-row>
        <table:table-row table:style-name="ro1">
          <table:table-cell/>
          <table:table-cell office:value-type="float" office:value="84.089" calcext:value-type="float">
            <text:p>84.089</text:p>
          </table:table-cell>
          <table:table-cell office:value-type="float" office:value="84.67847" calcext:value-type="float">
            <text:p>84.67847</text:p>
          </table:table-cell>
          <table:table-cell office:value-type="float" office:value="-0.58947" calcext:value-type="float">
            <text:p>-0.58947</text:p>
          </table:table-cell>
        </table:table-row>
        <table:table-row table:style-name="ro1">
          <table:table-cell/>
          <table:table-cell office:value-type="float" office:value="85.94753" calcext:value-type="float">
            <text:p>85.94753</text:p>
          </table:table-cell>
          <table:table-cell office:value-type="float" office:value="84.02717" calcext:value-type="float">
            <text:p>84.02717</text:p>
          </table:table-cell>
          <table:table-cell office:value-type="float" office:value="1.92036" calcext:value-type="float">
            <text:p>1.92036</text:p>
          </table:table-cell>
        </table:table-row>
        <table:table-row table:style-name="ro1">
          <table:table-cell/>
          <table:table-cell office:value-type="float" office:value="83.79372" calcext:value-type="float">
            <text:p>83.79372</text:p>
          </table:table-cell>
          <table:table-cell office:value-type="float" office:value="83.92193" calcext:value-type="float">
            <text:p>83.92193</text:p>
          </table:table-cell>
          <table:table-cell office:value-type="float" office:value="-0.12821" calcext:value-type="float">
            <text:p>-0.12821</text:p>
          </table:table-cell>
        </table:table-row>
        <table:table-row table:style-name="ro1">
          <table:table-cell/>
          <table:table-cell office:value-type="float" office:value="85.18663" calcext:value-type="float">
            <text:p>85.18663</text:p>
          </table:table-cell>
          <table:table-cell office:value-type="float" office:value="85.15063" calcext:value-type="float">
            <text:p>85.1506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/>
          <table:table-cell office:value-type="float" office:value="85.31352" calcext:value-type="float">
            <text:p>85.31352</text:p>
          </table:table-cell>
          <table:table-cell office:value-type="float" office:value="82.80339" calcext:value-type="float">
            <text:p>82.80339</text:p>
          </table:table-cell>
          <table:table-cell office:value-type="float" office:value="2.51012" calcext:value-type="float">
            <text:p>2.51012</text:p>
          </table:table-cell>
        </table:table-row>
        <table:table-row table:style-name="ro1">
          <table:table-cell/>
          <table:table-cell office:value-type="float" office:value="85.44935" calcext:value-type="float">
            <text:p>85.44935</text:p>
          </table:table-cell>
          <table:table-cell office:value-type="float" office:value="85.67793" calcext:value-type="float">
            <text:p>85.67793</text:p>
          </table:table-cell>
          <table:table-cell office:value-type="float" office:value="-0.22858" calcext:value-type="float">
            <text:p>-0.22858</text:p>
          </table:table-cell>
        </table:table-row>
        <table:table-row table:style-name="ro1">
          <table:table-cell/>
          <table:table-cell office:value-type="float" office:value="84.14228" calcext:value-type="float">
            <text:p>84.14228</text:p>
          </table:table-cell>
          <table:table-cell office:value-type="float" office:value="84.41571" calcext:value-type="float">
            <text:p>84.41571</text:p>
          </table:table-cell>
          <table:table-cell office:value-type="float" office:value="-0.27343" calcext:value-type="float">
            <text:p>-0.27343</text:p>
          </table:table-cell>
        </table:table-row>
        <table:table-row table:style-name="ro1">
          <table:table-cell/>
          <table:table-cell office:value-type="float" office:value="84.75735" calcext:value-type="float">
            <text:p>84.75735</text:p>
          </table:table-cell>
          <table:table-cell office:value-type="float" office:value="84.95691" calcext:value-type="float">
            <text:p>84.95691</text:p>
          </table:table-cell>
          <table:table-cell office:value-type="float" office:value="-0.19955" calcext:value-type="float">
            <text:p>-0.19955</text:p>
          </table:table-cell>
        </table:table-row>
        <table:table-row table:style-name="ro1">
          <table:table-cell/>
          <table:table-cell office:value-type="float" office:value="84.96667" calcext:value-type="float">
            <text:p>84.96667</text:p>
          </table:table-cell>
          <table:table-cell office:value-type="float" office:value="84.46569" calcext:value-type="float">
            <text:p>84.46569</text:p>
          </table:table-cell>
          <table:table-cell office:value-type="float" office:value="0.50099" calcext:value-type="float">
            <text:p>0.50099</text:p>
          </table:table-cell>
        </table:table-row>
        <table:table-row table:style-name="ro1">
          <table:table-cell/>
          <table:table-cell office:value-type="float" office:value="84.64633" calcext:value-type="float">
            <text:p>84.64633</text:p>
          </table:table-cell>
          <table:table-cell office:value-type="float" office:value="84.02155" calcext:value-type="float">
            <text:p>84.02155</text:p>
          </table:table-cell>
          <table:table-cell office:value-type="float" office:value="0.62478" calcext:value-type="float">
            <text:p>0.62478</text:p>
          </table:table-cell>
        </table:table-row>
        <table:table-row table:style-name="ro1">
          <table:table-cell/>
          <table:table-cell office:value-type="float" office:value="84.69584" calcext:value-type="float">
            <text:p>84.69584</text:p>
          </table:table-cell>
          <table:table-cell office:value-type="float" office:value="84.03208" calcext:value-type="float">
            <text:p>84.03208</text:p>
          </table:table-cell>
          <table:table-cell office:value-type="float" office:value="0.66376" calcext:value-type="float">
            <text:p>0.66376</text:p>
          </table:table-cell>
        </table:table-row>
        <table:table-row table:style-name="ro1">
          <table:table-cell/>
          <table:table-cell office:value-type="float" office:value="84.8254" calcext:value-type="float">
            <text:p>84.8254</text:p>
          </table:table-cell>
          <table:table-cell office:value-type="float" office:value="85.70319" calcext:value-type="float">
            <text:p>85.70319</text:p>
          </table:table-cell>
          <table:table-cell office:value-type="float" office:value="-0.87779" calcext:value-type="float">
            <text:p>-0.87779</text:p>
          </table:table-cell>
        </table:table-row>
        <table:table-row table:style-name="ro1">
          <table:table-cell/>
          <table:table-cell office:value-type="float" office:value="84.91752" calcext:value-type="float">
            <text:p>84.91752</text:p>
          </table:table-cell>
          <table:table-cell office:value-type="float" office:value="84.8017" calcext:value-type="float">
            <text:p>84.8017</text:p>
          </table:table-cell>
          <table:table-cell office:value-type="float" office:value="0.11582" calcext:value-type="float">
            <text:p>0.11582</text:p>
          </table:table-cell>
        </table:table-row>
        <table:table-row table:style-name="ro1">
          <table:table-cell/>
          <table:table-cell office:value-type="float" office:value="85.4044" calcext:value-type="float">
            <text:p>85.4044</text:p>
          </table:table-cell>
          <table:table-cell office:value-type="float" office:value="83.23192" calcext:value-type="float">
            <text:p>83.23192</text:p>
          </table:table-cell>
          <table:table-cell office:value-type="float" office:value="2.17248" calcext:value-type="float">
            <text:p>2.17248</text:p>
          </table:table-cell>
        </table:table-row>
        <table:table-row table:style-name="ro1">
          <table:table-cell/>
          <table:table-cell office:value-type="float" office:value="85.47155" calcext:value-type="float">
            <text:p>85.47155</text:p>
          </table:table-cell>
          <table:table-cell office:value-type="float" office:value="83.02436" calcext:value-type="float">
            <text:p>83.02436</text:p>
          </table:table-cell>
          <table:table-cell office:value-type="float" office:value="2.44719" calcext:value-type="float">
            <text:p>2.44719</text:p>
          </table:table-cell>
        </table:table-row>
        <table:table-row table:style-name="ro1">
          <table:table-cell/>
          <table:table-cell office:value-type="float" office:value="85.27775" calcext:value-type="float">
            <text:p>85.27775</text:p>
          </table:table-cell>
          <table:table-cell office:value-type="float" office:value="86.45492" calcext:value-type="float">
            <text:p>86.45492</text:p>
          </table:table-cell>
          <table:table-cell office:value-type="float" office:value="-1.17717" calcext:value-type="float">
            <text:p>-1.17717</text:p>
          </table:table-cell>
        </table:table-row>
        <table:table-row table:style-name="ro1">
          <table:table-cell/>
          <table:table-cell office:value-type="float" office:value="84.87377" calcext:value-type="float">
            <text:p>84.87377</text:p>
          </table:table-cell>
          <table:table-cell office:value-type="float" office:value="86.42382" calcext:value-type="float">
            <text:p>86.42382</text:p>
          </table:table-cell>
          <table:table-cell office:value-type="float" office:value="-1.55005" calcext:value-type="float">
            <text:p>-1.55005</text:p>
          </table:table-cell>
        </table:table-row>
        <table:table-row table:style-name="ro1">
          <table:table-cell/>
          <table:table-cell office:value-type="float" office:value="85.28656" calcext:value-type="float">
            <text:p>85.28656</text:p>
          </table:table-cell>
          <table:table-cell office:value-type="float" office:value="85.66253" calcext:value-type="float">
            <text:p>85.66253</text:p>
          </table:table-cell>
          <table:table-cell office:value-type="float" office:value="-0.37596" calcext:value-type="float">
            <text:p>-0.37596</text:p>
          </table:table-cell>
        </table:table-row>
        <table:table-row table:style-name="ro1">
          <table:table-cell/>
          <table:table-cell office:value-type="float" office:value="84.74078" calcext:value-type="float">
            <text:p>84.74078</text:p>
          </table:table-cell>
          <table:table-cell office:value-type="float" office:value="86.60817" calcext:value-type="float">
            <text:p>86.60817</text:p>
          </table:table-cell>
          <table:table-cell office:value-type="float" office:value="-1.86739" calcext:value-type="float">
            <text:p>-1.86739</text:p>
          </table:table-cell>
        </table:table-row>
        <table:table-row table:style-name="ro1">
          <table:table-cell/>
          <table:table-cell office:value-type="float" office:value="84.79798" calcext:value-type="float">
            <text:p>84.79798</text:p>
          </table:table-cell>
          <table:table-cell office:value-type="float" office:value="86.33684" calcext:value-type="float">
            <text:p>86.33684</text:p>
          </table:table-cell>
          <table:table-cell office:value-type="float" office:value="-1.53887" calcext:value-type="float">
            <text:p>-1.53887</text:p>
          </table:table-cell>
        </table:table-row>
        <table:table-row table:style-name="ro1">
          <table:table-cell/>
          <table:table-cell office:value-type="float" office:value="84.55732" calcext:value-type="float">
            <text:p>84.55732</text:p>
          </table:table-cell>
          <table:table-cell office:value-type="float" office:value="84.40247" calcext:value-type="float">
            <text:p>84.40247</text:p>
          </table:table-cell>
          <table:table-cell office:value-type="float" office:value="0.15485" calcext:value-type="float">
            <text:p>0.15485</text:p>
          </table:table-cell>
        </table:table-row>
        <table:table-row table:style-name="ro1">
          <table:table-cell/>
          <table:table-cell office:value-type="float" office:value="84.48259" calcext:value-type="float">
            <text:p>84.48259</text:p>
          </table:table-cell>
          <table:table-cell office:value-type="float" office:value="81.60732" calcext:value-type="float">
            <text:p>81.60732</text:p>
          </table:table-cell>
          <table:table-cell office:value-type="float" office:value="2.87527" calcext:value-type="float">
            <text:p>2.87527</text:p>
          </table:table-cell>
        </table:table-row>
        <table:table-row table:style-name="ro1">
          <table:table-cell/>
          <table:table-cell office:value-type="float" office:value="85.4158" calcext:value-type="float">
            <text:p>85.4158</text:p>
          </table:table-cell>
          <table:table-cell office:value-type="float" office:value="83.07959" calcext:value-type="float">
            <text:p>83.07959</text:p>
          </table:table-cell>
          <table:table-cell office:value-type="float" office:value="2.33621" calcext:value-type="float">
            <text:p>2.33621</text:p>
          </table:table-cell>
        </table:table-row>
        <table:table-row table:style-name="ro1">
          <table:table-cell/>
          <table:table-cell office:value-type="float" office:value="84.42534" calcext:value-type="float">
            <text:p>84.42534</text:p>
          </table:table-cell>
          <table:table-cell office:value-type="float" office:value="85.50012" calcext:value-type="float">
            <text:p>85.50012</text:p>
          </table:table-cell>
          <table:table-cell office:value-type="float" office:value="-1.07478" calcext:value-type="float">
            <text:p>-1.07478</text:p>
          </table:table-cell>
        </table:table-row>
        <table:table-row table:style-name="ro1">
          <table:table-cell/>
          <table:table-cell office:value-type="float" office:value="84.59493" calcext:value-type="float">
            <text:p>84.59493</text:p>
          </table:table-cell>
          <table:table-cell office:value-type="float" office:value="82.20525" calcext:value-type="float">
            <text:p>82.20525</text:p>
          </table:table-cell>
          <table:table-cell office:value-type="float" office:value="2.38968" calcext:value-type="float">
            <text:p>2.38968</text:p>
          </table:table-cell>
        </table:table-row>
        <table:table-row table:style-name="ro1">
          <table:table-cell/>
          <table:table-cell office:value-type="float" office:value="84.95519" calcext:value-type="float">
            <text:p>84.95519</text:p>
          </table:table-cell>
          <table:table-cell office:value-type="float" office:value="84.78568" calcext:value-type="float">
            <text:p>84.78568</text:p>
          </table:table-cell>
          <table:table-cell office:value-type="float" office:value="0.16951" calcext:value-type="float">
            <text:p>0.16951</text:p>
          </table:table-cell>
        </table:table-row>
        <table:table-row table:style-name="ro1">
          <table:table-cell/>
          <table:table-cell office:value-type="float" office:value="84.75332" calcext:value-type="float">
            <text:p>84.75332</text:p>
          </table:table-cell>
          <table:table-cell office:value-type="float" office:value="85.20789" calcext:value-type="float">
            <text:p>85.20789</text:p>
          </table:table-cell>
          <table:table-cell office:value-type="float" office:value="-0.45457" calcext:value-type="float">
            <text:p>-0.45457</text:p>
          </table:table-cell>
        </table:table-row>
        <table:table-row table:style-name="ro1">
          <table:table-cell/>
          <table:table-cell office:value-type="float" office:value="84.37011" calcext:value-type="float">
            <text:p>84.37011</text:p>
          </table:table-cell>
          <table:table-cell office:value-type="float" office:value="80.63739" calcext:value-type="float">
            <text:p>80.63739</text:p>
          </table:table-cell>
          <table:table-cell office:value-type="float" office:value="3.73272" calcext:value-type="float">
            <text:p>3.73272</text:p>
          </table:table-cell>
        </table:table-row>
        <table:table-row table:style-name="ro1">
          <table:table-cell/>
          <table:table-cell office:value-type="float" office:value="85.95506" calcext:value-type="float">
            <text:p>85.95506</text:p>
          </table:table-cell>
          <table:table-cell office:value-type="float" office:value="83.16676" calcext:value-type="float">
            <text:p>83.16676</text:p>
          </table:table-cell>
          <table:table-cell office:value-type="float" office:value="2.7883" calcext:value-type="float">
            <text:p>2.7883</text:p>
          </table:table-cell>
        </table:table-row>
        <table:table-row table:style-name="ro1">
          <table:table-cell/>
          <table:table-cell office:value-type="float" office:value="85.38802" calcext:value-type="float">
            <text:p>85.38802</text:p>
          </table:table-cell>
          <table:table-cell office:value-type="float" office:value="86.29905" calcext:value-type="float">
            <text:p>86.29905</text:p>
          </table:table-cell>
          <table:table-cell office:value-type="float" office:value="-0.91103" calcext:value-type="float">
            <text:p>-0.91103</text:p>
          </table:table-cell>
        </table:table-row>
        <table:table-row table:style-name="ro1">
          <table:table-cell/>
          <table:table-cell office:value-type="float" office:value="84.74128" calcext:value-type="float">
            <text:p>84.74128</text:p>
          </table:table-cell>
          <table:table-cell office:value-type="float" office:value="85.23596" calcext:value-type="float">
            <text:p>85.23596</text:p>
          </table:table-cell>
          <table:table-cell office:value-type="float" office:value="-0.49468" calcext:value-type="float">
            <text:p>-0.49468</text:p>
          </table:table-cell>
        </table:table-row>
        <table:table-row table:style-name="ro1">
          <table:table-cell/>
          <table:table-cell office:value-type="float" office:value="85.12033" calcext:value-type="float">
            <text:p>85.12033</text:p>
          </table:table-cell>
          <table:table-cell office:value-type="float" office:value="83.90697" calcext:value-type="float">
            <text:p>83.90697</text:p>
          </table:table-cell>
          <table:table-cell office:value-type="float" office:value="1.21336" calcext:value-type="float">
            <text:p>1.21336</text:p>
          </table:table-cell>
        </table:table-row>
        <table:table-row table:style-name="ro1">
          <table:table-cell/>
          <table:table-cell office:value-type="float" office:value="84.37796" calcext:value-type="float">
            <text:p>84.37796</text:p>
          </table:table-cell>
          <table:table-cell office:value-type="float" office:value="86.20099" calcext:value-type="float">
            <text:p>86.20099</text:p>
          </table:table-cell>
          <table:table-cell office:value-type="float" office:value="-1.82303" calcext:value-type="float">
            <text:p>-1.82303</text:p>
          </table:table-cell>
        </table:table-row>
        <table:table-row table:style-name="ro1">
          <table:table-cell/>
          <table:table-cell office:value-type="float" office:value="83.35787" calcext:value-type="float">
            <text:p>83.35787</text:p>
          </table:table-cell>
          <table:table-cell office:value-type="float" office:value="81.43754" calcext:value-type="float">
            <text:p>81.43754</text:p>
          </table:table-cell>
          <table:table-cell office:value-type="float" office:value="1.92033" calcext:value-type="float">
            <text:p>1.92033</text:p>
          </table:table-cell>
        </table:table-row>
        <table:table-row table:style-name="ro1">
          <table:table-cell/>
          <table:table-cell office:value-type="float" office:value="85.30265" calcext:value-type="float">
            <text:p>85.30265</text:p>
          </table:table-cell>
          <table:table-cell office:value-type="float" office:value="83.97748" calcext:value-type="float">
            <text:p>83.97748</text:p>
          </table:table-cell>
          <table:table-cell office:value-type="float" office:value="1.32517" calcext:value-type="float">
            <text:p>1.32517</text:p>
          </table:table-cell>
        </table:table-row>
        <table:table-row table:style-name="ro1">
          <table:table-cell/>
          <table:table-cell office:value-type="float" office:value="84.72797" calcext:value-type="float">
            <text:p>84.72797</text:p>
          </table:table-cell>
          <table:table-cell office:value-type="float" office:value="86.55616" calcext:value-type="float">
            <text:p>86.55616</text:p>
          </table:table-cell>
          <table:table-cell office:value-type="float" office:value="-1.82818" calcext:value-type="float">
            <text:p>-1.82818</text:p>
          </table:table-cell>
        </table:table-row>
        <table:table-row table:style-name="ro1">
          <table:table-cell/>
          <table:table-cell office:value-type="float" office:value="85.36348" calcext:value-type="float">
            <text:p>85.36348</text:p>
          </table:table-cell>
          <table:table-cell office:value-type="float" office:value="83.88259" calcext:value-type="float">
            <text:p>83.88259</text:p>
          </table:table-cell>
          <table:table-cell office:value-type="float" office:value="1.48089" calcext:value-type="float">
            <text:p>1.480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12:48:44.055416276</dc:date>
    <meta:editing-duration>PT44S</meta:editing-duration>
    <meta:editing-cycles>1</meta:editing-cycles>
    <meta:document-statistic meta:table-count="1" meta:cell-count="3004" meta:object-count="1"/>
    <meta:generator>LibreOffice/6.1.6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9cm" svg:y="3.703cm" style:legend-expansion="high" chart:style-name="ch2"/>
        <chart:plot-area chart:style-name="ch3" table:cell-range-address="'sml-6.7'.B1:'sml-6.7'.D1001" chart:data-source-has-labels="row" svg:x="0.32cm" svg:y="0.18cm" svg:width="10.55cm" svg:height="8.64cm">
          <chartooo:coordinate-region svg:x="1.047cm" svg:y="0.379cm" svg:width="9.7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ml-6.7'.B2:'sml-6.7'.B1001" chart:label-cell-address="'sml-6.7'.B1:'sml-6.7'.B1" chart:class="chart:line">
            <chart:data-point chart:repeated="1000"/>
          </chart:series>
          <chart:series chart:style-name="ch7" chart:values-cell-range-address="'sml-6.7'.C2:'sml-6.7'.C1001" chart:label-cell-address="'sml-6.7'.C1:'sml-6.7'.C1" chart:class="chart:line">
            <chart:data-point chart:repeated="1000"/>
          </chart:series>
          <chart:series chart:style-name="ch8" chart:values-cell-range-address="'sml-6.7'.D2:'sml-6.7'.D1001" chart:label-cell-address="'sml-6.7'.D1:'sml-6.7'.D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magnitude </text:p>
                <draw:g>
                  <svg:desc>'sml-6.7'.B1:'sml-6.7'.B1</svg:desc>
                </draw:g>
              </table:table-cell>
              <table:table-cell office:value-type="string">
                <text:p>interpolated magnitude</text:p>
                <draw:g>
                  <svg:desc>'sml-6.7'.C1:'sml-6.7'.C1</svg:desc>
                </draw:g>
              </table:table-cell>
              <table:table-cell office:value-type="string">
                <text:p>error</text:p>
                <draw:g>
                  <svg:desc>'sml-6.7'.D1:'sml-6.7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471">
                <text:p>85.471</text:p>
                <draw:g>
                  <svg:desc>'sml-6.7'.B2:'sml-6.7'.B1001</svg:desc>
                </draw:g>
              </table:table-cell>
              <table:table-cell office:value-type="float" office:value="85.01395">
                <text:p>85.01395</text:p>
                <draw:g>
                  <svg:desc>'sml-6.7'.C2:'sml-6.7'.C1001</svg:desc>
                </draw:g>
              </table:table-cell>
              <table:table-cell office:value-type="float" office:value="0.45705">
                <text:p>0.45705</text:p>
                <draw:g>
                  <svg:desc>'sml-6.7'.D2:'sml-6.7'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.73674">
                <text:p>84.73674</text:p>
              </table:table-cell>
              <table:table-cell office:value-type="float" office:value="85.47253">
                <text:p>85.47253</text:p>
              </table:table-cell>
              <table:table-cell office:value-type="float" office:value="-0.73579">
                <text:p>-0.73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2564">
                <text:p>85.2564</text:p>
              </table:table-cell>
              <table:table-cell office:value-type="float" office:value="84.923">
                <text:p>84.923</text:p>
              </table:table-cell>
              <table:table-cell office:value-type="float" office:value="0.3334">
                <text:p>0.3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625">
                <text:p>84.02625</text:p>
              </table:table-cell>
              <table:table-cell office:value-type="float" office:value="83.2733">
                <text:p>83.2733</text:p>
              </table:table-cell>
              <table:table-cell office:value-type="float" office:value="0.75294">
                <text:p>0.75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93326">
                <text:p>83.93326</text:p>
              </table:table-cell>
              <table:table-cell office:value-type="float" office:value="84.40567">
                <text:p>84.40567</text:p>
              </table:table-cell>
              <table:table-cell office:value-type="float" office:value="-0.47241">
                <text:p>-0.47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40837">
                <text:p>85.40837</text:p>
              </table:table-cell>
              <table:table-cell office:value-type="float" office:value="85.70069">
                <text:p>85.70069</text:p>
              </table:table-cell>
              <table:table-cell office:value-type="float" office:value="-0.29232">
                <text:p>-0.29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17515">
                <text:p>85.17515</text:p>
              </table:table-cell>
              <table:table-cell office:value-type="float" office:value="84.22681">
                <text:p>84.22681</text:p>
              </table:table-cell>
              <table:table-cell office:value-type="float" office:value="0.94834">
                <text:p>0.94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96208">
                <text:p>84.96208</text:p>
              </table:table-cell>
              <table:table-cell office:value-type="float" office:value="84.81691">
                <text:p>84.81691</text:p>
              </table:table-cell>
              <table:table-cell office:value-type="float" office:value="0.14517">
                <text:p>0.1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93165">
                <text:p>84.93165</text:p>
              </table:table-cell>
              <table:table-cell office:value-type="float" office:value="83.15765">
                <text:p>83.15765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65168">
                <text:p>84.65168</text:p>
              </table:table-cell>
              <table:table-cell office:value-type="float" office:value="83.31704">
                <text:p>83.31704</text:p>
              </table:table-cell>
              <table:table-cell office:value-type="float" office:value="1.33463">
                <text:p>1.33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5838">
                <text:p>85.5838</text:p>
              </table:table-cell>
              <table:table-cell office:value-type="float" office:value="82.58384">
                <text:p>82.58384</text:p>
              </table:table-cell>
              <table:table-cell office:value-type="float" office:value="2.99997">
                <text:p>2.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04317">
                <text:p>85.04317</text:p>
              </table:table-cell>
              <table:table-cell office:value-type="float" office:value="86.16942">
                <text:p>86.16942</text:p>
              </table:table-cell>
              <table:table-cell office:value-type="float" office:value="-1.12625">
                <text:p>-1.12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.79836">
                <text:p>85.79836</text:p>
              </table:table-cell>
              <table:table-cell office:value-type="float" office:value="83.30278">
                <text:p>83.30278</text:p>
              </table:table-cell>
              <table:table-cell office:value-type="float" office:value="2.49558">
                <text:p>2.49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08205">
                <text:p>85.08205</text:p>
              </table:table-cell>
              <table:table-cell office:value-type="float" office:value="86.34683">
                <text:p>86.34683</text:p>
              </table:table-cell>
              <table:table-cell office:value-type="float" office:value="-1.26478">
                <text:p>-1.26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74662">
                <text:p>84.74662</text:p>
              </table:table-cell>
              <table:table-cell office:value-type="float" office:value="84.87826">
                <text:p>84.87826</text:p>
              </table:table-cell>
              <table:table-cell office:value-type="float" office:value="-0.13163">
                <text:p>-0.13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68335">
                <text:p>85.68335</text:p>
              </table:table-cell>
              <table:table-cell office:value-type="float" office:value="84.58528">
                <text:p>84.58528</text:p>
              </table:table-cell>
              <table:table-cell office:value-type="float" office:value="1.09807">
                <text:p>1.09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33152">
                <text:p>85.33152</text:p>
              </table:table-cell>
              <table:table-cell office:value-type="float" office:value="85.58244">
                <text:p>85.58244</text:p>
              </table:table-cell>
              <table:table-cell office:value-type="float" office:value="-0.25093">
                <text:p>-0.25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47836">
                <text:p>85.47836</text:p>
              </table:table-cell>
              <table:table-cell office:value-type="float" office:value="81.86265">
                <text:p>81.86265</text:p>
              </table:table-cell>
              <table:table-cell office:value-type="float" office:value="3.61571">
                <text:p>3.61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08914">
                <text:p>85.08914</text:p>
              </table:table-cell>
              <table:table-cell office:value-type="float" office:value="85.70237">
                <text:p>85.70237</text:p>
              </table:table-cell>
              <table:table-cell office:value-type="float" office:value="-0.61324">
                <text:p>-0.61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31824">
                <text:p>84.31824</text:p>
              </table:table-cell>
              <table:table-cell office:value-type="float" office:value="85.64504">
                <text:p>85.64504</text:p>
              </table:table-cell>
              <table:table-cell office:value-type="float" office:value="-1.3268">
                <text:p>-1.32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97755">
                <text:p>83.97755</text:p>
              </table:table-cell>
              <table:table-cell office:value-type="float" office:value="84.225">
                <text:p>84.225</text:p>
              </table:table-cell>
              <table:table-cell office:value-type="float" office:value="-0.24745">
                <text:p>-0.24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.23879">
                <text:p>85.23879</text:p>
              </table:table-cell>
              <table:table-cell office:value-type="float" office:value="86.00347">
                <text:p>86.00347</text:p>
              </table:table-cell>
              <table:table-cell office:value-type="float" office:value="-0.76468">
                <text:p>-0.7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.27399">
                <text:p>84.27399</text:p>
              </table:table-cell>
              <table:table-cell office:value-type="float" office:value="85.09042">
                <text:p>85.09042</text:p>
              </table:table-cell>
              <table:table-cell office:value-type="float" office:value="-0.81642">
                <text:p>-0.81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.28061">
                <text:p>84.28061</text:p>
              </table:table-cell>
              <table:table-cell office:value-type="float" office:value="83.44097">
                <text:p>83.44097</text:p>
              </table:table-cell>
              <table:table-cell office:value-type="float" office:value="0.83964">
                <text:p>0.83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.54586">
                <text:p>84.54586</text:p>
              </table:table-cell>
              <table:table-cell office:value-type="float" office:value="84.6056">
                <text:p>84.6056</text:p>
              </table:table-cell>
              <table:table-cell office:value-type="float" office:value="-0.05974">
                <text:p>-0.05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86797">
                <text:p>84.86797</text:p>
              </table:table-cell>
              <table:table-cell office:value-type="float" office:value="84.36297">
                <text:p>84.36297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99016">
                <text:p>83.99016</text:p>
              </table:table-cell>
              <table:table-cell office:value-type="float" office:value="84.43729">
                <text:p>84.43729</text:p>
              </table:table-cell>
              <table:table-cell office:value-type="float" office:value="-0.44713">
                <text:p>-0.44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54809">
                <text:p>84.54809</text:p>
              </table:table-cell>
              <table:table-cell office:value-type="float" office:value="81.71578">
                <text:p>81.71578</text:p>
              </table:table-cell>
              <table:table-cell office:value-type="float" office:value="2.83232">
                <text:p>2.83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.37052">
                <text:p>85.37052</text:p>
              </table:table-cell>
              <table:table-cell office:value-type="float" office:value="81.44421">
                <text:p>81.44421</text:p>
              </table:table-cell>
              <table:table-cell office:value-type="float" office:value="3.92631">
                <text:p>3.92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.22368">
                <text:p>84.22368</text:p>
              </table:table-cell>
              <table:table-cell office:value-type="float" office:value="84.79641">
                <text:p>84.79641</text:p>
              </table:table-cell>
              <table:table-cell office:value-type="float" office:value="-0.57273">
                <text:p>-0.57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86079">
                <text:p>84.86079</text:p>
              </table:table-cell>
              <table:table-cell office:value-type="float" office:value="86.79464">
                <text:p>86.79464</text:p>
              </table:table-cell>
              <table:table-cell office:value-type="float" office:value="-1.93385">
                <text:p>-1.93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.9796">
                <text:p>84.9796</text:p>
              </table:table-cell>
              <table:table-cell office:value-type="float" office:value="85.88355">
                <text:p>85.88355</text:p>
              </table:table-cell>
              <table:table-cell office:value-type="float" office:value="-0.90395">
                <text:p>-0.90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77591">
                <text:p>84.77591</text:p>
              </table:table-cell>
              <table:table-cell office:value-type="float" office:value="83.95818">
                <text:p>83.95818</text:p>
              </table:table-cell>
              <table:table-cell office:value-type="float" office:value="0.81773">
                <text:p>0.81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23763">
                <text:p>86.23763</text:p>
              </table:table-cell>
              <table:table-cell office:value-type="float" office:value="82.2941">
                <text:p>82.2941</text:p>
              </table:table-cell>
              <table:table-cell office:value-type="float" office:value="3.94353">
                <text:p>3.94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.6751">
                <text:p>84.6751</text:p>
              </table:table-cell>
              <table:table-cell office:value-type="float" office:value="85.54497">
                <text:p>85.54497</text:p>
              </table:table-cell>
              <table:table-cell office:value-type="float" office:value="-0.86987">
                <text:p>-0.86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.90435">
                <text:p>84.90435</text:p>
              </table:table-cell>
              <table:table-cell office:value-type="float" office:value="86.09043">
                <text:p>86.09043</text:p>
              </table:table-cell>
              <table:table-cell office:value-type="float" office:value="-1.18608">
                <text:p>-1.186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87173">
                <text:p>83.87173</text:p>
              </table:table-cell>
              <table:table-cell office:value-type="float" office:value="84.23096">
                <text:p>84.23096</text:p>
              </table:table-cell>
              <table:table-cell office:value-type="float" office:value="-0.35923">
                <text:p>-0.35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.17906">
                <text:p>85.17906</text:p>
              </table:table-cell>
              <table:table-cell office:value-type="float" office:value="84.1813">
                <text:p>84.1813</text:p>
              </table:table-cell>
              <table:table-cell office:value-type="float" office:value="0.99776">
                <text:p>0.99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.4603">
                <text:p>85.4603</text:p>
              </table:table-cell>
              <table:table-cell office:value-type="float" office:value="85.04843">
                <text:p>85.04843</text:p>
              </table:table-cell>
              <table:table-cell office:value-type="float" office:value="0.41187">
                <text:p>0.411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04467">
                <text:p>84.04467</text:p>
              </table:table-cell>
              <table:table-cell office:value-type="float" office:value="84.39479">
                <text:p>84.39479</text:p>
              </table:table-cell>
              <table:table-cell office:value-type="float" office:value="-0.35011">
                <text:p>-0.35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03315">
                <text:p>85.03315</text:p>
              </table:table-cell>
              <table:table-cell office:value-type="float" office:value="86.72147">
                <text:p>86.72147</text:p>
              </table:table-cell>
              <table:table-cell office:value-type="float" office:value="-1.68832">
                <text:p>-1.68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.38578">
                <text:p>84.38578</text:p>
              </table:table-cell>
              <table:table-cell office:value-type="float" office:value="84.79013">
                <text:p>84.79013</text:p>
              </table:table-cell>
              <table:table-cell office:value-type="float" office:value="-0.40435">
                <text:p>-0.404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.45794">
                <text:p>84.45794</text:p>
              </table:table-cell>
              <table:table-cell office:value-type="float" office:value="85.81828">
                <text:p>85.81828</text:p>
              </table:table-cell>
              <table:table-cell office:value-type="float" office:value="-1.36034">
                <text:p>-1.36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.29686">
                <text:p>85.29686</text:p>
              </table:table-cell>
              <table:table-cell office:value-type="float" office:value="83.95165">
                <text:p>83.95165</text:p>
              </table:table-cell>
              <table:table-cell office:value-type="float" office:value="1.34521">
                <text:p>1.34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.15764">
                <text:p>84.15764</text:p>
              </table:table-cell>
              <table:table-cell office:value-type="float" office:value="84.80631">
                <text:p>84.80631</text:p>
              </table:table-cell>
              <table:table-cell office:value-type="float" office:value="-0.64867">
                <text:p>-0.648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.35295">
                <text:p>84.35295</text:p>
              </table:table-cell>
              <table:table-cell office:value-type="float" office:value="85.38553">
                <text:p>85.38553</text:p>
              </table:table-cell>
              <table:table-cell office:value-type="float" office:value="-1.03258">
                <text:p>-1.032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.75129">
                <text:p>84.75129</text:p>
              </table:table-cell>
              <table:table-cell office:value-type="float" office:value="85.5234">
                <text:p>85.5234</text:p>
              </table:table-cell>
              <table:table-cell office:value-type="float" office:value="-0.7721">
                <text:p>-0.77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69922">
                <text:p>84.69922</text:p>
              </table:table-cell>
              <table:table-cell office:value-type="float" office:value="84.64996">
                <text:p>84.64996</text:p>
              </table:table-cell>
              <table:table-cell office:value-type="float" office:value="0.04925">
                <text:p>0.04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.97465">
                <text:p>84.97465</text:p>
              </table:table-cell>
              <table:table-cell office:value-type="float" office:value="84.35333">
                <text:p>84.35333</text:p>
              </table:table-cell>
              <table:table-cell office:value-type="float" office:value="0.62132">
                <text:p>0.62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.28074">
                <text:p>86.28074</text:p>
              </table:table-cell>
              <table:table-cell office:value-type="float" office:value="82.03246">
                <text:p>82.03246</text:p>
              </table:table-cell>
              <table:table-cell office:value-type="float" office:value="4.24828">
                <text:p>4.248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.58281">
                <text:p>85.58281</text:p>
              </table:table-cell>
              <table:table-cell office:value-type="float" office:value="83.35412">
                <text:p>83.35412</text:p>
              </table:table-cell>
              <table:table-cell office:value-type="float" office:value="2.22869">
                <text:p>2.228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.64771">
                <text:p>84.64771</text:p>
              </table:table-cell>
              <table:table-cell office:value-type="float" office:value="84.25113">
                <text:p>84.25113</text:p>
              </table:table-cell>
              <table:table-cell office:value-type="float" office:value="0.39658">
                <text:p>0.396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.25677">
                <text:p>84.25677</text:p>
              </table:table-cell>
              <table:table-cell office:value-type="float" office:value="85.57305">
                <text:p>85.57305</text:p>
              </table:table-cell>
              <table:table-cell office:value-type="float" office:value="-1.31628">
                <text:p>-1.31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3727">
                <text:p>85.3727</text:p>
              </table:table-cell>
              <table:table-cell office:value-type="float" office:value="85.85412">
                <text:p>85.85412</text:p>
              </table:table-cell>
              <table:table-cell office:value-type="float" office:value="-0.48142">
                <text:p>-0.48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.01589">
                <text:p>84.01589</text:p>
              </table:table-cell>
              <table:table-cell office:value-type="float" office:value="84.32633">
                <text:p>84.32633</text:p>
              </table:table-cell>
              <table:table-cell office:value-type="float" office:value="-0.31044">
                <text:p>-0.31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87312">
                <text:p>85.87312</text:p>
              </table:table-cell>
              <table:table-cell office:value-type="float" office:value="84.08746">
                <text:p>84.08746</text:p>
              </table:table-cell>
              <table:table-cell office:value-type="float" office:value="1.78566">
                <text:p>1.785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.05853">
                <text:p>85.05853</text:p>
              </table:table-cell>
              <table:table-cell office:value-type="float" office:value="86.57068">
                <text:p>86.57068</text:p>
              </table:table-cell>
              <table:table-cell office:value-type="float" office:value="-1.51215">
                <text:p>-1.51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.4336">
                <text:p>84.4336</text:p>
              </table:table-cell>
              <table:table-cell office:value-type="float" office:value="85.09663">
                <text:p>85.09663</text:p>
              </table:table-cell>
              <table:table-cell office:value-type="float" office:value="-0.66303">
                <text:p>-0.66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.38795">
                <text:p>85.38795</text:p>
              </table:table-cell>
              <table:table-cell office:value-type="float" office:value="84.95007">
                <text:p>84.95007</text:p>
              </table:table-cell>
              <table:table-cell office:value-type="float" office:value="0.43788">
                <text:p>0.43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.90874">
                <text:p>84.90874</text:p>
              </table:table-cell>
              <table:table-cell office:value-type="float" office:value="84.56999">
                <text:p>84.56999</text:p>
              </table:table-cell>
              <table:table-cell office:value-type="float" office:value="0.33875">
                <text:p>0.33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.23471">
                <text:p>85.23471</text:p>
              </table:table-cell>
              <table:table-cell office:value-type="float" office:value="85.95001">
                <text:p>85.95001</text:p>
              </table:table-cell>
              <table:table-cell office:value-type="float" office:value="-0.7153">
                <text:p>-0.7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.85679">
                <text:p>85.85679</text:p>
              </table:table-cell>
              <table:table-cell office:value-type="float" office:value="84.02297">
                <text:p>84.02297</text:p>
              </table:table-cell>
              <table:table-cell office:value-type="float" office:value="1.83382">
                <text:p>1.833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.53064">
                <text:p>84.53064</text:p>
              </table:table-cell>
              <table:table-cell office:value-type="float" office:value="83.92073">
                <text:p>83.92073</text:p>
              </table:table-cell>
              <table:table-cell office:value-type="float" office:value="0.60991">
                <text:p>0.60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.03611">
                <text:p>85.03611</text:p>
              </table:table-cell>
              <table:table-cell office:value-type="float" office:value="83.02903">
                <text:p>83.02903</text:p>
              </table:table-cell>
              <table:table-cell office:value-type="float" office:value="2.00709">
                <text:p>2.00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.93328">
                <text:p>84.93328</text:p>
              </table:table-cell>
              <table:table-cell office:value-type="float" office:value="84.98871">
                <text:p>84.98871</text:p>
              </table:table-cell>
              <table:table-cell office:value-type="float" office:value="-0.05543">
                <text:p>-0.055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.18311">
                <text:p>85.18311</text:p>
              </table:table-cell>
              <table:table-cell office:value-type="float" office:value="85.4995">
                <text:p>85.4995</text:p>
              </table:table-cell>
              <table:table-cell office:value-type="float" office:value="-0.3164">
                <text:p>-0.3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36908">
                <text:p>85.36908</text:p>
              </table:table-cell>
              <table:table-cell office:value-type="float" office:value="85.84381">
                <text:p>85.84381</text:p>
              </table:table-cell>
              <table:table-cell office:value-type="float" office:value="-0.47473">
                <text:p>-0.47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.10562">
                <text:p>85.10562</text:p>
              </table:table-cell>
              <table:table-cell office:value-type="float" office:value="86.90405">
                <text:p>86.90405</text:p>
              </table:table-cell>
              <table:table-cell office:value-type="float" office:value="-1.79844">
                <text:p>-1.79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.5913">
                <text:p>84.5913</text:p>
              </table:table-cell>
              <table:table-cell office:value-type="float" office:value="85.9367">
                <text:p>85.9367</text:p>
              </table:table-cell>
              <table:table-cell office:value-type="float" office:value="-1.34539">
                <text:p>-1.345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.45493">
                <text:p>84.45493</text:p>
              </table:table-cell>
              <table:table-cell office:value-type="float" office:value="83.3062">
                <text:p>83.3062</text:p>
              </table:table-cell>
              <table:table-cell office:value-type="float" office:value="1.14873">
                <text:p>1.148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.91403">
                <text:p>84.91403</text:p>
              </table:table-cell>
              <table:table-cell office:value-type="float" office:value="85.35687">
                <text:p>85.35687</text:p>
              </table:table-cell>
              <table:table-cell office:value-type="float" office:value="-0.44284">
                <text:p>-0.44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.24074">
                <text:p>85.24074</text:p>
              </table:table-cell>
              <table:table-cell office:value-type="float" office:value="85.53058">
                <text:p>85.53058</text:p>
              </table:table-cell>
              <table:table-cell office:value-type="float" office:value="-0.28984">
                <text:p>-0.28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.18584">
                <text:p>85.18584</text:p>
              </table:table-cell>
              <table:table-cell office:value-type="float" office:value="85.24552">
                <text:p>85.24552</text:p>
              </table:table-cell>
              <table:table-cell office:value-type="float" office:value="-0.05969">
                <text:p>-0.05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95354">
                <text:p>84.95354</text:p>
              </table:table-cell>
              <table:table-cell office:value-type="float" office:value="84.49154">
                <text:p>84.49154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2713">
                <text:p>84.2713</text:p>
              </table:table-cell>
              <table:table-cell office:value-type="float" office:value="85.92931">
                <text:p>85.92931</text:p>
              </table:table-cell>
              <table:table-cell office:value-type="float" office:value="-1.65801">
                <text:p>-1.658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.23924">
                <text:p>84.23924</text:p>
              </table:table-cell>
              <table:table-cell office:value-type="float" office:value="84.60011">
                <text:p>84.60011</text:p>
              </table:table-cell>
              <table:table-cell office:value-type="float" office:value="-0.36087">
                <text:p>-0.360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82903">
                <text:p>84.82903</text:p>
              </table:table-cell>
              <table:table-cell office:value-type="float" office:value="86.23187">
                <text:p>86.23187</text:p>
              </table:table-cell>
              <table:table-cell office:value-type="float" office:value="-1.40284">
                <text:p>-1.402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.05232">
                <text:p>85.05232</text:p>
              </table:table-cell>
              <table:table-cell office:value-type="float" office:value="86.14139">
                <text:p>86.14139</text:p>
              </table:table-cell>
              <table:table-cell office:value-type="float" office:value="-1.08906">
                <text:p>-1.089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.19361">
                <text:p>85.19361</text:p>
              </table:table-cell>
              <table:table-cell office:value-type="float" office:value="86.66199">
                <text:p>86.66199</text:p>
              </table:table-cell>
              <table:table-cell office:value-type="float" office:value="-1.46838">
                <text:p>-1.46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.02917">
                <text:p>85.02917</text:p>
              </table:table-cell>
              <table:table-cell office:value-type="float" office:value="84.45863">
                <text:p>84.45863</text:p>
              </table:table-cell>
              <table:table-cell office:value-type="float" office:value="0.57054">
                <text:p>0.570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.88201">
                <text:p>84.88201</text:p>
              </table:table-cell>
              <table:table-cell office:value-type="float" office:value="85.57962">
                <text:p>85.57962</text:p>
              </table:table-cell>
              <table:table-cell office:value-type="float" office:value="-0.69761">
                <text:p>-0.697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.55189">
                <text:p>84.55189</text:p>
              </table:table-cell>
              <table:table-cell office:value-type="float" office:value="85.97487">
                <text:p>85.97487</text:p>
              </table:table-cell>
              <table:table-cell office:value-type="float" office:value="-1.42298">
                <text:p>-1.42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.67913">
                <text:p>85.67913</text:p>
              </table:table-cell>
              <table:table-cell office:value-type="float" office:value="85.00351">
                <text:p>85.00351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.86375">
                <text:p>84.86375</text:p>
              </table:table-cell>
              <table:table-cell office:value-type="float" office:value="84.90018">
                <text:p>84.90018</text:p>
              </table:table-cell>
              <table:table-cell office:value-type="float" office:value="-0.03643">
                <text:p>-0.036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.41536">
                <text:p>85.41536</text:p>
              </table:table-cell>
              <table:table-cell office:value-type="float" office:value="85.18483">
                <text:p>85.18483</text:p>
              </table:table-cell>
              <table:table-cell office:value-type="float" office:value="0.23052">
                <text:p>0.23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11995">
                <text:p>85.11995</text:p>
              </table:table-cell>
              <table:table-cell office:value-type="float" office:value="84.43161">
                <text:p>84.43161</text:p>
              </table:table-cell>
              <table:table-cell office:value-type="float" office:value="0.68834">
                <text:p>0.688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08656">
                <text:p>86.08656</text:p>
              </table:table-cell>
              <table:table-cell office:value-type="float" office:value="83.19533">
                <text:p>83.19533</text:p>
              </table:table-cell>
              <table:table-cell office:value-type="float" office:value="2.89123">
                <text:p>2.89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60867">
                <text:p>85.60867</text:p>
              </table:table-cell>
              <table:table-cell office:value-type="float" office:value="83.5245">
                <text:p>83.5245</text:p>
              </table:table-cell>
              <table:table-cell office:value-type="float" office:value="2.08417">
                <text:p>2.084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25941">
                <text:p>85.25941</text:p>
              </table:table-cell>
              <table:table-cell office:value-type="float" office:value="84.69354">
                <text:p>84.69354</text:p>
              </table:table-cell>
              <table:table-cell office:value-type="float" office:value="0.56587">
                <text:p>0.56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.06407">
                <text:p>86.06407</text:p>
              </table:table-cell>
              <table:table-cell office:value-type="float" office:value="83.41863">
                <text:p>83.41863</text:p>
              </table:table-cell>
              <table:table-cell office:value-type="float" office:value="2.64544">
                <text:p>2.64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19516">
                <text:p>85.19516</text:p>
              </table:table-cell>
              <table:table-cell office:value-type="float" office:value="86.69571">
                <text:p>86.69571</text:p>
              </table:table-cell>
              <table:table-cell office:value-type="float" office:value="-1.50055">
                <text:p>-1.5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50867">
                <text:p>85.50867</text:p>
              </table:table-cell>
              <table:table-cell office:value-type="float" office:value="85.5687">
                <text:p>85.5687</text:p>
              </table:table-cell>
              <table:table-cell office:value-type="float" office:value="-0.06003">
                <text:p>-0.06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73109">
                <text:p>84.73109</text:p>
              </table:table-cell>
              <table:table-cell office:value-type="float" office:value="84.19916">
                <text:p>84.19916</text:p>
              </table:table-cell>
              <table:table-cell office:value-type="float" office:value="0.53194">
                <text:p>0.53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0678">
                <text:p>84.0678</text:p>
              </table:table-cell>
              <table:table-cell office:value-type="float" office:value="85.08451">
                <text:p>85.08451</text:p>
              </table:table-cell>
              <table:table-cell office:value-type="float" office:value="-1.01671">
                <text:p>-1.016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.41331">
                <text:p>85.41331</text:p>
              </table:table-cell>
              <table:table-cell office:value-type="float" office:value="85.87053">
                <text:p>85.87053</text:p>
              </table:table-cell>
              <table:table-cell office:value-type="float" office:value="-0.45722">
                <text:p>-0.457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03712">
                <text:p>84.03712</text:p>
              </table:table-cell>
              <table:table-cell office:value-type="float" office:value="83.31027">
                <text:p>83.31027</text:p>
              </table:table-cell>
              <table:table-cell office:value-type="float" office:value="0.72686">
                <text:p>0.72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.78569">
                <text:p>85.78569</text:p>
              </table:table-cell>
              <table:table-cell office:value-type="float" office:value="84.4421">
                <text:p>84.4421</text:p>
              </table:table-cell>
              <table:table-cell office:value-type="float" office:value="1.34359">
                <text:p>1.34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.3724">
                <text:p>86.3724</text:p>
              </table:table-cell>
              <table:table-cell office:value-type="float" office:value="81.41494">
                <text:p>81.41494</text:p>
              </table:table-cell>
              <table:table-cell office:value-type="float" office:value="4.95747">
                <text:p>4.95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.04612">
                <text:p>85.04612</text:p>
              </table:table-cell>
              <table:table-cell office:value-type="float" office:value="84.36921">
                <text:p>84.36921</text:p>
              </table:table-cell>
              <table:table-cell office:value-type="float" office:value="0.67691">
                <text:p>0.676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.78466">
                <text:p>84.78466</text:p>
              </table:table-cell>
              <table:table-cell office:value-type="float" office:value="85.35149">
                <text:p>85.35149</text:p>
              </table:table-cell>
              <table:table-cell office:value-type="float" office:value="-0.56683">
                <text:p>-0.566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.51848">
                <text:p>85.51848</text:p>
              </table:table-cell>
              <table:table-cell office:value-type="float" office:value="83.75742">
                <text:p>83.75742</text:p>
              </table:table-cell>
              <table:table-cell office:value-type="float" office:value="1.76106">
                <text:p>1.76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63161">
                <text:p>84.63161</text:p>
              </table:table-cell>
              <table:table-cell office:value-type="float" office:value="85.99205">
                <text:p>85.99205</text:p>
              </table:table-cell>
              <table:table-cell office:value-type="float" office:value="-1.36044">
                <text:p>-1.36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.08653">
                <text:p>85.08653</text:p>
              </table:table-cell>
              <table:table-cell office:value-type="float" office:value="84.84685">
                <text:p>84.84685</text:p>
              </table:table-cell>
              <table:table-cell office:value-type="float" office:value="0.23968">
                <text:p>0.239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.35066">
                <text:p>85.35066</text:p>
              </table:table-cell>
              <table:table-cell office:value-type="float" office:value="86.43445">
                <text:p>86.43445</text:p>
              </table:table-cell>
              <table:table-cell office:value-type="float" office:value="-1.08379">
                <text:p>-1.08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09481">
                <text:p>84.09481</text:p>
              </table:table-cell>
              <table:table-cell office:value-type="float" office:value="83.99649">
                <text:p>83.99649</text:p>
              </table:table-cell>
              <table:table-cell office:value-type="float" office:value="0.09832">
                <text:p>0.098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.74823">
                <text:p>85.74823</text:p>
              </table:table-cell>
              <table:table-cell office:value-type="float" office:value="84.70902">
                <text:p>84.70902</text:p>
              </table:table-cell>
              <table:table-cell office:value-type="float" office:value="1.0392">
                <text:p>1.03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.35884">
                <text:p>85.35884</text:p>
              </table:table-cell>
              <table:table-cell office:value-type="float" office:value="85.93515">
                <text:p>85.93515</text:p>
              </table:table-cell>
              <table:table-cell office:value-type="float" office:value="-0.57631">
                <text:p>-0.576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62264">
                <text:p>85.62264</text:p>
              </table:table-cell>
              <table:table-cell office:value-type="float" office:value="83.89026">
                <text:p>83.89026</text:p>
              </table:table-cell>
              <table:table-cell office:value-type="float" office:value="1.73238">
                <text:p>1.73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.38205">
                <text:p>85.38205</text:p>
              </table:table-cell>
              <table:table-cell office:value-type="float" office:value="82.46021">
                <text:p>82.46021</text:p>
              </table:table-cell>
              <table:table-cell office:value-type="float" office:value="2.92184">
                <text:p>2.92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87014">
                <text:p>83.87014</text:p>
              </table:table-cell>
              <table:table-cell office:value-type="float" office:value="84.50276">
                <text:p>84.50276</text:p>
              </table:table-cell>
              <table:table-cell office:value-type="float" office:value="-0.63262">
                <text:p>-0.63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.65033">
                <text:p>84.65033</text:p>
              </table:table-cell>
              <table:table-cell office:value-type="float" office:value="83.15656">
                <text:p>83.15656</text:p>
              </table:table-cell>
              <table:table-cell office:value-type="float" office:value="1.49377">
                <text:p>1.493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5.47985">
                <text:p>85.47985</text:p>
              </table:table-cell>
              <table:table-cell office:value-type="float" office:value="85.1378">
                <text:p>85.1378</text:p>
              </table:table-cell>
              <table:table-cell office:value-type="float" office:value="0.34205">
                <text:p>0.342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4.67058">
                <text:p>84.67058</text:p>
              </table:table-cell>
              <table:table-cell office:value-type="float" office:value="86.91392">
                <text:p>86.91392</text:p>
              </table:table-cell>
              <table:table-cell office:value-type="float" office:value="-2.24334">
                <text:p>-2.24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.05604">
                <text:p>84.05604</text:p>
              </table:table-cell>
              <table:table-cell office:value-type="float" office:value="83.86646">
                <text:p>83.86646</text:p>
              </table:table-cell>
              <table:table-cell office:value-type="float" office:value="0.18958">
                <text:p>0.189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.75483">
                <text:p>84.75483</text:p>
              </table:table-cell>
              <table:table-cell office:value-type="float" office:value="82.09205">
                <text:p>82.09205</text:p>
              </table:table-cell>
              <table:table-cell office:value-type="float" office:value="2.66278">
                <text:p>2.662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5.35553">
                <text:p>85.35553</text:p>
              </table:table-cell>
              <table:table-cell office:value-type="float" office:value="84.93034">
                <text:p>84.93034</text:p>
              </table:table-cell>
              <table:table-cell office:value-type="float" office:value="0.4252">
                <text:p>0.42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5.75829">
                <text:p>85.75829</text:p>
              </table:table-cell>
              <table:table-cell office:value-type="float" office:value="84.94493">
                <text:p>84.94493</text:p>
              </table:table-cell>
              <table:table-cell office:value-type="float" office:value="0.81336">
                <text:p>0.813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5.28962">
                <text:p>85.28962</text:p>
              </table:table-cell>
              <table:table-cell office:value-type="float" office:value="85.12229">
                <text:p>85.12229</text:p>
              </table:table-cell>
              <table:table-cell office:value-type="float" office:value="0.16733">
                <text:p>0.167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71936">
                <text:p>83.71936</text:p>
              </table:table-cell>
              <table:table-cell office:value-type="float" office:value="83.73603">
                <text:p>83.73603</text:p>
              </table:table-cell>
              <table:table-cell office:value-type="float" office:value="-0.01667">
                <text:p>-0.01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.3337">
                <text:p>85.3337</text:p>
              </table:table-cell>
              <table:table-cell office:value-type="float" office:value="81.43283">
                <text:p>81.43283</text:p>
              </table:table-cell>
              <table:table-cell office:value-type="float" office:value="3.90087">
                <text:p>3.900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.68898">
                <text:p>84.68898</text:p>
              </table:table-cell>
              <table:table-cell office:value-type="float" office:value="85.88842">
                <text:p>85.88842</text:p>
              </table:table-cell>
              <table:table-cell office:value-type="float" office:value="-1.19944">
                <text:p>-1.199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.26149">
                <text:p>85.26149</text:p>
              </table:table-cell>
              <table:table-cell office:value-type="float" office:value="86.4766">
                <text:p>86.4766</text:p>
              </table:table-cell>
              <table:table-cell office:value-type="float" office:value="-1.21511">
                <text:p>-1.215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.86465">
                <text:p>84.86465</text:p>
              </table:table-cell>
              <table:table-cell office:value-type="float" office:value="83.07303">
                <text:p>83.07303</text:p>
              </table:table-cell>
              <table:table-cell office:value-type="float" office:value="1.79161">
                <text:p>1.791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.743">
                <text:p>84.743</text:p>
              </table:table-cell>
              <table:table-cell office:value-type="float" office:value="86.35691">
                <text:p>86.35691</text:p>
              </table:table-cell>
              <table:table-cell office:value-type="float" office:value="-1.61391">
                <text:p>-1.613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.58558">
                <text:p>84.58558</text:p>
              </table:table-cell>
              <table:table-cell office:value-type="float" office:value="85.49047">
                <text:p>85.49047</text:p>
              </table:table-cell>
              <table:table-cell office:value-type="float" office:value="-0.90488">
                <text:p>-0.904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.12812">
                <text:p>85.12812</text:p>
              </table:table-cell>
              <table:table-cell office:value-type="float" office:value="82.3896">
                <text:p>82.3896</text:p>
              </table:table-cell>
              <table:table-cell office:value-type="float" office:value="2.73852">
                <text:p>2.73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.01909">
                <text:p>85.01909</text:p>
              </table:table-cell>
              <table:table-cell office:value-type="float" office:value="85.06083">
                <text:p>85.06083</text:p>
              </table:table-cell>
              <table:table-cell office:value-type="float" office:value="-0.04174">
                <text:p>-0.04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5.48675">
                <text:p>85.48675</text:p>
              </table:table-cell>
              <table:table-cell office:value-type="float" office:value="85.31388">
                <text:p>85.31388</text:p>
              </table:table-cell>
              <table:table-cell office:value-type="float" office:value="0.17286">
                <text:p>0.172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.00345">
                <text:p>84.00345</text:p>
              </table:table-cell>
              <table:table-cell office:value-type="float" office:value="84.49642">
                <text:p>84.49642</text:p>
              </table:table-cell>
              <table:table-cell office:value-type="float" office:value="-0.49297">
                <text:p>-0.49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.24511">
                <text:p>85.24511</text:p>
              </table:table-cell>
              <table:table-cell office:value-type="float" office:value="85.1974">
                <text:p>85.1974</text:p>
              </table:table-cell>
              <table:table-cell office:value-type="float" office:value="0.04771">
                <text:p>0.047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4.99006">
                <text:p>84.99006</text:p>
              </table:table-cell>
              <table:table-cell office:value-type="float" office:value="84.43232">
                <text:p>84.43232</text:p>
              </table:table-cell>
              <table:table-cell office:value-type="float" office:value="0.55774">
                <text:p>0.557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.77807">
                <text:p>84.77807</text:p>
              </table:table-cell>
              <table:table-cell office:value-type="float" office:value="84.67849">
                <text:p>84.67849</text:p>
              </table:table-cell>
              <table:table-cell office:value-type="float" office:value="0.09958">
                <text:p>0.099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.46156">
                <text:p>85.46156</text:p>
              </table:table-cell>
              <table:table-cell office:value-type="float" office:value="85.60133">
                <text:p>85.60133</text:p>
              </table:table-cell>
              <table:table-cell office:value-type="float" office:value="-0.13976">
                <text:p>-0.139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.18271">
                <text:p>85.18271</text:p>
              </table:table-cell>
              <table:table-cell office:value-type="float" office:value="82.86061">
                <text:p>82.86061</text:p>
              </table:table-cell>
              <table:table-cell office:value-type="float" office:value="2.32209">
                <text:p>2.322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.67204">
                <text:p>84.67204</text:p>
              </table:table-cell>
              <table:table-cell office:value-type="float" office:value="85.05681">
                <text:p>85.05681</text:p>
              </table:table-cell>
              <table:table-cell office:value-type="float" office:value="-0.38477">
                <text:p>-0.38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.3074">
                <text:p>85.3074</text:p>
              </table:table-cell>
              <table:table-cell office:value-type="float" office:value="83.39652">
                <text:p>83.39652</text:p>
              </table:table-cell>
              <table:table-cell office:value-type="float" office:value="1.91089">
                <text:p>1.910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.86105">
                <text:p>84.86105</text:p>
              </table:table-cell>
              <table:table-cell office:value-type="float" office:value="86.37789">
                <text:p>86.37789</text:p>
              </table:table-cell>
              <table:table-cell office:value-type="float" office:value="-1.51685">
                <text:p>-1.516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.07966">
                <text:p>84.07966</text:p>
              </table:table-cell>
              <table:table-cell office:value-type="float" office:value="83.82747">
                <text:p>83.82747</text:p>
              </table:table-cell>
              <table:table-cell office:value-type="float" office:value="0.25218">
                <text:p>0.252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96711">
                <text:p>84.96711</text:p>
              </table:table-cell>
              <table:table-cell office:value-type="float" office:value="84.02841">
                <text:p>84.02841</text:p>
              </table:table-cell>
              <table:table-cell office:value-type="float" office:value="0.9387">
                <text:p>0.93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.48025">
                <text:p>85.48025</text:p>
              </table:table-cell>
              <table:table-cell office:value-type="float" office:value="83.98914">
                <text:p>83.98914</text:p>
              </table:table-cell>
              <table:table-cell office:value-type="float" office:value="1.49111">
                <text:p>1.491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.36724">
                <text:p>84.36724</text:p>
              </table:table-cell>
              <table:table-cell office:value-type="float" office:value="86.16799">
                <text:p>86.16799</text:p>
              </table:table-cell>
              <table:table-cell office:value-type="float" office:value="-1.80075">
                <text:p>-1.800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.04636">
                <text:p>84.04636</text:p>
              </table:table-cell>
              <table:table-cell office:value-type="float" office:value="82.98491">
                <text:p>82.98491</text:p>
              </table:table-cell>
              <table:table-cell office:value-type="float" office:value="1.06145">
                <text:p>1.061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.88819">
                <text:p>85.88819</text:p>
              </table:table-cell>
              <table:table-cell office:value-type="float" office:value="84.21186">
                <text:p>84.21186</text:p>
              </table:table-cell>
              <table:table-cell office:value-type="float" office:value="1.67632">
                <text:p>1.67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.02963">
                <text:p>85.02963</text:p>
              </table:table-cell>
              <table:table-cell office:value-type="float" office:value="84.33563">
                <text:p>84.33563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.30746">
                <text:p>85.30746</text:p>
              </table:table-cell>
              <table:table-cell office:value-type="float" office:value="86.38209">
                <text:p>86.38209</text:p>
              </table:table-cell>
              <table:table-cell office:value-type="float" office:value="-1.07463">
                <text:p>-1.074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.3764">
                <text:p>85.3764</text:p>
              </table:table-cell>
              <table:table-cell office:value-type="float" office:value="83.74792">
                <text:p>83.74792</text:p>
              </table:table-cell>
              <table:table-cell office:value-type="float" office:value="1.62848">
                <text:p>1.628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.38393">
                <text:p>85.38393</text:p>
              </table:table-cell>
              <table:table-cell office:value-type="float" office:value="85.39523">
                <text:p>85.39523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.29332">
                <text:p>85.29332</text:p>
              </table:table-cell>
              <table:table-cell office:value-type="float" office:value="86.34603">
                <text:p>86.34603</text:p>
              </table:table-cell>
              <table:table-cell office:value-type="float" office:value="-1.05271">
                <text:p>-1.052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.82859">
                <text:p>84.82859</text:p>
              </table:table-cell>
              <table:table-cell office:value-type="float" office:value="84.03646">
                <text:p>84.03646</text:p>
              </table:table-cell>
              <table:table-cell office:value-type="float" office:value="0.79213">
                <text:p>0.792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.24318">
                <text:p>85.24318</text:p>
              </table:table-cell>
              <table:table-cell office:value-type="float" office:value="84.21553">
                <text:p>84.21553</text:p>
              </table:table-cell>
              <table:table-cell office:value-type="float" office:value="1.02764">
                <text:p>1.027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4.6554">
                <text:p>84.6554</text:p>
              </table:table-cell>
              <table:table-cell office:value-type="float" office:value="83.84825">
                <text:p>83.84825</text:p>
              </table:table-cell>
              <table:table-cell office:value-type="float" office:value="0.80716">
                <text:p>0.807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.46349">
                <text:p>84.46349</text:p>
              </table:table-cell>
              <table:table-cell office:value-type="float" office:value="85.56885">
                <text:p>85.56885</text:p>
              </table:table-cell>
              <table:table-cell office:value-type="float" office:value="-1.10536">
                <text:p>-1.105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.29093">
                <text:p>85.29093</text:p>
              </table:table-cell>
              <table:table-cell office:value-type="float" office:value="82.9073">
                <text:p>82.9073</text:p>
              </table:table-cell>
              <table:table-cell office:value-type="float" office:value="2.38363">
                <text:p>2.38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.19915">
                <text:p>85.19915</text:p>
              </table:table-cell>
              <table:table-cell office:value-type="float" office:value="84.68754">
                <text:p>84.68754</text:p>
              </table:table-cell>
              <table:table-cell office:value-type="float" office:value="0.51161">
                <text:p>0.511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.75308">
                <text:p>84.75308</text:p>
              </table:table-cell>
              <table:table-cell office:value-type="float" office:value="84.09822">
                <text:p>84.09822</text:p>
              </table:table-cell>
              <table:table-cell office:value-type="float" office:value="0.65486">
                <text:p>0.654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.5797">
                <text:p>84.5797</text:p>
              </table:table-cell>
              <table:table-cell office:value-type="float" office:value="83.57755">
                <text:p>83.57755</text:p>
              </table:table-cell>
              <table:table-cell office:value-type="float" office:value="1.00216">
                <text:p>1.002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.83594">
                <text:p>84.83594</text:p>
              </table:table-cell>
              <table:table-cell office:value-type="float" office:value="86.73079">
                <text:p>86.73079</text:p>
              </table:table-cell>
              <table:table-cell office:value-type="float" office:value="-1.89485">
                <text:p>-1.89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89693">
                <text:p>84.89693</text:p>
              </table:table-cell>
              <table:table-cell office:value-type="float" office:value="84.57622">
                <text:p>84.57622</text:p>
              </table:table-cell>
              <table:table-cell office:value-type="float" office:value="0.32072">
                <text:p>0.320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.60167">
                <text:p>84.60167</text:p>
              </table:table-cell>
              <table:table-cell office:value-type="float" office:value="86.41399">
                <text:p>86.41399</text:p>
              </table:table-cell>
              <table:table-cell office:value-type="float" office:value="-1.81232">
                <text:p>-1.81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.46923">
                <text:p>85.46923</text:p>
              </table:table-cell>
              <table:table-cell office:value-type="float" office:value="85.16286">
                <text:p>85.16286</text:p>
              </table:table-cell>
              <table:table-cell office:value-type="float" office:value="0.30637">
                <text:p>0.306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.43776">
                <text:p>84.43776</text:p>
              </table:table-cell>
              <table:table-cell office:value-type="float" office:value="85.9263">
                <text:p>85.9263</text:p>
              </table:table-cell>
              <table:table-cell office:value-type="float" office:value="-1.48853">
                <text:p>-1.488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.91872">
                <text:p>84.91872</text:p>
              </table:table-cell>
              <table:table-cell office:value-type="float" office:value="84.96114">
                <text:p>84.96114</text:p>
              </table:table-cell>
              <table:table-cell office:value-type="float" office:value="-0.04242">
                <text:p>-0.042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.52521">
                <text:p>84.52521</text:p>
              </table:table-cell>
              <table:table-cell office:value-type="float" office:value="82.51476">
                <text:p>82.51476</text:p>
              </table:table-cell>
              <table:table-cell office:value-type="float" office:value="2.01045">
                <text:p>2.010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51241">
                <text:p>84.51241</text:p>
              </table:table-cell>
              <table:table-cell office:value-type="float" office:value="82.13424">
                <text:p>82.13424</text:p>
              </table:table-cell>
              <table:table-cell office:value-type="float" office:value="2.37817">
                <text:p>2.37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5.15215">
                <text:p>85.15215</text:p>
              </table:table-cell>
              <table:table-cell office:value-type="float" office:value="83.67641">
                <text:p>83.67641</text:p>
              </table:table-cell>
              <table:table-cell office:value-type="float" office:value="1.47574">
                <text:p>1.475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.46164">
                <text:p>85.46164</text:p>
              </table:table-cell>
              <table:table-cell office:value-type="float" office:value="84.83849">
                <text:p>84.83849</text:p>
              </table:table-cell>
              <table:table-cell office:value-type="float" office:value="0.62316">
                <text:p>0.623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.69297">
                <text:p>84.69297</text:p>
              </table:table-cell>
              <table:table-cell office:value-type="float" office:value="86.19183">
                <text:p>86.19183</text:p>
              </table:table-cell>
              <table:table-cell office:value-type="float" office:value="-1.49887">
                <text:p>-1.498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5.12337">
                <text:p>85.12337</text:p>
              </table:table-cell>
              <table:table-cell office:value-type="float" office:value="86.54001">
                <text:p>86.54001</text:p>
              </table:table-cell>
              <table:table-cell office:value-type="float" office:value="-1.41664">
                <text:p>-1.416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.72727">
                <text:p>84.72727</text:p>
              </table:table-cell>
              <table:table-cell office:value-type="float" office:value="85.87842">
                <text:p>85.87842</text:p>
              </table:table-cell>
              <table:table-cell office:value-type="float" office:value="-1.15115">
                <text:p>-1.151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.62175">
                <text:p>84.62175</text:p>
              </table:table-cell>
              <table:table-cell office:value-type="float" office:value="86.74322">
                <text:p>86.74322</text:p>
              </table:table-cell>
              <table:table-cell office:value-type="float" office:value="-2.12147">
                <text:p>-2.121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.89738">
                <text:p>85.89738</text:p>
              </table:table-cell>
              <table:table-cell office:value-type="float" office:value="83.09918">
                <text:p>83.09918</text:p>
              </table:table-cell>
              <table:table-cell office:value-type="float" office:value="2.7982">
                <text:p>2.79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.42202">
                <text:p>85.42202</text:p>
              </table:table-cell>
              <table:table-cell office:value-type="float" office:value="85.37497">
                <text:p>85.37497</text:p>
              </table:table-cell>
              <table:table-cell office:value-type="float" office:value="0.04705">
                <text:p>0.047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.44667">
                <text:p>84.44667</text:p>
              </table:table-cell>
              <table:table-cell office:value-type="float" office:value="85.44235">
                <text:p>85.44235</text:p>
              </table:table-cell>
              <table:table-cell office:value-type="float" office:value="-0.99568">
                <text:p>-0.995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.61615">
                <text:p>84.61615</text:p>
              </table:table-cell>
              <table:table-cell office:value-type="float" office:value="84.56089">
                <text:p>84.56089</text:p>
              </table:table-cell>
              <table:table-cell office:value-type="float" office:value="0.05526">
                <text:p>0.05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.22663">
                <text:p>86.22663</text:p>
              </table:table-cell>
              <table:table-cell office:value-type="float" office:value="82.15072">
                <text:p>82.15072</text:p>
              </table:table-cell>
              <table:table-cell office:value-type="float" office:value="4.07591">
                <text:p>4.075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.2713">
                <text:p>85.2713</text:p>
              </table:table-cell>
              <table:table-cell office:value-type="float" office:value="81.6051">
                <text:p>81.6051</text:p>
              </table:table-cell>
              <table:table-cell office:value-type="float" office:value="3.6662">
                <text:p>3.66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4.84788">
                <text:p>84.84788</text:p>
              </table:table-cell>
              <table:table-cell office:value-type="float" office:value="84.15379">
                <text:p>84.15379</text:p>
              </table:table-cell>
              <table:table-cell office:value-type="float" office:value="0.69409">
                <text:p>0.694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.44965">
                <text:p>85.44965</text:p>
              </table:table-cell>
              <table:table-cell office:value-type="float" office:value="85.68779">
                <text:p>85.68779</text:p>
              </table:table-cell>
              <table:table-cell office:value-type="float" office:value="-0.23814">
                <text:p>-0.238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.89031">
                <text:p>84.89031</text:p>
              </table:table-cell>
              <table:table-cell office:value-type="float" office:value="83.04215">
                <text:p>83.04215</text:p>
              </table:table-cell>
              <table:table-cell office:value-type="float" office:value="1.84816">
                <text:p>1.848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.36675">
                <text:p>85.36675</text:p>
              </table:table-cell>
              <table:table-cell office:value-type="float" office:value="82.32231">
                <text:p>82.32231</text:p>
              </table:table-cell>
              <table:table-cell office:value-type="float" office:value="3.04444">
                <text:p>3.044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5.27201">
                <text:p>85.27201</text:p>
              </table:table-cell>
              <table:table-cell office:value-type="float" office:value="82.65894">
                <text:p>82.65894</text:p>
              </table:table-cell>
              <table:table-cell office:value-type="float" office:value="2.61306">
                <text:p>2.613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.41454">
                <text:p>84.41454</text:p>
              </table:table-cell>
              <table:table-cell office:value-type="float" office:value="85.57781">
                <text:p>85.57781</text:p>
              </table:table-cell>
              <table:table-cell office:value-type="float" office:value="-1.16327">
                <text:p>-1.163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5.38696">
                <text:p>85.38696</text:p>
              </table:table-cell>
              <table:table-cell office:value-type="float" office:value="85.03022">
                <text:p>85.03022</text:p>
              </table:table-cell>
              <table:table-cell office:value-type="float" office:value="0.35675">
                <text:p>0.356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.70305">
                <text:p>85.70305</text:p>
              </table:table-cell>
              <table:table-cell office:value-type="float" office:value="84.54314">
                <text:p>84.54314</text:p>
              </table:table-cell>
              <table:table-cell office:value-type="float" office:value="1.15991">
                <text:p>1.15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.75006">
                <text:p>84.75006</text:p>
              </table:table-cell>
              <table:table-cell office:value-type="float" office:value="83.31077">
                <text:p>83.31077</text:p>
              </table:table-cell>
              <table:table-cell office:value-type="float" office:value="1.4393">
                <text:p>1.43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63903">
                <text:p>84.63903</text:p>
              </table:table-cell>
              <table:table-cell office:value-type="float" office:value="85.35253">
                <text:p>85.35253</text:p>
              </table:table-cell>
              <table:table-cell office:value-type="float" office:value="-0.7135">
                <text:p>-0.71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.38966">
                <text:p>84.38966</text:p>
              </table:table-cell>
              <table:table-cell office:value-type="float" office:value="82.11817">
                <text:p>82.11817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5.24618">
                <text:p>85.24618</text:p>
              </table:table-cell>
              <table:table-cell office:value-type="float" office:value="84.70207">
                <text:p>84.70207</text:p>
              </table:table-cell>
              <table:table-cell office:value-type="float" office:value="0.54411">
                <text:p>0.544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4.05043">
                <text:p>84.05043</text:p>
              </table:table-cell>
              <table:table-cell office:value-type="float" office:value="84.87947">
                <text:p>84.87947</text:p>
              </table:table-cell>
              <table:table-cell office:value-type="float" office:value="-0.82904">
                <text:p>-0.829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62839">
                <text:p>85.62839</text:p>
              </table:table-cell>
              <table:table-cell office:value-type="float" office:value="83.8044">
                <text:p>83.8044</text:p>
              </table:table-cell>
              <table:table-cell office:value-type="float" office:value="1.82399">
                <text:p>1.823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.90511">
                <text:p>84.90511</text:p>
              </table:table-cell>
              <table:table-cell office:value-type="float" office:value="84.62501">
                <text:p>84.62501</text:p>
              </table:table-cell>
              <table:table-cell office:value-type="float" office:value="0.28009">
                <text:p>0.280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.75301">
                <text:p>84.75301</text:p>
              </table:table-cell>
              <table:table-cell office:value-type="float" office:value="86.94279">
                <text:p>86.94279</text:p>
              </table:table-cell>
              <table:table-cell office:value-type="float" office:value="-2.18978">
                <text:p>-2.189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.25568">
                <text:p>85.25568</text:p>
              </table:table-cell>
              <table:table-cell office:value-type="float" office:value="86.47061">
                <text:p>86.47061</text:p>
              </table:table-cell>
              <table:table-cell office:value-type="float" office:value="-1.21493">
                <text:p>-1.214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4222">
                <text:p>85.4222</text:p>
              </table:table-cell>
              <table:table-cell office:value-type="float" office:value="85.73899">
                <text:p>85.73899</text:p>
              </table:table-cell>
              <table:table-cell office:value-type="float" office:value="-0.31679">
                <text:p>-0.316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.36929">
                <text:p>84.36929</text:p>
              </table:table-cell>
              <table:table-cell office:value-type="float" office:value="85.18933">
                <text:p>85.18933</text:p>
              </table:table-cell>
              <table:table-cell office:value-type="float" office:value="-0.82004">
                <text:p>-0.820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.73055">
                <text:p>84.73055</text:p>
              </table:table-cell>
              <table:table-cell office:value-type="float" office:value="85.4368">
                <text:p>85.4368</text:p>
              </table:table-cell>
              <table:table-cell office:value-type="float" office:value="-0.70625">
                <text:p>-0.70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21701">
                <text:p>85.21701</text:p>
              </table:table-cell>
              <table:table-cell office:value-type="float" office:value="86.40021">
                <text:p>86.40021</text:p>
              </table:table-cell>
              <table:table-cell office:value-type="float" office:value="-1.1832">
                <text:p>-1.18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.42715">
                <text:p>85.42715</text:p>
              </table:table-cell>
              <table:table-cell office:value-type="float" office:value="83.41391">
                <text:p>83.41391</text:p>
              </table:table-cell>
              <table:table-cell office:value-type="float" office:value="2.01325">
                <text:p>2.013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4.87576">
                <text:p>84.87576</text:p>
              </table:table-cell>
              <table:table-cell office:value-type="float" office:value="83.60058">
                <text:p>83.60058</text:p>
              </table:table-cell>
              <table:table-cell office:value-type="float" office:value="1.27518">
                <text:p>1.275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.2259">
                <text:p>84.2259</text:p>
              </table:table-cell>
              <table:table-cell office:value-type="float" office:value="85.79619">
                <text:p>85.79619</text:p>
              </table:table-cell>
              <table:table-cell office:value-type="float" office:value="-1.57029">
                <text:p>-1.570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.86924">
                <text:p>85.86924</text:p>
              </table:table-cell>
              <table:table-cell office:value-type="float" office:value="83.47393">
                <text:p>83.47393</text:p>
              </table:table-cell>
              <table:table-cell office:value-type="float" office:value="2.39531">
                <text:p>2.395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.108">
                <text:p>85.108</text:p>
              </table:table-cell>
              <table:table-cell office:value-type="float" office:value="86.02053">
                <text:p>86.02053</text:p>
              </table:table-cell>
              <table:table-cell office:value-type="float" office:value="-0.91253">
                <text:p>-0.912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.42876">
                <text:p>85.42876</text:p>
              </table:table-cell>
              <table:table-cell office:value-type="float" office:value="85.59393">
                <text:p>85.59393</text:p>
              </table:table-cell>
              <table:table-cell office:value-type="float" office:value="-0.16516">
                <text:p>-0.165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4.7701">
                <text:p>84.7701</text:p>
              </table:table-cell>
              <table:table-cell office:value-type="float" office:value="84.24451">
                <text:p>84.24451</text:p>
              </table:table-cell>
              <table:table-cell office:value-type="float" office:value="0.5256">
                <text:p>0.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.02445">
                <text:p>85.02445</text:p>
              </table:table-cell>
              <table:table-cell office:value-type="float" office:value="84.60735">
                <text:p>84.60735</text:p>
              </table:table-cell>
              <table:table-cell office:value-type="float" office:value="0.41711">
                <text:p>0.417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.23572">
                <text:p>85.23572</text:p>
              </table:table-cell>
              <table:table-cell office:value-type="float" office:value="85.98362">
                <text:p>85.98362</text:p>
              </table:table-cell>
              <table:table-cell office:value-type="float" office:value="-0.7479">
                <text:p>-0.74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.74772">
                <text:p>85.74772</text:p>
              </table:table-cell>
              <table:table-cell office:value-type="float" office:value="84.31075">
                <text:p>84.31075</text:p>
              </table:table-cell>
              <table:table-cell office:value-type="float" office:value="1.43697">
                <text:p>1.436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.15111">
                <text:p>84.15111</text:p>
              </table:table-cell>
              <table:table-cell office:value-type="float" office:value="83.07385">
                <text:p>83.07385</text:p>
              </table:table-cell>
              <table:table-cell office:value-type="float" office:value="1.07726">
                <text:p>1.077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.96741">
                <text:p>85.96741</text:p>
              </table:table-cell>
              <table:table-cell office:value-type="float" office:value="83.72086">
                <text:p>83.72086</text:p>
              </table:table-cell>
              <table:table-cell office:value-type="float" office:value="2.24655">
                <text:p>2.246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.33333">
                <text:p>84.33333</text:p>
              </table:table-cell>
              <table:table-cell office:value-type="float" office:value="83.58706">
                <text:p>83.58706</text:p>
              </table:table-cell>
              <table:table-cell office:value-type="float" office:value="0.74627">
                <text:p>0.746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.29862">
                <text:p>85.29862</text:p>
              </table:table-cell>
              <table:table-cell office:value-type="float" office:value="83.29942">
                <text:p>83.29942</text:p>
              </table:table-cell>
              <table:table-cell office:value-type="float" office:value="1.9992">
                <text:p>1.99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.64889">
                <text:p>85.64889</text:p>
              </table:table-cell>
              <table:table-cell office:value-type="float" office:value="84.94388">
                <text:p>84.94388</text:p>
              </table:table-cell>
              <table:table-cell office:value-type="float" office:value="0.70502">
                <text:p>0.705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3.83982">
                <text:p>83.83982</text:p>
              </table:table-cell>
              <table:table-cell office:value-type="float" office:value="84.04342">
                <text:p>84.04342</text:p>
              </table:table-cell>
              <table:table-cell office:value-type="float" office:value="-0.20359">
                <text:p>-0.203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4.95096">
                <text:p>84.95096</text:p>
              </table:table-cell>
              <table:table-cell office:value-type="float" office:value="85.87373">
                <text:p>85.87373</text:p>
              </table:table-cell>
              <table:table-cell office:value-type="float" office:value="-0.92277">
                <text:p>-0.92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.54189">
                <text:p>84.54189</text:p>
              </table:table-cell>
              <table:table-cell office:value-type="float" office:value="85.10514">
                <text:p>85.10514</text:p>
              </table:table-cell>
              <table:table-cell office:value-type="float" office:value="-0.56325">
                <text:p>-0.563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.79582">
                <text:p>83.79582</text:p>
              </table:table-cell>
              <table:table-cell office:value-type="float" office:value="84.13308">
                <text:p>84.13308</text:p>
              </table:table-cell>
              <table:table-cell office:value-type="float" office:value="-0.33726">
                <text:p>-0.33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.29301">
                <text:p>84.29301</text:p>
              </table:table-cell>
              <table:table-cell office:value-type="float" office:value="83.52245">
                <text:p>83.52245</text:p>
              </table:table-cell>
              <table:table-cell office:value-type="float" office:value="0.77055">
                <text:p>0.77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.88666">
                <text:p>84.88666</text:p>
              </table:table-cell>
              <table:table-cell office:value-type="float" office:value="84.92865">
                <text:p>84.92865</text:p>
              </table:table-cell>
              <table:table-cell office:value-type="float" office:value="-0.04199">
                <text:p>-0.041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.57745">
                <text:p>84.57745</text:p>
              </table:table-cell>
              <table:table-cell office:value-type="float" office:value="82.95014">
                <text:p>82.95014</text:p>
              </table:table-cell>
              <table:table-cell office:value-type="float" office:value="1.62731">
                <text:p>1.627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.88218">
                <text:p>85.88218</text:p>
              </table:table-cell>
              <table:table-cell office:value-type="float" office:value="84.38583">
                <text:p>84.38583</text:p>
              </table:table-cell>
              <table:table-cell office:value-type="float" office:value="1.49635">
                <text:p>1.496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5.05954">
                <text:p>85.05954</text:p>
              </table:table-cell>
              <table:table-cell office:value-type="float" office:value="84.59647">
                <text:p>84.59647</text:p>
              </table:table-cell>
              <table:table-cell office:value-type="float" office:value="0.46307">
                <text:p>0.463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.01769">
                <text:p>84.01769</text:p>
              </table:table-cell>
              <table:table-cell office:value-type="float" office:value="83.71773">
                <text:p>83.71773</text:p>
              </table:table-cell>
              <table:table-cell office:value-type="float" office:value="0.29996">
                <text:p>0.299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.59145">
                <text:p>84.59145</text:p>
              </table:table-cell>
              <table:table-cell office:value-type="float" office:value="83.60919">
                <text:p>83.60919</text:p>
              </table:table-cell>
              <table:table-cell office:value-type="float" office:value="0.98227">
                <text:p>0.982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.12009">
                <text:p>85.12009</text:p>
              </table:table-cell>
              <table:table-cell office:value-type="float" office:value="85.96939">
                <text:p>85.96939</text:p>
              </table:table-cell>
              <table:table-cell office:value-type="float" office:value="-0.8493">
                <text:p>-0.84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.94419">
                <text:p>84.94419</text:p>
              </table:table-cell>
              <table:table-cell office:value-type="float" office:value="86.24142">
                <text:p>86.24142</text:p>
              </table:table-cell>
              <table:table-cell office:value-type="float" office:value="-1.29723">
                <text:p>-1.297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21915">
                <text:p>84.21915</text:p>
              </table:table-cell>
              <table:table-cell office:value-type="float" office:value="83.38107">
                <text:p>83.38107</text:p>
              </table:table-cell>
              <table:table-cell office:value-type="float" office:value="0.83808">
                <text:p>0.838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.80387">
                <text:p>84.80387</text:p>
              </table:table-cell>
              <table:table-cell office:value-type="float" office:value="83.28118">
                <text:p>83.28118</text:p>
              </table:table-cell>
              <table:table-cell office:value-type="float" office:value="1.52269">
                <text:p>1.522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.03241">
                <text:p>85.03241</text:p>
              </table:table-cell>
              <table:table-cell office:value-type="float" office:value="86.23431">
                <text:p>86.23431</text:p>
              </table:table-cell>
              <table:table-cell office:value-type="float" office:value="-1.2019">
                <text:p>-1.20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4.88396">
                <text:p>84.88396</text:p>
              </table:table-cell>
              <table:table-cell office:value-type="float" office:value="83.4735">
                <text:p>83.4735</text:p>
              </table:table-cell>
              <table:table-cell office:value-type="float" office:value="1.41046">
                <text:p>1.410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.47227">
                <text:p>84.47227</text:p>
              </table:table-cell>
              <table:table-cell office:value-type="float" office:value="82.44135">
                <text:p>82.44135</text:p>
              </table:table-cell>
              <table:table-cell office:value-type="float" office:value="2.03092">
                <text:p>2.030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.35036">
                <text:p>85.35036</text:p>
              </table:table-cell>
              <table:table-cell office:value-type="float" office:value="84.65832">
                <text:p>84.65832</text:p>
              </table:table-cell>
              <table:table-cell office:value-type="float" office:value="0.69204">
                <text:p>0.692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.29982">
                <text:p>84.29982</text:p>
              </table:table-cell>
              <table:table-cell office:value-type="float" office:value="84.45485">
                <text:p>84.45485</text:p>
              </table:table-cell>
              <table:table-cell office:value-type="float" office:value="-0.15502">
                <text:p>-0.155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.55886">
                <text:p>84.55886</text:p>
              </table:table-cell>
              <table:table-cell office:value-type="float" office:value="83.7627">
                <text:p>83.7627</text:p>
              </table:table-cell>
              <table:table-cell office:value-type="float" office:value="0.79615">
                <text:p>0.796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.99874">
                <text:p>84.99874</text:p>
              </table:table-cell>
              <table:table-cell office:value-type="float" office:value="83.11916">
                <text:p>83.11916</text:p>
              </table:table-cell>
              <table:table-cell office:value-type="float" office:value="1.87958">
                <text:p>1.879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4.29409">
                <text:p>84.29409</text:p>
              </table:table-cell>
              <table:table-cell office:value-type="float" office:value="84.73517">
                <text:p>84.73517</text:p>
              </table:table-cell>
              <table:table-cell office:value-type="float" office:value="-0.44107">
                <text:p>-0.441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.18087">
                <text:p>85.18087</text:p>
              </table:table-cell>
              <table:table-cell office:value-type="float" office:value="86.27888">
                <text:p>86.27888</text:p>
              </table:table-cell>
              <table:table-cell office:value-type="float" office:value="-1.09801">
                <text:p>-1.098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.79619">
                <text:p>84.79619</text:p>
              </table:table-cell>
              <table:table-cell office:value-type="float" office:value="87.01536">
                <text:p>87.01536</text:p>
              </table:table-cell>
              <table:table-cell office:value-type="float" office:value="-2.21917">
                <text:p>-2.219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4.44643">
                <text:p>84.44643</text:p>
              </table:table-cell>
              <table:table-cell office:value-type="float" office:value="84.44596">
                <text:p>84.44596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.14847">
                <text:p>85.14847</text:p>
              </table:table-cell>
              <table:table-cell office:value-type="float" office:value="86.76751">
                <text:p>86.76751</text:p>
              </table:table-cell>
              <table:table-cell office:value-type="float" office:value="-1.61904">
                <text:p>-1.619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8902">
                <text:p>84.8902</text:p>
              </table:table-cell>
              <table:table-cell office:value-type="float" office:value="83.60711">
                <text:p>83.60711</text:p>
              </table:table-cell>
              <table:table-cell office:value-type="float" office:value="1.28309">
                <text:p>1.28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.75734">
                <text:p>85.75734</text:p>
              </table:table-cell>
              <table:table-cell office:value-type="float" office:value="84.64419">
                <text:p>84.64419</text:p>
              </table:table-cell>
              <table:table-cell office:value-type="float" office:value="1.11315">
                <text:p>1.113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4.97881">
                <text:p>84.97881</text:p>
              </table:table-cell>
              <table:table-cell office:value-type="float" office:value="82.50225">
                <text:p>82.50225</text:p>
              </table:table-cell>
              <table:table-cell office:value-type="float" office:value="2.47656">
                <text:p>2.476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.57229">
                <text:p>85.57229</text:p>
              </table:table-cell>
              <table:table-cell office:value-type="float" office:value="84.62979">
                <text:p>84.62979</text:p>
              </table:table-cell>
              <table:table-cell office:value-type="float" office:value="0.9425">
                <text:p>0.94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4.45461">
                <text:p>84.45461</text:p>
              </table:table-cell>
              <table:table-cell office:value-type="float" office:value="85.42589">
                <text:p>85.42589</text:p>
              </table:table-cell>
              <table:table-cell office:value-type="float" office:value="-0.97128">
                <text:p>-0.971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3.77734">
                <text:p>83.77734</text:p>
              </table:table-cell>
              <table:table-cell office:value-type="float" office:value="82.94032">
                <text:p>82.94032</text:p>
              </table:table-cell>
              <table:table-cell office:value-type="float" office:value="0.83702">
                <text:p>0.837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.80191">
                <text:p>84.80191</text:p>
              </table:table-cell>
              <table:table-cell office:value-type="float" office:value="86.74867">
                <text:p>86.74867</text:p>
              </table:table-cell>
              <table:table-cell office:value-type="float" office:value="-1.94676">
                <text:p>-1.946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.45693">
                <text:p>84.45693</text:p>
              </table:table-cell>
              <table:table-cell office:value-type="float" office:value="83.93383">
                <text:p>83.93383</text:p>
              </table:table-cell>
              <table:table-cell office:value-type="float" office:value="0.5231">
                <text:p>0.52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4.84707">
                <text:p>84.84707</text:p>
              </table:table-cell>
              <table:table-cell office:value-type="float" office:value="83.21261">
                <text:p>83.21261</text:p>
              </table:table-cell>
              <table:table-cell office:value-type="float" office:value="1.63446">
                <text:p>1.634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.64402">
                <text:p>84.64402</text:p>
              </table:table-cell>
              <table:table-cell office:value-type="float" office:value="86.27684">
                <text:p>86.27684</text:p>
              </table:table-cell>
              <table:table-cell office:value-type="float" office:value="-1.63282">
                <text:p>-1.632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.37552">
                <text:p>85.37552</text:p>
              </table:table-cell>
              <table:table-cell office:value-type="float" office:value="86.15171">
                <text:p>86.15171</text:p>
              </table:table-cell>
              <table:table-cell office:value-type="float" office:value="-0.77618">
                <text:p>-0.776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.38365">
                <text:p>85.38365</text:p>
              </table:table-cell>
              <table:table-cell office:value-type="float" office:value="85.81661">
                <text:p>85.81661</text:p>
              </table:table-cell>
              <table:table-cell office:value-type="float" office:value="-0.43296">
                <text:p>-0.432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4.96808">
                <text:p>84.96808</text:p>
              </table:table-cell>
              <table:table-cell office:value-type="float" office:value="85.90043">
                <text:p>85.90043</text:p>
              </table:table-cell>
              <table:table-cell office:value-type="float" office:value="-0.93235">
                <text:p>-0.932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5.17467">
                <text:p>85.17467</text:p>
              </table:table-cell>
              <table:table-cell office:value-type="float" office:value="85.18116">
                <text:p>85.18116</text:p>
              </table:table-cell>
              <table:table-cell office:value-type="float" office:value="-0.00649">
                <text:p>-0.006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.87394">
                <text:p>85.87394</text:p>
              </table:table-cell>
              <table:table-cell office:value-type="float" office:value="84.27496">
                <text:p>84.27496</text:p>
              </table:table-cell>
              <table:table-cell office:value-type="float" office:value="1.59898">
                <text:p>1.598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.24269">
                <text:p>85.24269</text:p>
              </table:table-cell>
              <table:table-cell office:value-type="float" office:value="85.53293">
                <text:p>85.53293</text:p>
              </table:table-cell>
              <table:table-cell office:value-type="float" office:value="-0.29025">
                <text:p>-0.290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4.54719">
                <text:p>84.54719</text:p>
              </table:table-cell>
              <table:table-cell office:value-type="float" office:value="86.38509">
                <text:p>86.38509</text:p>
              </table:table-cell>
              <table:table-cell office:value-type="float" office:value="-1.8379">
                <text:p>-1.83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.5951">
                <text:p>85.5951</text:p>
              </table:table-cell>
              <table:table-cell office:value-type="float" office:value="82.49844">
                <text:p>82.49844</text:p>
              </table:table-cell>
              <table:table-cell office:value-type="float" office:value="3.09666">
                <text:p>3.09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.3044">
                <text:p>84.3044</text:p>
              </table:table-cell>
              <table:table-cell office:value-type="float" office:value="83.29771">
                <text:p>83.29771</text:p>
              </table:table-cell>
              <table:table-cell office:value-type="float" office:value="1.00669">
                <text:p>1.006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4.65158">
                <text:p>84.65158</text:p>
              </table:table-cell>
              <table:table-cell office:value-type="float" office:value="86.28416">
                <text:p>86.28416</text:p>
              </table:table-cell>
              <table:table-cell office:value-type="float" office:value="-1.63258">
                <text:p>-1.632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6.1157">
                <text:p>86.1157</text:p>
              </table:table-cell>
              <table:table-cell office:value-type="float" office:value="82.92558">
                <text:p>82.92558</text:p>
              </table:table-cell>
              <table:table-cell office:value-type="float" office:value="3.19012">
                <text:p>3.190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.91442">
                <text:p>84.91442</text:p>
              </table:table-cell>
              <table:table-cell office:value-type="float" office:value="84.99536">
                <text:p>84.99536</text:p>
              </table:table-cell>
              <table:table-cell office:value-type="float" office:value="-0.08095">
                <text:p>-0.080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.25753">
                <text:p>85.25753</text:p>
              </table:table-cell>
              <table:table-cell office:value-type="float" office:value="84.49242">
                <text:p>84.49242</text:p>
              </table:table-cell>
              <table:table-cell office:value-type="float" office:value="0.76511">
                <text:p>0.765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.49181">
                <text:p>84.49181</text:p>
              </table:table-cell>
              <table:table-cell office:value-type="float" office:value="85.03474">
                <text:p>85.03474</text:p>
              </table:table-cell>
              <table:table-cell office:value-type="float" office:value="-0.54293">
                <text:p>-0.542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5.30436">
                <text:p>85.30436</text:p>
              </table:table-cell>
              <table:table-cell office:value-type="float" office:value="85.75707">
                <text:p>85.75707</text:p>
              </table:table-cell>
              <table:table-cell office:value-type="float" office:value="-0.45271">
                <text:p>-0.452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3.49486">
                <text:p>83.49486</text:p>
              </table:table-cell>
              <table:table-cell office:value-type="float" office:value="82.29956">
                <text:p>82.29956</text:p>
              </table:table-cell>
              <table:table-cell office:value-type="float" office:value="1.1953">
                <text:p>1.19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.10681">
                <text:p>85.10681</text:p>
              </table:table-cell>
              <table:table-cell office:value-type="float" office:value="82.64277">
                <text:p>82.64277</text:p>
              </table:table-cell>
              <table:table-cell office:value-type="float" office:value="2.46404">
                <text:p>2.464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.68696">
                <text:p>84.68696</text:p>
              </table:table-cell>
              <table:table-cell office:value-type="float" office:value="85.59474">
                <text:p>85.59474</text:p>
              </table:table-cell>
              <table:table-cell office:value-type="float" office:value="-0.90778">
                <text:p>-0.907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.3567">
                <text:p>84.3567</text:p>
              </table:table-cell>
              <table:table-cell office:value-type="float" office:value="85.23279">
                <text:p>85.23279</text:p>
              </table:table-cell>
              <table:table-cell office:value-type="float" office:value="-0.87609">
                <text:p>-0.876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.09457">
                <text:p>85.09457</text:p>
              </table:table-cell>
              <table:table-cell office:value-type="float" office:value="86.48962">
                <text:p>86.48962</text:p>
              </table:table-cell>
              <table:table-cell office:value-type="float" office:value="-1.39506">
                <text:p>-1.395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5.14282">
                <text:p>85.14282</text:p>
              </table:table-cell>
              <table:table-cell office:value-type="float" office:value="85.07252">
                <text:p>85.07252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.52858">
                <text:p>83.52858</text:p>
              </table:table-cell>
              <table:table-cell office:value-type="float" office:value="82.46372">
                <text:p>82.46372</text:p>
              </table:table-cell>
              <table:table-cell office:value-type="float" office:value="1.06486">
                <text:p>1.064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5.13995">
                <text:p>85.13995</text:p>
              </table:table-cell>
              <table:table-cell office:value-type="float" office:value="86.46217">
                <text:p>86.46217</text:p>
              </table:table-cell>
              <table:table-cell office:value-type="float" office:value="-1.32222">
                <text:p>-1.322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.21733">
                <text:p>86.21733</text:p>
              </table:table-cell>
              <table:table-cell office:value-type="float" office:value="82.30331">
                <text:p>82.30331</text:p>
              </table:table-cell>
              <table:table-cell office:value-type="float" office:value="3.91402">
                <text:p>3.914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.72332">
                <text:p>83.72332</text:p>
              </table:table-cell>
              <table:table-cell office:value-type="float" office:value="83.66146">
                <text:p>83.66146</text:p>
              </table:table-cell>
              <table:table-cell office:value-type="float" office:value="0.06186">
                <text:p>0.061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5.74164">
                <text:p>85.74164</text:p>
              </table:table-cell>
              <table:table-cell office:value-type="float" office:value="84.53184">
                <text:p>84.53184</text:p>
              </table:table-cell>
              <table:table-cell office:value-type="float" office:value="1.2098">
                <text:p>1.20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.93025">
                <text:p>84.93025</text:p>
              </table:table-cell>
              <table:table-cell office:value-type="float" office:value="83.36218">
                <text:p>83.36218</text:p>
              </table:table-cell>
              <table:table-cell office:value-type="float" office:value="1.56807">
                <text:p>1.568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.65547">
                <text:p>85.65547</text:p>
              </table:table-cell>
              <table:table-cell office:value-type="float" office:value="84.39206">
                <text:p>84.39206</text:p>
              </table:table-cell>
              <table:table-cell office:value-type="float" office:value="1.2634">
                <text:p>1.26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.69562">
                <text:p>84.69562</text:p>
              </table:table-cell>
              <table:table-cell office:value-type="float" office:value="84.89321">
                <text:p>84.89321</text:p>
              </table:table-cell>
              <table:table-cell office:value-type="float" office:value="-0.19759">
                <text:p>-0.197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.67327">
                <text:p>85.67327</text:p>
              </table:table-cell>
              <table:table-cell office:value-type="float" office:value="82.73679">
                <text:p>82.73679</text:p>
              </table:table-cell>
              <table:table-cell office:value-type="float" office:value="2.93649">
                <text:p>2.936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.99112">
                <text:p>84.99112</text:p>
              </table:table-cell>
              <table:table-cell office:value-type="float" office:value="83.92562">
                <text:p>83.92562</text:p>
              </table:table-cell>
              <table:table-cell office:value-type="float" office:value="1.0655">
                <text:p>1.06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.57849">
                <text:p>85.57849</text:p>
              </table:table-cell>
              <table:table-cell office:value-type="float" office:value="82.59735">
                <text:p>82.59735</text:p>
              </table:table-cell>
              <table:table-cell office:value-type="float" office:value="2.98114">
                <text:p>2.981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.81926">
                <text:p>84.81926</text:p>
              </table:table-cell>
              <table:table-cell office:value-type="float" office:value="82.30333">
                <text:p>82.30333</text:p>
              </table:table-cell>
              <table:table-cell office:value-type="float" office:value="2.51593">
                <text:p>2.515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.01757">
                <text:p>85.01757</text:p>
              </table:table-cell>
              <table:table-cell office:value-type="float" office:value="83.71577">
                <text:p>83.71577</text:p>
              </table:table-cell>
              <table:table-cell office:value-type="float" office:value="1.3018">
                <text:p>1.30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.74554">
                <text:p>84.74554</text:p>
              </table:table-cell>
              <table:table-cell office:value-type="float" office:value="82.3262">
                <text:p>82.3262</text:p>
              </table:table-cell>
              <table:table-cell office:value-type="float" office:value="2.41934">
                <text:p>2.419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.72189">
                <text:p>84.72189</text:p>
              </table:table-cell>
              <table:table-cell office:value-type="float" office:value="83.01351">
                <text:p>83.01351</text:p>
              </table:table-cell>
              <table:table-cell office:value-type="float" office:value="1.70838">
                <text:p>1.708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48075">
                <text:p>84.48075</text:p>
              </table:table-cell>
              <table:table-cell office:value-type="float" office:value="86.32709">
                <text:p>86.32709</text:p>
              </table:table-cell>
              <table:table-cell office:value-type="float" office:value="-1.84634">
                <text:p>-1.846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4.85485">
                <text:p>84.85485</text:p>
              </table:table-cell>
              <table:table-cell office:value-type="float" office:value="86.37444">
                <text:p>86.37444</text:p>
              </table:table-cell>
              <table:table-cell office:value-type="float" office:value="-1.51959">
                <text:p>-1.519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4.90725">
                <text:p>84.90725</text:p>
              </table:table-cell>
              <table:table-cell office:value-type="float" office:value="84.02231">
                <text:p>84.02231</text:p>
              </table:table-cell>
              <table:table-cell office:value-type="float" office:value="0.88495">
                <text:p>0.884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.30992">
                <text:p>86.30992</text:p>
              </table:table-cell>
              <table:table-cell office:value-type="float" office:value="81.75825">
                <text:p>81.75825</text:p>
              </table:table-cell>
              <table:table-cell office:value-type="float" office:value="4.55167">
                <text:p>4.551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4.09818">
                <text:p>84.09818</text:p>
              </table:table-cell>
              <table:table-cell office:value-type="float" office:value="82.94562">
                <text:p>82.94562</text:p>
              </table:table-cell>
              <table:table-cell office:value-type="float" office:value="1.15256">
                <text:p>1.152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.30352">
                <text:p>85.30352</text:p>
              </table:table-cell>
              <table:table-cell office:value-type="float" office:value="86.20599">
                <text:p>86.20599</text:p>
              </table:table-cell>
              <table:table-cell office:value-type="float" office:value="-0.90247">
                <text:p>-0.902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.67487">
                <text:p>85.67487</text:p>
              </table:table-cell>
              <table:table-cell office:value-type="float" office:value="84.7501">
                <text:p>84.7501</text:p>
              </table:table-cell>
              <table:table-cell office:value-type="float" office:value="0.92476">
                <text:p>0.924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.19562">
                <text:p>85.19562</text:p>
              </table:table-cell>
              <table:table-cell office:value-type="float" office:value="82.89587">
                <text:p>82.89587</text:p>
              </table:table-cell>
              <table:table-cell office:value-type="float" office:value="2.29975">
                <text:p>2.299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.68064">
                <text:p>85.68064</text:p>
              </table:table-cell>
              <table:table-cell office:value-type="float" office:value="85.35791">
                <text:p>85.35791</text:p>
              </table:table-cell>
              <table:table-cell office:value-type="float" office:value="0.32273">
                <text:p>0.322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.65346">
                <text:p>85.65346</text:p>
              </table:table-cell>
              <table:table-cell office:value-type="float" office:value="85.37724">
                <text:p>85.37724</text:p>
              </table:table-cell>
              <table:table-cell office:value-type="float" office:value="0.27622">
                <text:p>0.276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.27401">
                <text:p>84.27401</text:p>
              </table:table-cell>
              <table:table-cell office:value-type="float" office:value="85.20627">
                <text:p>85.20627</text:p>
              </table:table-cell>
              <table:table-cell office:value-type="float" office:value="-0.93225">
                <text:p>-0.932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.45969">
                <text:p>84.45969</text:p>
              </table:table-cell>
              <table:table-cell office:value-type="float" office:value="85.94709">
                <text:p>85.94709</text:p>
              </table:table-cell>
              <table:table-cell office:value-type="float" office:value="-1.4874">
                <text:p>-1.48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.16936">
                <text:p>84.16936</text:p>
              </table:table-cell>
              <table:table-cell office:value-type="float" office:value="84.89086">
                <text:p>84.89086</text:p>
              </table:table-cell>
              <table:table-cell office:value-type="float" office:value="-0.7215">
                <text:p>-0.72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.33357">
                <text:p>85.33357</text:p>
              </table:table-cell>
              <table:table-cell office:value-type="float" office:value="82.78658">
                <text:p>82.78658</text:p>
              </table:table-cell>
              <table:table-cell office:value-type="float" office:value="2.54699">
                <text:p>2.546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.73496">
                <text:p>84.73496</text:p>
              </table:table-cell>
              <table:table-cell office:value-type="float" office:value="86.47279">
                <text:p>86.47279</text:p>
              </table:table-cell>
              <table:table-cell office:value-type="float" office:value="-1.73784">
                <text:p>-1.737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.33155">
                <text:p>84.33155</text:p>
              </table:table-cell>
              <table:table-cell office:value-type="float" office:value="85.60231">
                <text:p>85.60231</text:p>
              </table:table-cell>
              <table:table-cell office:value-type="float" office:value="-1.27076">
                <text:p>-1.270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.15525">
                <text:p>84.15525</text:p>
              </table:table-cell>
              <table:table-cell office:value-type="float" office:value="85.20831">
                <text:p>85.20831</text:p>
              </table:table-cell>
              <table:table-cell office:value-type="float" office:value="-1.05305">
                <text:p>-1.053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.32568">
                <text:p>85.32568</text:p>
              </table:table-cell>
              <table:table-cell office:value-type="float" office:value="85.98518">
                <text:p>85.98518</text:p>
              </table:table-cell>
              <table:table-cell office:value-type="float" office:value="-0.6595">
                <text:p>-0.65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.28695">
                <text:p>85.28695</text:p>
              </table:table-cell>
              <table:table-cell office:value-type="float" office:value="86.35192">
                <text:p>86.35192</text:p>
              </table:table-cell>
              <table:table-cell office:value-type="float" office:value="-1.06496">
                <text:p>-1.064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.23639">
                <text:p>85.23639</text:p>
              </table:table-cell>
              <table:table-cell office:value-type="float" office:value="85.9343">
                <text:p>85.9343</text:p>
              </table:table-cell>
              <table:table-cell office:value-type="float" office:value="-0.69791">
                <text:p>-0.697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.83246">
                <text:p>84.83246</text:p>
              </table:table-cell>
              <table:table-cell office:value-type="float" office:value="84.02031">
                <text:p>84.02031</text:p>
              </table:table-cell>
              <table:table-cell office:value-type="float" office:value="0.81215">
                <text:p>0.812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.56678">
                <text:p>84.56678</text:p>
              </table:table-cell>
              <table:table-cell office:value-type="float" office:value="86.49252">
                <text:p>86.49252</text:p>
              </table:table-cell>
              <table:table-cell office:value-type="float" office:value="-1.92574">
                <text:p>-1.925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3.41642">
                <text:p>83.41642</text:p>
              </table:table-cell>
              <table:table-cell office:value-type="float" office:value="81.75201">
                <text:p>81.75201</text:p>
              </table:table-cell>
              <table:table-cell office:value-type="float" office:value="1.66441">
                <text:p>1.664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.27736">
                <text:p>85.27736</text:p>
              </table:table-cell>
              <table:table-cell office:value-type="float" office:value="85.81238">
                <text:p>85.81238</text:p>
              </table:table-cell>
              <table:table-cell office:value-type="float" office:value="-0.53503">
                <text:p>-0.535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.46809">
                <text:p>85.46809</text:p>
              </table:table-cell>
              <table:table-cell office:value-type="float" office:value="84.93958">
                <text:p>84.93958</text:p>
              </table:table-cell>
              <table:table-cell office:value-type="float" office:value="0.52851">
                <text:p>0.528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.23235">
                <text:p>85.23235</text:p>
              </table:table-cell>
              <table:table-cell office:value-type="float" office:value="81.68507">
                <text:p>81.68507</text:p>
              </table:table-cell>
              <table:table-cell office:value-type="float" office:value="3.54728">
                <text:p>3.547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3.79221">
                <text:p>83.79221</text:p>
              </table:table-cell>
              <table:table-cell office:value-type="float" office:value="82.90035">
                <text:p>82.90035</text:p>
              </table:table-cell>
              <table:table-cell office:value-type="float" office:value="0.89186">
                <text:p>0.891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4.95112">
                <text:p>84.95112</text:p>
              </table:table-cell>
              <table:table-cell office:value-type="float" office:value="83.39456">
                <text:p>83.39456</text:p>
              </table:table-cell>
              <table:table-cell office:value-type="float" office:value="1.55655">
                <text:p>1.556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4.35706">
                <text:p>84.35706</text:p>
              </table:table-cell>
              <table:table-cell office:value-type="float" office:value="83.9025">
                <text:p>83.9025</text:p>
              </table:table-cell>
              <table:table-cell office:value-type="float" office:value="0.45456">
                <text:p>0.454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4.94107">
                <text:p>84.94107</text:p>
              </table:table-cell>
              <table:table-cell office:value-type="float" office:value="83.30363">
                <text:p>83.30363</text:p>
              </table:table-cell>
              <table:table-cell office:value-type="float" office:value="1.63745">
                <text:p>1.637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4.89183">
                <text:p>84.89183</text:p>
              </table:table-cell>
              <table:table-cell office:value-type="float" office:value="83.79475">
                <text:p>83.79475</text:p>
              </table:table-cell>
              <table:table-cell office:value-type="float" office:value="1.09708">
                <text:p>1.097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.49598">
                <text:p>85.49598</text:p>
              </table:table-cell>
              <table:table-cell office:value-type="float" office:value="85.12294">
                <text:p>85.12294</text:p>
              </table:table-cell>
              <table:table-cell office:value-type="float" office:value="0.37304">
                <text:p>0.373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.2528">
                <text:p>84.2528</text:p>
              </table:table-cell>
              <table:table-cell office:value-type="float" office:value="85.28313">
                <text:p>85.28313</text:p>
              </table:table-cell>
              <table:table-cell office:value-type="float" office:value="-1.03033">
                <text:p>-1.030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.20665">
                <text:p>84.20665</text:p>
              </table:table-cell>
              <table:table-cell office:value-type="float" office:value="84.99304">
                <text:p>84.99304</text:p>
              </table:table-cell>
              <table:table-cell office:value-type="float" office:value="-0.78639">
                <text:p>-0.786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3.84635">
                <text:p>83.84635</text:p>
              </table:table-cell>
              <table:table-cell office:value-type="float" office:value="84.44582">
                <text:p>84.44582</text:p>
              </table:table-cell>
              <table:table-cell office:value-type="float" office:value="-0.59947">
                <text:p>-0.599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.99175">
                <text:p>85.99175</text:p>
              </table:table-cell>
              <table:table-cell office:value-type="float" office:value="83.7319">
                <text:p>83.7319</text:p>
              </table:table-cell>
              <table:table-cell office:value-type="float" office:value="2.25985">
                <text:p>2.259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.18097">
                <text:p>85.18097</text:p>
              </table:table-cell>
              <table:table-cell office:value-type="float" office:value="84.72934">
                <text:p>84.72934</text:p>
              </table:table-cell>
              <table:table-cell office:value-type="float" office:value="0.45162">
                <text:p>0.451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4.3317">
                <text:p>84.3317</text:p>
              </table:table-cell>
              <table:table-cell office:value-type="float" office:value="84.54688">
                <text:p>84.54688</text:p>
              </table:table-cell>
              <table:table-cell office:value-type="float" office:value="-0.21517">
                <text:p>-0.215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.39667">
                <text:p>85.39667</text:p>
              </table:table-cell>
              <table:table-cell office:value-type="float" office:value="84.99073">
                <text:p>84.99073</text:p>
              </table:table-cell>
              <table:table-cell office:value-type="float" office:value="0.40593">
                <text:p>0.405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.82147">
                <text:p>85.82147</text:p>
              </table:table-cell>
              <table:table-cell office:value-type="float" office:value="84.40586">
                <text:p>84.40586</text:p>
              </table:table-cell>
              <table:table-cell office:value-type="float" office:value="1.41562">
                <text:p>1.415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42456">
                <text:p>84.42456</text:p>
              </table:table-cell>
              <table:table-cell office:value-type="float" office:value="85.068">
                <text:p>85.068</text:p>
              </table:table-cell>
              <table:table-cell office:value-type="float" office:value="-0.64344">
                <text:p>-0.643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.46479">
                <text:p>84.46479</text:p>
              </table:table-cell>
              <table:table-cell office:value-type="float" office:value="85.45431">
                <text:p>85.45431</text:p>
              </table:table-cell>
              <table:table-cell office:value-type="float" office:value="-0.98952">
                <text:p>-0.989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.9458">
                <text:p>84.9458</text:p>
              </table:table-cell>
              <table:table-cell office:value-type="float" office:value="82.64148">
                <text:p>82.64148</text:p>
              </table:table-cell>
              <table:table-cell office:value-type="float" office:value="2.30431">
                <text:p>2.304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.14454">
                <text:p>85.14454</text:p>
              </table:table-cell>
              <table:table-cell office:value-type="float" office:value="84.00096">
                <text:p>84.00096</text:p>
              </table:table-cell>
              <table:table-cell office:value-type="float" office:value="1.14358">
                <text:p>1.143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.43678">
                <text:p>85.43678</text:p>
              </table:table-cell>
              <table:table-cell office:value-type="float" office:value="85.15572">
                <text:p>85.15572</text:p>
              </table:table-cell>
              <table:table-cell office:value-type="float" office:value="0.28107">
                <text:p>0.281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4.444">
                <text:p>84.444</text:p>
              </table:table-cell>
              <table:table-cell office:value-type="float" office:value="84.6585">
                <text:p>84.6585</text:p>
              </table:table-cell>
              <table:table-cell office:value-type="float" office:value="-0.2145">
                <text:p>-0.21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.85894">
                <text:p>85.85894</text:p>
              </table:table-cell>
              <table:table-cell office:value-type="float" office:value="84.1747">
                <text:p>84.1747</text:p>
              </table:table-cell>
              <table:table-cell office:value-type="float" office:value="1.68425">
                <text:p>1.684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4.08288">
                <text:p>84.08288</text:p>
              </table:table-cell>
              <table:table-cell office:value-type="float" office:value="85.20836">
                <text:p>85.20836</text:p>
              </table:table-cell>
              <table:table-cell office:value-type="float" office:value="-1.12547">
                <text:p>-1.125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.60282">
                <text:p>84.60282</text:p>
              </table:table-cell>
              <table:table-cell office:value-type="float" office:value="84.89004">
                <text:p>84.89004</text:p>
              </table:table-cell>
              <table:table-cell office:value-type="float" office:value="-0.28723">
                <text:p>-0.287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5.47868">
                <text:p>85.47868</text:p>
              </table:table-cell>
              <table:table-cell office:value-type="float" office:value="84.12559">
                <text:p>84.12559</text:p>
              </table:table-cell>
              <table:table-cell office:value-type="float" office:value="1.35309">
                <text:p>1.353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79767">
                <text:p>84.79767</text:p>
              </table:table-cell>
              <table:table-cell office:value-type="float" office:value="84.12911">
                <text:p>84.12911</text:p>
              </table:table-cell>
              <table:table-cell office:value-type="float" office:value="0.66856">
                <text:p>0.668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29682">
                <text:p>84.29682</text:p>
              </table:table-cell>
              <table:table-cell office:value-type="float" office:value="85.37393">
                <text:p>85.37393</text:p>
              </table:table-cell>
              <table:table-cell office:value-type="float" office:value="-1.07711">
                <text:p>-1.077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8764">
                <text:p>84.8764</text:p>
              </table:table-cell>
              <table:table-cell office:value-type="float" office:value="84.40047">
                <text:p>84.40047</text:p>
              </table:table-cell>
              <table:table-cell office:value-type="float" office:value="0.47593">
                <text:p>0.475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.30117">
                <text:p>85.30117</text:p>
              </table:table-cell>
              <table:table-cell office:value-type="float" office:value="86.44146">
                <text:p>86.44146</text:p>
              </table:table-cell>
              <table:table-cell office:value-type="float" office:value="-1.14029">
                <text:p>-1.140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16632">
                <text:p>85.16632</text:p>
              </table:table-cell>
              <table:table-cell office:value-type="float" office:value="82.87821">
                <text:p>82.87821</text:p>
              </table:table-cell>
              <table:table-cell office:value-type="float" office:value="2.28811">
                <text:p>2.288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42998">
                <text:p>85.42998</text:p>
              </table:table-cell>
              <table:table-cell office:value-type="float" office:value="85.56536">
                <text:p>85.56536</text:p>
              </table:table-cell>
              <table:table-cell office:value-type="float" office:value="-0.13537">
                <text:p>-0.135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09978">
                <text:p>85.09978</text:p>
              </table:table-cell>
              <table:table-cell office:value-type="float" office:value="83.89789">
                <text:p>83.89789</text:p>
              </table:table-cell>
              <table:table-cell office:value-type="float" office:value="1.20188">
                <text:p>1.201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.92069">
                <text:p>84.92069</text:p>
              </table:table-cell>
              <table:table-cell office:value-type="float" office:value="84.9052">
                <text:p>84.9052</text:p>
              </table:table-cell>
              <table:table-cell office:value-type="float" office:value="0.01548">
                <text:p>0.015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.12184">
                <text:p>85.12184</text:p>
              </table:table-cell>
              <table:table-cell office:value-type="float" office:value="85.95737">
                <text:p>85.95737</text:p>
              </table:table-cell>
              <table:table-cell office:value-type="float" office:value="-0.83554">
                <text:p>-0.835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5.19592">
                <text:p>85.19592</text:p>
              </table:table-cell>
              <table:table-cell office:value-type="float" office:value="83.52788">
                <text:p>83.52788</text:p>
              </table:table-cell>
              <table:table-cell office:value-type="float" office:value="1.66804">
                <text:p>1.668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.90987">
                <text:p>83.90987</text:p>
              </table:table-cell>
              <table:table-cell office:value-type="float" office:value="82.53659">
                <text:p>82.53659</text:p>
              </table:table-cell>
              <table:table-cell office:value-type="float" office:value="1.37328">
                <text:p>1.373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5.02577">
                <text:p>85.02577</text:p>
              </table:table-cell>
              <table:table-cell office:value-type="float" office:value="83.93493">
                <text:p>83.93493</text:p>
              </table:table-cell>
              <table:table-cell office:value-type="float" office:value="1.09084">
                <text:p>1.090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.56088">
                <text:p>85.56088</text:p>
              </table:table-cell>
              <table:table-cell office:value-type="float" office:value="84.93353">
                <text:p>84.93353</text:p>
              </table:table-cell>
              <table:table-cell office:value-type="float" office:value="0.62736">
                <text:p>0.627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.04113">
                <text:p>85.04113</text:p>
              </table:table-cell>
              <table:table-cell office:value-type="float" office:value="85.12977">
                <text:p>85.12977</text:p>
              </table:table-cell>
              <table:table-cell office:value-type="float" office:value="-0.08863">
                <text:p>-0.088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.92992">
                <text:p>85.92992</text:p>
              </table:table-cell>
              <table:table-cell office:value-type="float" office:value="83.95036">
                <text:p>83.95036</text:p>
              </table:table-cell>
              <table:table-cell office:value-type="float" office:value="1.97956">
                <text:p>1.979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.93798">
                <text:p>83.93798</text:p>
              </table:table-cell>
              <table:table-cell office:value-type="float" office:value="84.70517">
                <text:p>84.70517</text:p>
              </table:table-cell>
              <table:table-cell office:value-type="float" office:value="-0.76719">
                <text:p>-0.767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4.96103">
                <text:p>84.96103</text:p>
              </table:table-cell>
              <table:table-cell office:value-type="float" office:value="84.07158">
                <text:p>84.07158</text:p>
              </table:table-cell>
              <table:table-cell office:value-type="float" office:value="0.88944">
                <text:p>0.889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3.94591">
                <text:p>83.94591</text:p>
              </table:table-cell>
              <table:table-cell office:value-type="float" office:value="83.22179">
                <text:p>83.22179</text:p>
              </table:table-cell>
              <table:table-cell office:value-type="float" office:value="0.72411">
                <text:p>0.724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4.40378">
                <text:p>84.40378</text:p>
              </table:table-cell>
              <table:table-cell office:value-type="float" office:value="84.94056">
                <text:p>84.94056</text:p>
              </table:table-cell>
              <table:table-cell office:value-type="float" office:value="-0.53679">
                <text:p>-0.536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.39643">
                <text:p>85.39643</text:p>
              </table:table-cell>
              <table:table-cell office:value-type="float" office:value="84.37907">
                <text:p>84.37907</text:p>
              </table:table-cell>
              <table:table-cell office:value-type="float" office:value="1.01736">
                <text:p>1.017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.256">
                <text:p>85.256</text:p>
              </table:table-cell>
              <table:table-cell office:value-type="float" office:value="83.48272">
                <text:p>83.48272</text:p>
              </table:table-cell>
              <table:table-cell office:value-type="float" office:value="1.77328">
                <text:p>1.773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.70985">
                <text:p>85.70985</text:p>
              </table:table-cell>
              <table:table-cell office:value-type="float" office:value="83.58478">
                <text:p>83.58478</text:p>
              </table:table-cell>
              <table:table-cell office:value-type="float" office:value="2.12507">
                <text:p>2.125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4.77015">
                <text:p>84.77015</text:p>
              </table:table-cell>
              <table:table-cell office:value-type="float" office:value="85.06891">
                <text:p>85.06891</text:p>
              </table:table-cell>
              <table:table-cell office:value-type="float" office:value="-0.29876">
                <text:p>-0.298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.94807">
                <text:p>84.94807</text:p>
              </table:table-cell>
              <table:table-cell office:value-type="float" office:value="84.61217">
                <text:p>84.61217</text:p>
              </table:table-cell>
              <table:table-cell office:value-type="float" office:value="0.3359">
                <text:p>0.33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5.20802">
                <text:p>85.20802</text:p>
              </table:table-cell>
              <table:table-cell office:value-type="float" office:value="84.01296">
                <text:p>84.01296</text:p>
              </table:table-cell>
              <table:table-cell office:value-type="float" office:value="1.19506">
                <text:p>1.195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4.47743">
                <text:p>84.47743</text:p>
              </table:table-cell>
              <table:table-cell office:value-type="float" office:value="85.51449">
                <text:p>85.51449</text:p>
              </table:table-cell>
              <table:table-cell office:value-type="float" office:value="-1.03706">
                <text:p>-1.037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4.67902">
                <text:p>84.67902</text:p>
              </table:table-cell>
              <table:table-cell office:value-type="float" office:value="85.6178">
                <text:p>85.6178</text:p>
              </table:table-cell>
              <table:table-cell office:value-type="float" office:value="-0.93878">
                <text:p>-0.938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5.1799">
                <text:p>85.1799</text:p>
              </table:table-cell>
              <table:table-cell office:value-type="float" office:value="84.03963">
                <text:p>84.03963</text:p>
              </table:table-cell>
              <table:table-cell office:value-type="float" office:value="1.14027">
                <text:p>1.140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4.41297">
                <text:p>84.41297</text:p>
              </table:table-cell>
              <table:table-cell office:value-type="float" office:value="84.7609">
                <text:p>84.7609</text:p>
              </table:table-cell>
              <table:table-cell office:value-type="float" office:value="-0.34793">
                <text:p>-0.347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3.91232">
                <text:p>83.91232</text:p>
              </table:table-cell>
              <table:table-cell office:value-type="float" office:value="83.12744">
                <text:p>83.12744</text:p>
              </table:table-cell>
              <table:table-cell office:value-type="float" office:value="0.78488">
                <text:p>0.784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4.61574">
                <text:p>84.61574</text:p>
              </table:table-cell>
              <table:table-cell office:value-type="float" office:value="84.61572">
                <text:p>84.6157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4.69189">
                <text:p>84.69189</text:p>
              </table:table-cell>
              <table:table-cell office:value-type="float" office:value="85.63374">
                <text:p>85.63374</text:p>
              </table:table-cell>
              <table:table-cell office:value-type="float" office:value="-0.94184">
                <text:p>-0.941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.09349">
                <text:p>85.09349</text:p>
              </table:table-cell>
              <table:table-cell office:value-type="float" office:value="85.51475">
                <text:p>85.51475</text:p>
              </table:table-cell>
              <table:table-cell office:value-type="float" office:value="-0.42126">
                <text:p>-0.421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4.45812">
                <text:p>84.45812</text:p>
              </table:table-cell>
              <table:table-cell office:value-type="float" office:value="84.67989">
                <text:p>84.67989</text:p>
              </table:table-cell>
              <table:table-cell office:value-type="float" office:value="-0.22177">
                <text:p>-0.221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4.88157">
                <text:p>84.88157</text:p>
              </table:table-cell>
              <table:table-cell office:value-type="float" office:value="86.58735">
                <text:p>86.58735</text:p>
              </table:table-cell>
              <table:table-cell office:value-type="float" office:value="-1.70578">
                <text:p>-1.705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.96137">
                <text:p>85.96137</text:p>
              </table:table-cell>
              <table:table-cell office:value-type="float" office:value="83.9159">
                <text:p>83.9159</text:p>
              </table:table-cell>
              <table:table-cell office:value-type="float" office:value="2.04547">
                <text:p>2.045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.21326">
                <text:p>85.21326</text:p>
              </table:table-cell>
              <table:table-cell office:value-type="float" office:value="85.67201">
                <text:p>85.67201</text:p>
              </table:table-cell>
              <table:table-cell office:value-type="float" office:value="-0.45875">
                <text:p>-0.45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4.58295">
                <text:p>84.58295</text:p>
              </table:table-cell>
              <table:table-cell office:value-type="float" office:value="84.30988">
                <text:p>84.30988</text:p>
              </table:table-cell>
              <table:table-cell office:value-type="float" office:value="0.27307">
                <text:p>0.273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.73137">
                <text:p>85.73137</text:p>
              </table:table-cell>
              <table:table-cell office:value-type="float" office:value="82.64058">
                <text:p>82.64058</text:p>
              </table:table-cell>
              <table:table-cell office:value-type="float" office:value="3.09079">
                <text:p>3.090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3.92868">
                <text:p>83.92868</text:p>
              </table:table-cell>
              <table:table-cell office:value-type="float" office:value="84.57458">
                <text:p>84.57458</text:p>
              </table:table-cell>
              <table:table-cell office:value-type="float" office:value="-0.6459">
                <text:p>-0.64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4.53">
                <text:p>84.53</text:p>
              </table:table-cell>
              <table:table-cell office:value-type="float" office:value="82.96762">
                <text:p>82.96762</text:p>
              </table:table-cell>
              <table:table-cell office:value-type="float" office:value="1.56238">
                <text:p>1.562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.40146">
                <text:p>85.40146</text:p>
              </table:table-cell>
              <table:table-cell office:value-type="float" office:value="86.10888">
                <text:p>86.10888</text:p>
              </table:table-cell>
              <table:table-cell office:value-type="float" office:value="-0.70743">
                <text:p>-0.707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.33504">
                <text:p>85.33504</text:p>
              </table:table-cell>
              <table:table-cell office:value-type="float" office:value="85.3537">
                <text:p>85.3537</text:p>
              </table:table-cell>
              <table:table-cell office:value-type="float" office:value="-0.01866">
                <text:p>-0.018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4.69918">
                <text:p>84.69918</text:p>
              </table:table-cell>
              <table:table-cell office:value-type="float" office:value="86.3588">
                <text:p>86.3588</text:p>
              </table:table-cell>
              <table:table-cell office:value-type="float" office:value="-1.65962">
                <text:p>-1.659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.38885">
                <text:p>84.38885</text:p>
              </table:table-cell>
              <table:table-cell office:value-type="float" office:value="84.88591">
                <text:p>84.88591</text:p>
              </table:table-cell>
              <table:table-cell office:value-type="float" office:value="-0.49707">
                <text:p>-0.497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5.1094">
                <text:p>85.1094</text:p>
              </table:table-cell>
              <table:table-cell office:value-type="float" office:value="84.82825">
                <text:p>84.82825</text:p>
              </table:table-cell>
              <table:table-cell office:value-type="float" office:value="0.28115">
                <text:p>0.281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.32613">
                <text:p>85.32613</text:p>
              </table:table-cell>
              <table:table-cell office:value-type="float" office:value="86.11408">
                <text:p>86.11408</text:p>
              </table:table-cell>
              <table:table-cell office:value-type="float" office:value="-0.78795">
                <text:p>-0.787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.25686">
                <text:p>85.25686</text:p>
              </table:table-cell>
              <table:table-cell office:value-type="float" office:value="85.20469">
                <text:p>85.20469</text:p>
              </table:table-cell>
              <table:table-cell office:value-type="float" office:value="0.05218">
                <text:p>0.052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.49383">
                <text:p>85.49383</text:p>
              </table:table-cell>
              <table:table-cell office:value-type="float" office:value="85.5073">
                <text:p>85.5073</text:p>
              </table:table-cell>
              <table:table-cell office:value-type="float" office:value="-0.01347">
                <text:p>-0.013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4.08656">
                <text:p>84.08656</text:p>
              </table:table-cell>
              <table:table-cell office:value-type="float" office:value="85.09889">
                <text:p>85.09889</text:p>
              </table:table-cell>
              <table:table-cell office:value-type="float" office:value="-1.01233">
                <text:p>-1.012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82395">
                <text:p>84.82395</text:p>
              </table:table-cell>
              <table:table-cell office:value-type="float" office:value="85.57159">
                <text:p>85.57159</text:p>
              </table:table-cell>
              <table:table-cell office:value-type="float" office:value="-0.74763">
                <text:p>-0.747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4.82714">
                <text:p>84.82714</text:p>
              </table:table-cell>
              <table:table-cell office:value-type="float" office:value="84.97684">
                <text:p>84.97684</text:p>
              </table:table-cell>
              <table:table-cell office:value-type="float" office:value="-0.1497">
                <text:p>-0.14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.11638">
                <text:p>85.11638</text:p>
              </table:table-cell>
              <table:table-cell office:value-type="float" office:value="84.11001">
                <text:p>84.11001</text:p>
              </table:table-cell>
              <table:table-cell office:value-type="float" office:value="1.00636">
                <text:p>1.006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5.07675">
                <text:p>85.07675</text:p>
              </table:table-cell>
              <table:table-cell office:value-type="float" office:value="86.78043">
                <text:p>86.78043</text:p>
              </table:table-cell>
              <table:table-cell office:value-type="float" office:value="-1.70368">
                <text:p>-1.703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5.2963">
                <text:p>85.2963</text:p>
              </table:table-cell>
              <table:table-cell office:value-type="float" office:value="85.05213">
                <text:p>85.05213</text:p>
              </table:table-cell>
              <table:table-cell office:value-type="float" office:value="0.24417">
                <text:p>0.244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5.0398">
                <text:p>85.0398</text:p>
              </table:table-cell>
              <table:table-cell office:value-type="float" office:value="83.479">
                <text:p>83.479</text:p>
              </table:table-cell>
              <table:table-cell office:value-type="float" office:value="1.5608">
                <text:p>1.56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.96104">
                <text:p>83.96104</text:p>
              </table:table-cell>
              <table:table-cell office:value-type="float" office:value="83.25794">
                <text:p>83.25794</text:p>
              </table:table-cell>
              <table:table-cell office:value-type="float" office:value="0.7031">
                <text:p>0.70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4.93587">
                <text:p>84.93587</text:p>
              </table:table-cell>
              <table:table-cell office:value-type="float" office:value="86.2761">
                <text:p>86.2761</text:p>
              </table:table-cell>
              <table:table-cell office:value-type="float" office:value="-1.34024">
                <text:p>-1.340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4.59047">
                <text:p>84.59047</text:p>
              </table:table-cell>
              <table:table-cell office:value-type="float" office:value="86.88273">
                <text:p>86.88273</text:p>
              </table:table-cell>
              <table:table-cell office:value-type="float" office:value="-2.29227">
                <text:p>-2.292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24186">
                <text:p>85.24186</text:p>
              </table:table-cell>
              <table:table-cell office:value-type="float" office:value="85.64954">
                <text:p>85.64954</text:p>
              </table:table-cell>
              <table:table-cell office:value-type="float" office:value="-0.40767">
                <text:p>-0.407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4.40329">
                <text:p>84.40329</text:p>
              </table:table-cell>
              <table:table-cell office:value-type="float" office:value="81.78352">
                <text:p>81.78352</text:p>
              </table:table-cell>
              <table:table-cell office:value-type="float" office:value="2.61978">
                <text:p>2.619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.10758">
                <text:p>85.10758</text:p>
              </table:table-cell>
              <table:table-cell office:value-type="float" office:value="85.68847">
                <text:p>85.68847</text:p>
              </table:table-cell>
              <table:table-cell office:value-type="float" office:value="-0.58088">
                <text:p>-0.580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5.19774">
                <text:p>85.19774</text:p>
              </table:table-cell>
              <table:table-cell office:value-type="float" office:value="86.58275">
                <text:p>86.58275</text:p>
              </table:table-cell>
              <table:table-cell office:value-type="float" office:value="-1.38501">
                <text:p>-1.385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5.21524">
                <text:p>85.21524</text:p>
              </table:table-cell>
              <table:table-cell office:value-type="float" office:value="84.59685">
                <text:p>84.59685</text:p>
              </table:table-cell>
              <table:table-cell office:value-type="float" office:value="0.61839">
                <text:p>0.618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.18515">
                <text:p>85.18515</text:p>
              </table:table-cell>
              <table:table-cell office:value-type="float" office:value="86.13437">
                <text:p>86.13437</text:p>
              </table:table-cell>
              <table:table-cell office:value-type="float" office:value="-0.94923">
                <text:p>-0.949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4.5499">
                <text:p>84.5499</text:p>
              </table:table-cell>
              <table:table-cell office:value-type="float" office:value="86.45601">
                <text:p>86.45601</text:p>
              </table:table-cell>
              <table:table-cell office:value-type="float" office:value="-1.90611">
                <text:p>-1.906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.41602">
                <text:p>85.41602</text:p>
              </table:table-cell>
              <table:table-cell office:value-type="float" office:value="84.83821">
                <text:p>84.83821</text:p>
              </table:table-cell>
              <table:table-cell office:value-type="float" office:value="0.57781">
                <text:p>0.577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4.84714">
                <text:p>84.84714</text:p>
              </table:table-cell>
              <table:table-cell office:value-type="float" office:value="83.74081">
                <text:p>83.74081</text:p>
              </table:table-cell>
              <table:table-cell office:value-type="float" office:value="1.10634">
                <text:p>1.106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4.458">
                <text:p>84.458</text:p>
              </table:table-cell>
              <table:table-cell office:value-type="float" office:value="85.03752">
                <text:p>85.03752</text:p>
              </table:table-cell>
              <table:table-cell office:value-type="float" office:value="-0.57952">
                <text:p>-0.579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5.10483">
                <text:p>85.10483</text:p>
              </table:table-cell>
              <table:table-cell office:value-type="float" office:value="82.30898">
                <text:p>82.30898</text:p>
              </table:table-cell>
              <table:table-cell office:value-type="float" office:value="2.79586">
                <text:p>2.795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4.72678">
                <text:p>84.72678</text:p>
              </table:table-cell>
              <table:table-cell office:value-type="float" office:value="84.94742">
                <text:p>84.94742</text:p>
              </table:table-cell>
              <table:table-cell office:value-type="float" office:value="-0.22064">
                <text:p>-0.220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.38258">
                <text:p>85.38258</text:p>
              </table:table-cell>
              <table:table-cell office:value-type="float" office:value="85.29977">
                <text:p>85.29977</text:p>
              </table:table-cell>
              <table:table-cell office:value-type="float" office:value="0.08281">
                <text:p>0.082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5.33935">
                <text:p>85.33935</text:p>
              </table:table-cell>
              <table:table-cell office:value-type="float" office:value="81.34266">
                <text:p>81.34266</text:p>
              </table:table-cell>
              <table:table-cell office:value-type="float" office:value="3.99669">
                <text:p>3.996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.31433">
                <text:p>85.31433</text:p>
              </table:table-cell>
              <table:table-cell office:value-type="float" office:value="84.84724">
                <text:p>84.84724</text:p>
              </table:table-cell>
              <table:table-cell office:value-type="float" office:value="0.46709">
                <text:p>0.467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4.18146">
                <text:p>84.18146</text:p>
              </table:table-cell>
              <table:table-cell office:value-type="float" office:value="85.56705">
                <text:p>85.56705</text:p>
              </table:table-cell>
              <table:table-cell office:value-type="float" office:value="-1.38559">
                <text:p>-1.385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4.84918">
                <text:p>84.84918</text:p>
              </table:table-cell>
              <table:table-cell office:value-type="float" office:value="82.43333">
                <text:p>82.43333</text:p>
              </table:table-cell>
              <table:table-cell office:value-type="float" office:value="2.41585">
                <text:p>2.415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4.80737">
                <text:p>84.80737</text:p>
              </table:table-cell>
              <table:table-cell office:value-type="float" office:value="84.93152">
                <text:p>84.93152</text:p>
              </table:table-cell>
              <table:table-cell office:value-type="float" office:value="-0.12416">
                <text:p>-0.124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5.55248">
                <text:p>85.55248</text:p>
              </table:table-cell>
              <table:table-cell office:value-type="float" office:value="85.47627">
                <text:p>85.47627</text:p>
              </table:table-cell>
              <table:table-cell office:value-type="float" office:value="0.07621">
                <text:p>0.076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4.70734">
                <text:p>84.70734</text:p>
              </table:table-cell>
              <table:table-cell office:value-type="float" office:value="84.34933">
                <text:p>84.34933</text:p>
              </table:table-cell>
              <table:table-cell office:value-type="float" office:value="0.35801">
                <text:p>0.358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.99667">
                <text:p>84.99667</text:p>
              </table:table-cell>
              <table:table-cell office:value-type="float" office:value="83.08653">
                <text:p>83.08653</text:p>
              </table:table-cell>
              <table:table-cell office:value-type="float" office:value="1.91014">
                <text:p>1.910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.1434">
                <text:p>84.1434</text:p>
              </table:table-cell>
              <table:table-cell office:value-type="float" office:value="84.68099">
                <text:p>84.68099</text:p>
              </table:table-cell>
              <table:table-cell office:value-type="float" office:value="-0.53759">
                <text:p>-0.537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4.8583">
                <text:p>84.8583</text:p>
              </table:table-cell>
              <table:table-cell office:value-type="float" office:value="83.11198">
                <text:p>83.11198</text:p>
              </table:table-cell>
              <table:table-cell office:value-type="float" office:value="1.74632">
                <text:p>1.746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.48446">
                <text:p>84.48446</text:p>
              </table:table-cell>
              <table:table-cell office:value-type="float" office:value="85.21699">
                <text:p>85.21699</text:p>
              </table:table-cell>
              <table:table-cell office:value-type="float" office:value="-0.73253">
                <text:p>-0.732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.75741">
                <text:p>84.75741</text:p>
              </table:table-cell>
              <table:table-cell office:value-type="float" office:value="84.80791">
                <text:p>84.80791</text:p>
              </table:table-cell>
              <table:table-cell office:value-type="float" office:value="-0.0505">
                <text:p>-0.05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6.19817">
                <text:p>86.19817</text:p>
              </table:table-cell>
              <table:table-cell office:value-type="float" office:value="82.28827">
                <text:p>82.28827</text:p>
              </table:table-cell>
              <table:table-cell office:value-type="float" office:value="3.90991">
                <text:p>3.909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5.71291">
                <text:p>85.71291</text:p>
              </table:table-cell>
              <table:table-cell office:value-type="float" office:value="84.14282">
                <text:p>84.14282</text:p>
              </table:table-cell>
              <table:table-cell office:value-type="float" office:value="1.57009">
                <text:p>1.570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74981">
                <text:p>84.74981</text:p>
              </table:table-cell>
              <table:table-cell office:value-type="float" office:value="83.84087">
                <text:p>83.84087</text:p>
              </table:table-cell>
              <table:table-cell office:value-type="float" office:value="0.90894">
                <text:p>0.908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5.71875">
                <text:p>85.71875</text:p>
              </table:table-cell>
              <table:table-cell office:value-type="float" office:value="84.33048">
                <text:p>84.33048</text:p>
              </table:table-cell>
              <table:table-cell office:value-type="float" office:value="1.38826">
                <text:p>1.388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95072">
                <text:p>84.95072</text:p>
              </table:table-cell>
              <table:table-cell office:value-type="float" office:value="86.57971">
                <text:p>86.57971</text:p>
              </table:table-cell>
              <table:table-cell office:value-type="float" office:value="-1.62898">
                <text:p>-1.628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.1364">
                <text:p>85.1364</text:p>
              </table:table-cell>
              <table:table-cell office:value-type="float" office:value="85.36492">
                <text:p>85.36492</text:p>
              </table:table-cell>
              <table:table-cell office:value-type="float" office:value="-0.22852">
                <text:p>-0.228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11381">
                <text:p>85.11381</text:p>
              </table:table-cell>
              <table:table-cell office:value-type="float" office:value="84.89949">
                <text:p>84.89949</text:p>
              </table:table-cell>
              <table:table-cell office:value-type="float" office:value="0.21432">
                <text:p>0.214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4.57055">
                <text:p>84.57055</text:p>
              </table:table-cell>
              <table:table-cell office:value-type="float" office:value="82.04062">
                <text:p>82.04062</text:p>
              </table:table-cell>
              <table:table-cell office:value-type="float" office:value="2.52993">
                <text:p>2.529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3.82379">
                <text:p>83.82379</text:p>
              </table:table-cell>
              <table:table-cell office:value-type="float" office:value="84.13241">
                <text:p>84.13241</text:p>
              </table:table-cell>
              <table:table-cell office:value-type="float" office:value="-0.30861">
                <text:p>-0.308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45317">
                <text:p>85.45317</text:p>
              </table:table-cell>
              <table:table-cell office:value-type="float" office:value="83.32365">
                <text:p>83.32365</text:p>
              </table:table-cell>
              <table:table-cell office:value-type="float" office:value="2.12953">
                <text:p>2.129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4.91951">
                <text:p>84.91951</text:p>
              </table:table-cell>
              <table:table-cell office:value-type="float" office:value="86.67445">
                <text:p>86.67445</text:p>
              </table:table-cell>
              <table:table-cell office:value-type="float" office:value="-1.75494">
                <text:p>-1.754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.66262">
                <text:p>84.66262</text:p>
              </table:table-cell>
              <table:table-cell office:value-type="float" office:value="82.14605">
                <text:p>82.14605</text:p>
              </table:table-cell>
              <table:table-cell office:value-type="float" office:value="2.51657">
                <text:p>2.516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.22616">
                <text:p>84.22616</text:p>
              </table:table-cell>
              <table:table-cell office:value-type="float" office:value="83.88498">
                <text:p>83.88498</text:p>
              </table:table-cell>
              <table:table-cell office:value-type="float" office:value="0.34118">
                <text:p>0.341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.32182">
                <text:p>84.32182</text:p>
              </table:table-cell>
              <table:table-cell office:value-type="float" office:value="83.76217">
                <text:p>83.76217</text:p>
              </table:table-cell>
              <table:table-cell office:value-type="float" office:value="0.55965">
                <text:p>0.559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.41246">
                <text:p>85.41246</text:p>
              </table:table-cell>
              <table:table-cell office:value-type="float" office:value="85.43318">
                <text:p>85.43318</text:p>
              </table:table-cell>
              <table:table-cell office:value-type="float" office:value="-0.02072">
                <text:p>-0.020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.02861">
                <text:p>85.02861</text:p>
              </table:table-cell>
              <table:table-cell office:value-type="float" office:value="84.3446">
                <text:p>84.3446</text:p>
              </table:table-cell>
              <table:table-cell office:value-type="float" office:value="0.68401">
                <text:p>0.684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.90705">
                <text:p>85.90705</text:p>
              </table:table-cell>
              <table:table-cell office:value-type="float" office:value="82.44134">
                <text:p>82.44134</text:p>
              </table:table-cell>
              <table:table-cell office:value-type="float" office:value="3.46571">
                <text:p>3.465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4.62834">
                <text:p>84.62834</text:p>
              </table:table-cell>
              <table:table-cell office:value-type="float" office:value="86.02744">
                <text:p>86.02744</text:p>
              </table:table-cell>
              <table:table-cell office:value-type="float" office:value="-1.3991">
                <text:p>-1.39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4.34578">
                <text:p>84.34578</text:p>
              </table:table-cell>
              <table:table-cell office:value-type="float" office:value="84.8878">
                <text:p>84.8878</text:p>
              </table:table-cell>
              <table:table-cell office:value-type="float" office:value="-0.54202">
                <text:p>-0.542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.97839">
                <text:p>83.97839</text:p>
              </table:table-cell>
              <table:table-cell office:value-type="float" office:value="84.69093">
                <text:p>84.69093</text:p>
              </table:table-cell>
              <table:table-cell office:value-type="float" office:value="-0.71253">
                <text:p>-0.712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5.56559">
                <text:p>85.56559</text:p>
              </table:table-cell>
              <table:table-cell office:value-type="float" office:value="84.2727">
                <text:p>84.2727</text:p>
              </table:table-cell>
              <table:table-cell office:value-type="float" office:value="1.29289">
                <text:p>1.292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.79261">
                <text:p>83.79261</text:p>
              </table:table-cell>
              <table:table-cell office:value-type="float" office:value="83.61042">
                <text:p>83.61042</text:p>
              </table:table-cell>
              <table:table-cell office:value-type="float" office:value="0.18218">
                <text:p>0.182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.78664">
                <text:p>85.78664</text:p>
              </table:table-cell>
              <table:table-cell office:value-type="float" office:value="84.26642">
                <text:p>84.26642</text:p>
              </table:table-cell>
              <table:table-cell office:value-type="float" office:value="1.52022">
                <text:p>1.520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.89545">
                <text:p>84.89545</text:p>
              </table:table-cell>
              <table:table-cell office:value-type="float" office:value="84.50428">
                <text:p>84.50428</text:p>
              </table:table-cell>
              <table:table-cell office:value-type="float" office:value="0.39116">
                <text:p>0.391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5.85198">
                <text:p>85.85198</text:p>
              </table:table-cell>
              <table:table-cell office:value-type="float" office:value="83.09428">
                <text:p>83.09428</text:p>
              </table:table-cell>
              <table:table-cell office:value-type="float" office:value="2.75771">
                <text:p>2.757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5.81454">
                <text:p>85.81454</text:p>
              </table:table-cell>
              <table:table-cell office:value-type="float" office:value="83.8623">
                <text:p>83.8623</text:p>
              </table:table-cell>
              <table:table-cell office:value-type="float" office:value="1.95224">
                <text:p>1.952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4.60965">
                <text:p>84.60965</text:p>
              </table:table-cell>
              <table:table-cell office:value-type="float" office:value="85.0149">
                <text:p>85.0149</text:p>
              </table:table-cell>
              <table:table-cell office:value-type="float" office:value="-0.40525">
                <text:p>-0.405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5.47632">
                <text:p>85.47632</text:p>
              </table:table-cell>
              <table:table-cell office:value-type="float" office:value="85.90597">
                <text:p>85.90597</text:p>
              </table:table-cell>
              <table:table-cell office:value-type="float" office:value="-0.42965">
                <text:p>-0.429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5.80318">
                <text:p>85.80318</text:p>
              </table:table-cell>
              <table:table-cell office:value-type="float" office:value="83.90626">
                <text:p>83.90626</text:p>
              </table:table-cell>
              <table:table-cell office:value-type="float" office:value="1.89692">
                <text:p>1.896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4.61049">
                <text:p>84.61049</text:p>
              </table:table-cell>
              <table:table-cell office:value-type="float" office:value="83.64237">
                <text:p>83.64237</text:p>
              </table:table-cell>
              <table:table-cell office:value-type="float" office:value="0.96812">
                <text:p>0.968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4.48317">
                <text:p>84.48317</text:p>
              </table:table-cell>
              <table:table-cell office:value-type="float" office:value="81.28925">
                <text:p>81.28925</text:p>
              </table:table-cell>
              <table:table-cell office:value-type="float" office:value="3.19392">
                <text:p>3.193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.68366">
                <text:p>84.68366</text:p>
              </table:table-cell>
              <table:table-cell office:value-type="float" office:value="85.16305">
                <text:p>85.16305</text:p>
              </table:table-cell>
              <table:table-cell office:value-type="float" office:value="-0.4794">
                <text:p>-0.47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.91134">
                <text:p>83.91134</text:p>
              </table:table-cell>
              <table:table-cell office:value-type="float" office:value="84.29652">
                <text:p>84.29652</text:p>
              </table:table-cell>
              <table:table-cell office:value-type="float" office:value="-0.38518">
                <text:p>-0.385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52681">
                <text:p>85.52681</text:p>
              </table:table-cell>
              <table:table-cell office:value-type="float" office:value="82.06642">
                <text:p>82.06642</text:p>
              </table:table-cell>
              <table:table-cell office:value-type="float" office:value="3.46039">
                <text:p>3.460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4.96093">
                <text:p>84.96093</text:p>
              </table:table-cell>
              <table:table-cell office:value-type="float" office:value="86.33865">
                <text:p>86.33865</text:p>
              </table:table-cell>
              <table:table-cell office:value-type="float" office:value="-1.37771">
                <text:p>-1.377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4.56455">
                <text:p>84.56455</text:p>
              </table:table-cell>
              <table:table-cell office:value-type="float" office:value="84.13671">
                <text:p>84.13671</text:p>
              </table:table-cell>
              <table:table-cell office:value-type="float" office:value="0.42784">
                <text:p>0.427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21578">
                <text:p>85.21578</text:p>
              </table:table-cell>
              <table:table-cell office:value-type="float" office:value="83.60198">
                <text:p>83.60198</text:p>
              </table:table-cell>
              <table:table-cell office:value-type="float" office:value="1.6138">
                <text:p>1.61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3.78934">
                <text:p>83.78934</text:p>
              </table:table-cell>
              <table:table-cell office:value-type="float" office:value="83.97889">
                <text:p>83.97889</text:p>
              </table:table-cell>
              <table:table-cell office:value-type="float" office:value="-0.18955">
                <text:p>-0.189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5.05861">
                <text:p>85.05861</text:p>
              </table:table-cell>
              <table:table-cell office:value-type="float" office:value="83.29824">
                <text:p>83.29824</text:p>
              </table:table-cell>
              <table:table-cell office:value-type="float" office:value="1.76037">
                <text:p>1.760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69132">
                <text:p>84.69132</text:p>
              </table:table-cell>
              <table:table-cell office:value-type="float" office:value="86.19586">
                <text:p>86.19586</text:p>
              </table:table-cell>
              <table:table-cell office:value-type="float" office:value="-1.50453">
                <text:p>-1.504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5.15533">
                <text:p>85.15533</text:p>
              </table:table-cell>
              <table:table-cell office:value-type="float" office:value="84.586">
                <text:p>84.586</text:p>
              </table:table-cell>
              <table:table-cell office:value-type="float" office:value="0.56933">
                <text:p>0.569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274">
                <text:p>84.27274</text:p>
              </table:table-cell>
              <table:table-cell office:value-type="float" office:value="84.53882">
                <text:p>84.53882</text:p>
              </table:table-cell>
              <table:table-cell office:value-type="float" office:value="-0.26608">
                <text:p>-0.266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5.01596">
                <text:p>85.01596</text:p>
              </table:table-cell>
              <table:table-cell office:value-type="float" office:value="82.87753">
                <text:p>82.87753</text:p>
              </table:table-cell>
              <table:table-cell office:value-type="float" office:value="2.13843">
                <text:p>2.138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4.61883">
                <text:p>84.61883</text:p>
              </table:table-cell>
              <table:table-cell office:value-type="float" office:value="84.82364">
                <text:p>84.82364</text:p>
              </table:table-cell>
              <table:table-cell office:value-type="float" office:value="-0.20481">
                <text:p>-0.204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5.29482">
                <text:p>85.29482</text:p>
              </table:table-cell>
              <table:table-cell office:value-type="float" office:value="84.79287">
                <text:p>84.79287</text:p>
              </table:table-cell>
              <table:table-cell office:value-type="float" office:value="0.50194">
                <text:p>0.501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.78575">
                <text:p>83.78575</text:p>
              </table:table-cell>
              <table:table-cell office:value-type="float" office:value="84.14995">
                <text:p>84.14995</text:p>
              </table:table-cell>
              <table:table-cell office:value-type="float" office:value="-0.3642">
                <text:p>-0.36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4.822">
                <text:p>84.822</text:p>
              </table:table-cell>
              <table:table-cell office:value-type="float" office:value="83.87902">
                <text:p>83.87902</text:p>
              </table:table-cell>
              <table:table-cell office:value-type="float" office:value="0.94298">
                <text:p>0.942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5.73913">
                <text:p>85.73913</text:p>
              </table:table-cell>
              <table:table-cell office:value-type="float" office:value="82.24453">
                <text:p>82.24453</text:p>
              </table:table-cell>
              <table:table-cell office:value-type="float" office:value="3.4946">
                <text:p>3.49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5.3492">
                <text:p>85.3492</text:p>
              </table:table-cell>
              <table:table-cell office:value-type="float" office:value="84.50279">
                <text:p>84.50279</text:p>
              </table:table-cell>
              <table:table-cell office:value-type="float" office:value="0.84641">
                <text:p>0.846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4.51091">
                <text:p>84.51091</text:p>
              </table:table-cell>
              <table:table-cell office:value-type="float" office:value="86.4101">
                <text:p>86.4101</text:p>
              </table:table-cell>
              <table:table-cell office:value-type="float" office:value="-1.8992">
                <text:p>-1.89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58787">
                <text:p>83.58787</text:p>
              </table:table-cell>
              <table:table-cell office:value-type="float" office:value="82.88876">
                <text:p>82.88876</text:p>
              </table:table-cell>
              <table:table-cell office:value-type="float" office:value="0.69911">
                <text:p>0.699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5.61563">
                <text:p>85.61563</text:p>
              </table:table-cell>
              <table:table-cell office:value-type="float" office:value="83.78077">
                <text:p>83.78077</text:p>
              </table:table-cell>
              <table:table-cell office:value-type="float" office:value="1.83486">
                <text:p>1.834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4.55828">
                <text:p>84.55828</text:p>
              </table:table-cell>
              <table:table-cell office:value-type="float" office:value="84.47201">
                <text:p>84.47201</text:p>
              </table:table-cell>
              <table:table-cell office:value-type="float" office:value="0.08626">
                <text:p>0.086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.17223">
                <text:p>84.17223</text:p>
              </table:table-cell>
              <table:table-cell office:value-type="float" office:value="84.99534">
                <text:p>84.99534</text:p>
              </table:table-cell>
              <table:table-cell office:value-type="float" office:value="-0.82311">
                <text:p>-0.823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5.13804">
                <text:p>85.13804</text:p>
              </table:table-cell>
              <table:table-cell office:value-type="float" office:value="82.24376">
                <text:p>82.24376</text:p>
              </table:table-cell>
              <table:table-cell office:value-type="float" office:value="2.89428">
                <text:p>2.894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.63275">
                <text:p>83.63275</text:p>
              </table:table-cell>
              <table:table-cell office:value-type="float" office:value="83.00022">
                <text:p>83.00022</text:p>
              </table:table-cell>
              <table:table-cell office:value-type="float" office:value="0.63253">
                <text:p>0.632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4.8288">
                <text:p>84.8288</text:p>
              </table:table-cell>
              <table:table-cell office:value-type="float" office:value="86.71112">
                <text:p>86.71112</text:p>
              </table:table-cell>
              <table:table-cell office:value-type="float" office:value="-1.88232">
                <text:p>-1.882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4.8239">
                <text:p>84.8239</text:p>
              </table:table-cell>
              <table:table-cell office:value-type="float" office:value="86.26224">
                <text:p>86.26224</text:p>
              </table:table-cell>
              <table:table-cell office:value-type="float" office:value="-1.43834">
                <text:p>-1.438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4.41176">
                <text:p>84.41176</text:p>
              </table:table-cell>
              <table:table-cell office:value-type="float" office:value="83.98264">
                <text:p>83.98264</text:p>
              </table:table-cell>
              <table:table-cell office:value-type="float" office:value="0.42912">
                <text:p>0.429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4.97566">
                <text:p>84.97566</text:p>
              </table:table-cell>
              <table:table-cell office:value-type="float" office:value="86.24204">
                <text:p>86.24204</text:p>
              </table:table-cell>
              <table:table-cell office:value-type="float" office:value="-1.26638">
                <text:p>-1.266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4.22563">
                <text:p>84.22563</text:p>
              </table:table-cell>
              <table:table-cell office:value-type="float" office:value="85.45082">
                <text:p>85.45082</text:p>
              </table:table-cell>
              <table:table-cell office:value-type="float" office:value="-1.22519">
                <text:p>-1.225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4.75514">
                <text:p>84.75514</text:p>
              </table:table-cell>
              <table:table-cell office:value-type="float" office:value="84.24318">
                <text:p>84.24318</text:p>
              </table:table-cell>
              <table:table-cell office:value-type="float" office:value="0.51196">
                <text:p>0.511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5.58669">
                <text:p>85.58669</text:p>
              </table:table-cell>
              <table:table-cell office:value-type="float" office:value="84.69441">
                <text:p>84.69441</text:p>
              </table:table-cell>
              <table:table-cell office:value-type="float" office:value="0.89228">
                <text:p>0.892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4.48352">
                <text:p>84.48352</text:p>
              </table:table-cell>
              <table:table-cell office:value-type="float" office:value="84.56451">
                <text:p>84.56451</text:p>
              </table:table-cell>
              <table:table-cell office:value-type="float" office:value="-0.08099">
                <text:p>-0.080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.7592">
                <text:p>83.7592</text:p>
              </table:table-cell>
              <table:table-cell office:value-type="float" office:value="83.83851">
                <text:p>83.83851</text:p>
              </table:table-cell>
              <table:table-cell office:value-type="float" office:value="-0.07931">
                <text:p>-0.079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5.19692">
                <text:p>85.19692</text:p>
              </table:table-cell>
              <table:table-cell office:value-type="float" office:value="82.23843">
                <text:p>82.23843</text:p>
              </table:table-cell>
              <table:table-cell office:value-type="float" office:value="2.95849">
                <text:p>2.958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.38249">
                <text:p>86.38249</text:p>
              </table:table-cell>
              <table:table-cell office:value-type="float" office:value="81.1768">
                <text:p>81.1768</text:p>
              </table:table-cell>
              <table:table-cell office:value-type="float" office:value="5.20569">
                <text:p>5.205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.37246">
                <text:p>84.37246</text:p>
              </table:table-cell>
              <table:table-cell office:value-type="float" office:value="84.53802">
                <text:p>84.53802</text:p>
              </table:table-cell>
              <table:table-cell office:value-type="float" office:value="-0.16556">
                <text:p>-0.165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5.14283">
                <text:p>85.14283</text:p>
              </table:table-cell>
              <table:table-cell office:value-type="float" office:value="86.3786">
                <text:p>86.3786</text:p>
              </table:table-cell>
              <table:table-cell office:value-type="float" office:value="-1.23578">
                <text:p>-1.235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4.62461">
                <text:p>84.62461</text:p>
              </table:table-cell>
              <table:table-cell office:value-type="float" office:value="86.57646">
                <text:p>86.57646</text:p>
              </table:table-cell>
              <table:table-cell office:value-type="float" office:value="-1.95184">
                <text:p>-1.951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4.50314">
                <text:p>84.50314</text:p>
              </table:table-cell>
              <table:table-cell office:value-type="float" office:value="85.87255">
                <text:p>85.87255</text:p>
              </table:table-cell>
              <table:table-cell office:value-type="float" office:value="-1.36942">
                <text:p>-1.369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.64161">
                <text:p>85.64161</text:p>
              </table:table-cell>
              <table:table-cell office:value-type="float" office:value="84.52149">
                <text:p>84.52149</text:p>
              </table:table-cell>
              <table:table-cell office:value-type="float" office:value="1.12012">
                <text:p>1.120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4.13612">
                <text:p>84.13612</text:p>
              </table:table-cell>
              <table:table-cell office:value-type="float" office:value="82.59428">
                <text:p>82.59428</text:p>
              </table:table-cell>
              <table:table-cell office:value-type="float" office:value="1.54184">
                <text:p>1.541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4.934">
                <text:p>84.934</text:p>
              </table:table-cell>
              <table:table-cell office:value-type="float" office:value="84.0516">
                <text:p>84.0516</text:p>
              </table:table-cell>
              <table:table-cell office:value-type="float" office:value="0.88239">
                <text:p>0.882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5.47346">
                <text:p>85.47346</text:p>
              </table:table-cell>
              <table:table-cell office:value-type="float" office:value="84.06975">
                <text:p>84.06975</text:p>
              </table:table-cell>
              <table:table-cell office:value-type="float" office:value="1.40371">
                <text:p>1.403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5.29829">
                <text:p>85.29829</text:p>
              </table:table-cell>
              <table:table-cell office:value-type="float" office:value="82.30977">
                <text:p>82.30977</text:p>
              </table:table-cell>
              <table:table-cell office:value-type="float" office:value="2.98852">
                <text:p>2.988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4.83508">
                <text:p>84.83508</text:p>
              </table:table-cell>
              <table:table-cell office:value-type="float" office:value="82.58728">
                <text:p>82.58728</text:p>
              </table:table-cell>
              <table:table-cell office:value-type="float" office:value="2.24781">
                <text:p>2.247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4.88991">
                <text:p>84.88991</text:p>
              </table:table-cell>
              <table:table-cell office:value-type="float" office:value="85.03843">
                <text:p>85.03843</text:p>
              </table:table-cell>
              <table:table-cell office:value-type="float" office:value="-0.14853">
                <text:p>-0.148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5.18491">
                <text:p>85.18491</text:p>
              </table:table-cell>
              <table:table-cell office:value-type="float" office:value="83.39353">
                <text:p>83.39353</text:p>
              </table:table-cell>
              <table:table-cell office:value-type="float" office:value="1.79138">
                <text:p>1.791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.67444">
                <text:p>84.67444</text:p>
              </table:table-cell>
              <table:table-cell office:value-type="float" office:value="86.08089">
                <text:p>86.08089</text:p>
              </table:table-cell>
              <table:table-cell office:value-type="float" office:value="-1.40645">
                <text:p>-1.406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5.37568">
                <text:p>85.37568</text:p>
              </table:table-cell>
              <table:table-cell office:value-type="float" office:value="85.89498">
                <text:p>85.89498</text:p>
              </table:table-cell>
              <table:table-cell office:value-type="float" office:value="-0.5193">
                <text:p>-0.51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3.94626">
                <text:p>83.94626</text:p>
              </table:table-cell>
              <table:table-cell office:value-type="float" office:value="82.83627">
                <text:p>82.83627</text:p>
              </table:table-cell>
              <table:table-cell office:value-type="float" office:value="1.10999">
                <text:p>1.109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5.62144">
                <text:p>85.62144</text:p>
              </table:table-cell>
              <table:table-cell office:value-type="float" office:value="84.11498">
                <text:p>84.11498</text:p>
              </table:table-cell>
              <table:table-cell office:value-type="float" office:value="1.50647">
                <text:p>1.506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.7431">
                <text:p>83.7431</text:p>
              </table:table-cell>
              <table:table-cell office:value-type="float" office:value="83.61895">
                <text:p>83.61895</text:p>
              </table:table-cell>
              <table:table-cell office:value-type="float" office:value="0.12415">
                <text:p>0.124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4.58819">
                <text:p>84.58819</text:p>
              </table:table-cell>
              <table:table-cell office:value-type="float" office:value="86.6973">
                <text:p>86.6973</text:p>
              </table:table-cell>
              <table:table-cell office:value-type="float" office:value="-2.10911">
                <text:p>-2.109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5.7433">
                <text:p>85.7433</text:p>
              </table:table-cell>
              <table:table-cell office:value-type="float" office:value="83.97223">
                <text:p>83.97223</text:p>
              </table:table-cell>
              <table:table-cell office:value-type="float" office:value="1.77107">
                <text:p>1.771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.98389">
                <text:p>84.98389</text:p>
              </table:table-cell>
              <table:table-cell office:value-type="float" office:value="86.74968">
                <text:p>86.74968</text:p>
              </table:table-cell>
              <table:table-cell office:value-type="float" office:value="-1.76578">
                <text:p>-1.765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4.4194">
                <text:p>84.4194</text:p>
              </table:table-cell>
              <table:table-cell office:value-type="float" office:value="84.44314">
                <text:p>84.44314</text:p>
              </table:table-cell>
              <table:table-cell office:value-type="float" office:value="-0.02374">
                <text:p>-0.023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5.12081">
                <text:p>85.12081</text:p>
              </table:table-cell>
              <table:table-cell office:value-type="float" office:value="84.32192">
                <text:p>84.32192</text:p>
              </table:table-cell>
              <table:table-cell office:value-type="float" office:value="0.79889">
                <text:p>0.798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.89887">
                <text:p>84.89887</text:p>
              </table:table-cell>
              <table:table-cell office:value-type="float" office:value="84.55841">
                <text:p>84.55841</text:p>
              </table:table-cell>
              <table:table-cell office:value-type="float" office:value="0.34046">
                <text:p>0.340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.67609">
                <text:p>84.67609</text:p>
              </table:table-cell>
              <table:table-cell office:value-type="float" office:value="84.8745">
                <text:p>84.8745</text:p>
              </table:table-cell>
              <table:table-cell office:value-type="float" office:value="-0.1984">
                <text:p>-0.19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5.7727">
                <text:p>85.7727</text:p>
              </table:table-cell>
              <table:table-cell office:value-type="float" office:value="83.95359">
                <text:p>83.95359</text:p>
              </table:table-cell>
              <table:table-cell office:value-type="float" office:value="1.81911">
                <text:p>1.819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4.58849">
                <text:p>84.58849</text:p>
              </table:table-cell>
              <table:table-cell office:value-type="float" office:value="84.80404">
                <text:p>84.80404</text:p>
              </table:table-cell>
              <table:table-cell office:value-type="float" office:value="-0.21555">
                <text:p>-0.215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5.85951">
                <text:p>85.85951</text:p>
              </table:table-cell>
              <table:table-cell office:value-type="float" office:value="84.53792">
                <text:p>84.53792</text:p>
              </table:table-cell>
              <table:table-cell office:value-type="float" office:value="1.3216">
                <text:p>1.32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4.72328">
                <text:p>84.72328</text:p>
              </table:table-cell>
              <table:table-cell office:value-type="float" office:value="85.40976">
                <text:p>85.40976</text:p>
              </table:table-cell>
              <table:table-cell office:value-type="float" office:value="-0.68648">
                <text:p>-0.686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4.68136">
                <text:p>84.68136</text:p>
              </table:table-cell>
              <table:table-cell office:value-type="float" office:value="83.86842">
                <text:p>83.86842</text:p>
              </table:table-cell>
              <table:table-cell office:value-type="float" office:value="0.81293">
                <text:p>0.812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4.63045">
                <text:p>84.63045</text:p>
              </table:table-cell>
              <table:table-cell office:value-type="float" office:value="84.49812">
                <text:p>84.49812</text:p>
              </table:table-cell>
              <table:table-cell office:value-type="float" office:value="0.13233">
                <text:p>0.132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4.40632">
                <text:p>84.40632</text:p>
              </table:table-cell>
              <table:table-cell office:value-type="float" office:value="84.4107">
                <text:p>84.4107</text:p>
              </table:table-cell>
              <table:table-cell office:value-type="float" office:value="-0.00437">
                <text:p>-0.004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5.55159">
                <text:p>85.55159</text:p>
              </table:table-cell>
              <table:table-cell office:value-type="float" office:value="83.77967">
                <text:p>83.77967</text:p>
              </table:table-cell>
              <table:table-cell office:value-type="float" office:value="1.77192">
                <text:p>1.771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4.79776">
                <text:p>84.79776</text:p>
              </table:table-cell>
              <table:table-cell office:value-type="float" office:value="84.25265">
                <text:p>84.25265</text:p>
              </table:table-cell>
              <table:table-cell office:value-type="float" office:value="0.5451">
                <text:p>0.54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5.44169">
                <text:p>85.44169</text:p>
              </table:table-cell>
              <table:table-cell office:value-type="float" office:value="85.90485">
                <text:p>85.90485</text:p>
              </table:table-cell>
              <table:table-cell office:value-type="float" office:value="-0.46316">
                <text:p>-0.463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5.43183">
                <text:p>85.43183</text:p>
              </table:table-cell>
              <table:table-cell office:value-type="float" office:value="85.9647">
                <text:p>85.9647</text:p>
              </table:table-cell>
              <table:table-cell office:value-type="float" office:value="-0.53287">
                <text:p>-0.532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6.21541">
                <text:p>86.21541</text:p>
              </table:table-cell>
              <table:table-cell office:value-type="float" office:value="82.49099">
                <text:p>82.49099</text:p>
              </table:table-cell>
              <table:table-cell office:value-type="float" office:value="3.72442">
                <text:p>3.724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6.27528">
                <text:p>86.27528</text:p>
              </table:table-cell>
              <table:table-cell office:value-type="float" office:value="82.0151">
                <text:p>82.0151</text:p>
              </table:table-cell>
              <table:table-cell office:value-type="float" office:value="4.26018">
                <text:p>4.260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5.64164">
                <text:p>85.64164</text:p>
              </table:table-cell>
              <table:table-cell office:value-type="float" office:value="85.04241">
                <text:p>85.04241</text:p>
              </table:table-cell>
              <table:table-cell office:value-type="float" office:value="0.59924">
                <text:p>0.599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4.95818">
                <text:p>84.95818</text:p>
              </table:table-cell>
              <table:table-cell office:value-type="float" office:value="86.61491">
                <text:p>86.61491</text:p>
              </table:table-cell>
              <table:table-cell office:value-type="float" office:value="-1.65673">
                <text:p>-1.656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5.2241">
                <text:p>85.2241</text:p>
              </table:table-cell>
              <table:table-cell office:value-type="float" office:value="86.5324">
                <text:p>86.5324</text:p>
              </table:table-cell>
              <table:table-cell office:value-type="float" office:value="-1.30829">
                <text:p>-1.3082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5.04972">
                <text:p>85.04972</text:p>
              </table:table-cell>
              <table:table-cell office:value-type="float" office:value="84.17169">
                <text:p>84.17169</text:p>
              </table:table-cell>
              <table:table-cell office:value-type="float" office:value="0.87803">
                <text:p>0.878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6.24104">
                <text:p>86.24104</text:p>
              </table:table-cell>
              <table:table-cell office:value-type="float" office:value="82.18431">
                <text:p>82.18431</text:p>
              </table:table-cell>
              <table:table-cell office:value-type="float" office:value="4.05672">
                <text:p>4.056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67269">
                <text:p>84.67269</text:p>
              </table:table-cell>
              <table:table-cell office:value-type="float" office:value="84.50283">
                <text:p>84.50283</text:p>
              </table:table-cell>
              <table:table-cell office:value-type="float" office:value="0.16986">
                <text:p>0.169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08843">
                <text:p>84.08843</text:p>
              </table:table-cell>
              <table:table-cell office:value-type="float" office:value="84.34568">
                <text:p>84.34568</text:p>
              </table:table-cell>
              <table:table-cell office:value-type="float" office:value="-0.25725">
                <text:p>-0.257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5.25328">
                <text:p>85.25328</text:p>
              </table:table-cell>
              <table:table-cell office:value-type="float" office:value="85.21516">
                <text:p>85.21516</text:p>
              </table:table-cell>
              <table:table-cell office:value-type="float" office:value="0.03812">
                <text:p>0.038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78659">
                <text:p>84.78659</text:p>
              </table:table-cell>
              <table:table-cell office:value-type="float" office:value="85.38479">
                <text:p>85.38479</text:p>
              </table:table-cell>
              <table:table-cell office:value-type="float" office:value="-0.5982">
                <text:p>-0.59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32738">
                <text:p>85.32738</text:p>
              </table:table-cell>
              <table:table-cell office:value-type="float" office:value="84.19264">
                <text:p>84.19264</text:p>
              </table:table-cell>
              <table:table-cell office:value-type="float" office:value="1.13474">
                <text:p>1.134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4.82279">
                <text:p>84.82279</text:p>
              </table:table-cell>
              <table:table-cell office:value-type="float" office:value="84.72648">
                <text:p>84.72648</text:p>
              </table:table-cell>
              <table:table-cell office:value-type="float" office:value="0.09631">
                <text:p>0.096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.44687">
                <text:p>84.44687</text:p>
              </table:table-cell>
              <table:table-cell office:value-type="float" office:value="84.30411">
                <text:p>84.30411</text:p>
              </table:table-cell>
              <table:table-cell office:value-type="float" office:value="0.14276">
                <text:p>0.142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4.29165">
                <text:p>84.29165</text:p>
              </table:table-cell>
              <table:table-cell office:value-type="float" office:value="85.07339">
                <text:p>85.07339</text:p>
              </table:table-cell>
              <table:table-cell office:value-type="float" office:value="-0.78174">
                <text:p>-0.781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4.93669">
                <text:p>84.93669</text:p>
              </table:table-cell>
              <table:table-cell office:value-type="float" office:value="86.32056">
                <text:p>86.32056</text:p>
              </table:table-cell>
              <table:table-cell office:value-type="float" office:value="-1.38387">
                <text:p>-1.383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5.31049">
                <text:p>85.31049</text:p>
              </table:table-cell>
              <table:table-cell office:value-type="float" office:value="81.94118">
                <text:p>81.94118</text:p>
              </table:table-cell>
              <table:table-cell office:value-type="float" office:value="3.36931">
                <text:p>3.369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5.77421">
                <text:p>85.77421</text:p>
              </table:table-cell>
              <table:table-cell office:value-type="float" office:value="84.50481">
                <text:p>84.50481</text:p>
              </table:table-cell>
              <table:table-cell office:value-type="float" office:value="1.2694">
                <text:p>1.26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.99934">
                <text:p>83.99934</text:p>
              </table:table-cell>
              <table:table-cell office:value-type="float" office:value="82.82503">
                <text:p>82.82503</text:p>
              </table:table-cell>
              <table:table-cell office:value-type="float" office:value="1.17431">
                <text:p>1.174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.71257">
                <text:p>84.71257</text:p>
              </table:table-cell>
              <table:table-cell office:value-type="float" office:value="84.36967">
                <text:p>84.36967</text:p>
              </table:table-cell>
              <table:table-cell office:value-type="float" office:value="0.3429">
                <text:p>0.34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4.75833">
                <text:p>84.75833</text:p>
              </table:table-cell>
              <table:table-cell office:value-type="float" office:value="85.03337">
                <text:p>85.03337</text:p>
              </table:table-cell>
              <table:table-cell office:value-type="float" office:value="-0.27504">
                <text:p>-0.275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3.85989">
                <text:p>83.85989</text:p>
              </table:table-cell>
              <table:table-cell office:value-type="float" office:value="83.19118">
                <text:p>83.19118</text:p>
              </table:table-cell>
              <table:table-cell office:value-type="float" office:value="0.66871">
                <text:p>0.668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6.37454">
                <text:p>86.37454</text:p>
              </table:table-cell>
              <table:table-cell office:value-type="float" office:value="81.33118">
                <text:p>81.33118</text:p>
              </table:table-cell>
              <table:table-cell office:value-type="float" office:value="5.04336">
                <text:p>5.043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5.01637">
                <text:p>85.01637</text:p>
              </table:table-cell>
              <table:table-cell office:value-type="float" office:value="86.97464">
                <text:p>86.97464</text:p>
              </table:table-cell>
              <table:table-cell office:value-type="float" office:value="-1.95827">
                <text:p>-1.958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4.28649">
                <text:p>84.28649</text:p>
              </table:table-cell>
              <table:table-cell office:value-type="float" office:value="85.98823">
                <text:p>85.98823</text:p>
              </table:table-cell>
              <table:table-cell office:value-type="float" office:value="-1.70174">
                <text:p>-1.701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5.22652">
                <text:p>85.22652</text:p>
              </table:table-cell>
              <table:table-cell office:value-type="float" office:value="84.55101">
                <text:p>84.55101</text:p>
              </table:table-cell>
              <table:table-cell office:value-type="float" office:value="0.67551">
                <text:p>0.675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5.85867">
                <text:p>85.85867</text:p>
              </table:table-cell>
              <table:table-cell office:value-type="float" office:value="82.69491">
                <text:p>82.69491</text:p>
              </table:table-cell>
              <table:table-cell office:value-type="float" office:value="3.16376">
                <text:p>3.1637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4.20063">
                <text:p>84.20063</text:p>
              </table:table-cell>
              <table:table-cell office:value-type="float" office:value="84.53698">
                <text:p>84.53698</text:p>
              </table:table-cell>
              <table:table-cell office:value-type="float" office:value="-0.33635">
                <text:p>-0.3363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4.80233">
                <text:p>84.80233</text:p>
              </table:table-cell>
              <table:table-cell office:value-type="float" office:value="84.08799">
                <text:p>84.08799</text:p>
              </table:table-cell>
              <table:table-cell office:value-type="float" office:value="0.71434">
                <text:p>0.714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3.81037">
                <text:p>83.81037</text:p>
              </table:table-cell>
              <table:table-cell office:value-type="float" office:value="83.25249">
                <text:p>83.25249</text:p>
              </table:table-cell>
              <table:table-cell office:value-type="float" office:value="0.55788">
                <text:p>0.557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4.95651">
                <text:p>84.95651</text:p>
              </table:table-cell>
              <table:table-cell office:value-type="float" office:value="86.09205">
                <text:p>86.09205</text:p>
              </table:table-cell>
              <table:table-cell office:value-type="float" office:value="-1.13555">
                <text:p>-1.135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3.60761">
                <text:p>83.60761</text:p>
              </table:table-cell>
              <table:table-cell office:value-type="float" office:value="82.94743">
                <text:p>82.94743</text:p>
              </table:table-cell>
              <table:table-cell office:value-type="float" office:value="0.66018">
                <text:p>0.660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.29552">
                <text:p>83.29552</text:p>
              </table:table-cell>
              <table:table-cell office:value-type="float" office:value="81.03144">
                <text:p>81.03144</text:p>
              </table:table-cell>
              <table:table-cell office:value-type="float" office:value="2.26408">
                <text:p>2.264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4.71348">
                <text:p>84.71348</text:p>
              </table:table-cell>
              <table:table-cell office:value-type="float" office:value="86.69142">
                <text:p>86.69142</text:p>
              </table:table-cell>
              <table:table-cell office:value-type="float" office:value="-1.97795">
                <text:p>-1.977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3.91126">
                <text:p>83.91126</text:p>
              </table:table-cell>
              <table:table-cell office:value-type="float" office:value="84.42716">
                <text:p>84.42716</text:p>
              </table:table-cell>
              <table:table-cell office:value-type="float" office:value="-0.5159">
                <text:p>-0.51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3.69914">
                <text:p>83.69914</text:p>
              </table:table-cell>
              <table:table-cell office:value-type="float" office:value="83.57642">
                <text:p>83.57642</text:p>
              </table:table-cell>
              <table:table-cell office:value-type="float" office:value="0.12272">
                <text:p>0.122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4.96104">
                <text:p>84.96104</text:p>
              </table:table-cell>
              <table:table-cell office:value-type="float" office:value="83.65765">
                <text:p>83.65765</text:p>
              </table:table-cell>
              <table:table-cell office:value-type="float" office:value="1.30339">
                <text:p>1.3033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4.46159">
                <text:p>84.46159</text:p>
              </table:table-cell>
              <table:table-cell office:value-type="float" office:value="85.08271">
                <text:p>85.08271</text:p>
              </table:table-cell>
              <table:table-cell office:value-type="float" office:value="-0.62112">
                <text:p>-0.621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3.81297">
                <text:p>83.81297</text:p>
              </table:table-cell>
              <table:table-cell office:value-type="float" office:value="83.32419">
                <text:p>83.32419</text:p>
              </table:table-cell>
              <table:table-cell office:value-type="float" office:value="0.48878">
                <text:p>0.488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4.37933">
                <text:p>84.37933</text:p>
              </table:table-cell>
              <table:table-cell office:value-type="float" office:value="85.30657">
                <text:p>85.30657</text:p>
              </table:table-cell>
              <table:table-cell office:value-type="float" office:value="-0.92723">
                <text:p>-0.927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5.05384">
                <text:p>85.05384</text:p>
              </table:table-cell>
              <table:table-cell office:value-type="float" office:value="86.37037">
                <text:p>86.37037</text:p>
              </table:table-cell>
              <table:table-cell office:value-type="float" office:value="-1.31653">
                <text:p>-1.316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4.95634">
                <text:p>84.95634</text:p>
              </table:table-cell>
              <table:table-cell office:value-type="float" office:value="85.90391">
                <text:p>85.90391</text:p>
              </table:table-cell>
              <table:table-cell office:value-type="float" office:value="-0.94757">
                <text:p>-0.947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3.6295">
                <text:p>83.6295</text:p>
              </table:table-cell>
              <table:table-cell office:value-type="float" office:value="83.18412">
                <text:p>83.18412</text:p>
              </table:table-cell>
              <table:table-cell office:value-type="float" office:value="0.44538">
                <text:p>0.445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5.30804">
                <text:p>85.30804</text:p>
              </table:table-cell>
              <table:table-cell office:value-type="float" office:value="85.41156">
                <text:p>85.41156</text:p>
              </table:table-cell>
              <table:table-cell office:value-type="float" office:value="-0.10351">
                <text:p>-0.103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4.87208">
                <text:p>84.87208</text:p>
              </table:table-cell>
              <table:table-cell office:value-type="float" office:value="86.89638">
                <text:p>86.89638</text:p>
              </table:table-cell>
              <table:table-cell office:value-type="float" office:value="-2.02431">
                <text:p>-2.0243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6.19199">
                <text:p>86.19199</text:p>
              </table:table-cell>
              <table:table-cell office:value-type="float" office:value="82.32404">
                <text:p>82.32404</text:p>
              </table:table-cell>
              <table:table-cell office:value-type="float" office:value="3.86795">
                <text:p>3.867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4.82541">
                <text:p>84.82541</text:p>
              </table:table-cell>
              <table:table-cell office:value-type="float" office:value="83.58942">
                <text:p>83.58942</text:p>
              </table:table-cell>
              <table:table-cell office:value-type="float" office:value="1.23599">
                <text:p>1.235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4.73844">
                <text:p>84.73844</text:p>
              </table:table-cell>
              <table:table-cell office:value-type="float" office:value="85.80597">
                <text:p>85.80597</text:p>
              </table:table-cell>
              <table:table-cell office:value-type="float" office:value="-1.06753">
                <text:p>-1.067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4.69668">
                <text:p>84.69668</text:p>
              </table:table-cell>
              <table:table-cell office:value-type="float" office:value="82.26169">
                <text:p>82.26169</text:p>
              </table:table-cell>
              <table:table-cell office:value-type="float" office:value="2.43499">
                <text:p>2.434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4.89353">
                <text:p>84.89353</text:p>
              </table:table-cell>
              <table:table-cell office:value-type="float" office:value="85.343">
                <text:p>85.343</text:p>
              </table:table-cell>
              <table:table-cell office:value-type="float" office:value="-0.44947">
                <text:p>-0.449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4.30661">
                <text:p>84.30661</text:p>
              </table:table-cell>
              <table:table-cell office:value-type="float" office:value="85.22912">
                <text:p>85.22912</text:p>
              </table:table-cell>
              <table:table-cell office:value-type="float" office:value="-0.92251">
                <text:p>-0.922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5.98755">
                <text:p>85.98755</text:p>
              </table:table-cell>
              <table:table-cell office:value-type="float" office:value="83.39412">
                <text:p>83.39412</text:p>
              </table:table-cell>
              <table:table-cell office:value-type="float" office:value="2.59343">
                <text:p>2.593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5.34275">
                <text:p>85.34275</text:p>
              </table:table-cell>
              <table:table-cell office:value-type="float" office:value="85.6912">
                <text:p>85.6912</text:p>
              </table:table-cell>
              <table:table-cell office:value-type="float" office:value="-0.34846">
                <text:p>-0.348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4.45668">
                <text:p>84.45668</text:p>
              </table:table-cell>
              <table:table-cell office:value-type="float" office:value="81.85082">
                <text:p>81.85082</text:p>
              </table:table-cell>
              <table:table-cell office:value-type="float" office:value="2.60586">
                <text:p>2.605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4.92554">
                <text:p>84.92554</text:p>
              </table:table-cell>
              <table:table-cell office:value-type="float" office:value="84.6926">
                <text:p>84.6926</text:p>
              </table:table-cell>
              <table:table-cell office:value-type="float" office:value="0.23294">
                <text:p>0.232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5.14647">
                <text:p>85.14647</text:p>
              </table:table-cell>
              <table:table-cell office:value-type="float" office:value="83.34371">
                <text:p>83.34371</text:p>
              </table:table-cell>
              <table:table-cell office:value-type="float" office:value="1.80277">
                <text:p>1.802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4.98256">
                <text:p>84.98256</text:p>
              </table:table-cell>
              <table:table-cell office:value-type="float" office:value="85.34982">
                <text:p>85.34982</text:p>
              </table:table-cell>
              <table:table-cell office:value-type="float" office:value="-0.36726">
                <text:p>-0.367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5.71335">
                <text:p>85.71335</text:p>
              </table:table-cell>
              <table:table-cell office:value-type="float" office:value="84.26342">
                <text:p>84.26342</text:p>
              </table:table-cell>
              <table:table-cell office:value-type="float" office:value="1.44993">
                <text:p>1.449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4.58581">
                <text:p>84.58581</text:p>
              </table:table-cell>
              <table:table-cell office:value-type="float" office:value="84.09629">
                <text:p>84.09629</text:p>
              </table:table-cell>
              <table:table-cell office:value-type="float" office:value="0.48952">
                <text:p>0.489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.68236">
                <text:p>85.68236</text:p>
              </table:table-cell>
              <table:table-cell office:value-type="float" office:value="81.97876">
                <text:p>81.97876</text:p>
              </table:table-cell>
              <table:table-cell office:value-type="float" office:value="3.7036">
                <text:p>3.70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4.7769">
                <text:p>84.7769</text:p>
              </table:table-cell>
              <table:table-cell office:value-type="float" office:value="84.25724">
                <text:p>84.25724</text:p>
              </table:table-cell>
              <table:table-cell office:value-type="float" office:value="0.51966">
                <text:p>0.5196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5.8328">
                <text:p>85.8328</text:p>
              </table:table-cell>
              <table:table-cell office:value-type="float" office:value="84.66312">
                <text:p>84.66312</text:p>
              </table:table-cell>
              <table:table-cell office:value-type="float" office:value="1.16968">
                <text:p>1.169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5.88536">
                <text:p>85.88536</text:p>
              </table:table-cell>
              <table:table-cell office:value-type="float" office:value="82.50619">
                <text:p>82.50619</text:p>
              </table:table-cell>
              <table:table-cell office:value-type="float" office:value="3.37918">
                <text:p>3.379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5.31652">
                <text:p>85.31652</text:p>
              </table:table-cell>
              <table:table-cell office:value-type="float" office:value="83.37349">
                <text:p>83.37349</text:p>
              </table:table-cell>
              <table:table-cell office:value-type="float" office:value="1.94303">
                <text:p>1.943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.46973">
                <text:p>85.46973</text:p>
              </table:table-cell>
              <table:table-cell office:value-type="float" office:value="84.29826">
                <text:p>84.29826</text:p>
              </table:table-cell>
              <table:table-cell office:value-type="float" office:value="1.17147">
                <text:p>1.171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4.56067">
                <text:p>84.56067</text:p>
              </table:table-cell>
              <table:table-cell office:value-type="float" office:value="85.78077">
                <text:p>85.78077</text:p>
              </table:table-cell>
              <table:table-cell office:value-type="float" office:value="-1.22009">
                <text:p>-1.220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4.41185">
                <text:p>84.41185</text:p>
              </table:table-cell>
              <table:table-cell office:value-type="float" office:value="83.64354">
                <text:p>83.64354</text:p>
              </table:table-cell>
              <table:table-cell office:value-type="float" office:value="0.76831">
                <text:p>0.768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5.46287">
                <text:p>85.46287</text:p>
              </table:table-cell>
              <table:table-cell office:value-type="float" office:value="82.0966">
                <text:p>82.0966</text:p>
              </table:table-cell>
              <table:table-cell office:value-type="float" office:value="3.36626">
                <text:p>3.366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4.84807">
                <text:p>84.84807</text:p>
              </table:table-cell>
              <table:table-cell office:value-type="float" office:value="83.62122">
                <text:p>83.62122</text:p>
              </table:table-cell>
              <table:table-cell office:value-type="float" office:value="1.22685">
                <text:p>1.226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.93824">
                <text:p>83.93824</text:p>
              </table:table-cell>
              <table:table-cell office:value-type="float" office:value="84.28228">
                <text:p>84.28228</text:p>
              </table:table-cell>
              <table:table-cell office:value-type="float" office:value="-0.34405">
                <text:p>-0.344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4.58662">
                <text:p>84.58662</text:p>
              </table:table-cell>
              <table:table-cell office:value-type="float" office:value="86.06365">
                <text:p>86.06365</text:p>
              </table:table-cell>
              <table:table-cell office:value-type="float" office:value="-1.47703">
                <text:p>-1.477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4.63908">
                <text:p>84.63908</text:p>
              </table:table-cell>
              <table:table-cell office:value-type="float" office:value="84.43393">
                <text:p>84.43393</text:p>
              </table:table-cell>
              <table:table-cell office:value-type="float" office:value="0.20516">
                <text:p>0.205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4.78171">
                <text:p>84.78171</text:p>
              </table:table-cell>
              <table:table-cell office:value-type="float" office:value="83.25254">
                <text:p>83.25254</text:p>
              </table:table-cell>
              <table:table-cell office:value-type="float" office:value="1.52916">
                <text:p>1.529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4.98391">
                <text:p>84.98391</text:p>
              </table:table-cell>
              <table:table-cell office:value-type="float" office:value="83.96509">
                <text:p>83.96509</text:p>
              </table:table-cell>
              <table:table-cell office:value-type="float" office:value="1.01883">
                <text:p>1.018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3.88275">
                <text:p>83.88275</text:p>
              </table:table-cell>
              <table:table-cell office:value-type="float" office:value="84.32049">
                <text:p>84.32049</text:p>
              </table:table-cell>
              <table:table-cell office:value-type="float" office:value="-0.43775">
                <text:p>-0.437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6.30693">
                <text:p>86.30693</text:p>
              </table:table-cell>
              <table:table-cell office:value-type="float" office:value="81.85363">
                <text:p>81.85363</text:p>
              </table:table-cell>
              <table:table-cell office:value-type="float" office:value="4.4533">
                <text:p>4.45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4.76428">
                <text:p>84.76428</text:p>
              </table:table-cell>
              <table:table-cell office:value-type="float" office:value="86.73833">
                <text:p>86.73833</text:p>
              </table:table-cell>
              <table:table-cell office:value-type="float" office:value="-1.97405">
                <text:p>-1.974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5.35116">
                <text:p>85.35116</text:p>
              </table:table-cell>
              <table:table-cell office:value-type="float" office:value="85.89266">
                <text:p>85.89266</text:p>
              </table:table-cell>
              <table:table-cell office:value-type="float" office:value="-0.5415">
                <text:p>-0.54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4.94568">
                <text:p>84.94568</text:p>
              </table:table-cell>
              <table:table-cell office:value-type="float" office:value="86.84866">
                <text:p>86.84866</text:p>
              </table:table-cell>
              <table:table-cell office:value-type="float" office:value="-1.90298">
                <text:p>-1.902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5.12994">
                <text:p>85.12994</text:p>
              </table:table-cell>
              <table:table-cell office:value-type="float" office:value="85.34452">
                <text:p>85.34452</text:p>
              </table:table-cell>
              <table:table-cell office:value-type="float" office:value="-0.21459">
                <text:p>-0.214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4.01466">
                <text:p>84.01466</text:p>
              </table:table-cell>
              <table:table-cell office:value-type="float" office:value="82.88436">
                <text:p>82.88436</text:p>
              </table:table-cell>
              <table:table-cell office:value-type="float" office:value="1.1303">
                <text:p>1.13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4.38898">
                <text:p>84.38898</text:p>
              </table:table-cell>
              <table:table-cell office:value-type="float" office:value="84.38053">
                <text:p>84.38053</text:p>
              </table:table-cell>
              <table:table-cell office:value-type="float" office:value="0.00845">
                <text:p>0.008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4.52657">
                <text:p>84.52657</text:p>
              </table:table-cell>
              <table:table-cell office:value-type="float" office:value="85.59311">
                <text:p>85.59311</text:p>
              </table:table-cell>
              <table:table-cell office:value-type="float" office:value="-1.06654">
                <text:p>-1.066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.73662">
                <text:p>85.73662</text:p>
              </table:table-cell>
              <table:table-cell office:value-type="float" office:value="84.30382">
                <text:p>84.30382</text:p>
              </table:table-cell>
              <table:table-cell office:value-type="float" office:value="1.4328">
                <text:p>1.43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4.53572">
                <text:p>84.53572</text:p>
              </table:table-cell>
              <table:table-cell office:value-type="float" office:value="86.14681">
                <text:p>86.14681</text:p>
              </table:table-cell>
              <table:table-cell office:value-type="float" office:value="-1.61109">
                <text:p>-1.611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5.13248">
                <text:p>85.13248</text:p>
              </table:table-cell>
              <table:table-cell office:value-type="float" office:value="83.1202">
                <text:p>83.1202</text:p>
              </table:table-cell>
              <table:table-cell office:value-type="float" office:value="2.01227">
                <text:p>2.012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4.76441">
                <text:p>84.76441</text:p>
              </table:table-cell>
              <table:table-cell office:value-type="float" office:value="86.89826">
                <text:p>86.89826</text:p>
              </table:table-cell>
              <table:table-cell office:value-type="float" office:value="-2.13385">
                <text:p>-2.133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5.61674">
                <text:p>85.61674</text:p>
              </table:table-cell>
              <table:table-cell office:value-type="float" office:value="83.28039">
                <text:p>83.28039</text:p>
              </table:table-cell>
              <table:table-cell office:value-type="float" office:value="2.33635">
                <text:p>2.336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4.55972">
                <text:p>84.55972</text:p>
              </table:table-cell>
              <table:table-cell office:value-type="float" office:value="84.40353">
                <text:p>84.40353</text:p>
              </table:table-cell>
              <table:table-cell office:value-type="float" office:value="0.15619">
                <text:p>0.156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5.78704">
                <text:p>85.78704</text:p>
              </table:table-cell>
              <table:table-cell office:value-type="float" office:value="84.7687">
                <text:p>84.7687</text:p>
              </table:table-cell>
              <table:table-cell office:value-type="float" office:value="1.01834">
                <text:p>1.0183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4.97779">
                <text:p>84.97779</text:p>
              </table:table-cell>
              <table:table-cell office:value-type="float" office:value="84.10489">
                <text:p>84.10489</text:p>
              </table:table-cell>
              <table:table-cell office:value-type="float" office:value="0.8729">
                <text:p>0.87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4.61098">
                <text:p>84.61098</text:p>
              </table:table-cell>
              <table:table-cell office:value-type="float" office:value="85.05525">
                <text:p>85.05525</text:p>
              </table:table-cell>
              <table:table-cell office:value-type="float" office:value="-0.44427">
                <text:p>-0.444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5.0043">
                <text:p>85.0043</text:p>
              </table:table-cell>
              <table:table-cell office:value-type="float" office:value="85.40926">
                <text:p>85.40926</text:p>
              </table:table-cell>
              <table:table-cell office:value-type="float" office:value="-0.40496">
                <text:p>-0.404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4.63639">
                <text:p>84.63639</text:p>
              </table:table-cell>
              <table:table-cell office:value-type="float" office:value="83.84995">
                <text:p>83.84995</text:p>
              </table:table-cell>
              <table:table-cell office:value-type="float" office:value="0.78644">
                <text:p>0.786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4.76914">
                <text:p>84.76914</text:p>
              </table:table-cell>
              <table:table-cell office:value-type="float" office:value="84.04483">
                <text:p>84.04483</text:p>
              </table:table-cell>
              <table:table-cell office:value-type="float" office:value="0.72431">
                <text:p>0.724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4.79432">
                <text:p>84.79432</text:p>
              </table:table-cell>
              <table:table-cell office:value-type="float" office:value="86.75137">
                <text:p>86.75137</text:p>
              </table:table-cell>
              <table:table-cell office:value-type="float" office:value="-1.95705">
                <text:p>-1.957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4.95894">
                <text:p>84.95894</text:p>
              </table:table-cell>
              <table:table-cell office:value-type="float" office:value="83.45027">
                <text:p>83.45027</text:p>
              </table:table-cell>
              <table:table-cell office:value-type="float" office:value="1.50867">
                <text:p>1.508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4.16766">
                <text:p>84.16766</text:p>
              </table:table-cell>
              <table:table-cell office:value-type="float" office:value="85.59838">
                <text:p>85.59838</text:p>
              </table:table-cell>
              <table:table-cell office:value-type="float" office:value="-1.43073">
                <text:p>-1.430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5.17348">
                <text:p>85.17348</text:p>
              </table:table-cell>
              <table:table-cell office:value-type="float" office:value="85.39301">
                <text:p>85.39301</text:p>
              </table:table-cell>
              <table:table-cell office:value-type="float" office:value="-0.21953">
                <text:p>-0.219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.76194">
                <text:p>83.76194</text:p>
              </table:table-cell>
              <table:table-cell office:value-type="float" office:value="83.97828">
                <text:p>83.97828</text:p>
              </table:table-cell>
              <table:table-cell office:value-type="float" office:value="-0.21634">
                <text:p>-0.216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5.07675">
                <text:p>85.07675</text:p>
              </table:table-cell>
              <table:table-cell office:value-type="float" office:value="82.66273">
                <text:p>82.66273</text:p>
              </table:table-cell>
              <table:table-cell office:value-type="float" office:value="2.41402">
                <text:p>2.414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4.4551">
                <text:p>84.4551</text:p>
              </table:table-cell>
              <table:table-cell office:value-type="float" office:value="83.32413">
                <text:p>83.32413</text:p>
              </table:table-cell>
              <table:table-cell office:value-type="float" office:value="1.13097">
                <text:p>1.130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4.41955">
                <text:p>84.41955</text:p>
              </table:table-cell>
              <table:table-cell office:value-type="float" office:value="86.14871">
                <text:p>86.14871</text:p>
              </table:table-cell>
              <table:table-cell office:value-type="float" office:value="-1.72915">
                <text:p>-1.729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3.91707">
                <text:p>83.91707</text:p>
              </table:table-cell>
              <table:table-cell office:value-type="float" office:value="84.53509">
                <text:p>84.53509</text:p>
              </table:table-cell>
              <table:table-cell office:value-type="float" office:value="-0.61802">
                <text:p>-0.618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3766">
                <text:p>84.3766</text:p>
              </table:table-cell>
              <table:table-cell office:value-type="float" office:value="80.8819">
                <text:p>80.8819</text:p>
              </table:table-cell>
              <table:table-cell office:value-type="float" office:value="3.4947">
                <text:p>3.49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5.59782">
                <text:p>85.59782</text:p>
              </table:table-cell>
              <table:table-cell office:value-type="float" office:value="84.04923">
                <text:p>84.04923</text:p>
              </table:table-cell>
              <table:table-cell office:value-type="float" office:value="1.54858">
                <text:p>1.548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5.1403">
                <text:p>85.1403</text:p>
              </table:table-cell>
              <table:table-cell office:value-type="float" office:value="82.54228">
                <text:p>82.54228</text:p>
              </table:table-cell>
              <table:table-cell office:value-type="float" office:value="2.59801">
                <text:p>2.598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5.52986">
                <text:p>85.52986</text:p>
              </table:table-cell>
              <table:table-cell office:value-type="float" office:value="83.83256">
                <text:p>83.83256</text:p>
              </table:table-cell>
              <table:table-cell office:value-type="float" office:value="1.6973">
                <text:p>1.69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4.62943">
                <text:p>84.62943</text:p>
              </table:table-cell>
              <table:table-cell office:value-type="float" office:value="83.25804">
                <text:p>83.25804</text:p>
              </table:table-cell>
              <table:table-cell office:value-type="float" office:value="1.37139">
                <text:p>1.371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4.20183">
                <text:p>84.20183</text:p>
              </table:table-cell>
              <table:table-cell office:value-type="float" office:value="82.28317">
                <text:p>82.28317</text:p>
              </table:table-cell>
              <table:table-cell office:value-type="float" office:value="1.91866">
                <text:p>1.918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5.1064">
                <text:p>85.1064</text:p>
              </table:table-cell>
              <table:table-cell office:value-type="float" office:value="84.08038">
                <text:p>84.08038</text:p>
              </table:table-cell>
              <table:table-cell office:value-type="float" office:value="1.02602">
                <text:p>1.026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4.07276">
                <text:p>84.07276</text:p>
              </table:table-cell>
              <table:table-cell office:value-type="float" office:value="84.80153">
                <text:p>84.80153</text:p>
              </table:table-cell>
              <table:table-cell office:value-type="float" office:value="-0.72877">
                <text:p>-0.728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4.99069">
                <text:p>84.99069</text:p>
              </table:table-cell>
              <table:table-cell office:value-type="float" office:value="86.69047">
                <text:p>86.69047</text:p>
              </table:table-cell>
              <table:table-cell office:value-type="float" office:value="-1.69978">
                <text:p>-1.699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5.18309">
                <text:p>85.18309</text:p>
              </table:table-cell>
              <table:table-cell office:value-type="float" office:value="86.23305">
                <text:p>86.23305</text:p>
              </table:table-cell>
              <table:table-cell office:value-type="float" office:value="-1.04996">
                <text:p>-1.049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4.18297">
                <text:p>84.18297</text:p>
              </table:table-cell>
              <table:table-cell office:value-type="float" office:value="81.54532">
                <text:p>81.54532</text:p>
              </table:table-cell>
              <table:table-cell office:value-type="float" office:value="2.63765">
                <text:p>2.6376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5.39815">
                <text:p>85.39815</text:p>
              </table:table-cell>
              <table:table-cell office:value-type="float" office:value="82.04047">
                <text:p>82.04047</text:p>
              </table:table-cell>
              <table:table-cell office:value-type="float" office:value="3.35768">
                <text:p>3.357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4.00091">
                <text:p>84.00091</text:p>
              </table:table-cell>
              <table:table-cell office:value-type="float" office:value="84.85703">
                <text:p>84.85703</text:p>
              </table:table-cell>
              <table:table-cell office:value-type="float" office:value="-0.85612">
                <text:p>-0.856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5.27179">
                <text:p>85.27179</text:p>
              </table:table-cell>
              <table:table-cell office:value-type="float" office:value="83.41892">
                <text:p>83.41892</text:p>
              </table:table-cell>
              <table:table-cell office:value-type="float" office:value="1.85287">
                <text:p>1.8528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4.63403">
                <text:p>84.63403</text:p>
              </table:table-cell>
              <table:table-cell office:value-type="float" office:value="84.90165">
                <text:p>84.90165</text:p>
              </table:table-cell>
              <table:table-cell office:value-type="float" office:value="-0.26762">
                <text:p>-0.267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4.96721">
                <text:p>84.96721</text:p>
              </table:table-cell>
              <table:table-cell office:value-type="float" office:value="86.43655">
                <text:p>86.43655</text:p>
              </table:table-cell>
              <table:table-cell office:value-type="float" office:value="-1.46933">
                <text:p>-1.469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5.12687">
                <text:p>85.12687</text:p>
              </table:table-cell>
              <table:table-cell office:value-type="float" office:value="86.68828">
                <text:p>86.68828</text:p>
              </table:table-cell>
              <table:table-cell office:value-type="float" office:value="-1.56141">
                <text:p>-1.561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4.50098">
                <text:p>84.50098</text:p>
              </table:table-cell>
              <table:table-cell office:value-type="float" office:value="85.74433">
                <text:p>85.74433</text:p>
              </table:table-cell>
              <table:table-cell office:value-type="float" office:value="-1.24335">
                <text:p>-1.243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.25377">
                <text:p>85.25377</text:p>
              </table:table-cell>
              <table:table-cell office:value-type="float" office:value="84.29039">
                <text:p>84.29039</text:p>
              </table:table-cell>
              <table:table-cell office:value-type="float" office:value="0.96338">
                <text:p>0.9633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5.60352">
                <text:p>85.60352</text:p>
              </table:table-cell>
              <table:table-cell office:value-type="float" office:value="84.67317">
                <text:p>84.67317</text:p>
              </table:table-cell>
              <table:table-cell office:value-type="float" office:value="0.93035">
                <text:p>0.930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5.70622">
                <text:p>85.70622</text:p>
              </table:table-cell>
              <table:table-cell office:value-type="float" office:value="83.72133">
                <text:p>83.72133</text:p>
              </table:table-cell>
              <table:table-cell office:value-type="float" office:value="1.98488">
                <text:p>1.984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4.92852">
                <text:p>84.92852</text:p>
              </table:table-cell>
              <table:table-cell office:value-type="float" office:value="85.61955">
                <text:p>85.61955</text:p>
              </table:table-cell>
              <table:table-cell office:value-type="float" office:value="-0.69103">
                <text:p>-0.691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4.95046">
                <text:p>84.95046</text:p>
              </table:table-cell>
              <table:table-cell office:value-type="float" office:value="85.59482">
                <text:p>85.59482</text:p>
              </table:table-cell>
              <table:table-cell office:value-type="float" office:value="-0.64436">
                <text:p>-0.644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4.40489">
                <text:p>84.40489</text:p>
              </table:table-cell>
              <table:table-cell office:value-type="float" office:value="83.90353">
                <text:p>83.90353</text:p>
              </table:table-cell>
              <table:table-cell office:value-type="float" office:value="0.50136">
                <text:p>0.5013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4.58304">
                <text:p>84.58304</text:p>
              </table:table-cell>
              <table:table-cell office:value-type="float" office:value="86.73045">
                <text:p>86.73045</text:p>
              </table:table-cell>
              <table:table-cell office:value-type="float" office:value="-2.14741">
                <text:p>-2.147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6.17428">
                <text:p>86.17428</text:p>
              </table:table-cell>
              <table:table-cell office:value-type="float" office:value="82.47703">
                <text:p>82.47703</text:p>
              </table:table-cell>
              <table:table-cell office:value-type="float" office:value="3.69726">
                <text:p>3.697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5.07937">
                <text:p>85.07937</text:p>
              </table:table-cell>
              <table:table-cell office:value-type="float" office:value="85.36545">
                <text:p>85.36545</text:p>
              </table:table-cell>
              <table:table-cell office:value-type="float" office:value="-0.28608">
                <text:p>-0.286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4.92434">
                <text:p>84.92434</text:p>
              </table:table-cell>
              <table:table-cell office:value-type="float" office:value="86.96861">
                <text:p>86.96861</text:p>
              </table:table-cell>
              <table:table-cell office:value-type="float" office:value="-2.04427">
                <text:p>-2.044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4.00358">
                <text:p>84.00358</text:p>
              </table:table-cell>
              <table:table-cell office:value-type="float" office:value="81.8551">
                <text:p>81.8551</text:p>
              </table:table-cell>
              <table:table-cell office:value-type="float" office:value="2.14848">
                <text:p>2.148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4.19098">
                <text:p>84.19098</text:p>
              </table:table-cell>
              <table:table-cell office:value-type="float" office:value="85.0239">
                <text:p>85.0239</text:p>
              </table:table-cell>
              <table:table-cell office:value-type="float" office:value="-0.83292">
                <text:p>-0.832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5.62087">
                <text:p>85.62087</text:p>
              </table:table-cell>
              <table:table-cell office:value-type="float" office:value="85.15409">
                <text:p>85.15409</text:p>
              </table:table-cell>
              <table:table-cell office:value-type="float" office:value="0.46678">
                <text:p>0.4667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4.98412">
                <text:p>84.98412</text:p>
              </table:table-cell>
              <table:table-cell office:value-type="float" office:value="86.72535">
                <text:p>86.72535</text:p>
              </table:table-cell>
              <table:table-cell office:value-type="float" office:value="-1.74123">
                <text:p>-1.741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4.15586">
                <text:p>84.15586</text:p>
              </table:table-cell>
              <table:table-cell office:value-type="float" office:value="84.53363">
                <text:p>84.53363</text:p>
              </table:table-cell>
              <table:table-cell office:value-type="float" office:value="-0.37776">
                <text:p>-0.3777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4.55465">
                <text:p>84.55465</text:p>
              </table:table-cell>
              <table:table-cell office:value-type="float" office:value="86.60443">
                <text:p>86.60443</text:p>
              </table:table-cell>
              <table:table-cell office:value-type="float" office:value="-2.04979">
                <text:p>-2.049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4.32966">
                <text:p>84.32966</text:p>
              </table:table-cell>
              <table:table-cell office:value-type="float" office:value="83.57289">
                <text:p>83.57289</text:p>
              </table:table-cell>
              <table:table-cell office:value-type="float" office:value="0.75677">
                <text:p>0.756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5.4653">
                <text:p>85.4653</text:p>
              </table:table-cell>
              <table:table-cell office:value-type="float" office:value="84.97467">
                <text:p>84.97467</text:p>
              </table:table-cell>
              <table:table-cell office:value-type="float" office:value="0.49063">
                <text:p>0.490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5.09466">
                <text:p>85.09466</text:p>
              </table:table-cell>
              <table:table-cell office:value-type="float" office:value="84.75601">
                <text:p>84.75601</text:p>
              </table:table-cell>
              <table:table-cell office:value-type="float" office:value="0.33865">
                <text:p>0.338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4.85779">
                <text:p>84.85779</text:p>
              </table:table-cell>
              <table:table-cell office:value-type="float" office:value="83.53977">
                <text:p>83.53977</text:p>
              </table:table-cell>
              <table:table-cell office:value-type="float" office:value="1.31802">
                <text:p>1.318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.93392">
                <text:p>83.93392</text:p>
              </table:table-cell>
              <table:table-cell office:value-type="float" office:value="84.74092">
                <text:p>84.74092</text:p>
              </table:table-cell>
              <table:table-cell office:value-type="float" office:value="-0.807">
                <text:p>-0.8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4.9804">
                <text:p>84.9804</text:p>
              </table:table-cell>
              <table:table-cell office:value-type="float" office:value="86.78449">
                <text:p>86.78449</text:p>
              </table:table-cell>
              <table:table-cell office:value-type="float" office:value="-1.8041">
                <text:p>-1.80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5.05463">
                <text:p>85.05463</text:p>
              </table:table-cell>
              <table:table-cell office:value-type="float" office:value="86.31505">
                <text:p>86.31505</text:p>
              </table:table-cell>
              <table:table-cell office:value-type="float" office:value="-1.26042">
                <text:p>-1.260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5.5045">
                <text:p>85.5045</text:p>
              </table:table-cell>
              <table:table-cell office:value-type="float" office:value="84.70602">
                <text:p>84.70602</text:p>
              </table:table-cell>
              <table:table-cell office:value-type="float" office:value="0.79848">
                <text:p>0.798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4.33254">
                <text:p>84.33254</text:p>
              </table:table-cell>
              <table:table-cell office:value-type="float" office:value="83.77496">
                <text:p>83.77496</text:p>
              </table:table-cell>
              <table:table-cell office:value-type="float" office:value="0.55758">
                <text:p>0.557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5.43548">
                <text:p>85.43548</text:p>
              </table:table-cell>
              <table:table-cell office:value-type="float" office:value="84.68014">
                <text:p>84.68014</text:p>
              </table:table-cell>
              <table:table-cell office:value-type="float" office:value="0.75534">
                <text:p>0.755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5.80185">
                <text:p>85.80185</text:p>
              </table:table-cell>
              <table:table-cell office:value-type="float" office:value="84.63668">
                <text:p>84.63668</text:p>
              </table:table-cell>
              <table:table-cell office:value-type="float" office:value="1.16517">
                <text:p>1.165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.5634">
                <text:p>84.5634</text:p>
              </table:table-cell>
              <table:table-cell office:value-type="float" office:value="81.46152">
                <text:p>81.46152</text:p>
              </table:table-cell>
              <table:table-cell office:value-type="float" office:value="3.10189">
                <text:p>3.101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5.48862">
                <text:p>85.48862</text:p>
              </table:table-cell>
              <table:table-cell office:value-type="float" office:value="84.70242">
                <text:p>84.70242</text:p>
              </table:table-cell>
              <table:table-cell office:value-type="float" office:value="0.7862">
                <text:p>0.78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5.84383">
                <text:p>85.84383</text:p>
              </table:table-cell>
              <table:table-cell office:value-type="float" office:value="83.89787">
                <text:p>83.89787</text:p>
              </table:table-cell>
              <table:table-cell office:value-type="float" office:value="1.94596">
                <text:p>1.945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4.05713">
                <text:p>84.05713</text:p>
              </table:table-cell>
              <table:table-cell office:value-type="float" office:value="84.8904">
                <text:p>84.8904</text:p>
              </table:table-cell>
              <table:table-cell office:value-type="float" office:value="-0.83327">
                <text:p>-0.833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4.6872">
                <text:p>84.6872</text:p>
              </table:table-cell>
              <table:table-cell office:value-type="float" office:value="82.26105">
                <text:p>82.26105</text:p>
              </table:table-cell>
              <table:table-cell office:value-type="float" office:value="2.42615">
                <text:p>2.426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5.09544">
                <text:p>85.09544</text:p>
              </table:table-cell>
              <table:table-cell office:value-type="float" office:value="86.5497">
                <text:p>86.5497</text:p>
              </table:table-cell>
              <table:table-cell office:value-type="float" office:value="-1.45426">
                <text:p>-1.454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4.56756">
                <text:p>84.56756</text:p>
              </table:table-cell>
              <table:table-cell office:value-type="float" office:value="83.94078">
                <text:p>83.94078</text:p>
              </table:table-cell>
              <table:table-cell office:value-type="float" office:value="0.62678">
                <text:p>0.626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3.896">
                <text:p>83.896</text:p>
              </table:table-cell>
              <table:table-cell office:value-type="float" office:value="84.50967">
                <text:p>84.50967</text:p>
              </table:table-cell>
              <table:table-cell office:value-type="float" office:value="-0.61366">
                <text:p>-0.613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5.22269">
                <text:p>85.22269</text:p>
              </table:table-cell>
              <table:table-cell office:value-type="float" office:value="86.43733">
                <text:p>86.43733</text:p>
              </table:table-cell>
              <table:table-cell office:value-type="float" office:value="-1.21465">
                <text:p>-1.214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5.29367">
                <text:p>85.29367</text:p>
              </table:table-cell>
              <table:table-cell office:value-type="float" office:value="86.43805">
                <text:p>86.43805</text:p>
              </table:table-cell>
              <table:table-cell office:value-type="float" office:value="-1.14438">
                <text:p>-1.144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5.49231">
                <text:p>85.49231</text:p>
              </table:table-cell>
              <table:table-cell office:value-type="float" office:value="85.21623">
                <text:p>85.21623</text:p>
              </table:table-cell>
              <table:table-cell office:value-type="float" office:value="0.27608">
                <text:p>0.276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4.39772">
                <text:p>84.39772</text:p>
              </table:table-cell>
              <table:table-cell office:value-type="float" office:value="82.72143">
                <text:p>82.72143</text:p>
              </table:table-cell>
              <table:table-cell office:value-type="float" office:value="1.67629">
                <text:p>1.676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4.61603">
                <text:p>84.61603</text:p>
              </table:table-cell>
              <table:table-cell office:value-type="float" office:value="84.1986">
                <text:p>84.1986</text:p>
              </table:table-cell>
              <table:table-cell office:value-type="float" office:value="0.41743">
                <text:p>0.417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3.63155">
                <text:p>83.63155</text:p>
              </table:table-cell>
              <table:table-cell office:value-type="float" office:value="82.77901">
                <text:p>82.77901</text:p>
              </table:table-cell>
              <table:table-cell office:value-type="float" office:value="0.85254">
                <text:p>0.8525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4.59575">
                <text:p>84.59575</text:p>
              </table:table-cell>
              <table:table-cell office:value-type="float" office:value="83.2961">
                <text:p>83.2961</text:p>
              </table:table-cell>
              <table:table-cell office:value-type="float" office:value="1.29965">
                <text:p>1.299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3.69352">
                <text:p>83.69352</text:p>
              </table:table-cell>
              <table:table-cell office:value-type="float" office:value="83.63083">
                <text:p>83.63083</text:p>
              </table:table-cell>
              <table:table-cell office:value-type="float" office:value="0.06269">
                <text:p>0.0626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.52882">
                <text:p>84.52882</text:p>
              </table:table-cell>
              <table:table-cell office:value-type="float" office:value="86.64934">
                <text:p>86.64934</text:p>
              </table:table-cell>
              <table:table-cell office:value-type="float" office:value="-2.12052">
                <text:p>-2.120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5.06364">
                <text:p>85.06364</text:p>
              </table:table-cell>
              <table:table-cell office:value-type="float" office:value="86.1469">
                <text:p>86.1469</text:p>
              </table:table-cell>
              <table:table-cell office:value-type="float" office:value="-1.08325">
                <text:p>-1.083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5.28954">
                <text:p>85.28954</text:p>
              </table:table-cell>
              <table:table-cell office:value-type="float" office:value="84.85351">
                <text:p>84.85351</text:p>
              </table:table-cell>
              <table:table-cell office:value-type="float" office:value="0.43602">
                <text:p>0.436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4.83492">
                <text:p>84.83492</text:p>
              </table:table-cell>
              <table:table-cell office:value-type="float" office:value="83.07718">
                <text:p>83.07718</text:p>
              </table:table-cell>
              <table:table-cell office:value-type="float" office:value="1.75774">
                <text:p>1.7577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4.38936">
                <text:p>84.38936</text:p>
              </table:table-cell>
              <table:table-cell office:value-type="float" office:value="82.16907">
                <text:p>82.16907</text:p>
              </table:table-cell>
              <table:table-cell office:value-type="float" office:value="2.22029">
                <text:p>2.220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4.9169">
                <text:p>84.9169</text:p>
              </table:table-cell>
              <table:table-cell office:value-type="float" office:value="86.66517">
                <text:p>86.66517</text:p>
              </table:table-cell>
              <table:table-cell office:value-type="float" office:value="-1.74828">
                <text:p>-1.748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4.67245">
                <text:p>84.67245</text:p>
              </table:table-cell>
              <table:table-cell office:value-type="float" office:value="84.64577">
                <text:p>84.64577</text:p>
              </table:table-cell>
              <table:table-cell office:value-type="float" office:value="0.02668">
                <text:p>0.026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4.65254">
                <text:p>84.65254</text:p>
              </table:table-cell>
              <table:table-cell office:value-type="float" office:value="84.24165">
                <text:p>84.24165</text:p>
              </table:table-cell>
              <table:table-cell office:value-type="float" office:value="0.41089">
                <text:p>0.410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5.81055">
                <text:p>85.81055</text:p>
              </table:table-cell>
              <table:table-cell office:value-type="float" office:value="83.38102">
                <text:p>83.38102</text:p>
              </table:table-cell>
              <table:table-cell office:value-type="float" office:value="2.42953">
                <text:p>2.429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5.14979">
                <text:p>85.14979</text:p>
              </table:table-cell>
              <table:table-cell office:value-type="float" office:value="86.76083">
                <text:p>86.76083</text:p>
              </table:table-cell>
              <table:table-cell office:value-type="float" office:value="-1.61104">
                <text:p>-1.611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4.53401">
                <text:p>84.53401</text:p>
              </table:table-cell>
              <table:table-cell office:value-type="float" office:value="85.86649">
                <text:p>85.86649</text:p>
              </table:table-cell>
              <table:table-cell office:value-type="float" office:value="-1.33248">
                <text:p>-1.332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5.81801">
                <text:p>85.81801</text:p>
              </table:table-cell>
              <table:table-cell office:value-type="float" office:value="84.49199">
                <text:p>84.49199</text:p>
              </table:table-cell>
              <table:table-cell office:value-type="float" office:value="1.32602">
                <text:p>1.326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.20399">
                <text:p>84.20399</text:p>
              </table:table-cell>
              <table:table-cell office:value-type="float" office:value="85.4987">
                <text:p>85.4987</text:p>
              </table:table-cell>
              <table:table-cell office:value-type="float" office:value="-1.29471">
                <text:p>-1.294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5.57661">
                <text:p>85.57661</text:p>
              </table:table-cell>
              <table:table-cell office:value-type="float" office:value="81.88488">
                <text:p>81.88488</text:p>
              </table:table-cell>
              <table:table-cell office:value-type="float" office:value="3.69173">
                <text:p>3.691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.77692">
                <text:p>83.77692</text:p>
              </table:table-cell>
              <table:table-cell office:value-type="float" office:value="84.03374">
                <text:p>84.03374</text:p>
              </table:table-cell>
              <table:table-cell office:value-type="float" office:value="-0.25682">
                <text:p>-0.256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4.16788">
                <text:p>84.16788</text:p>
              </table:table-cell>
              <table:table-cell office:value-type="float" office:value="83.80783">
                <text:p>83.80783</text:p>
              </table:table-cell>
              <table:table-cell office:value-type="float" office:value="0.36005">
                <text:p>0.360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5.82298">
                <text:p>85.82298</text:p>
              </table:table-cell>
              <table:table-cell office:value-type="float" office:value="84.42713">
                <text:p>84.42713</text:p>
              </table:table-cell>
              <table:table-cell office:value-type="float" office:value="1.39585">
                <text:p>1.3958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.99517">
                <text:p>84.99517</text:p>
              </table:table-cell>
              <table:table-cell office:value-type="float" office:value="85.59376">
                <text:p>85.59376</text:p>
              </table:table-cell>
              <table:table-cell office:value-type="float" office:value="-0.59859">
                <text:p>-0.598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5.46048">
                <text:p>85.46048</text:p>
              </table:table-cell>
              <table:table-cell office:value-type="float" office:value="86.03318">
                <text:p>86.03318</text:p>
              </table:table-cell>
              <table:table-cell office:value-type="float" office:value="-0.5727">
                <text:p>-0.57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.70498">
                <text:p>84.70498</text:p>
              </table:table-cell>
              <table:table-cell office:value-type="float" office:value="85.98772">
                <text:p>85.98772</text:p>
              </table:table-cell>
              <table:table-cell office:value-type="float" office:value="-1.28275">
                <text:p>-1.282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.94393">
                <text:p>83.94393</text:p>
              </table:table-cell>
              <table:table-cell office:value-type="float" office:value="83.94106">
                <text:p>83.94106</text:p>
              </table:table-cell>
              <table:table-cell office:value-type="float" office:value="0.00287">
                <text:p>0.002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5.04635">
                <text:p>85.04635</text:p>
              </table:table-cell>
              <table:table-cell office:value-type="float" office:value="85.40583">
                <text:p>85.40583</text:p>
              </table:table-cell>
              <table:table-cell office:value-type="float" office:value="-0.35948">
                <text:p>-0.359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.17494">
                <text:p>84.17494</text:p>
              </table:table-cell>
              <table:table-cell office:value-type="float" office:value="84.1996">
                <text:p>84.1996</text:p>
              </table:table-cell>
              <table:table-cell office:value-type="float" office:value="-0.02466">
                <text:p>-0.024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3.96876">
                <text:p>83.96876</text:p>
              </table:table-cell>
              <table:table-cell office:value-type="float" office:value="84.33954">
                <text:p>84.33954</text:p>
              </table:table-cell>
              <table:table-cell office:value-type="float" office:value="-0.37078">
                <text:p>-0.370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.83399">
                <text:p>84.83399</text:p>
              </table:table-cell>
              <table:table-cell office:value-type="float" office:value="85.00972">
                <text:p>85.00972</text:p>
              </table:table-cell>
              <table:table-cell office:value-type="float" office:value="-0.17573">
                <text:p>-0.1757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.57951">
                <text:p>84.57951</text:p>
              </table:table-cell>
              <table:table-cell office:value-type="float" office:value="85.38659">
                <text:p>85.38659</text:p>
              </table:table-cell>
              <table:table-cell office:value-type="float" office:value="-0.80708">
                <text:p>-0.807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.29382">
                <text:p>85.29382</text:p>
              </table:table-cell>
              <table:table-cell office:value-type="float" office:value="85.24423">
                <text:p>85.24423</text:p>
              </table:table-cell>
              <table:table-cell office:value-type="float" office:value="0.04959">
                <text:p>0.049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.21474">
                <text:p>84.21474</text:p>
              </table:table-cell>
              <table:table-cell office:value-type="float" office:value="84.71224">
                <text:p>84.71224</text:p>
              </table:table-cell>
              <table:table-cell office:value-type="float" office:value="-0.49749">
                <text:p>-0.497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4.34866">
                <text:p>84.34866</text:p>
              </table:table-cell>
              <table:table-cell office:value-type="float" office:value="81.39498">
                <text:p>81.39498</text:p>
              </table:table-cell>
              <table:table-cell office:value-type="float" office:value="2.95367">
                <text:p>2.953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4.18572">
                <text:p>84.18572</text:p>
              </table:table-cell>
              <table:table-cell office:value-type="float" office:value="85.51211">
                <text:p>85.51211</text:p>
              </table:table-cell>
              <table:table-cell office:value-type="float" office:value="-1.32638">
                <text:p>-1.326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3.76348">
                <text:p>83.76348</text:p>
              </table:table-cell>
              <table:table-cell office:value-type="float" office:value="83.33966">
                <text:p>83.33966</text:p>
              </table:table-cell>
              <table:table-cell office:value-type="float" office:value="0.42382">
                <text:p>0.423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4.95688">
                <text:p>84.95688</text:p>
              </table:table-cell>
              <table:table-cell office:value-type="float" office:value="86.24216">
                <text:p>86.24216</text:p>
              </table:table-cell>
              <table:table-cell office:value-type="float" office:value="-1.28528">
                <text:p>-1.285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4.74625">
                <text:p>84.74625</text:p>
              </table:table-cell>
              <table:table-cell office:value-type="float" office:value="86.79651">
                <text:p>86.79651</text:p>
              </table:table-cell>
              <table:table-cell office:value-type="float" office:value="-2.05026">
                <text:p>-2.050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.60926">
                <text:p>85.60926</text:p>
              </table:table-cell>
              <table:table-cell office:value-type="float" office:value="83.21325">
                <text:p>83.21325</text:p>
              </table:table-cell>
              <table:table-cell office:value-type="float" office:value="2.39601">
                <text:p>2.396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4.91549">
                <text:p>84.91549</text:p>
              </table:table-cell>
              <table:table-cell office:value-type="float" office:value="86.75802">
                <text:p>86.75802</text:p>
              </table:table-cell>
              <table:table-cell office:value-type="float" office:value="-1.84252">
                <text:p>-1.842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4.09175">
                <text:p>84.09175</text:p>
              </table:table-cell>
              <table:table-cell office:value-type="float" office:value="84.85193">
                <text:p>84.85193</text:p>
              </table:table-cell>
              <table:table-cell office:value-type="float" office:value="-0.76018">
                <text:p>-0.760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4.77509">
                <text:p>84.77509</text:p>
              </table:table-cell>
              <table:table-cell office:value-type="float" office:value="84.86134">
                <text:p>84.86134</text:p>
              </table:table-cell>
              <table:table-cell office:value-type="float" office:value="-0.08625">
                <text:p>-0.086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5.3526">
                <text:p>85.3526</text:p>
              </table:table-cell>
              <table:table-cell office:value-type="float" office:value="84.7262">
                <text:p>84.7262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4.63894">
                <text:p>84.63894</text:p>
              </table:table-cell>
              <table:table-cell office:value-type="float" office:value="86.16466">
                <text:p>86.16466</text:p>
              </table:table-cell>
              <table:table-cell office:value-type="float" office:value="-1.52572">
                <text:p>-1.525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26087">
                <text:p>84.26087</text:p>
              </table:table-cell>
              <table:table-cell office:value-type="float" office:value="84.80816">
                <text:p>84.80816</text:p>
              </table:table-cell>
              <table:table-cell office:value-type="float" office:value="-0.5473">
                <text:p>-0.547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5.33235">
                <text:p>85.33235</text:p>
              </table:table-cell>
              <table:table-cell office:value-type="float" office:value="82.4035">
                <text:p>82.4035</text:p>
              </table:table-cell>
              <table:table-cell office:value-type="float" office:value="2.92885">
                <text:p>2.928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5.06967">
                <text:p>85.06967</text:p>
              </table:table-cell>
              <table:table-cell office:value-type="float" office:value="85.58942">
                <text:p>85.58942</text:p>
              </table:table-cell>
              <table:table-cell office:value-type="float" office:value="-0.51975">
                <text:p>-0.519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4.64064">
                <text:p>84.64064</text:p>
              </table:table-cell>
              <table:table-cell office:value-type="float" office:value="84.34356">
                <text:p>84.34356</text:p>
              </table:table-cell>
              <table:table-cell office:value-type="float" office:value="0.29707">
                <text:p>0.297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4.29061">
                <text:p>84.29061</text:p>
              </table:table-cell>
              <table:table-cell office:value-type="float" office:value="84.85123">
                <text:p>84.85123</text:p>
              </table:table-cell>
              <table:table-cell office:value-type="float" office:value="-0.56062">
                <text:p>-0.560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5.39644">
                <text:p>85.39644</text:p>
              </table:table-cell>
              <table:table-cell office:value-type="float" office:value="85.06425">
                <text:p>85.06425</text:p>
              </table:table-cell>
              <table:table-cell office:value-type="float" office:value="0.33219">
                <text:p>0.332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4.56311">
                <text:p>84.56311</text:p>
              </table:table-cell>
              <table:table-cell office:value-type="float" office:value="85.91502">
                <text:p>85.91502</text:p>
              </table:table-cell>
              <table:table-cell office:value-type="float" office:value="-1.35191">
                <text:p>-1.351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5.19119">
                <text:p>85.19119</text:p>
              </table:table-cell>
              <table:table-cell office:value-type="float" office:value="84.04664">
                <text:p>84.04664</text:p>
              </table:table-cell>
              <table:table-cell office:value-type="float" office:value="1.14456">
                <text:p>1.144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4.77712">
                <text:p>84.77712</text:p>
              </table:table-cell>
              <table:table-cell office:value-type="float" office:value="86.16255">
                <text:p>86.16255</text:p>
              </table:table-cell>
              <table:table-cell office:value-type="float" office:value="-1.38543">
                <text:p>-1.3854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4.61614">
                <text:p>84.61614</text:p>
              </table:table-cell>
              <table:table-cell office:value-type="float" office:value="82.52819">
                <text:p>82.52819</text:p>
              </table:table-cell>
              <table:table-cell office:value-type="float" office:value="2.08795">
                <text:p>2.087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5.37493">
                <text:p>85.37493</text:p>
              </table:table-cell>
              <table:table-cell office:value-type="float" office:value="86.04082">
                <text:p>86.04082</text:p>
              </table:table-cell>
              <table:table-cell office:value-type="float" office:value="-0.66589">
                <text:p>-0.665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4.61597">
                <text:p>84.61597</text:p>
              </table:table-cell>
              <table:table-cell office:value-type="float" office:value="82.109">
                <text:p>82.109</text:p>
              </table:table-cell>
              <table:table-cell office:value-type="float" office:value="2.50697">
                <text:p>2.506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5.43814">
                <text:p>85.43814</text:p>
              </table:table-cell>
              <table:table-cell office:value-type="float" office:value="83.88305">
                <text:p>83.88305</text:p>
              </table:table-cell>
              <table:table-cell office:value-type="float" office:value="1.55509">
                <text:p>1.5550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4.13641">
                <text:p>84.13641</text:p>
              </table:table-cell>
              <table:table-cell office:value-type="float" office:value="85.35673">
                <text:p>85.35673</text:p>
              </table:table-cell>
              <table:table-cell office:value-type="float" office:value="-1.22032">
                <text:p>-1.2203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4.41553">
                <text:p>84.41553</text:p>
              </table:table-cell>
              <table:table-cell office:value-type="float" office:value="85.44073">
                <text:p>85.44073</text:p>
              </table:table-cell>
              <table:table-cell office:value-type="float" office:value="-1.0252">
                <text:p>-1.02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4.34513">
                <text:p>84.34513</text:p>
              </table:table-cell>
              <table:table-cell office:value-type="float" office:value="84.74944">
                <text:p>84.74944</text:p>
              </table:table-cell>
              <table:table-cell office:value-type="float" office:value="-0.40431">
                <text:p>-0.4043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4.94118">
                <text:p>84.94118</text:p>
              </table:table-cell>
              <table:table-cell office:value-type="float" office:value="83.932">
                <text:p>83.932</text:p>
              </table:table-cell>
              <table:table-cell office:value-type="float" office:value="1.00919">
                <text:p>1.009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4.51028">
                <text:p>84.51028</text:p>
              </table:table-cell>
              <table:table-cell office:value-type="float" office:value="82.13376">
                <text:p>82.13376</text:p>
              </table:table-cell>
              <table:table-cell office:value-type="float" office:value="2.37651">
                <text:p>2.376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4.96557">
                <text:p>84.96557</text:p>
              </table:table-cell>
              <table:table-cell office:value-type="float" office:value="84.94495">
                <text:p>84.94495</text:p>
              </table:table-cell>
              <table:table-cell office:value-type="float" office:value="0.02062">
                <text:p>0.020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.05747">
                <text:p>84.05747</text:p>
              </table:table-cell>
              <table:table-cell office:value-type="float" office:value="84.95903">
                <text:p>84.95903</text:p>
              </table:table-cell>
              <table:table-cell office:value-type="float" office:value="-0.90156">
                <text:p>-0.901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4.79019">
                <text:p>84.79019</text:p>
              </table:table-cell>
              <table:table-cell office:value-type="float" office:value="85.5192">
                <text:p>85.5192</text:p>
              </table:table-cell>
              <table:table-cell office:value-type="float" office:value="-0.72901">
                <text:p>-0.729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4.39651">
                <text:p>84.39651</text:p>
              </table:table-cell>
              <table:table-cell office:value-type="float" office:value="85.62462">
                <text:p>85.62462</text:p>
              </table:table-cell>
              <table:table-cell office:value-type="float" office:value="-1.22811">
                <text:p>-1.228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5.00498">
                <text:p>85.00498</text:p>
              </table:table-cell>
              <table:table-cell office:value-type="float" office:value="85.47858">
                <text:p>85.47858</text:p>
              </table:table-cell>
              <table:table-cell office:value-type="float" office:value="-0.4736">
                <text:p>-0.47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5.08036">
                <text:p>85.08036</text:p>
              </table:table-cell>
              <table:table-cell office:value-type="float" office:value="84.23465">
                <text:p>84.23465</text:p>
              </table:table-cell>
              <table:table-cell office:value-type="float" office:value="0.84571">
                <text:p>0.845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.1326">
                <text:p>85.1326</text:p>
              </table:table-cell>
              <table:table-cell office:value-type="float" office:value="82.12394">
                <text:p>82.12394</text:p>
              </table:table-cell>
              <table:table-cell office:value-type="float" office:value="3.00866">
                <text:p>3.008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4.6833">
                <text:p>84.6833</text:p>
              </table:table-cell>
              <table:table-cell office:value-type="float" office:value="82.99295">
                <text:p>82.99295</text:p>
              </table:table-cell>
              <table:table-cell office:value-type="float" office:value="1.69035">
                <text:p>1.690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5.69033">
                <text:p>85.69033</text:p>
              </table:table-cell>
              <table:table-cell office:value-type="float" office:value="84.27724">
                <text:p>84.27724</text:p>
              </table:table-cell>
              <table:table-cell office:value-type="float" office:value="1.41309">
                <text:p>1.4130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.06764">
                <text:p>85.06764</text:p>
              </table:table-cell>
              <table:table-cell office:value-type="float" office:value="85.40814">
                <text:p>85.40814</text:p>
              </table:table-cell>
              <table:table-cell office:value-type="float" office:value="-0.3405">
                <text:p>-0.34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3.81504">
                <text:p>83.81504</text:p>
              </table:table-cell>
              <table:table-cell office:value-type="float" office:value="83.32036">
                <text:p>83.32036</text:p>
              </table:table-cell>
              <table:table-cell office:value-type="float" office:value="0.49468">
                <text:p>0.494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5.47991">
                <text:p>85.47991</text:p>
              </table:table-cell>
              <table:table-cell office:value-type="float" office:value="85.22948">
                <text:p>85.22948</text:p>
              </table:table-cell>
              <table:table-cell office:value-type="float" office:value="0.25043">
                <text:p>0.250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5.03569">
                <text:p>85.03569</text:p>
              </table:table-cell>
              <table:table-cell office:value-type="float" office:value="86.32406">
                <text:p>86.32406</text:p>
              </table:table-cell>
              <table:table-cell office:value-type="float" office:value="-1.28838">
                <text:p>-1.288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5.29995">
                <text:p>85.29995</text:p>
              </table:table-cell>
              <table:table-cell office:value-type="float" office:value="81.04591">
                <text:p>81.04591</text:p>
              </table:table-cell>
              <table:table-cell office:value-type="float" office:value="4.25403">
                <text:p>4.254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4.2862">
                <text:p>84.2862</text:p>
              </table:table-cell>
              <table:table-cell office:value-type="float" office:value="82.38843">
                <text:p>82.38843</text:p>
              </table:table-cell>
              <table:table-cell office:value-type="float" office:value="1.89777">
                <text:p>1.897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4.14446">
                <text:p>84.14446</text:p>
              </table:table-cell>
              <table:table-cell office:value-type="float" office:value="85.63822">
                <text:p>85.63822</text:p>
              </table:table-cell>
              <table:table-cell office:value-type="float" office:value="-1.49376">
                <text:p>-1.493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5.03753">
                <text:p>85.03753</text:p>
              </table:table-cell>
              <table:table-cell office:value-type="float" office:value="82.54849">
                <text:p>82.54849</text:p>
              </table:table-cell>
              <table:table-cell office:value-type="float" office:value="2.48904">
                <text:p>2.489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5.68028">
                <text:p>85.68028</text:p>
              </table:table-cell>
              <table:table-cell office:value-type="float" office:value="84.81391">
                <text:p>84.81391</text:p>
              </table:table-cell>
              <table:table-cell office:value-type="float" office:value="0.86637">
                <text:p>0.8663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5.07531">
                <text:p>85.07531</text:p>
              </table:table-cell>
              <table:table-cell office:value-type="float" office:value="84.03837">
                <text:p>84.03837</text:p>
              </table:table-cell>
              <table:table-cell office:value-type="float" office:value="1.03694">
                <text:p>1.0369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6.21412">
                <text:p>86.21412</text:p>
              </table:table-cell>
              <table:table-cell office:value-type="float" office:value="82.15552">
                <text:p>82.15552</text:p>
              </table:table-cell>
              <table:table-cell office:value-type="float" office:value="4.0586">
                <text:p>4.05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5.22489">
                <text:p>85.22489</text:p>
              </table:table-cell>
              <table:table-cell office:value-type="float" office:value="85.69914">
                <text:p>85.69914</text:p>
              </table:table-cell>
              <table:table-cell office:value-type="float" office:value="-0.47425">
                <text:p>-0.474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5.22156">
                <text:p>85.22156</text:p>
              </table:table-cell>
              <table:table-cell office:value-type="float" office:value="84.2228">
                <text:p>84.2228</text:p>
              </table:table-cell>
              <table:table-cell office:value-type="float" office:value="0.99876">
                <text:p>0.9987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.95835">
                <text:p>84.95835</text:p>
              </table:table-cell>
              <table:table-cell office:value-type="float" office:value="85.39889">
                <text:p>85.39889</text:p>
              </table:table-cell>
              <table:table-cell office:value-type="float" office:value="-0.44054">
                <text:p>-0.440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4.84288">
                <text:p>84.84288</text:p>
              </table:table-cell>
              <table:table-cell office:value-type="float" office:value="86.52899">
                <text:p>86.52899</text:p>
              </table:table-cell>
              <table:table-cell office:value-type="float" office:value="-1.68611">
                <text:p>-1.686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5.08188">
                <text:p>85.08188</text:p>
              </table:table-cell>
              <table:table-cell office:value-type="float" office:value="84.84826">
                <text:p>84.84826</text:p>
              </table:table-cell>
              <table:table-cell office:value-type="float" office:value="0.23362">
                <text:p>0.233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4.98192">
                <text:p>84.98192</text:p>
              </table:table-cell>
              <table:table-cell office:value-type="float" office:value="84.85968">
                <text:p>84.85968</text:p>
              </table:table-cell>
              <table:table-cell office:value-type="float" office:value="0.12223">
                <text:p>0.122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4.20142">
                <text:p>84.20142</text:p>
              </table:table-cell>
              <table:table-cell office:value-type="float" office:value="84.14704">
                <text:p>84.14704</text:p>
              </table:table-cell>
              <table:table-cell office:value-type="float" office:value="0.05439">
                <text:p>0.054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4.39223">
                <text:p>84.39223</text:p>
              </table:table-cell>
              <table:table-cell office:value-type="float" office:value="84.52606">
                <text:p>84.52606</text:p>
              </table:table-cell>
              <table:table-cell office:value-type="float" office:value="-0.13383">
                <text:p>-0.133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5.48802">
                <text:p>85.48802</text:p>
              </table:table-cell>
              <table:table-cell office:value-type="float" office:value="83.90925">
                <text:p>83.90925</text:p>
              </table:table-cell>
              <table:table-cell office:value-type="float" office:value="1.57877">
                <text:p>1.578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5.18382">
                <text:p>85.18382</text:p>
              </table:table-cell>
              <table:table-cell office:value-type="float" office:value="83.62362">
                <text:p>83.62362</text:p>
              </table:table-cell>
              <table:table-cell office:value-type="float" office:value="1.5602">
                <text:p>1.56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4.41913">
                <text:p>84.41913</text:p>
              </table:table-cell>
              <table:table-cell office:value-type="float" office:value="81.49706">
                <text:p>81.49706</text:p>
              </table:table-cell>
              <table:table-cell office:value-type="float" office:value="2.92206">
                <text:p>2.922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5.2297">
                <text:p>85.2297</text:p>
              </table:table-cell>
              <table:table-cell office:value-type="float" office:value="86.0425">
                <text:p>86.0425</text:p>
              </table:table-cell>
              <table:table-cell office:value-type="float" office:value="-0.81281">
                <text:p>-0.8128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5.7333">
                <text:p>85.7333</text:p>
              </table:table-cell>
              <table:table-cell office:value-type="float" office:value="84.89718">
                <text:p>84.89718</text:p>
              </table:table-cell>
              <table:table-cell office:value-type="float" office:value="0.83612">
                <text:p>0.836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4.6577">
                <text:p>84.6577</text:p>
              </table:table-cell>
              <table:table-cell office:value-type="float" office:value="83.84757">
                <text:p>83.84757</text:p>
              </table:table-cell>
              <table:table-cell office:value-type="float" office:value="0.81013">
                <text:p>0.810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4.89099">
                <text:p>84.89099</text:p>
              </table:table-cell>
              <table:table-cell office:value-type="float" office:value="84.5645">
                <text:p>84.5645</text:p>
              </table:table-cell>
              <table:table-cell office:value-type="float" office:value="0.32648">
                <text:p>0.326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5.21042">
                <text:p>85.21042</text:p>
              </table:table-cell>
              <table:table-cell office:value-type="float" office:value="84.23134">
                <text:p>84.23134</text:p>
              </table:table-cell>
              <table:table-cell office:value-type="float" office:value="0.97909">
                <text:p>0.979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5.41607">
                <text:p>85.41607</text:p>
              </table:table-cell>
              <table:table-cell office:value-type="float" office:value="85.68482">
                <text:p>85.68482</text:p>
              </table:table-cell>
              <table:table-cell office:value-type="float" office:value="-0.26875">
                <text:p>-0.268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4.50756">
                <text:p>84.50756</text:p>
              </table:table-cell>
              <table:table-cell office:value-type="float" office:value="82.72977">
                <text:p>82.72977</text:p>
              </table:table-cell>
              <table:table-cell office:value-type="float" office:value="1.77779">
                <text:p>1.777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.03206">
                <text:p>84.03206</text:p>
              </table:table-cell>
              <table:table-cell office:value-type="float" office:value="85.06007">
                <text:p>85.06007</text:p>
              </table:table-cell>
              <table:table-cell office:value-type="float" office:value="-1.02801">
                <text:p>-1.028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5.41584">
                <text:p>85.41584</text:p>
              </table:table-cell>
              <table:table-cell office:value-type="float" office:value="81.70799">
                <text:p>81.70799</text:p>
              </table:table-cell>
              <table:table-cell office:value-type="float" office:value="3.70785">
                <text:p>3.7078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4.80151">
                <text:p>84.80151</text:p>
              </table:table-cell>
              <table:table-cell office:value-type="float" office:value="85.12558">
                <text:p>85.12558</text:p>
              </table:table-cell>
              <table:table-cell office:value-type="float" office:value="-0.32407">
                <text:p>-0.324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3.9348">
                <text:p>83.9348</text:p>
              </table:table-cell>
              <table:table-cell office:value-type="float" office:value="83.83254">
                <text:p>83.83254</text:p>
              </table:table-cell>
              <table:table-cell office:value-type="float" office:value="0.10226">
                <text:p>0.102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3.63504">
                <text:p>83.63504</text:p>
              </table:table-cell>
              <table:table-cell office:value-type="float" office:value="82.97819">
                <text:p>82.97819</text:p>
              </table:table-cell>
              <table:table-cell office:value-type="float" office:value="0.65685">
                <text:p>0.656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6.17183">
                <text:p>86.17183</text:p>
              </table:table-cell>
              <table:table-cell office:value-type="float" office:value="82.42097">
                <text:p>82.42097</text:p>
              </table:table-cell>
              <table:table-cell office:value-type="float" office:value="3.75086">
                <text:p>3.750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4.85557">
                <text:p>84.85557</text:p>
              </table:table-cell>
              <table:table-cell office:value-type="float" office:value="86.47101">
                <text:p>86.47101</text:p>
              </table:table-cell>
              <table:table-cell office:value-type="float" office:value="-1.61543">
                <text:p>-1.615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5.04151">
                <text:p>85.04151</text:p>
              </table:table-cell>
              <table:table-cell office:value-type="float" office:value="84.35717">
                <text:p>84.35717</text:p>
              </table:table-cell>
              <table:table-cell office:value-type="float" office:value="0.68434">
                <text:p>0.6843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5.55305">
                <text:p>85.55305</text:p>
              </table:table-cell>
              <table:table-cell office:value-type="float" office:value="85.31676">
                <text:p>85.31676</text:p>
              </table:table-cell>
              <table:table-cell office:value-type="float" office:value="0.2363">
                <text:p>0.236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.7374">
                <text:p>83.7374</text:p>
              </table:table-cell>
              <table:table-cell office:value-type="float" office:value="83.66772">
                <text:p>83.66772</text:p>
              </table:table-cell>
              <table:table-cell office:value-type="float" office:value="0.06968">
                <text:p>0.069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4.56465">
                <text:p>84.56465</text:p>
              </table:table-cell>
              <table:table-cell office:value-type="float" office:value="83.44615">
                <text:p>83.44615</text:p>
              </table:table-cell>
              <table:table-cell office:value-type="float" office:value="1.1185">
                <text:p>1.118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5.72735">
                <text:p>85.72735</text:p>
              </table:table-cell>
              <table:table-cell office:value-type="float" office:value="84.29443">
                <text:p>84.29443</text:p>
              </table:table-cell>
              <table:table-cell office:value-type="float" office:value="1.43291">
                <text:p>1.432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5.35794">
                <text:p>85.35794</text:p>
              </table:table-cell>
              <table:table-cell office:value-type="float" office:value="81.58647">
                <text:p>81.58647</text:p>
              </table:table-cell>
              <table:table-cell office:value-type="float" office:value="3.77147">
                <text:p>3.7714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4.07822">
                <text:p>84.07822</text:p>
              </table:table-cell>
              <table:table-cell office:value-type="float" office:value="84.44268">
                <text:p>84.44268</text:p>
              </table:table-cell>
              <table:table-cell office:value-type="float" office:value="-0.36446">
                <text:p>-0.364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5.61573">
                <text:p>85.61573</text:p>
              </table:table-cell>
              <table:table-cell office:value-type="float" office:value="84.53081">
                <text:p>84.53081</text:p>
              </table:table-cell>
              <table:table-cell office:value-type="float" office:value="1.08492">
                <text:p>1.084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4.86404">
                <text:p>84.86404</text:p>
              </table:table-cell>
              <table:table-cell office:value-type="float" office:value="83.93384">
                <text:p>83.93384</text:p>
              </table:table-cell>
              <table:table-cell office:value-type="float" office:value="0.9302">
                <text:p>0.93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4.66978">
                <text:p>84.66978</text:p>
              </table:table-cell>
              <table:table-cell office:value-type="float" office:value="82.62567">
                <text:p>82.62567</text:p>
              </table:table-cell>
              <table:table-cell office:value-type="float" office:value="2.04411">
                <text:p>2.044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5.02157">
                <text:p>85.02157</text:p>
              </table:table-cell>
              <table:table-cell office:value-type="float" office:value="86.71715">
                <text:p>86.71715</text:p>
              </table:table-cell>
              <table:table-cell office:value-type="float" office:value="-1.69557">
                <text:p>-1.695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.78757">
                <text:p>83.78757</text:p>
              </table:table-cell>
              <table:table-cell office:value-type="float" office:value="83.99506">
                <text:p>83.99506</text:p>
              </table:table-cell>
              <table:table-cell office:value-type="float" office:value="-0.20749">
                <text:p>-0.2074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4.32813">
                <text:p>84.32813</text:p>
              </table:table-cell>
              <table:table-cell office:value-type="float" office:value="84.219">
                <text:p>84.219</text:p>
              </table:table-cell>
              <table:table-cell office:value-type="float" office:value="0.10913">
                <text:p>0.109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4.35729">
                <text:p>84.35729</text:p>
              </table:table-cell>
              <table:table-cell office:value-type="float" office:value="86.11795">
                <text:p>86.11795</text:p>
              </table:table-cell>
              <table:table-cell office:value-type="float" office:value="-1.76065">
                <text:p>-1.760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4.64302">
                <text:p>84.64302</text:p>
              </table:table-cell>
              <table:table-cell office:value-type="float" office:value="82.84931">
                <text:p>82.84931</text:p>
              </table:table-cell>
              <table:table-cell office:value-type="float" office:value="1.79371">
                <text:p>1.793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5.08454">
                <text:p>85.08454</text:p>
              </table:table-cell>
              <table:table-cell office:value-type="float" office:value="82.62517">
                <text:p>82.62517</text:p>
              </table:table-cell>
              <table:table-cell office:value-type="float" office:value="2.45937">
                <text:p>2.459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.44691">
                <text:p>84.44691</text:p>
              </table:table-cell>
              <table:table-cell office:value-type="float" office:value="83.5824">
                <text:p>83.5824</text:p>
              </table:table-cell>
              <table:table-cell office:value-type="float" office:value="0.86451">
                <text:p>0.8645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.77327">
                <text:p>85.77327</text:p>
              </table:table-cell>
              <table:table-cell office:value-type="float" office:value="84.61509">
                <text:p>84.61509</text:p>
              </table:table-cell>
              <table:table-cell office:value-type="float" office:value="1.15818">
                <text:p>1.158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.07593">
                <text:p>85.07593</text:p>
              </table:table-cell>
              <table:table-cell office:value-type="float" office:value="85.19707">
                <text:p>85.19707</text:p>
              </table:table-cell>
              <table:table-cell office:value-type="float" office:value="-0.12114">
                <text:p>-0.121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5.47815">
                <text:p>85.47815</text:p>
              </table:table-cell>
              <table:table-cell office:value-type="float" office:value="83.10639">
                <text:p>83.10639</text:p>
              </table:table-cell>
              <table:table-cell office:value-type="float" office:value="2.37176">
                <text:p>2.371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5.13488">
                <text:p>85.13488</text:p>
              </table:table-cell>
              <table:table-cell office:value-type="float" office:value="85.51004">
                <text:p>85.51004</text:p>
              </table:table-cell>
              <table:table-cell office:value-type="float" office:value="-0.37516">
                <text:p>-0.375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4.91644">
                <text:p>84.91644</text:p>
              </table:table-cell>
              <table:table-cell office:value-type="float" office:value="86.39054">
                <text:p>86.39054</text:p>
              </table:table-cell>
              <table:table-cell office:value-type="float" office:value="-1.4741">
                <text:p>-1.47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4.43937">
                <text:p>84.43937</text:p>
              </table:table-cell>
              <table:table-cell office:value-type="float" office:value="84.77425">
                <text:p>84.77425</text:p>
              </table:table-cell>
              <table:table-cell office:value-type="float" office:value="-0.33489">
                <text:p>-0.334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4.45782">
                <text:p>84.45782</text:p>
              </table:table-cell>
              <table:table-cell office:value-type="float" office:value="85.38752">
                <text:p>85.38752</text:p>
              </table:table-cell>
              <table:table-cell office:value-type="float" office:value="-0.9297">
                <text:p>-0.92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.80857">
                <text:p>83.80857</text:p>
              </table:table-cell>
              <table:table-cell office:value-type="float" office:value="84.09429">
                <text:p>84.09429</text:p>
              </table:table-cell>
              <table:table-cell office:value-type="float" office:value="-0.28572">
                <text:p>-0.285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4.6269">
                <text:p>84.6269</text:p>
              </table:table-cell>
              <table:table-cell office:value-type="float" office:value="83.43221">
                <text:p>83.43221</text:p>
              </table:table-cell>
              <table:table-cell office:value-type="float" office:value="1.19469">
                <text:p>1.194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4.40666">
                <text:p>84.40666</text:p>
              </table:table-cell>
              <table:table-cell office:value-type="float" office:value="85.06363">
                <text:p>85.06363</text:p>
              </table:table-cell>
              <table:table-cell office:value-type="float" office:value="-0.65696">
                <text:p>-0.656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.53109">
                <text:p>83.53109</text:p>
              </table:table-cell>
              <table:table-cell office:value-type="float" office:value="82.63591">
                <text:p>82.63591</text:p>
              </table:table-cell>
              <table:table-cell office:value-type="float" office:value="0.89519">
                <text:p>0.895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5.13156">
                <text:p>85.13156</text:p>
              </table:table-cell>
              <table:table-cell office:value-type="float" office:value="86.63461">
                <text:p>86.63461</text:p>
              </table:table-cell>
              <table:table-cell office:value-type="float" office:value="-1.50305">
                <text:p>-1.503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5.74905">
                <text:p>85.74905</text:p>
              </table:table-cell>
              <table:table-cell office:value-type="float" office:value="84.55314">
                <text:p>84.55314</text:p>
              </table:table-cell>
              <table:table-cell office:value-type="float" office:value="1.19591">
                <text:p>1.195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4.65076">
                <text:p>84.65076</text:p>
              </table:table-cell>
              <table:table-cell office:value-type="float" office:value="83.46487">
                <text:p>83.46487</text:p>
              </table:table-cell>
              <table:table-cell office:value-type="float" office:value="1.18589">
                <text:p>1.185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.46776">
                <text:p>84.46776</text:p>
              </table:table-cell>
              <table:table-cell office:value-type="float" office:value="82.76861">
                <text:p>82.76861</text:p>
              </table:table-cell>
              <table:table-cell office:value-type="float" office:value="1.69915">
                <text:p>1.699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5.43225">
                <text:p>85.43225</text:p>
              </table:table-cell>
              <table:table-cell office:value-type="float" office:value="85.27105">
                <text:p>85.27105</text:p>
              </table:table-cell>
              <table:table-cell office:value-type="float" office:value="0.16119">
                <text:p>0.161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5.77973">
                <text:p>85.77973</text:p>
              </table:table-cell>
              <table:table-cell office:value-type="float" office:value="84.5172">
                <text:p>84.5172</text:p>
              </table:table-cell>
              <table:table-cell office:value-type="float" office:value="1.26252">
                <text:p>1.262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5.31728">
                <text:p>85.31728</text:p>
              </table:table-cell>
              <table:table-cell office:value-type="float" office:value="86.15703">
                <text:p>86.15703</text:p>
              </table:table-cell>
              <table:table-cell office:value-type="float" office:value="-0.83976">
                <text:p>-0.8397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4.8632">
                <text:p>84.8632</text:p>
              </table:table-cell>
              <table:table-cell office:value-type="float" office:value="86.24404">
                <text:p>86.24404</text:p>
              </table:table-cell>
              <table:table-cell office:value-type="float" office:value="-1.38084">
                <text:p>-1.3808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5.92894">
                <text:p>85.92894</text:p>
              </table:table-cell>
              <table:table-cell office:value-type="float" office:value="84.14733">
                <text:p>84.14733</text:p>
              </table:table-cell>
              <table:table-cell office:value-type="float" office:value="1.78161">
                <text:p>1.781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4.4715">
                <text:p>84.4715</text:p>
              </table:table-cell>
              <table:table-cell office:value-type="float" office:value="86.19106">
                <text:p>86.19106</text:p>
              </table:table-cell>
              <table:table-cell office:value-type="float" office:value="-1.71956">
                <text:p>-1.719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.05359">
                <text:p>85.05359</text:p>
              </table:table-cell>
              <table:table-cell office:value-type="float" office:value="86.76558">
                <text:p>86.76558</text:p>
              </table:table-cell>
              <table:table-cell office:value-type="float" office:value="-1.71199">
                <text:p>-1.7119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4.88092">
                <text:p>84.88092</text:p>
              </table:table-cell>
              <table:table-cell office:value-type="float" office:value="85.5781">
                <text:p>85.5781</text:p>
              </table:table-cell>
              <table:table-cell office:value-type="float" office:value="-0.69718">
                <text:p>-0.6971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5.19421">
                <text:p>85.19421</text:p>
              </table:table-cell>
              <table:table-cell office:value-type="float" office:value="83.71716">
                <text:p>83.71716</text:p>
              </table:table-cell>
              <table:table-cell office:value-type="float" office:value="1.47705">
                <text:p>1.477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.38216">
                <text:p>85.38216</text:p>
              </table:table-cell>
              <table:table-cell office:value-type="float" office:value="85.27764">
                <text:p>85.27764</text:p>
              </table:table-cell>
              <table:table-cell office:value-type="float" office:value="0.10452">
                <text:p>0.104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.11155">
                <text:p>85.11155</text:p>
              </table:table-cell>
              <table:table-cell office:value-type="float" office:value="84.2206">
                <text:p>84.2206</text:p>
              </table:table-cell>
              <table:table-cell office:value-type="float" office:value="0.89095">
                <text:p>0.890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.66448">
                <text:p>84.66448</text:p>
              </table:table-cell>
              <table:table-cell office:value-type="float" office:value="85.10293">
                <text:p>85.10293</text:p>
              </table:table-cell>
              <table:table-cell office:value-type="float" office:value="-0.43846">
                <text:p>-0.438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.14968">
                <text:p>84.14968</text:p>
              </table:table-cell>
              <table:table-cell office:value-type="float" office:value="84.05554">
                <text:p>84.05554</text:p>
              </table:table-cell>
              <table:table-cell office:value-type="float" office:value="0.09414">
                <text:p>0.094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91362">
                <text:p>83.91362</text:p>
              </table:table-cell>
              <table:table-cell office:value-type="float" office:value="84.56091">
                <text:p>84.56091</text:p>
              </table:table-cell>
              <table:table-cell office:value-type="float" office:value="-0.64729">
                <text:p>-0.647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98121">
                <text:p>83.98121</text:p>
              </table:table-cell>
              <table:table-cell office:value-type="float" office:value="83.26444">
                <text:p>83.26444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5.02174">
                <text:p>85.02174</text:p>
              </table:table-cell>
              <table:table-cell office:value-type="float" office:value="84.94253">
                <text:p>84.94253</text:p>
              </table:table-cell>
              <table:table-cell office:value-type="float" office:value="0.07921">
                <text:p>0.079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.27575">
                <text:p>85.27575</text:p>
              </table:table-cell>
              <table:table-cell office:value-type="float" office:value="84.24239">
                <text:p>84.24239</text:p>
              </table:table-cell>
              <table:table-cell office:value-type="float" office:value="1.03336">
                <text:p>1.033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.15572">
                <text:p>85.15572</text:p>
              </table:table-cell>
              <table:table-cell office:value-type="float" office:value="86.22948">
                <text:p>86.22948</text:p>
              </table:table-cell>
              <table:table-cell office:value-type="float" office:value="-1.07376">
                <text:p>-1.073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.56671">
                <text:p>84.56671</text:p>
              </table:table-cell>
              <table:table-cell office:value-type="float" office:value="85.99028">
                <text:p>85.99028</text:p>
              </table:table-cell>
              <table:table-cell office:value-type="float" office:value="-1.42357">
                <text:p>-1.423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.18491">
                <text:p>85.18491</text:p>
              </table:table-cell>
              <table:table-cell office:value-type="float" office:value="83.93289">
                <text:p>83.93289</text:p>
              </table:table-cell>
              <table:table-cell office:value-type="float" office:value="1.25201">
                <text:p>1.252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71729">
                <text:p>84.71729</text:p>
              </table:table-cell>
              <table:table-cell office:value-type="float" office:value="83.96442">
                <text:p>83.96442</text:p>
              </table:table-cell>
              <table:table-cell office:value-type="float" office:value="0.75287">
                <text:p>0.752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7204">
                <text:p>84.17204</text:p>
              </table:table-cell>
              <table:table-cell office:value-type="float" office:value="85.53634">
                <text:p>85.53634</text:p>
              </table:table-cell>
              <table:table-cell office:value-type="float" office:value="-1.3643">
                <text:p>-1.36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.17517">
                <text:p>85.17517</text:p>
              </table:table-cell>
              <table:table-cell office:value-type="float" office:value="86.22619">
                <text:p>86.22619</text:p>
              </table:table-cell>
              <table:table-cell office:value-type="float" office:value="-1.05101">
                <text:p>-1.051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.33078">
                <text:p>85.33078</text:p>
              </table:table-cell>
              <table:table-cell office:value-type="float" office:value="85.43276">
                <text:p>85.43276</text:p>
              </table:table-cell>
              <table:table-cell office:value-type="float" office:value="-0.10198">
                <text:p>-0.101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56339">
                <text:p>84.56339</text:p>
              </table:table-cell>
              <table:table-cell office:value-type="float" office:value="85.59255">
                <text:p>85.59255</text:p>
              </table:table-cell>
              <table:table-cell office:value-type="float" office:value="-1.02916">
                <text:p>-1.029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.51479">
                <text:p>85.51479</text:p>
              </table:table-cell>
              <table:table-cell office:value-type="float" office:value="85.46803">
                <text:p>85.46803</text:p>
              </table:table-cell>
              <table:table-cell office:value-type="float" office:value="0.04676">
                <text:p>0.046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.24286">
                <text:p>85.24286</text:p>
              </table:table-cell>
              <table:table-cell office:value-type="float" office:value="84.20476">
                <text:p>84.20476</text:p>
              </table:table-cell>
              <table:table-cell office:value-type="float" office:value="1.0381">
                <text:p>1.038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6.08427">
                <text:p>86.08427</text:p>
              </table:table-cell>
              <table:table-cell office:value-type="float" office:value="83.00951">
                <text:p>83.00951</text:p>
              </table:table-cell>
              <table:table-cell office:value-type="float" office:value="3.07476">
                <text:p>3.074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73703">
                <text:p>84.73703</text:p>
              </table:table-cell>
              <table:table-cell office:value-type="float" office:value="86.66623">
                <text:p>86.66623</text:p>
              </table:table-cell>
              <table:table-cell office:value-type="float" office:value="-1.9292">
                <text:p>-1.92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74938">
                <text:p>84.74938</text:p>
              </table:table-cell>
              <table:table-cell office:value-type="float" office:value="83.82732">
                <text:p>83.82732</text:p>
              </table:table-cell>
              <table:table-cell office:value-type="float" office:value="0.92206">
                <text:p>0.922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.76148">
                <text:p>84.76148</text:p>
              </table:table-cell>
              <table:table-cell office:value-type="float" office:value="86.54498">
                <text:p>86.54498</text:p>
              </table:table-cell>
              <table:table-cell office:value-type="float" office:value="-1.78349">
                <text:p>-1.783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02636">
                <text:p>85.02636</text:p>
              </table:table-cell>
              <table:table-cell office:value-type="float" office:value="84.98432">
                <text:p>84.98432</text:p>
              </table:table-cell>
              <table:table-cell office:value-type="float" office:value="0.04204">
                <text:p>0.042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08471">
                <text:p>85.08471</text:p>
              </table:table-cell>
              <table:table-cell office:value-type="float" office:value="85.97198">
                <text:p>85.97198</text:p>
              </table:table-cell>
              <table:table-cell office:value-type="float" office:value="-0.88727">
                <text:p>-0.887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01062">
                <text:p>85.01062</text:p>
              </table:table-cell>
              <table:table-cell office:value-type="float" office:value="84.54203">
                <text:p>84.54203</text:p>
              </table:table-cell>
              <table:table-cell office:value-type="float" office:value="0.46859">
                <text:p>0.468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4.08868">
                <text:p>84.08868</text:p>
              </table:table-cell>
              <table:table-cell office:value-type="float" office:value="85.2516">
                <text:p>85.2516</text:p>
              </table:table-cell>
              <table:table-cell office:value-type="float" office:value="-1.16292">
                <text:p>-1.162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21379">
                <text:p>85.21379</text:p>
              </table:table-cell>
              <table:table-cell office:value-type="float" office:value="81.34537">
                <text:p>81.34537</text:p>
              </table:table-cell>
              <table:table-cell office:value-type="float" office:value="3.86842">
                <text:p>3.868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4.71188">
                <text:p>84.71188</text:p>
              </table:table-cell>
              <table:table-cell office:value-type="float" office:value="85.10112">
                <text:p>85.10112</text:p>
              </table:table-cell>
              <table:table-cell office:value-type="float" office:value="-0.38924">
                <text:p>-0.389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7988">
                <text:p>85.77988</text:p>
              </table:table-cell>
              <table:table-cell office:value-type="float" office:value="83.91847">
                <text:p>83.91847</text:p>
              </table:table-cell>
              <table:table-cell office:value-type="float" office:value="1.86141">
                <text:p>1.861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4.80344">
                <text:p>84.80344</text:p>
              </table:table-cell>
              <table:table-cell office:value-type="float" office:value="84.30974">
                <text:p>84.30974</text:p>
              </table:table-cell>
              <table:table-cell office:value-type="float" office:value="0.4937">
                <text:p>0.49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4.86334">
                <text:p>84.86334</text:p>
              </table:table-cell>
              <table:table-cell office:value-type="float" office:value="85.06764">
                <text:p>85.06764</text:p>
              </table:table-cell>
              <table:table-cell office:value-type="float" office:value="-0.20431">
                <text:p>-0.2043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4.95276">
                <text:p>84.95276</text:p>
              </table:table-cell>
              <table:table-cell office:value-type="float" office:value="85.51847">
                <text:p>85.51847</text:p>
              </table:table-cell>
              <table:table-cell office:value-type="float" office:value="-0.56572">
                <text:p>-0.565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5.6567">
                <text:p>85.6567</text:p>
              </table:table-cell>
              <table:table-cell office:value-type="float" office:value="85.28476">
                <text:p>85.28476</text:p>
              </table:table-cell>
              <table:table-cell office:value-type="float" office:value="0.37194">
                <text:p>0.371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5.06494">
                <text:p>85.06494</text:p>
              </table:table-cell>
              <table:table-cell office:value-type="float" office:value="83.76374">
                <text:p>83.76374</text:p>
              </table:table-cell>
              <table:table-cell office:value-type="float" office:value="1.3012">
                <text:p>1.30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5.24897">
                <text:p>85.24897</text:p>
              </table:table-cell>
              <table:table-cell office:value-type="float" office:value="83.6546">
                <text:p>83.6546</text:p>
              </table:table-cell>
              <table:table-cell office:value-type="float" office:value="1.59437">
                <text:p>1.594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5.14832">
                <text:p>85.14832</text:p>
              </table:table-cell>
              <table:table-cell office:value-type="float" office:value="83.45184">
                <text:p>83.45184</text:p>
              </table:table-cell>
              <table:table-cell office:value-type="float" office:value="1.69648">
                <text:p>1.696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5.70644">
                <text:p>85.70644</text:p>
              </table:table-cell>
              <table:table-cell office:value-type="float" office:value="84.49858">
                <text:p>84.49858</text:p>
              </table:table-cell>
              <table:table-cell office:value-type="float" office:value="1.20786">
                <text:p>1.2078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4.43359">
                <text:p>84.43359</text:p>
              </table:table-cell>
              <table:table-cell office:value-type="float" office:value="84.16988">
                <text:p>84.16988</text:p>
              </table:table-cell>
              <table:table-cell office:value-type="float" office:value="0.26371">
                <text:p>0.2637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4.1293">
                <text:p>84.1293</text:p>
              </table:table-cell>
              <table:table-cell office:value-type="float" office:value="84.76053">
                <text:p>84.76053</text:p>
              </table:table-cell>
              <table:table-cell office:value-type="float" office:value="-0.63123">
                <text:p>-0.631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3.77476">
                <text:p>83.77476</text:p>
              </table:table-cell>
              <table:table-cell office:value-type="float" office:value="83.26918">
                <text:p>83.26918</text:p>
              </table:table-cell>
              <table:table-cell office:value-type="float" office:value="0.50558">
                <text:p>0.5055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4.86715">
                <text:p>84.86715</text:p>
              </table:table-cell>
              <table:table-cell office:value-type="float" office:value="86.73228">
                <text:p>86.73228</text:p>
              </table:table-cell>
              <table:table-cell office:value-type="float" office:value="-1.86513">
                <text:p>-1.865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5.02454">
                <text:p>85.02454</text:p>
              </table:table-cell>
              <table:table-cell office:value-type="float" office:value="85.15506">
                <text:p>85.15506</text:p>
              </table:table-cell>
              <table:table-cell office:value-type="float" office:value="-0.13052">
                <text:p>-0.1305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5.07307">
                <text:p>85.07307</text:p>
              </table:table-cell>
              <table:table-cell office:value-type="float" office:value="85.82057">
                <text:p>85.82057</text:p>
              </table:table-cell>
              <table:table-cell office:value-type="float" office:value="-0.7475">
                <text:p>-0.74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5.73832">
                <text:p>85.73832</text:p>
              </table:table-cell>
              <table:table-cell office:value-type="float" office:value="83.97152">
                <text:p>83.97152</text:p>
              </table:table-cell>
              <table:table-cell office:value-type="float" office:value="1.7668">
                <text:p>1.76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4.93361">
                <text:p>84.93361</text:p>
              </table:table-cell>
              <table:table-cell office:value-type="float" office:value="85.67222">
                <text:p>85.67222</text:p>
              </table:table-cell>
              <table:table-cell office:value-type="float" office:value="-0.73861">
                <text:p>-0.7386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3.91115">
                <text:p>83.91115</text:p>
              </table:table-cell>
              <table:table-cell office:value-type="float" office:value="84.77928">
                <text:p>84.77928</text:p>
              </table:table-cell>
              <table:table-cell office:value-type="float" office:value="-0.86813">
                <text:p>-0.868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3.88509">
                <text:p>83.88509</text:p>
              </table:table-cell>
              <table:table-cell office:value-type="float" office:value="83.81607">
                <text:p>83.81607</text:p>
              </table:table-cell>
              <table:table-cell office:value-type="float" office:value="0.06903">
                <text:p>0.069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4.20928">
                <text:p>84.20928</text:p>
              </table:table-cell>
              <table:table-cell office:value-type="float" office:value="84.38111">
                <text:p>84.38111</text:p>
              </table:table-cell>
              <table:table-cell office:value-type="float" office:value="-0.17182">
                <text:p>-0.1718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4.927">
                <text:p>84.927</text:p>
              </table:table-cell>
              <table:table-cell office:value-type="float" office:value="84.50663">
                <text:p>84.50663</text:p>
              </table:table-cell>
              <table:table-cell office:value-type="float" office:value="0.42037">
                <text:p>0.420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4.74798">
                <text:p>84.74798</text:p>
              </table:table-cell>
              <table:table-cell office:value-type="float" office:value="83.10363">
                <text:p>83.10363</text:p>
              </table:table-cell>
              <table:table-cell office:value-type="float" office:value="1.64435">
                <text:p>1.6443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5.54577">
                <text:p>85.54577</text:p>
              </table:table-cell>
              <table:table-cell office:value-type="float" office:value="85.84751">
                <text:p>85.84751</text:p>
              </table:table-cell>
              <table:table-cell office:value-type="float" office:value="-0.30174">
                <text:p>-0.301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5.53966">
                <text:p>85.53966</text:p>
              </table:table-cell>
              <table:table-cell office:value-type="float" office:value="84.55374">
                <text:p>84.55374</text:p>
              </table:table-cell>
              <table:table-cell office:value-type="float" office:value="0.98592">
                <text:p>0.985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4.95076">
                <text:p>84.95076</text:p>
              </table:table-cell>
              <table:table-cell office:value-type="float" office:value="86.16114">
                <text:p>86.16114</text:p>
              </table:table-cell>
              <table:table-cell office:value-type="float" office:value="-1.21038">
                <text:p>-1.210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4.68192">
                <text:p>84.68192</text:p>
              </table:table-cell>
              <table:table-cell office:value-type="float" office:value="85.50245">
                <text:p>85.50245</text:p>
              </table:table-cell>
              <table:table-cell office:value-type="float" office:value="-0.82054">
                <text:p>-0.820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4.79509">
                <text:p>84.79509</text:p>
              </table:table-cell>
              <table:table-cell office:value-type="float" office:value="84.33499">
                <text:p>84.33499</text:p>
              </table:table-cell>
              <table:table-cell office:value-type="float" office:value="0.4601">
                <text:p>0.46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6.00147">
                <text:p>86.00147</text:p>
              </table:table-cell>
              <table:table-cell office:value-type="float" office:value="82.757">
                <text:p>82.757</text:p>
              </table:table-cell>
              <table:table-cell office:value-type="float" office:value="3.24447">
                <text:p>3.244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4.7364">
                <text:p>84.7364</text:p>
              </table:table-cell>
              <table:table-cell office:value-type="float" office:value="84.45732">
                <text:p>84.45732</text:p>
              </table:table-cell>
              <table:table-cell office:value-type="float" office:value="0.27908">
                <text:p>0.279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.9352">
                <text:p>83.9352</text:p>
              </table:table-cell>
              <table:table-cell office:value-type="float" office:value="84.47351">
                <text:p>84.47351</text:p>
              </table:table-cell>
              <table:table-cell office:value-type="float" office:value="-0.53831">
                <text:p>-0.5383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5.52677">
                <text:p>85.52677</text:p>
              </table:table-cell>
              <table:table-cell office:value-type="float" office:value="85.33249">
                <text:p>85.33249</text:p>
              </table:table-cell>
              <table:table-cell office:value-type="float" office:value="0.19428">
                <text:p>0.194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5.04302">
                <text:p>85.04302</text:p>
              </table:table-cell>
              <table:table-cell office:value-type="float" office:value="82.90028">
                <text:p>82.90028</text:p>
              </table:table-cell>
              <table:table-cell office:value-type="float" office:value="2.14274">
                <text:p>2.1427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5.05589">
                <text:p>85.05589</text:p>
              </table:table-cell>
              <table:table-cell office:value-type="float" office:value="86.23759">
                <text:p>86.23759</text:p>
              </table:table-cell>
              <table:table-cell office:value-type="float" office:value="-1.1817">
                <text:p>-1.18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5.14692">
                <text:p>85.14692</text:p>
              </table:table-cell>
              <table:table-cell office:value-type="float" office:value="82.10867">
                <text:p>82.10867</text:p>
              </table:table-cell>
              <table:table-cell office:value-type="float" office:value="3.03825">
                <text:p>3.038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6.17236">
                <text:p>86.17236</text:p>
              </table:table-cell>
              <table:table-cell office:value-type="float" office:value="82.49915">
                <text:p>82.49915</text:p>
              </table:table-cell>
              <table:table-cell office:value-type="float" office:value="3.67321">
                <text:p>3.673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4.7246">
                <text:p>84.7246</text:p>
              </table:table-cell>
              <table:table-cell office:value-type="float" office:value="83.18865">
                <text:p>83.18865</text:p>
              </table:table-cell>
              <table:table-cell office:value-type="float" office:value="1.53594">
                <text:p>1.535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5.1334">
                <text:p>85.1334</text:p>
              </table:table-cell>
              <table:table-cell office:value-type="float" office:value="83.17892">
                <text:p>83.17892</text:p>
              </table:table-cell>
              <table:table-cell office:value-type="float" office:value="1.95448">
                <text:p>1.954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5.34867">
                <text:p>85.34867</text:p>
              </table:table-cell>
              <table:table-cell office:value-type="float" office:value="84.31906">
                <text:p>84.31906</text:p>
              </table:table-cell>
              <table:table-cell office:value-type="float" office:value="1.0296">
                <text:p>1.029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4.23922">
                <text:p>84.23922</text:p>
              </table:table-cell>
              <table:table-cell office:value-type="float" office:value="84.06075">
                <text:p>84.06075</text:p>
              </table:table-cell>
              <table:table-cell office:value-type="float" office:value="0.17847">
                <text:p>0.178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5.09637">
                <text:p>85.09637</text:p>
              </table:table-cell>
              <table:table-cell office:value-type="float" office:value="83.84537">
                <text:p>83.84537</text:p>
              </table:table-cell>
              <table:table-cell office:value-type="float" office:value="1.25101">
                <text:p>1.251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4.07424">
                <text:p>84.07424</text:p>
              </table:table-cell>
              <table:table-cell office:value-type="float" office:value="82.43634">
                <text:p>82.43634</text:p>
              </table:table-cell>
              <table:table-cell office:value-type="float" office:value="1.63791">
                <text:p>1.637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5.78368">
                <text:p>85.78368</text:p>
              </table:table-cell>
              <table:table-cell office:value-type="float" office:value="84.50457">
                <text:p>84.50457</text:p>
              </table:table-cell>
              <table:table-cell office:value-type="float" office:value="1.27911">
                <text:p>1.279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4.2212">
                <text:p>84.2212</text:p>
              </table:table-cell>
              <table:table-cell office:value-type="float" office:value="85.56023">
                <text:p>85.56023</text:p>
              </table:table-cell>
              <table:table-cell office:value-type="float" office:value="-1.33903">
                <text:p>-1.339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4.25262">
                <text:p>84.25262</text:p>
              </table:table-cell>
              <table:table-cell office:value-type="float" office:value="85.11264">
                <text:p>85.11264</text:p>
              </table:table-cell>
              <table:table-cell office:value-type="float" office:value="-0.86002">
                <text:p>-0.860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4.56071">
                <text:p>84.56071</text:p>
              </table:table-cell>
              <table:table-cell office:value-type="float" office:value="82.17532">
                <text:p>82.17532</text:p>
              </table:table-cell>
              <table:table-cell office:value-type="float" office:value="2.38539">
                <text:p>2.3853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4.62288">
                <text:p>84.62288</text:p>
              </table:table-cell>
              <table:table-cell office:value-type="float" office:value="84.64292">
                <text:p>84.64292</text:p>
              </table:table-cell>
              <table:table-cell office:value-type="float" office:value="-0.02004">
                <text:p>-0.0200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5.64686">
                <text:p>85.64686</text:p>
              </table:table-cell>
              <table:table-cell office:value-type="float" office:value="84.13343">
                <text:p>84.13343</text:p>
              </table:table-cell>
              <table:table-cell office:value-type="float" office:value="1.51343">
                <text:p>1.513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4.78836">
                <text:p>84.78836</text:p>
              </table:table-cell>
              <table:table-cell office:value-type="float" office:value="84.62751">
                <text:p>84.62751</text:p>
              </table:table-cell>
              <table:table-cell office:value-type="float" office:value="0.16084">
                <text:p>0.1608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4.24165">
                <text:p>84.24165</text:p>
              </table:table-cell>
              <table:table-cell office:value-type="float" office:value="83.90825">
                <text:p>83.90825</text:p>
              </table:table-cell>
              <table:table-cell office:value-type="float" office:value="0.3334">
                <text:p>0.33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4.40206">
                <text:p>84.40206</text:p>
              </table:table-cell>
              <table:table-cell office:value-type="float" office:value="84.98969">
                <text:p>84.98969</text:p>
              </table:table-cell>
              <table:table-cell office:value-type="float" office:value="-0.58762">
                <text:p>-0.587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5.4442">
                <text:p>85.4442</text:p>
              </table:table-cell>
              <table:table-cell office:value-type="float" office:value="81.64078">
                <text:p>81.64078</text:p>
              </table:table-cell>
              <table:table-cell office:value-type="float" office:value="3.80342">
                <text:p>3.8034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5.03549">
                <text:p>85.03549</text:p>
              </table:table-cell>
              <table:table-cell office:value-type="float" office:value="83.21089">
                <text:p>83.21089</text:p>
              </table:table-cell>
              <table:table-cell office:value-type="float" office:value="1.8246">
                <text:p>1.82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5.99072">
                <text:p>85.99072</text:p>
              </table:table-cell>
              <table:table-cell office:value-type="float" office:value="83.78689">
                <text:p>83.78689</text:p>
              </table:table-cell>
              <table:table-cell office:value-type="float" office:value="2.20383">
                <text:p>2.203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3.68977">
                <text:p>83.68977</text:p>
              </table:table-cell>
              <table:table-cell office:value-type="float" office:value="83.53007">
                <text:p>83.53007</text:p>
              </table:table-cell>
              <table:table-cell office:value-type="float" office:value="0.1597">
                <text:p>0.15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4.58608">
                <text:p>84.58608</text:p>
              </table:table-cell>
              <table:table-cell office:value-type="float" office:value="84.73994">
                <text:p>84.73994</text:p>
              </table:table-cell>
              <table:table-cell office:value-type="float" office:value="-0.15386">
                <text:p>-0.153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4.74737">
                <text:p>84.74737</text:p>
              </table:table-cell>
              <table:table-cell office:value-type="float" office:value="83.89312">
                <text:p>83.89312</text:p>
              </table:table-cell>
              <table:table-cell office:value-type="float" office:value="0.85425">
                <text:p>0.854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4.79312">
                <text:p>84.79312</text:p>
              </table:table-cell>
              <table:table-cell office:value-type="float" office:value="84.29392">
                <text:p>84.29392</text:p>
              </table:table-cell>
              <table:table-cell office:value-type="float" office:value="0.49919">
                <text:p>0.499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4.46117">
                <text:p>84.46117</text:p>
              </table:table-cell>
              <table:table-cell office:value-type="float" office:value="86.63514">
                <text:p>86.63514</text:p>
              </table:table-cell>
              <table:table-cell office:value-type="float" office:value="-2.17397">
                <text:p>-2.173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5.70251">
                <text:p>85.70251</text:p>
              </table:table-cell>
              <table:table-cell office:value-type="float" office:value="85.19907">
                <text:p>85.19907</text:p>
              </table:table-cell>
              <table:table-cell office:value-type="float" office:value="0.50344">
                <text:p>0.503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5.08789">
                <text:p>85.08789</text:p>
              </table:table-cell>
              <table:table-cell office:value-type="float" office:value="83.27367">
                <text:p>83.27367</text:p>
              </table:table-cell>
              <table:table-cell office:value-type="float" office:value="1.81422">
                <text:p>1.814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4.8463">
                <text:p>84.8463</text:p>
              </table:table-cell>
              <table:table-cell office:value-type="float" office:value="85.15707">
                <text:p>85.15707</text:p>
              </table:table-cell>
              <table:table-cell office:value-type="float" office:value="-0.31076">
                <text:p>-0.3107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5.22967">
                <text:p>85.22967</text:p>
              </table:table-cell>
              <table:table-cell office:value-type="float" office:value="81.82803">
                <text:p>81.82803</text:p>
              </table:table-cell>
              <table:table-cell office:value-type="float" office:value="3.40163">
                <text:p>3.4016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4.1583">
                <text:p>84.1583</text:p>
              </table:table-cell>
              <table:table-cell office:value-type="float" office:value="85.01883">
                <text:p>85.01883</text:p>
              </table:table-cell>
              <table:table-cell office:value-type="float" office:value="-0.86053">
                <text:p>-0.860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4.59296">
                <text:p>84.59296</text:p>
              </table:table-cell>
              <table:table-cell office:value-type="float" office:value="86.42721">
                <text:p>86.42721</text:p>
              </table:table-cell>
              <table:table-cell office:value-type="float" office:value="-1.83425">
                <text:p>-1.834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4.54327">
                <text:p>84.54327</text:p>
              </table:table-cell>
              <table:table-cell office:value-type="float" office:value="86.49492">
                <text:p>86.49492</text:p>
              </table:table-cell>
              <table:table-cell office:value-type="float" office:value="-1.95165">
                <text:p>-1.951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4.09719">
                <text:p>84.09719</text:p>
              </table:table-cell>
              <table:table-cell office:value-type="float" office:value="85.25315">
                <text:p>85.25315</text:p>
              </table:table-cell>
              <table:table-cell office:value-type="float" office:value="-1.15596">
                <text:p>-1.155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6.11058">
                <text:p>86.11058</text:p>
              </table:table-cell>
              <table:table-cell office:value-type="float" office:value="83.07492">
                <text:p>83.07492</text:p>
              </table:table-cell>
              <table:table-cell office:value-type="float" office:value="3.03566">
                <text:p>3.0356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5.39888">
                <text:p>85.39888</text:p>
              </table:table-cell>
              <table:table-cell office:value-type="float" office:value="84.75501">
                <text:p>84.75501</text:p>
              </table:table-cell>
              <table:table-cell office:value-type="float" office:value="0.64387">
                <text:p>0.643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5.41787">
                <text:p>85.41787</text:p>
              </table:table-cell>
              <table:table-cell office:value-type="float" office:value="85.09655">
                <text:p>85.09655</text:p>
              </table:table-cell>
              <table:table-cell office:value-type="float" office:value="0.32133">
                <text:p>0.3213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4.73044">
                <text:p>84.73044</text:p>
              </table:table-cell>
              <table:table-cell office:value-type="float" office:value="86.47324">
                <text:p>86.47324</text:p>
              </table:table-cell>
              <table:table-cell office:value-type="float" office:value="-1.7428">
                <text:p>-1.74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4.65986">
                <text:p>84.65986</text:p>
              </table:table-cell>
              <table:table-cell office:value-type="float" office:value="84.46372">
                <text:p>84.46372</text:p>
              </table:table-cell>
              <table:table-cell office:value-type="float" office:value="0.19613">
                <text:p>0.196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4.76552">
                <text:p>84.76552</text:p>
              </table:table-cell>
              <table:table-cell office:value-type="float" office:value="84.17231">
                <text:p>84.17231</text:p>
              </table:table-cell>
              <table:table-cell office:value-type="float" office:value="0.5932">
                <text:p>0.59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4.61348">
                <text:p>84.61348</text:p>
              </table:table-cell>
              <table:table-cell office:value-type="float" office:value="86.59882">
                <text:p>86.59882</text:p>
              </table:table-cell>
              <table:table-cell office:value-type="float" office:value="-1.98534">
                <text:p>-1.985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4.98571">
                <text:p>84.98571</text:p>
              </table:table-cell>
              <table:table-cell office:value-type="float" office:value="84.81375">
                <text:p>84.81375</text:p>
              </table:table-cell>
              <table:table-cell office:value-type="float" office:value="0.17196">
                <text:p>0.171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4.22053">
                <text:p>84.22053</text:p>
              </table:table-cell>
              <table:table-cell office:value-type="float" office:value="85.80659">
                <text:p>85.80659</text:p>
              </table:table-cell>
              <table:table-cell office:value-type="float" office:value="-1.58606">
                <text:p>-1.5860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5.50323">
                <text:p>85.50323</text:p>
              </table:table-cell>
              <table:table-cell office:value-type="float" office:value="85.50794">
                <text:p>85.50794</text:p>
              </table:table-cell>
              <table:table-cell office:value-type="float" office:value="-0.00472">
                <text:p>-0.004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4.77642">
                <text:p>84.77642</text:p>
              </table:table-cell>
              <table:table-cell office:value-type="float" office:value="86.59713">
                <text:p>86.59713</text:p>
              </table:table-cell>
              <table:table-cell office:value-type="float" office:value="-1.8207">
                <text:p>-1.82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4.27014">
                <text:p>84.27014</text:p>
              </table:table-cell>
              <table:table-cell office:value-type="float" office:value="84.81032">
                <text:p>84.81032</text:p>
              </table:table-cell>
              <table:table-cell office:value-type="float" office:value="-0.54018">
                <text:p>-0.540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5.49861">
                <text:p>85.49861</text:p>
              </table:table-cell>
              <table:table-cell office:value-type="float" office:value="85.15966">
                <text:p>85.15966</text:p>
              </table:table-cell>
              <table:table-cell office:value-type="float" office:value="0.33895">
                <text:p>0.338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4.15965">
                <text:p>84.15965</text:p>
              </table:table-cell>
              <table:table-cell office:value-type="float" office:value="83.84896">
                <text:p>83.84896</text:p>
              </table:table-cell>
              <table:table-cell office:value-type="float" office:value="0.31069">
                <text:p>0.3106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4.75038">
                <text:p>84.75038</text:p>
              </table:table-cell>
              <table:table-cell office:value-type="float" office:value="86.57109">
                <text:p>86.57109</text:p>
              </table:table-cell>
              <table:table-cell office:value-type="float" office:value="-1.82071">
                <text:p>-1.820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4.28002">
                <text:p>84.28002</text:p>
              </table:table-cell>
              <table:table-cell office:value-type="float" office:value="84.08901">
                <text:p>84.08901</text:p>
              </table:table-cell>
              <table:table-cell office:value-type="float" office:value="0.19102">
                <text:p>0.191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4.7381">
                <text:p>84.7381</text:p>
              </table:table-cell>
              <table:table-cell office:value-type="float" office:value="86.55589">
                <text:p>86.55589</text:p>
              </table:table-cell>
              <table:table-cell office:value-type="float" office:value="-1.81779">
                <text:p>-1.817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4.22981">
                <text:p>84.22981</text:p>
              </table:table-cell>
              <table:table-cell office:value-type="float" office:value="83.86242">
                <text:p>83.86242</text:p>
              </table:table-cell>
              <table:table-cell office:value-type="float" office:value="0.36738">
                <text:p>0.367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4.14455">
                <text:p>84.14455</text:p>
              </table:table-cell>
              <table:table-cell office:value-type="float" office:value="85.49498">
                <text:p>85.49498</text:p>
              </table:table-cell>
              <table:table-cell office:value-type="float" office:value="-1.35044">
                <text:p>-1.350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.03296">
                <text:p>85.03296</text:p>
              </table:table-cell>
              <table:table-cell office:value-type="float" office:value="83.35338">
                <text:p>83.35338</text:p>
              </table:table-cell>
              <table:table-cell office:value-type="float" office:value="1.67957">
                <text:p>1.6795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4.58152">
                <text:p>84.58152</text:p>
              </table:table-cell>
              <table:table-cell office:value-type="float" office:value="85.3007">
                <text:p>85.3007</text:p>
              </table:table-cell>
              <table:table-cell office:value-type="float" office:value="-0.71918">
                <text:p>-0.7191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4.51037">
                <text:p>84.51037</text:p>
              </table:table-cell>
              <table:table-cell office:value-type="float" office:value="85.2065">
                <text:p>85.2065</text:p>
              </table:table-cell>
              <table:table-cell office:value-type="float" office:value="-0.69612">
                <text:p>-0.696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5.52067">
                <text:p>85.52067</text:p>
              </table:table-cell>
              <table:table-cell office:value-type="float" office:value="84.89705">
                <text:p>84.89705</text:p>
              </table:table-cell>
              <table:table-cell office:value-type="float" office:value="0.62362">
                <text:p>0.623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4.55238">
                <text:p>84.55238</text:p>
              </table:table-cell>
              <table:table-cell office:value-type="float" office:value="85.52223">
                <text:p>85.52223</text:p>
              </table:table-cell>
              <table:table-cell office:value-type="float" office:value="-0.96985">
                <text:p>-0.9698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4.48439">
                <text:p>84.48439</text:p>
              </table:table-cell>
              <table:table-cell office:value-type="float" office:value="84.2283">
                <text:p>84.2283</text:p>
              </table:table-cell>
              <table:table-cell office:value-type="float" office:value="0.25608">
                <text:p>0.2560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3.7231">
                <text:p>83.7231</text:p>
              </table:table-cell>
              <table:table-cell office:value-type="float" office:value="83.37262">
                <text:p>83.37262</text:p>
              </table:table-cell>
              <table:table-cell office:value-type="float" office:value="0.35048">
                <text:p>0.350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5.05862">
                <text:p>85.05862</text:p>
              </table:table-cell>
              <table:table-cell office:value-type="float" office:value="84.32391">
                <text:p>84.32391</text:p>
              </table:table-cell>
              <table:table-cell office:value-type="float" office:value="0.73472">
                <text:p>0.7347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5.68163">
                <text:p>85.68163</text:p>
              </table:table-cell>
              <table:table-cell office:value-type="float" office:value="83.30923">
                <text:p>83.30923</text:p>
              </table:table-cell>
              <table:table-cell office:value-type="float" office:value="2.37241">
                <text:p>2.372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6.13376">
                <text:p>86.13376</text:p>
              </table:table-cell>
              <table:table-cell office:value-type="float" office:value="82.4423">
                <text:p>82.4423</text:p>
              </table:table-cell>
              <table:table-cell office:value-type="float" office:value="3.69146">
                <text:p>3.6914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4.78605">
                <text:p>84.78605</text:p>
              </table:table-cell>
              <table:table-cell office:value-type="float" office:value="85.12223">
                <text:p>85.12223</text:p>
              </table:table-cell>
              <table:table-cell office:value-type="float" office:value="-0.33618">
                <text:p>-0.336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5.04308">
                <text:p>85.04308</text:p>
              </table:table-cell>
              <table:table-cell office:value-type="float" office:value="86.67182">
                <text:p>86.67182</text:p>
              </table:table-cell>
              <table:table-cell office:value-type="float" office:value="-1.62874">
                <text:p>-1.628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4.92705">
                <text:p>84.92705</text:p>
              </table:table-cell>
              <table:table-cell office:value-type="float" office:value="82.92964">
                <text:p>82.92964</text:p>
              </table:table-cell>
              <table:table-cell office:value-type="float" office:value="1.99741">
                <text:p>1.9974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4.67363">
                <text:p>84.67363</text:p>
              </table:table-cell>
              <table:table-cell office:value-type="float" office:value="85.70035">
                <text:p>85.70035</text:p>
              </table:table-cell>
              <table:table-cell office:value-type="float" office:value="-1.02672">
                <text:p>-1.0267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5.90467">
                <text:p>85.90467</text:p>
              </table:table-cell>
              <table:table-cell office:value-type="float" office:value="83.85439">
                <text:p>83.85439</text:p>
              </table:table-cell>
              <table:table-cell office:value-type="float" office:value="2.05028">
                <text:p>2.0502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3.39985">
                <text:p>83.39985</text:p>
              </table:table-cell>
              <table:table-cell office:value-type="float" office:value="81.70332">
                <text:p>81.70332</text:p>
              </table:table-cell>
              <table:table-cell office:value-type="float" office:value="1.69653">
                <text:p>1.6965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5.07534">
                <text:p>85.07534</text:p>
              </table:table-cell>
              <table:table-cell office:value-type="float" office:value="86.11838">
                <text:p>86.11838</text:p>
              </table:table-cell>
              <table:table-cell office:value-type="float" office:value="-1.04304">
                <text:p>-1.043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4.16914">
                <text:p>84.16914</text:p>
              </table:table-cell>
              <table:table-cell office:value-type="float" office:value="85.75597">
                <text:p>85.75597</text:p>
              </table:table-cell>
              <table:table-cell office:value-type="float" office:value="-1.58683">
                <text:p>-1.586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5.17662">
                <text:p>85.17662</text:p>
              </table:table-cell>
              <table:table-cell office:value-type="float" office:value="82.1228">
                <text:p>82.1228</text:p>
              </table:table-cell>
              <table:table-cell office:value-type="float" office:value="3.05382">
                <text:p>3.0538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4.98756">
                <text:p>84.98756</text:p>
              </table:table-cell>
              <table:table-cell office:value-type="float" office:value="83.69195">
                <text:p>83.69195</text:p>
              </table:table-cell>
              <table:table-cell office:value-type="float" office:value="1.29561">
                <text:p>1.2956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5.22136">
                <text:p>85.22136</text:p>
              </table:table-cell>
              <table:table-cell office:value-type="float" office:value="84.30594">
                <text:p>84.30594</text:p>
              </table:table-cell>
              <table:table-cell office:value-type="float" office:value="0.91541">
                <text:p>0.9154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4.089">
                <text:p>84.089</text:p>
              </table:table-cell>
              <table:table-cell office:value-type="float" office:value="84.67847">
                <text:p>84.67847</text:p>
              </table:table-cell>
              <table:table-cell office:value-type="float" office:value="-0.58947">
                <text:p>-0.5894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5.94753">
                <text:p>85.94753</text:p>
              </table:table-cell>
              <table:table-cell office:value-type="float" office:value="84.02717">
                <text:p>84.02717</text:p>
              </table:table-cell>
              <table:table-cell office:value-type="float" office:value="1.92036">
                <text:p>1.920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3.79372">
                <text:p>83.79372</text:p>
              </table:table-cell>
              <table:table-cell office:value-type="float" office:value="83.92193">
                <text:p>83.92193</text:p>
              </table:table-cell>
              <table:table-cell office:value-type="float" office:value="-0.12821">
                <text:p>-0.128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5.18663">
                <text:p>85.18663</text:p>
              </table:table-cell>
              <table:table-cell office:value-type="float" office:value="85.15063">
                <text:p>85.1506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5.31352">
                <text:p>85.31352</text:p>
              </table:table-cell>
              <table:table-cell office:value-type="float" office:value="82.80339">
                <text:p>82.80339</text:p>
              </table:table-cell>
              <table:table-cell office:value-type="float" office:value="2.51012">
                <text:p>2.510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5.44935">
                <text:p>85.44935</text:p>
              </table:table-cell>
              <table:table-cell office:value-type="float" office:value="85.67793">
                <text:p>85.67793</text:p>
              </table:table-cell>
              <table:table-cell office:value-type="float" office:value="-0.22858">
                <text:p>-0.2285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4.14228">
                <text:p>84.14228</text:p>
              </table:table-cell>
              <table:table-cell office:value-type="float" office:value="84.41571">
                <text:p>84.41571</text:p>
              </table:table-cell>
              <table:table-cell office:value-type="float" office:value="-0.27343">
                <text:p>-0.2734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4.75735">
                <text:p>84.75735</text:p>
              </table:table-cell>
              <table:table-cell office:value-type="float" office:value="84.95691">
                <text:p>84.95691</text:p>
              </table:table-cell>
              <table:table-cell office:value-type="float" office:value="-0.19955">
                <text:p>-0.199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4.96667">
                <text:p>84.96667</text:p>
              </table:table-cell>
              <table:table-cell office:value-type="float" office:value="84.46569">
                <text:p>84.46569</text:p>
              </table:table-cell>
              <table:table-cell office:value-type="float" office:value="0.50099">
                <text:p>0.500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4.64633">
                <text:p>84.64633</text:p>
              </table:table-cell>
              <table:table-cell office:value-type="float" office:value="84.02155">
                <text:p>84.02155</text:p>
              </table:table-cell>
              <table:table-cell office:value-type="float" office:value="0.62478">
                <text:p>0.624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4.69584">
                <text:p>84.69584</text:p>
              </table:table-cell>
              <table:table-cell office:value-type="float" office:value="84.03208">
                <text:p>84.03208</text:p>
              </table:table-cell>
              <table:table-cell office:value-type="float" office:value="0.66376">
                <text:p>0.663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4.8254">
                <text:p>84.8254</text:p>
              </table:table-cell>
              <table:table-cell office:value-type="float" office:value="85.70319">
                <text:p>85.70319</text:p>
              </table:table-cell>
              <table:table-cell office:value-type="float" office:value="-0.87779">
                <text:p>-0.877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4.91752">
                <text:p>84.91752</text:p>
              </table:table-cell>
              <table:table-cell office:value-type="float" office:value="84.8017">
                <text:p>84.8017</text:p>
              </table:table-cell>
              <table:table-cell office:value-type="float" office:value="0.11582">
                <text:p>0.115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5.4044">
                <text:p>85.4044</text:p>
              </table:table-cell>
              <table:table-cell office:value-type="float" office:value="83.23192">
                <text:p>83.23192</text:p>
              </table:table-cell>
              <table:table-cell office:value-type="float" office:value="2.17248">
                <text:p>2.172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5.47155">
                <text:p>85.47155</text:p>
              </table:table-cell>
              <table:table-cell office:value-type="float" office:value="83.02436">
                <text:p>83.02436</text:p>
              </table:table-cell>
              <table:table-cell office:value-type="float" office:value="2.44719">
                <text:p>2.447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5.27775">
                <text:p>85.27775</text:p>
              </table:table-cell>
              <table:table-cell office:value-type="float" office:value="86.45492">
                <text:p>86.45492</text:p>
              </table:table-cell>
              <table:table-cell office:value-type="float" office:value="-1.17717">
                <text:p>-1.1771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4.87377">
                <text:p>84.87377</text:p>
              </table:table-cell>
              <table:table-cell office:value-type="float" office:value="86.42382">
                <text:p>86.42382</text:p>
              </table:table-cell>
              <table:table-cell office:value-type="float" office:value="-1.55005">
                <text:p>-1.550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5.28656">
                <text:p>85.28656</text:p>
              </table:table-cell>
              <table:table-cell office:value-type="float" office:value="85.66253">
                <text:p>85.66253</text:p>
              </table:table-cell>
              <table:table-cell office:value-type="float" office:value="-0.37596">
                <text:p>-0.375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4.74078">
                <text:p>84.74078</text:p>
              </table:table-cell>
              <table:table-cell office:value-type="float" office:value="86.60817">
                <text:p>86.60817</text:p>
              </table:table-cell>
              <table:table-cell office:value-type="float" office:value="-1.86739">
                <text:p>-1.867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4.79798">
                <text:p>84.79798</text:p>
              </table:table-cell>
              <table:table-cell office:value-type="float" office:value="86.33684">
                <text:p>86.33684</text:p>
              </table:table-cell>
              <table:table-cell office:value-type="float" office:value="-1.53887">
                <text:p>-1.538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4.55732">
                <text:p>84.55732</text:p>
              </table:table-cell>
              <table:table-cell office:value-type="float" office:value="84.40247">
                <text:p>84.40247</text:p>
              </table:table-cell>
              <table:table-cell office:value-type="float" office:value="0.15485">
                <text:p>0.154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4.48259">
                <text:p>84.48259</text:p>
              </table:table-cell>
              <table:table-cell office:value-type="float" office:value="81.60732">
                <text:p>81.60732</text:p>
              </table:table-cell>
              <table:table-cell office:value-type="float" office:value="2.87527">
                <text:p>2.875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5.4158">
                <text:p>85.4158</text:p>
              </table:table-cell>
              <table:table-cell office:value-type="float" office:value="83.07959">
                <text:p>83.07959</text:p>
              </table:table-cell>
              <table:table-cell office:value-type="float" office:value="2.33621">
                <text:p>2.3362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4.42534">
                <text:p>84.42534</text:p>
              </table:table-cell>
              <table:table-cell office:value-type="float" office:value="85.50012">
                <text:p>85.50012</text:p>
              </table:table-cell>
              <table:table-cell office:value-type="float" office:value="-1.07478">
                <text:p>-1.074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4.59493">
                <text:p>84.59493</text:p>
              </table:table-cell>
              <table:table-cell office:value-type="float" office:value="82.20525">
                <text:p>82.20525</text:p>
              </table:table-cell>
              <table:table-cell office:value-type="float" office:value="2.38968">
                <text:p>2.3896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4.95519">
                <text:p>84.95519</text:p>
              </table:table-cell>
              <table:table-cell office:value-type="float" office:value="84.78568">
                <text:p>84.78568</text:p>
              </table:table-cell>
              <table:table-cell office:value-type="float" office:value="0.16951">
                <text:p>0.169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4.75332">
                <text:p>84.75332</text:p>
              </table:table-cell>
              <table:table-cell office:value-type="float" office:value="85.20789">
                <text:p>85.20789</text:p>
              </table:table-cell>
              <table:table-cell office:value-type="float" office:value="-0.45457">
                <text:p>-0.4545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4.37011">
                <text:p>84.37011</text:p>
              </table:table-cell>
              <table:table-cell office:value-type="float" office:value="80.63739">
                <text:p>80.63739</text:p>
              </table:table-cell>
              <table:table-cell office:value-type="float" office:value="3.73272">
                <text:p>3.732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5.95506">
                <text:p>85.95506</text:p>
              </table:table-cell>
              <table:table-cell office:value-type="float" office:value="83.16676">
                <text:p>83.16676</text:p>
              </table:table-cell>
              <table:table-cell office:value-type="float" office:value="2.7883">
                <text:p>2.788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5.38802">
                <text:p>85.38802</text:p>
              </table:table-cell>
              <table:table-cell office:value-type="float" office:value="86.29905">
                <text:p>86.29905</text:p>
              </table:table-cell>
              <table:table-cell office:value-type="float" office:value="-0.91103">
                <text:p>-0.9110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.74128">
                <text:p>84.74128</text:p>
              </table:table-cell>
              <table:table-cell office:value-type="float" office:value="85.23596">
                <text:p>85.23596</text:p>
              </table:table-cell>
              <table:table-cell office:value-type="float" office:value="-0.49468">
                <text:p>-0.494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5.12033">
                <text:p>85.12033</text:p>
              </table:table-cell>
              <table:table-cell office:value-type="float" office:value="83.90697">
                <text:p>83.90697</text:p>
              </table:table-cell>
              <table:table-cell office:value-type="float" office:value="1.21336">
                <text:p>1.2133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4.37796">
                <text:p>84.37796</text:p>
              </table:table-cell>
              <table:table-cell office:value-type="float" office:value="86.20099">
                <text:p>86.20099</text:p>
              </table:table-cell>
              <table:table-cell office:value-type="float" office:value="-1.82303">
                <text:p>-1.823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3.35787">
                <text:p>83.35787</text:p>
              </table:table-cell>
              <table:table-cell office:value-type="float" office:value="81.43754">
                <text:p>81.43754</text:p>
              </table:table-cell>
              <table:table-cell office:value-type="float" office:value="1.92033">
                <text:p>1.920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5.30265">
                <text:p>85.30265</text:p>
              </table:table-cell>
              <table:table-cell office:value-type="float" office:value="83.97748">
                <text:p>83.97748</text:p>
              </table:table-cell>
              <table:table-cell office:value-type="float" office:value="1.32517">
                <text:p>1.325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4.72797">
                <text:p>84.72797</text:p>
              </table:table-cell>
              <table:table-cell office:value-type="float" office:value="86.55616">
                <text:p>86.55616</text:p>
              </table:table-cell>
              <table:table-cell office:value-type="float" office:value="-1.82818">
                <text:p>-1.8281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5.36348">
                <text:p>85.36348</text:p>
              </table:table-cell>
              <table:table-cell office:value-type="float" office:value="83.88259">
                <text:p>83.88259</text:p>
              </table:table-cell>
              <table:table-cell office:value-type="float" office:value="1.48089">
                <text:p>1.48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